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Minha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908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059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8.516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847cm"/>
    </style:style>
    <style:style style:name="co13" style:family="table-column">
      <style:table-column-properties fo:break-before="auto" style:column-width="11.991cm"/>
    </style:style>
    <style:style style:name="co14" style:family="table-column">
      <style:table-column-properties fo:break-before="auto" style:column-width="3.565cm"/>
    </style:style>
    <style:style style:name="co15" style:family="table-column">
      <style:table-column-properties fo:break-before="auto" style:column-width="5.667cm"/>
    </style:style>
    <style:style style:name="co16" style:family="table-column">
      <style:table-column-properties fo:break-before="auto" style:column-width="2.247cm"/>
    </style:style>
    <style:style style:name="co17" style:family="table-column">
      <style:table-column-properties fo:break-before="auto" style:column-width="0.848cm"/>
    </style:style>
    <style:style style:name="co18" style:family="table-column">
      <style:table-column-properties fo:break-before="auto" style:column-width="2.524cm"/>
    </style:style>
    <style:style style:name="co19" style:family="table-column">
      <style:table-column-properties fo:break-before="auto" style:column-width="6.101cm"/>
    </style:style>
    <style:style style:name="co20" style:family="table-column">
      <style:table-column-properties fo:break-before="auto" style:column-width="2.346cm"/>
    </style:style>
    <style:style style:name="co21" style:family="table-column">
      <style:table-column-properties fo:break-before="auto" style:column-width="1.473cm"/>
    </style:style>
    <style:style style:name="co22" style:family="table-column">
      <style:table-column-properties fo:break-before="auto" style:column-width="2.422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447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9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use-window-font-color="true" style:font-name="Times New Roman" fo:font-size="11pt" style:font-size-asian="11pt" style:font-size-complex="11pt"/>
    </style:style>
    <style:style style:name="ce29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wrap-option="no-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ffff00" style:cell-protect="none" style:print-content="true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4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53" style:family="table-cell" style:parent-style-name="Default" style:data-style-name="N121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6" style:family="table-cell" style:parent-style-name="Default" style:data-style-name="N121">
      <style:table-cell-properties fo:background-color="#aadcf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'MODELO Resultado'.B8"/>
    </style:style>
    <style:style style:name="ce6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1">
      <style:table-cell-properties fo:background-color="#aadcf7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7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8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8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03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10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3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6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'MODELO Resultado'.L8"/>
    </style:style>
    <style:style style:name="ce3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3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3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Times New Roman" fo:font-size="11pt" style:font-size-asian="11pt" style:font-size-complex="11pt"/>
    </style:style>
    <style:style style:name="ce6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valiações.B8"/>
    </style:style>
    <style:style style:name="ce62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Avaliações.L8"/>
    </style:style>
    <style:style style:name="ce65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Avaliações.L8"/>
    </style:style>
    <style:style style:name="ce71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Avaliações.L8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6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tividades.B8"/>
    </style:style>
    <style:style style:name="ce4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Atividades.D23"/>
    </style:style>
    <style:style style:name="ce76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J$1]-0.00001" style:apply-style-name="Sem_20_título7" style:base-cell-address="Atividades.N8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fo:background-color="#eeeeee"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cell-protect="protected" style:print-content="true"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fo:background-color="#aadcf7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2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21">
      <style:table-cell-properties fo:background-color="#aadcf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1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00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ff00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00" style:vertical-align="middle"/>
      <style:text-properties style:font-name="Times New Roman" fo:font-size="11pt" style:font-size-asian="11pt" style:font-size-complex="11pt"/>
    </style:style>
    <style:style style:name="ce108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32" style:family="table-cell" style:parent-style-name="Default">
      <style:table-cell-properties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21">
      <style:table-cell-properties fo:background-color="#77bc6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21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1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9" style:family="table-cell" style:parent-style-name="Default" style:data-style-name="N13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7pt" fo:font-weight="normal" style:font-size-asian="7pt" style:font-weight-asian="normal" style:font-size-complex="7pt" style:font-weight-complex="normal"/>
      <style:map style:condition="cell-content()&lt;50%" style:apply-style-name="Sem_20_título5" style:base-cell-address="'MODELO Questão por questão'.C4"/>
    </style:style>
    <style:style style:name="ce16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7" style:apply-style-name="Sem_20_título6" style:base-cell-address="'MODELO Questão por questão'.AQ6"/>
    </style:style>
    <style:style style:name="ce170" style:family="table-cell" style:parent-style-name="Default" style:data-style-name="N0">
      <style:table-cell-properties fo:border-bottom="0.06pt solid #000000" fo:background-color="#aadcf7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121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21">
      <style:table-cell-properties fo:background-color="#f9cfb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121">
      <style:table-cell-properties fo:background-color="#aadcf7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21">
      <style:table-cell-properties fo:background-color="#aadcf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O Resultado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8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39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 table:number-columns-spanned="2" table:number-rows-spanned="1">
            <text:p>Alunos em Reav./Exame</text:p>
          </table:table-cell>
          <table:covered-table-cell table:style-name="ce69"/>
          <table:table-cell table:style-name="ce44" table:formula="of:=COUNTIF([.J8:.J52];&quot;&lt;&quot;&amp;[.B1])" office:value-type="float" office:value="12" calcext:value-type="float">
            <text:p>12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6" calcext:value-type="float">
            <text:p>6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L$8:.$L$52];&quot;&lt;&quot;&amp;[.$H$1])" office:value-type="float" office:value="4" calcext:value-type="float">
            <text:p>4</text:p>
          </table:table-cell>
          <table:table-cell table:style-name="ce44" table:formula="of:=COUNTIF([.$L$8:.$L$52];&quot;&lt;&quot;&amp;[.$H$1])" office:value-type="float" office:value="4" calcext:value-type="float">
            <text:p>4</text:p>
          </table:table-cell>
          <table:table-cell table:style-name="ce3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2" calcext:value-type="float">
            <text:p>22</text:p>
          </table:table-cell>
          <table:table-cell table:style-name="ce44" table:formula="of:=IF(COUNTIF([.C8:.C50];&quot;&gt;0&quot;)=0;&quot;&quot;;COUNTIF([.C8:.C50];&quot;&gt;0&quot;))" office:value-type="float" office:value="21" calcext:value-type="float">
            <text:p>21</text:p>
          </table:table-cell>
          <table:table-cell table:style-name="ce44" table:formula="of:=IF(COUNTIF([.D8:.D50];&quot;&gt;0&quot;)=0;&quot;&quot;;COUNTIF([.D8:.D50];&quot;&gt;0&quot;))">
            <text:p/>
          </table:table-cell>
          <table:table-cell table:style-name="ce44" table:formula="of:=IF(COUNTIF([.E8:.E50];&quot;&gt;0&quot;)=0;&quot;&quot;;COUNTIF([.E8:.E50];&quot;&gt;0&quot;))">
            <text:p/>
          </table:table-cell>
          <table:table-cell table:style-name="ce44" table:formula="of:=IF(COUNTIF([.F8:.F50];&quot;&gt;0&quot;)=0;&quot;&quot;;COUNTIF([.F8:.F50];&quot;&gt;0&quot;))">
            <text:p/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3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6"/>
          <table:covered-table-cell table:style-name="ce98"/>
          <table:covered-table-cell table:style-name="ce109"/>
          <table:covered-table-cell table:style-name="ce98"/>
          <table:table-cell table:style-name="ce38"/>
          <table:table-cell table:style-name="ce119" table:number-columns-repeated="1000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>
            <text:p>Avaliações</text:p>
          </table:table-cell>
          <table:table-cell table:style-name="ce53" office:value-type="string" calcext:value-type="string">
            <text:p>Atividades</text:p>
          </table:table-cell>
          <table:table-cell table:style-name="ce53" table:number-columns-repeated="6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6.35063636363636" calcext:value-type="float">
            <text:p>6,4</text:p>
          </table:table-cell>
          <table:table-cell table:style-name="ce56" table:formula="of:=IF(SUM([.C8:.C52])=0;&quot;&quot;;AVERAGEIF([.C$8:.C$52];&quot;&gt;0&quot;;[.C$8:.C$52]))" office:value-type="float" office:value="7.36621428571429" calcext:value-type="float">
            <text:p>7,4</text:p>
          </table:table-cell>
          <table:table-cell table:style-name="ce56" table:formula="of:=IF(SUM([.D8:.D52])=0;&quot;&quot;;AVERAGEIF([.D$8:.D$52];&quot;&gt;0&quot;;[.D$8:.D$52]))">
            <text:p/>
          </table:table-cell>
          <table:table-cell table:style-name="ce56" table:formula="of:=IF(SUM([.E8:.E52])=0;&quot;&quot;;AVERAGEIF([.E$8:.E$52];&quot;&gt;0&quot;;[.E$8:.E$52]))">
            <text:p/>
          </table:table-cell>
          <table:table-cell table:style-name="ce56" table:formula="of:=IF(SUM([.F8:.F52])=0;&quot;&quot;;AVERAGEIF([.F$8:.F$52];&quot;&gt;0&quot;;[.F$8:.F$52]))">
            <text:p/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>
            <text:p/>
          </table:table-cell>
          <table:table-cell table:style-name="ce56" table:formula="of:=IF(COUNTIF([.C$8:.C$100];0)=0;&quot;&quot;;COUNTIF([.C$8:.C$100];0))" office:value-type="float" office:value="1" calcext:value-type="float">
            <text:p>1,0</text:p>
          </table:table-cell>
          <table:table-cell table:style-name="ce56" table:formula="of:=IF(COUNTIF([.D$8:.D$100];0)=0;&quot;&quot;;COUNTIF([.D$8:.D$100];0))">
            <text:p/>
          </table:table-cell>
          <table:table-cell table:style-name="ce56" table:formula="of:=IF(COUNTIF([.E$8:.E$100];0)=0;&quot;&quot;;COUNTIF([.E$8:.E$100];0))">
            <text:p/>
          </table:table-cell>
          <table:table-cell table:style-name="ce56" table:formula="of:=IF(COUNTIF([.F$8:.F$100];0)=0;&quot;&quot;;COUNTIF([.F$8:.F$100];0))">
            <text:p/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6" calcext:value-type="float">
            <text:p>6,0</text:p>
          </table:table-cell>
          <table:table-cell table:style-name="ce56" office:value-type="float" office:value="4" calcext:value-type="float">
            <text:p>4,0</text:p>
          </table:table-cell>
          <table:table-cell table:style-name="ce56" table:number-columns-repeated="6"/>
          <table:covered-table-cell table:style-name="ce103"/>
          <table:covered-table-cell table:style-name="ce113"/>
          <table:covered-table-cell table:style-name="ce103"/>
          <table:table-cell table:number-columns-repeated="1012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57" table:formula="of:=IF([.B$4]=&quot;&quot;;&quot;&quot;;IF([.$A8]=&quot;&quot;;&quot;&quot;;IF(VLOOKUP([.$A8];INDIRECT([.B$4]&amp;&quot;!$a$4:$bb$200&quot;);[.B$3];0)=&quot;não entregou&quot;;0;VLOOKUP([.$A8];INDIRECT([.B$4]&amp;&quot;!$a$4:$bb$200&quot;);[.B$3];0))))" office:value-type="float" office:value="8.774" calcext:value-type="float">
            <text:p>8,8</text:p>
          </table:table-cell>
          <table:table-cell table:style-name="ce57" table:formula="of:=IF([.C$4]=&quot;&quot;;&quot;&quot;;IF([.$A8]=&quot;&quot;;&quot;&quot;;IF(VLOOKUP([.$A8];INDIRECT([.C$4]&amp;&quot;!$a$4:$bb$200&quot;);[.C$3];0)=&quot;não entregou&quot;;0;VLOOKUP([.$A8];INDIRECT([.C$4]&amp;&quot;!$a$4:$bb$200&quot;);[.C$3];0))))" office:value-type="float" office:value="7.585" calcext:value-type="float">
            <text:p>7,6</text:p>
          </table:table-cell>
          <table:table-cell table:style-name="ce57" table:formula="of:=IF([.D$4]=&quot;&quot;;&quot;&quot;;IF([.$A8]=&quot;&quot;;&quot;&quot;;IF(VLOOKUP([.$A8];INDIRECT([.D$4]&amp;&quot;!$a$4:$bb$200&quot;);[.D$3];0)=&quot;não entregou&quot;;0;VLOOKUP([.$A8];INDIRECT([.D$4]&amp;&quot;!$a$4:$bb$200&quot;);[.D$3];0))))">
            <text:p/>
          </table:table-cell>
          <table:table-cell table:style-name="ce57" table:formula="of:=IF([.E$4]=&quot;&quot;;&quot;&quot;;IF([.$A8]=&quot;&quot;;&quot;&quot;;IF(VLOOKUP([.$A8];INDIRECT([.E$4]&amp;&quot;!$a$4:$bb$200&quot;);[.E$3];0)=&quot;não entregou&quot;;0;VLOOKUP([.$A8];INDIRECT([.E$4]&amp;&quot;!$a$4:$bb$200&quot;);[.E$3];0))))">
            <text:p/>
          </table:table-cell>
          <table:table-cell table:style-name="ce57" table:formula="of:=IF([.F$4]=&quot;&quot;;&quot;&quot;;IF([.$A8]=&quot;&quot;;&quot;&quot;;IF(VLOOKUP([.$A8];INDIRECT([.F$4]&amp;&quot;!$a$4:$bb$200&quot;);[.F$3];0)=&quot;não entregou&quot;;0;VLOOKUP([.$A8];INDIRECT([.F$4]&amp;&quot;!$a$4:$bb$200&quot;);[.F$3];0))))">
            <text:p/>
          </table:table-cell>
          <table:table-cell table:style-name="ce57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57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57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57" table:formula="of:=IF([.A8]=&quot;&quot;;&quot;&quot;;IF(SUM([.$B$7:.$H$7])=0;&quot;&quot;;SUMPRODUCT([.$B$7:.$H$7];[.B8:.H8])/SUM([.$B$7:.$H$7])))" office:value-type="float" office:value="8.2984" calcext:value-type="float">
            <text:p>8,3</text:p>
          </table:table-cell>
          <table:table-cell table:style-name="ce114"/>
          <table:table-cell table:style-name="ce116" table:formula="of:=IF([.$A8]=&quot;&quot;;&quot;&quot;;IF([.K$4]=&quot;&quot;;[.J8];IF([.K8]=&quot;&quot;;[.J8];SUM(([.K8]*[.$K$4])+([.J8]*(10-[.$K$4])))/10)))" office:value-type="float" office:value="8.2984" calcext:value-type="float">
            <text:p>8,3</text:p>
          </table:table-cell>
          <table:table-cell table:style-name="ce40" table:formula="of:=(60 - (([.B8]*6)+([.C8]*4)))/2.4" office:value-type="float" office:value="-9.57666666666666" calcext:value-type="float">
            <text:p>-9,5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57" table:formula="of:=IF([.B$4]=&quot;&quot;;&quot;&quot;;IF([.$A9]=&quot;&quot;;&quot;&quot;;IF(VLOOKUP([.$A9];INDIRECT([.B$4]&amp;&quot;!$a$4:$bb$200&quot;);[.B$3];0)=&quot;não entregou&quot;;0;VLOOKUP([.$A9];INDIRECT([.B$4]&amp;&quot;!$a$4:$bb$200&quot;);[.B$3];0))))" office:value-type="float" office:value="5.53" calcext:value-type="float">
            <text:p>5,5</text:p>
          </table:table-cell>
          <table:table-cell table:style-name="ce57" table:formula="of:=IF([.C$4]=&quot;&quot;;&quot;&quot;;IF([.$A9]=&quot;&quot;;&quot;&quot;;IF(VLOOKUP([.$A9];INDIRECT([.C$4]&amp;&quot;!$a$4:$bb$200&quot;);[.C$3];0)=&quot;não entregou&quot;;0;VLOOKUP([.$A9];INDIRECT([.C$4]&amp;&quot;!$a$4:$bb$200&quot;);[.C$3];0))))" office:value-type="float" office:value="7.5425" calcext:value-type="float">
            <text:p>7,5</text:p>
          </table:table-cell>
          <table:table-cell table:style-name="ce57" table:formula="of:=IF([.D$4]=&quot;&quot;;&quot;&quot;;IF([.$A9]=&quot;&quot;;&quot;&quot;;IF(VLOOKUP([.$A9];INDIRECT([.D$4]&amp;&quot;!$a$4:$bb$200&quot;);[.D$3];0)=&quot;não entregou&quot;;0;VLOOKUP([.$A9];INDIRECT([.D$4]&amp;&quot;!$a$4:$bb$200&quot;);[.D$3];0))))">
            <text:p/>
          </table:table-cell>
          <table:table-cell table:style-name="ce57" table:formula="of:=IF([.E$4]=&quot;&quot;;&quot;&quot;;IF([.$A9]=&quot;&quot;;&quot;&quot;;IF(VLOOKUP([.$A9];INDIRECT([.E$4]&amp;&quot;!$a$4:$bb$200&quot;);[.E$3];0)=&quot;não entregou&quot;;0;VLOOKUP([.$A9];INDIRECT([.E$4]&amp;&quot;!$a$4:$bb$200&quot;);[.E$3];0))))">
            <text:p/>
          </table:table-cell>
          <table:table-cell table:style-name="ce57" table:formula="of:=IF([.F$4]=&quot;&quot;;&quot;&quot;;IF([.$A9]=&quot;&quot;;&quot;&quot;;IF(VLOOKUP([.$A9];INDIRECT([.F$4]&amp;&quot;!$a$4:$bb$200&quot;);[.F$3];0)=&quot;não entregou&quot;;0;VLOOKUP([.$A9];INDIRECT([.F$4]&amp;&quot;!$a$4:$bb$200&quot;);[.F$3];0))))">
            <text:p/>
          </table:table-cell>
          <table:table-cell table:style-name="ce57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57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57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57" table:formula="of:=IF([.A9]=&quot;&quot;;&quot;&quot;;IF(SUM([.$B$7:.$H$7])=0;&quot;&quot;;SUMPRODUCT([.$B$7:.$H$7];[.B9:.H9])/SUM([.$B$7:.$H$7])))" office:value-type="float" office:value="6.335" calcext:value-type="float">
            <text:p>6,3</text:p>
          </table:table-cell>
          <table:table-cell table:style-name="ce114"/>
          <table:table-cell table:style-name="ce116" table:formula="of:=IF([.$A9]=&quot;&quot;;&quot;&quot;;IF([.K$4]=&quot;&quot;;[.J9];IF([.K9]=&quot;&quot;;[.J9];SUM(([.K9]*[.$K$4])+([.J9]*(10-[.$K$4])))/10)))" office:value-type="float" office:value="6.335" calcext:value-type="float">
            <text:p>6,3</text:p>
          </table:table-cell>
          <table:table-cell table:style-name="ce40" table:formula="of:=(60 - (([.B9]*6)+([.C9]*4)))/2.4" office:value-type="float" office:value="-1.39583333333333" calcext:value-type="float">
            <text:p>-1,4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57" table:formula="of:=IF([.B$4]=&quot;&quot;;&quot;&quot;;IF([.$A10]=&quot;&quot;;&quot;&quot;;IF(VLOOKUP([.$A10];INDIRECT([.B$4]&amp;&quot;!$a$4:$bb$200&quot;);[.B$3];0)=&quot;não entregou&quot;;0;VLOOKUP([.$A10];INDIRECT([.B$4]&amp;&quot;!$a$4:$bb$200&quot;);[.B$3];0))))" office:value-type="float" office:value="6.76" calcext:value-type="float">
            <text:p>6,8</text:p>
          </table:table-cell>
          <table:table-cell table:style-name="ce57" table:formula="of:=IF([.C$4]=&quot;&quot;;&quot;&quot;;IF([.$A10]=&quot;&quot;;&quot;&quot;;IF(VLOOKUP([.$A10];INDIRECT([.C$4]&amp;&quot;!$a$4:$bb$200&quot;);[.C$3];0)=&quot;não entregou&quot;;0;VLOOKUP([.$A10];INDIRECT([.C$4]&amp;&quot;!$a$4:$bb$200&quot;);[.C$3];0))))" office:value-type="float" office:value="8.3865" calcext:value-type="float">
            <text:p>8,4</text:p>
          </table:table-cell>
          <table:table-cell table:style-name="ce57" table:formula="of:=IF([.D$4]=&quot;&quot;;&quot;&quot;;IF([.$A10]=&quot;&quot;;&quot;&quot;;IF(VLOOKUP([.$A10];INDIRECT([.D$4]&amp;&quot;!$a$4:$bb$200&quot;);[.D$3];0)=&quot;não entregou&quot;;0;VLOOKUP([.$A10];INDIRECT([.D$4]&amp;&quot;!$a$4:$bb$200&quot;);[.D$3];0))))">
            <text:p/>
          </table:table-cell>
          <table:table-cell table:style-name="ce57" table:formula="of:=IF([.E$4]=&quot;&quot;;&quot;&quot;;IF([.$A10]=&quot;&quot;;&quot;&quot;;IF(VLOOKUP([.$A10];INDIRECT([.E$4]&amp;&quot;!$a$4:$bb$200&quot;);[.E$3];0)=&quot;não entregou&quot;;0;VLOOKUP([.$A10];INDIRECT([.E$4]&amp;&quot;!$a$4:$bb$200&quot;);[.E$3];0))))">
            <text:p/>
          </table:table-cell>
          <table:table-cell table:style-name="ce57" table:formula="of:=IF([.F$4]=&quot;&quot;;&quot;&quot;;IF([.$A10]=&quot;&quot;;&quot;&quot;;IF(VLOOKUP([.$A10];INDIRECT([.F$4]&amp;&quot;!$a$4:$bb$200&quot;);[.F$3];0)=&quot;não entregou&quot;;0;VLOOKUP([.$A10];INDIRECT([.F$4]&amp;&quot;!$a$4:$bb$200&quot;);[.F$3];0))))">
            <text:p/>
          </table:table-cell>
          <table:table-cell table:style-name="ce57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57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57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57" table:formula="of:=IF([.A10]=&quot;&quot;;&quot;&quot;;IF(SUM([.$B$7:.$H$7])=0;&quot;&quot;;SUMPRODUCT([.$B$7:.$H$7];[.B10:.H10])/SUM([.$B$7:.$H$7])))" office:value-type="float" office:value="7.4106" calcext:value-type="float">
            <text:p>7,4</text:p>
          </table:table-cell>
          <table:table-cell table:style-name="ce114"/>
          <table:table-cell table:style-name="ce116" table:formula="of:=IF([.$A10]=&quot;&quot;;&quot;&quot;;IF([.K$4]=&quot;&quot;;[.J10];IF([.K10]=&quot;&quot;;[.J10];SUM(([.K10]*[.$K$4])+([.J10]*(10-[.$K$4])))/10)))" office:value-type="float" office:value="7.4106" calcext:value-type="float">
            <text:p>7,4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57" table:formula="of:=IF([.B$4]=&quot;&quot;;&quot;&quot;;IF([.$A11]=&quot;&quot;;&quot;&quot;;IF(VLOOKUP([.$A11];INDIRECT([.B$4]&amp;&quot;!$a$4:$bb$200&quot;);[.B$3];0)=&quot;não entregou&quot;;0;VLOOKUP([.$A11];INDIRECT([.B$4]&amp;&quot;!$a$4:$bb$200&quot;);[.B$3];0))))" office:value-type="float" office:value="5.67" calcext:value-type="float">
            <text:p>5,7</text:p>
          </table:table-cell>
          <table:table-cell table:style-name="ce57" table:formula="of:=IF([.C$4]=&quot;&quot;;&quot;&quot;;IF([.$A11]=&quot;&quot;;&quot;&quot;;IF(VLOOKUP([.$A11];INDIRECT([.C$4]&amp;&quot;!$a$4:$bb$200&quot;);[.C$3];0)=&quot;não entregou&quot;;0;VLOOKUP([.$A11];INDIRECT([.C$4]&amp;&quot;!$a$4:$bb$200&quot;);[.C$3];0))))" office:value-type="float" office:value="7.539" calcext:value-type="float">
            <text:p>7,5</text:p>
          </table:table-cell>
          <table:table-cell table:style-name="ce57" table:formula="of:=IF([.D$4]=&quot;&quot;;&quot;&quot;;IF([.$A11]=&quot;&quot;;&quot;&quot;;IF(VLOOKUP([.$A11];INDIRECT([.D$4]&amp;&quot;!$a$4:$bb$200&quot;);[.D$3];0)=&quot;não entregou&quot;;0;VLOOKUP([.$A11];INDIRECT([.D$4]&amp;&quot;!$a$4:$bb$200&quot;);[.D$3];0))))">
            <text:p/>
          </table:table-cell>
          <table:table-cell table:style-name="ce57" table:formula="of:=IF([.E$4]=&quot;&quot;;&quot;&quot;;IF([.$A11]=&quot;&quot;;&quot;&quot;;IF(VLOOKUP([.$A11];INDIRECT([.E$4]&amp;&quot;!$a$4:$bb$200&quot;);[.E$3];0)=&quot;não entregou&quot;;0;VLOOKUP([.$A11];INDIRECT([.E$4]&amp;&quot;!$a$4:$bb$200&quot;);[.E$3];0))))">
            <text:p/>
          </table:table-cell>
          <table:table-cell table:style-name="ce57" table:formula="of:=IF([.F$4]=&quot;&quot;;&quot;&quot;;IF([.$A11]=&quot;&quot;;&quot;&quot;;IF(VLOOKUP([.$A11];INDIRECT([.F$4]&amp;&quot;!$a$4:$bb$200&quot;);[.F$3];0)=&quot;não entregou&quot;;0;VLOOKUP([.$A11];INDIRECT([.F$4]&amp;&quot;!$a$4:$bb$200&quot;);[.F$3];0))))">
            <text:p/>
          </table:table-cell>
          <table:table-cell table:style-name="ce57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57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57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57" table:formula="of:=IF([.A11]=&quot;&quot;;&quot;&quot;;IF(SUM([.$B$7:.$H$7])=0;&quot;&quot;;SUMPRODUCT([.$B$7:.$H$7];[.B11:.H11])/SUM([.$B$7:.$H$7])))" office:value-type="float" office:value="6.4176" calcext:value-type="float">
            <text:p>6,4</text:p>
          </table:table-cell>
          <table:table-cell table:style-name="ce114"/>
          <table:table-cell table:style-name="ce116" table:formula="of:=IF([.$A11]=&quot;&quot;;&quot;&quot;;IF([.K$4]=&quot;&quot;;[.J11];IF([.K11]=&quot;&quot;;[.J11];SUM(([.K11]*[.$K$4])+([.J11]*(10-[.$K$4])))/10)))" office:value-type="float" office:value="6.4176" calcext:value-type="float">
            <text:p>6,4</text:p>
          </table:table-cell>
          <table:table-cell table:style-name="ce40" table:formula="of:=(60 - (([.B11]*6)+([.C11]*4)))/2.4" office:value-type="float" office:value="-1.74000000000001" calcext:value-type="float">
            <text:p>-1,7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57" table:formula="of:=IF([.B$4]=&quot;&quot;;&quot;&quot;;IF([.$A12]=&quot;&quot;;&quot;&quot;;IF(VLOOKUP([.$A12];INDIRECT([.B$4]&amp;&quot;!$a$4:$bb$200&quot;);[.B$3];0)=&quot;não entregou&quot;;0;VLOOKUP([.$A12];INDIRECT([.B$4]&amp;&quot;!$a$4:$bb$200&quot;);[.B$3];0))))" office:value-type="float" office:value="6.28" calcext:value-type="float">
            <text:p>6,3</text:p>
          </table:table-cell>
          <table:table-cell table:style-name="ce57" table:formula="of:=IF([.C$4]=&quot;&quot;;&quot;&quot;;IF([.$A12]=&quot;&quot;;&quot;&quot;;IF(VLOOKUP([.$A12];INDIRECT([.C$4]&amp;&quot;!$a$4:$bb$200&quot;);[.C$3];0)=&quot;não entregou&quot;;0;VLOOKUP([.$A12];INDIRECT([.C$4]&amp;&quot;!$a$4:$bb$200&quot;);[.C$3];0))))" office:value-type="float" office:value="7.765" calcext:value-type="float">
            <text:p>7,8</text:p>
          </table:table-cell>
          <table:table-cell table:style-name="ce57" table:formula="of:=IF([.D$4]=&quot;&quot;;&quot;&quot;;IF([.$A12]=&quot;&quot;;&quot;&quot;;IF(VLOOKUP([.$A12];INDIRECT([.D$4]&amp;&quot;!$a$4:$bb$200&quot;);[.D$3];0)=&quot;não entregou&quot;;0;VLOOKUP([.$A12];INDIRECT([.D$4]&amp;&quot;!$a$4:$bb$200&quot;);[.D$3];0))))">
            <text:p/>
          </table:table-cell>
          <table:table-cell table:style-name="ce57" table:formula="of:=IF([.E$4]=&quot;&quot;;&quot;&quot;;IF([.$A12]=&quot;&quot;;&quot;&quot;;IF(VLOOKUP([.$A12];INDIRECT([.E$4]&amp;&quot;!$a$4:$bb$200&quot;);[.E$3];0)=&quot;não entregou&quot;;0;VLOOKUP([.$A12];INDIRECT([.E$4]&amp;&quot;!$a$4:$bb$200&quot;);[.E$3];0))))">
            <text:p/>
          </table:table-cell>
          <table:table-cell table:style-name="ce57" table:formula="of:=IF([.F$4]=&quot;&quot;;&quot;&quot;;IF([.$A12]=&quot;&quot;;&quot;&quot;;IF(VLOOKUP([.$A12];INDIRECT([.F$4]&amp;&quot;!$a$4:$bb$200&quot;);[.F$3];0)=&quot;não entregou&quot;;0;VLOOKUP([.$A12];INDIRECT([.F$4]&amp;&quot;!$a$4:$bb$200&quot;);[.F$3];0))))">
            <text:p/>
          </table:table-cell>
          <table:table-cell table:style-name="ce57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57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57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57" table:formula="of:=IF([.A12]=&quot;&quot;;&quot;&quot;;IF(SUM([.$B$7:.$H$7])=0;&quot;&quot;;SUMPRODUCT([.$B$7:.$H$7];[.B12:.H12])/SUM([.$B$7:.$H$7])))" office:value-type="float" office:value="6.874" calcext:value-type="float">
            <text:p>6,9</text:p>
          </table:table-cell>
          <table:table-cell table:style-name="ce114"/>
          <table:table-cell table:style-name="ce116" table:formula="of:=IF([.$A12]=&quot;&quot;;&quot;&quot;;IF([.K$4]=&quot;&quot;;[.J12];IF([.K12]=&quot;&quot;;[.J12];SUM(([.K12]*[.$K$4])+([.J12]*(10-[.$K$4])))/10)))" office:value-type="float" office:value="6.874" calcext:value-type="float">
            <text:p>6,9</text:p>
          </table:table-cell>
          <table:table-cell table:style-name="ce40" table:formula="of:=(60 - (([.B12]*6)+([.C12]*4)))/2.4" office:value-type="float" office:value="-3.64166666666667" calcext:value-type="float">
            <text:p>-3,6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57" table:formula="of:=IF([.B$4]=&quot;&quot;;&quot;&quot;;IF([.$A13]=&quot;&quot;;&quot;&quot;;IF(VLOOKUP([.$A13];INDIRECT([.B$4]&amp;&quot;!$a$4:$bb$200&quot;);[.B$3];0)=&quot;não entregou&quot;;0;VLOOKUP([.$A13];INDIRECT([.B$4]&amp;&quot;!$a$4:$bb$200&quot;);[.B$3];0))))" office:value-type="float" office:value="2.59" calcext:value-type="float">
            <text:p>2,6</text:p>
          </table:table-cell>
          <table:table-cell table:style-name="ce57" table:formula="of:=IF([.C$4]=&quot;&quot;;&quot;&quot;;IF([.$A13]=&quot;&quot;;&quot;&quot;;IF(VLOOKUP([.$A13];INDIRECT([.C$4]&amp;&quot;!$a$4:$bb$200&quot;);[.C$3];0)=&quot;não entregou&quot;;0;VLOOKUP([.$A13];INDIRECT([.C$4]&amp;&quot;!$a$4:$bb$200&quot;);[.C$3];0))))" office:value-type="float" office:value="3.5" calcext:value-type="float">
            <text:p>3,5</text:p>
          </table:table-cell>
          <table:table-cell table:style-name="ce57" table:formula="of:=IF([.D$4]=&quot;&quot;;&quot;&quot;;IF([.$A13]=&quot;&quot;;&quot;&quot;;IF(VLOOKUP([.$A13];INDIRECT([.D$4]&amp;&quot;!$a$4:$bb$200&quot;);[.D$3];0)=&quot;não entregou&quot;;0;VLOOKUP([.$A13];INDIRECT([.D$4]&amp;&quot;!$a$4:$bb$200&quot;);[.D$3];0))))">
            <text:p/>
          </table:table-cell>
          <table:table-cell table:style-name="ce57" table:formula="of:=IF([.E$4]=&quot;&quot;;&quot;&quot;;IF([.$A13]=&quot;&quot;;&quot;&quot;;IF(VLOOKUP([.$A13];INDIRECT([.E$4]&amp;&quot;!$a$4:$bb$200&quot;);[.E$3];0)=&quot;não entregou&quot;;0;VLOOKUP([.$A13];INDIRECT([.E$4]&amp;&quot;!$a$4:$bb$200&quot;);[.E$3];0))))">
            <text:p/>
          </table:table-cell>
          <table:table-cell table:style-name="ce57" table:formula="of:=IF([.F$4]=&quot;&quot;;&quot;&quot;;IF([.$A13]=&quot;&quot;;&quot;&quot;;IF(VLOOKUP([.$A13];INDIRECT([.F$4]&amp;&quot;!$a$4:$bb$200&quot;);[.F$3];0)=&quot;não entregou&quot;;0;VLOOKUP([.$A13];INDIRECT([.F$4]&amp;&quot;!$a$4:$bb$200&quot;);[.F$3];0))))">
            <text:p/>
          </table:table-cell>
          <table:table-cell table:style-name="ce57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57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57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57" table:formula="of:=IF([.A13]=&quot;&quot;;&quot;&quot;;IF(SUM([.$B$7:.$H$7])=0;&quot;&quot;;SUMPRODUCT([.$B$7:.$H$7];[.B13:.H13])/SUM([.$B$7:.$H$7])))" office:value-type="float" office:value="2.954" calcext:value-type="float">
            <text:p>3,0</text:p>
          </table:table-cell>
          <table:table-cell table:style-name="ce114"/>
          <table:table-cell table:style-name="ce116" table:formula="of:=IF([.$A13]=&quot;&quot;;&quot;&quot;;IF([.K$4]=&quot;&quot;;[.J13];IF([.K13]=&quot;&quot;;[.J13];SUM(([.K13]*[.$K$4])+([.J13]*(10-[.$K$4])))/10)))" office:value-type="float" office:value="2.954" calcext:value-type="float">
            <text:p>3,0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57" table:formula="of:=IF([.B$4]=&quot;&quot;;&quot;&quot;;IF([.$A14]=&quot;&quot;;&quot;&quot;;IF(VLOOKUP([.$A14];INDIRECT([.B$4]&amp;&quot;!$a$4:$bb$200&quot;);[.B$3];0)=&quot;não entregou&quot;;0;VLOOKUP([.$A14];INDIRECT([.B$4]&amp;&quot;!$a$4:$bb$200&quot;);[.B$3];0))))" office:value-type="float" office:value="6.898" calcext:value-type="float">
            <text:p>6,9</text:p>
          </table:table-cell>
          <table:table-cell table:style-name="ce57" table:formula="of:=IF([.C$4]=&quot;&quot;;&quot;&quot;;IF([.$A14]=&quot;&quot;;&quot;&quot;;IF(VLOOKUP([.$A14];INDIRECT([.C$4]&amp;&quot;!$a$4:$bb$200&quot;);[.C$3];0)=&quot;não entregou&quot;;0;VLOOKUP([.$A14];INDIRECT([.C$4]&amp;&quot;!$a$4:$bb$200&quot;);[.C$3];0))))" office:value-type="float" office:value="6.0665" calcext:value-type="float">
            <text:p>6,1</text:p>
          </table:table-cell>
          <table:table-cell table:style-name="ce57" table:formula="of:=IF([.D$4]=&quot;&quot;;&quot;&quot;;IF([.$A14]=&quot;&quot;;&quot;&quot;;IF(VLOOKUP([.$A14];INDIRECT([.D$4]&amp;&quot;!$a$4:$bb$200&quot;);[.D$3];0)=&quot;não entregou&quot;;0;VLOOKUP([.$A14];INDIRECT([.D$4]&amp;&quot;!$a$4:$bb$200&quot;);[.D$3];0))))">
            <text:p/>
          </table:table-cell>
          <table:table-cell table:style-name="ce57" table:formula="of:=IF([.E$4]=&quot;&quot;;&quot;&quot;;IF([.$A14]=&quot;&quot;;&quot;&quot;;IF(VLOOKUP([.$A14];INDIRECT([.E$4]&amp;&quot;!$a$4:$bb$200&quot;);[.E$3];0)=&quot;não entregou&quot;;0;VLOOKUP([.$A14];INDIRECT([.E$4]&amp;&quot;!$a$4:$bb$200&quot;);[.E$3];0))))">
            <text:p/>
          </table:table-cell>
          <table:table-cell table:style-name="ce57" table:formula="of:=IF([.F$4]=&quot;&quot;;&quot;&quot;;IF([.$A14]=&quot;&quot;;&quot;&quot;;IF(VLOOKUP([.$A14];INDIRECT([.F$4]&amp;&quot;!$a$4:$bb$200&quot;);[.F$3];0)=&quot;não entregou&quot;;0;VLOOKUP([.$A14];INDIRECT([.F$4]&amp;&quot;!$a$4:$bb$200&quot;);[.F$3];0))))">
            <text:p/>
          </table:table-cell>
          <table:table-cell table:style-name="ce57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57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57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57" table:formula="of:=IF([.A14]=&quot;&quot;;&quot;&quot;;IF(SUM([.$B$7:.$H$7])=0;&quot;&quot;;SUMPRODUCT([.$B$7:.$H$7];[.B14:.H14])/SUM([.$B$7:.$H$7])))" office:value-type="float" office:value="6.5654" calcext:value-type="float">
            <text:p>6,6</text:p>
          </table:table-cell>
          <table:table-cell table:style-name="ce114"/>
          <table:table-cell table:style-name="ce116" table:formula="of:=IF([.$A14]=&quot;&quot;;&quot;&quot;;IF([.K$4]=&quot;&quot;;[.J14];IF([.K14]=&quot;&quot;;[.J14];SUM(([.K14]*[.$K$4])+([.J14]*(10-[.$K$4])))/10)))" office:value-type="float" office:value="6.5654" calcext:value-type="float">
            <text:p>6,6</text:p>
          </table:table-cell>
          <table:table-cell table:style-name="ce40" table:formula="of:=(60 - (([.B14]*6)+([.C14]*4)))/2.4" office:value-type="float" office:value="-2.35583333333333" calcext:value-type="float">
            <text:p>-2,36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57" table:formula="of:=IF([.B$4]=&quot;&quot;;&quot;&quot;;IF([.$A15]=&quot;&quot;;&quot;&quot;;IF(VLOOKUP([.$A15];INDIRECT([.B$4]&amp;&quot;!$a$4:$bb$200&quot;);[.B$3];0)=&quot;não entregou&quot;;0;VLOOKUP([.$A15];INDIRECT([.B$4]&amp;&quot;!$a$4:$bb$200&quot;);[.B$3];0))))" office:value-type="float" office:value="9.628" calcext:value-type="float">
            <text:p>9,6</text:p>
          </table:table-cell>
          <table:table-cell table:style-name="ce57" table:formula="of:=IF([.C$4]=&quot;&quot;;&quot;&quot;;IF([.$A15]=&quot;&quot;;&quot;&quot;;IF(VLOOKUP([.$A15];INDIRECT([.C$4]&amp;&quot;!$a$4:$bb$200&quot;);[.C$3];0)=&quot;não entregou&quot;;0;VLOOKUP([.$A15];INDIRECT([.C$4]&amp;&quot;!$a$4:$bb$200&quot;);[.C$3];0))))" office:value-type="float" office:value="9.024" calcext:value-type="float">
            <text:p>9,0</text:p>
          </table:table-cell>
          <table:table-cell table:style-name="ce57" table:formula="of:=IF([.D$4]=&quot;&quot;;&quot;&quot;;IF([.$A15]=&quot;&quot;;&quot;&quot;;IF(VLOOKUP([.$A15];INDIRECT([.D$4]&amp;&quot;!$a$4:$bb$200&quot;);[.D$3];0)=&quot;não entregou&quot;;0;VLOOKUP([.$A15];INDIRECT([.D$4]&amp;&quot;!$a$4:$bb$200&quot;);[.D$3];0))))">
            <text:p/>
          </table:table-cell>
          <table:table-cell table:style-name="ce57" table:formula="of:=IF([.E$4]=&quot;&quot;;&quot;&quot;;IF([.$A15]=&quot;&quot;;&quot;&quot;;IF(VLOOKUP([.$A15];INDIRECT([.E$4]&amp;&quot;!$a$4:$bb$200&quot;);[.E$3];0)=&quot;não entregou&quot;;0;VLOOKUP([.$A15];INDIRECT([.E$4]&amp;&quot;!$a$4:$bb$200&quot;);[.E$3];0))))">
            <text:p/>
          </table:table-cell>
          <table:table-cell table:style-name="ce57" table:formula="of:=IF([.F$4]=&quot;&quot;;&quot;&quot;;IF([.$A15]=&quot;&quot;;&quot;&quot;;IF(VLOOKUP([.$A15];INDIRECT([.F$4]&amp;&quot;!$a$4:$bb$200&quot;);[.F$3];0)=&quot;não entregou&quot;;0;VLOOKUP([.$A15];INDIRECT([.F$4]&amp;&quot;!$a$4:$bb$200&quot;);[.F$3];0))))">
            <text:p/>
          </table:table-cell>
          <table:table-cell table:style-name="ce57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57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57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57" table:formula="of:=IF([.A15]=&quot;&quot;;&quot;&quot;;IF(SUM([.$B$7:.$H$7])=0;&quot;&quot;;SUMPRODUCT([.$B$7:.$H$7];[.B15:.H15])/SUM([.$B$7:.$H$7])))" office:value-type="float" office:value="9.3864" calcext:value-type="float">
            <text:p>9,4</text:p>
          </table:table-cell>
          <table:table-cell table:style-name="ce114"/>
          <table:table-cell table:style-name="ce116" table:formula="of:=IF([.$A15]=&quot;&quot;;&quot;&quot;;IF([.K$4]=&quot;&quot;;[.J15];IF([.K15]=&quot;&quot;;[.J15];SUM(([.K15]*[.$K$4])+([.J15]*(10-[.$K$4])))/10)))" office:value-type="float" office:value="9.3864" calcext:value-type="float">
            <text:p>9,4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57" table:formula="of:=IF([.B$4]=&quot;&quot;;&quot;&quot;;IF([.$A16]=&quot;&quot;;&quot;&quot;;IF(VLOOKUP([.$A16];INDIRECT([.B$4]&amp;&quot;!$a$4:$bb$200&quot;);[.B$3];0)=&quot;não entregou&quot;;0;VLOOKUP([.$A16];INDIRECT([.B$4]&amp;&quot;!$a$4:$bb$200&quot;);[.B$3];0))))" office:value-type="float" office:value="4.58" calcext:value-type="float">
            <text:p>4,6</text:p>
          </table:table-cell>
          <table:table-cell table:style-name="ce57" table:formula="of:=IF([.C$4]=&quot;&quot;;&quot;&quot;;IF([.$A16]=&quot;&quot;;&quot;&quot;;IF(VLOOKUP([.$A16];INDIRECT([.C$4]&amp;&quot;!$a$4:$bb$200&quot;);[.C$3];0)=&quot;não entregou&quot;;0;VLOOKUP([.$A16];INDIRECT([.C$4]&amp;&quot;!$a$4:$bb$200&quot;);[.C$3];0))))" office:value-type="float" office:value="4.685" calcext:value-type="float">
            <text:p>4,7</text:p>
          </table:table-cell>
          <table:table-cell table:style-name="ce57" table:formula="of:=IF([.D$4]=&quot;&quot;;&quot;&quot;;IF([.$A16]=&quot;&quot;;&quot;&quot;;IF(VLOOKUP([.$A16];INDIRECT([.D$4]&amp;&quot;!$a$4:$bb$200&quot;);[.D$3];0)=&quot;não entregou&quot;;0;VLOOKUP([.$A16];INDIRECT([.D$4]&amp;&quot;!$a$4:$bb$200&quot;);[.D$3];0))))">
            <text:p/>
          </table:table-cell>
          <table:table-cell table:style-name="ce57" table:formula="of:=IF([.E$4]=&quot;&quot;;&quot;&quot;;IF([.$A16]=&quot;&quot;;&quot;&quot;;IF(VLOOKUP([.$A16];INDIRECT([.E$4]&amp;&quot;!$a$4:$bb$200&quot;);[.E$3];0)=&quot;não entregou&quot;;0;VLOOKUP([.$A16];INDIRECT([.E$4]&amp;&quot;!$a$4:$bb$200&quot;);[.E$3];0))))">
            <text:p/>
          </table:table-cell>
          <table:table-cell table:style-name="ce57" table:formula="of:=IF([.F$4]=&quot;&quot;;&quot;&quot;;IF([.$A16]=&quot;&quot;;&quot;&quot;;IF(VLOOKUP([.$A16];INDIRECT([.F$4]&amp;&quot;!$a$4:$bb$200&quot;);[.F$3];0)=&quot;não entregou&quot;;0;VLOOKUP([.$A16];INDIRECT([.F$4]&amp;&quot;!$a$4:$bb$200&quot;);[.F$3];0))))">
            <text:p/>
          </table:table-cell>
          <table:table-cell table:style-name="ce57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57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57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57" table:formula="of:=IF([.A16]=&quot;&quot;;&quot;&quot;;IF(SUM([.$B$7:.$H$7])=0;&quot;&quot;;SUMPRODUCT([.$B$7:.$H$7];[.B16:.H16])/SUM([.$B$7:.$H$7])))" office:value-type="float" office:value="4.622" calcext:value-type="float">
            <text:p>4,6</text:p>
          </table:table-cell>
          <table:table-cell table:style-name="ce114"/>
          <table:table-cell table:style-name="ce116" table:formula="of:=IF([.$A16]=&quot;&quot;;&quot;&quot;;IF([.K$4]=&quot;&quot;;[.J16];IF([.K16]=&quot;&quot;;[.J16];SUM(([.K16]*[.$K$4])+([.J16]*(10-[.$K$4])))/10)))" office:value-type="float" office:value="4.622" calcext:value-type="float">
            <text:p>4,6</text:p>
          </table:table-cell>
          <table:table-cell table:style-name="ce40" table:formula="of:=(60 - (([.B16]*6)+([.C16]*4)))/2.4" office:value-type="float" office:value="5.74166666666667" calcext:value-type="float">
            <text:p>5,7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57" table:formula="of:=IF([.B$4]=&quot;&quot;;&quot;&quot;;IF([.$A17]=&quot;&quot;;&quot;&quot;;IF(VLOOKUP([.$A17];INDIRECT([.B$4]&amp;&quot;!$a$4:$bb$200&quot;);[.B$3];0)=&quot;não entregou&quot;;0;VLOOKUP([.$A17];INDIRECT([.B$4]&amp;&quot;!$a$4:$bb$200&quot;);[.B$3];0))))" office:value-type="float" office:value="6.07" calcext:value-type="float">
            <text:p>6,1</text:p>
          </table:table-cell>
          <table:table-cell table:style-name="ce57" table:formula="of:=IF([.C$4]=&quot;&quot;;&quot;&quot;;IF([.$A17]=&quot;&quot;;&quot;&quot;;IF(VLOOKUP([.$A17];INDIRECT([.C$4]&amp;&quot;!$a$4:$bb$200&quot;);[.C$3];0)=&quot;não entregou&quot;;0;VLOOKUP([.$A17];INDIRECT([.C$4]&amp;&quot;!$a$4:$bb$200&quot;);[.C$3];0))))" office:value-type="float" office:value="6.2" calcext:value-type="float">
            <text:p>6,2</text:p>
          </table:table-cell>
          <table:table-cell table:style-name="ce57" table:formula="of:=IF([.D$4]=&quot;&quot;;&quot;&quot;;IF([.$A17]=&quot;&quot;;&quot;&quot;;IF(VLOOKUP([.$A17];INDIRECT([.D$4]&amp;&quot;!$a$4:$bb$200&quot;);[.D$3];0)=&quot;não entregou&quot;;0;VLOOKUP([.$A17];INDIRECT([.D$4]&amp;&quot;!$a$4:$bb$200&quot;);[.D$3];0))))">
            <text:p/>
          </table:table-cell>
          <table:table-cell table:style-name="ce57" table:formula="of:=IF([.E$4]=&quot;&quot;;&quot;&quot;;IF([.$A17]=&quot;&quot;;&quot;&quot;;IF(VLOOKUP([.$A17];INDIRECT([.E$4]&amp;&quot;!$a$4:$bb$200&quot;);[.E$3];0)=&quot;não entregou&quot;;0;VLOOKUP([.$A17];INDIRECT([.E$4]&amp;&quot;!$a$4:$bb$200&quot;);[.E$3];0))))">
            <text:p/>
          </table:table-cell>
          <table:table-cell table:style-name="ce57" table:formula="of:=IF([.F$4]=&quot;&quot;;&quot;&quot;;IF([.$A17]=&quot;&quot;;&quot;&quot;;IF(VLOOKUP([.$A17];INDIRECT([.F$4]&amp;&quot;!$a$4:$bb$200&quot;);[.F$3];0)=&quot;não entregou&quot;;0;VLOOKUP([.$A17];INDIRECT([.F$4]&amp;&quot;!$a$4:$bb$200&quot;);[.F$3];0))))">
            <text:p/>
          </table:table-cell>
          <table:table-cell table:style-name="ce57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57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57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57" table:formula="of:=IF([.A17]=&quot;&quot;;&quot;&quot;;IF(SUM([.$B$7:.$H$7])=0;&quot;&quot;;SUMPRODUCT([.$B$7:.$H$7];[.B17:.H17])/SUM([.$B$7:.$H$7])))" office:value-type="float" office:value="6.122" calcext:value-type="float">
            <text:p>6,1</text:p>
          </table:table-cell>
          <table:table-cell table:style-name="ce114"/>
          <table:table-cell table:style-name="ce116" table:formula="of:=IF([.$A17]=&quot;&quot;;&quot;&quot;;IF([.K$4]=&quot;&quot;;[.J17];IF([.K17]=&quot;&quot;;[.J17];SUM(([.K17]*[.$K$4])+([.J17]*(10-[.$K$4])))/10)))" office:value-type="float" office:value="6.122" calcext:value-type="float">
            <text:p>6,1</text:p>
          </table:table-cell>
          <table:table-cell table:style-name="ce40" table:formula="of:=(60 - (([.B17]*6)+([.C17]*4)))/2.4" office:value-type="float" office:value="-0.508333333333333" calcext:value-type="float">
            <text:p>-0,51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57" table:formula="of:=IF([.B$4]=&quot;&quot;;&quot;&quot;;IF([.$A18]=&quot;&quot;;&quot;&quot;;IF(VLOOKUP([.$A18];INDIRECT([.B$4]&amp;&quot;!$a$4:$bb$200&quot;);[.B$3];0)=&quot;não entregou&quot;;0;VLOOKUP([.$A18];INDIRECT([.B$4]&amp;&quot;!$a$4:$bb$200&quot;);[.B$3];0))))" office:value-type="float" office:value="4.98" calcext:value-type="float">
            <text:p>5,0</text:p>
          </table:table-cell>
          <table:table-cell table:style-name="ce57" table:formula="of:=IF([.C$4]=&quot;&quot;;&quot;&quot;;IF([.$A18]=&quot;&quot;;&quot;&quot;;IF(VLOOKUP([.$A18];INDIRECT([.C$4]&amp;&quot;!$a$4:$bb$200&quot;);[.C$3];0)=&quot;não entregou&quot;;0;VLOOKUP([.$A18];INDIRECT([.C$4]&amp;&quot;!$a$4:$bb$200&quot;);[.C$3];0))))" office:value-type="float" office:value="7.794" calcext:value-type="float">
            <text:p>7,8</text:p>
          </table:table-cell>
          <table:table-cell table:style-name="ce57" table:formula="of:=IF([.D$4]=&quot;&quot;;&quot;&quot;;IF([.$A18]=&quot;&quot;;&quot;&quot;;IF(VLOOKUP([.$A18];INDIRECT([.D$4]&amp;&quot;!$a$4:$bb$200&quot;);[.D$3];0)=&quot;não entregou&quot;;0;VLOOKUP([.$A18];INDIRECT([.D$4]&amp;&quot;!$a$4:$bb$200&quot;);[.D$3];0))))">
            <text:p/>
          </table:table-cell>
          <table:table-cell table:style-name="ce57" table:formula="of:=IF([.E$4]=&quot;&quot;;&quot;&quot;;IF([.$A18]=&quot;&quot;;&quot;&quot;;IF(VLOOKUP([.$A18];INDIRECT([.E$4]&amp;&quot;!$a$4:$bb$200&quot;);[.E$3];0)=&quot;não entregou&quot;;0;VLOOKUP([.$A18];INDIRECT([.E$4]&amp;&quot;!$a$4:$bb$200&quot;);[.E$3];0))))">
            <text:p/>
          </table:table-cell>
          <table:table-cell table:style-name="ce57" table:formula="of:=IF([.F$4]=&quot;&quot;;&quot;&quot;;IF([.$A18]=&quot;&quot;;&quot;&quot;;IF(VLOOKUP([.$A18];INDIRECT([.F$4]&amp;&quot;!$a$4:$bb$200&quot;);[.F$3];0)=&quot;não entregou&quot;;0;VLOOKUP([.$A18];INDIRECT([.F$4]&amp;&quot;!$a$4:$bb$200&quot;);[.F$3];0))))">
            <text:p/>
          </table:table-cell>
          <table:table-cell table:style-name="ce57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57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57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57" table:formula="of:=IF([.A18]=&quot;&quot;;&quot;&quot;;IF(SUM([.$B$7:.$H$7])=0;&quot;&quot;;SUMPRODUCT([.$B$7:.$H$7];[.B18:.H18])/SUM([.$B$7:.$H$7])))" office:value-type="float" office:value="6.1056" calcext:value-type="float">
            <text:p>6,1</text:p>
          </table:table-cell>
          <table:table-cell table:style-name="ce114"/>
          <table:table-cell table:style-name="ce116" table:formula="of:=IF([.$A18]=&quot;&quot;;&quot;&quot;;IF([.K$4]=&quot;&quot;;[.J18];IF([.K18]=&quot;&quot;;[.J18];SUM(([.K18]*[.$K$4])+([.J18]*(10-[.$K$4])))/10)))" office:value-type="float" office:value="6.1056" calcext:value-type="float">
            <text:p>6,1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57" table:formula="of:=IF([.B$4]=&quot;&quot;;&quot;&quot;;IF([.$A19]=&quot;&quot;;&quot;&quot;;IF(VLOOKUP([.$A19];INDIRECT([.B$4]&amp;&quot;!$a$4:$bb$200&quot;);[.B$3];0)=&quot;não entregou&quot;;0;VLOOKUP([.$A19];INDIRECT([.B$4]&amp;&quot;!$a$4:$bb$200&quot;);[.B$3];0))))" office:value-type="float" office:value="9.02" calcext:value-type="float">
            <text:p>9,0</text:p>
          </table:table-cell>
          <table:table-cell table:style-name="ce57" table:formula="of:=IF([.C$4]=&quot;&quot;;&quot;&quot;;IF([.$A19]=&quot;&quot;;&quot;&quot;;IF(VLOOKUP([.$A19];INDIRECT([.C$4]&amp;&quot;!$a$4:$bb$200&quot;);[.C$3];0)=&quot;não entregou&quot;;0;VLOOKUP([.$A19];INDIRECT([.C$4]&amp;&quot;!$a$4:$bb$200&quot;);[.C$3];0))))" office:value-type="float" office:value="9.1715" calcext:value-type="float">
            <text:p>9,2</text:p>
          </table:table-cell>
          <table:table-cell table:style-name="ce57" table:formula="of:=IF([.D$4]=&quot;&quot;;&quot;&quot;;IF([.$A19]=&quot;&quot;;&quot;&quot;;IF(VLOOKUP([.$A19];INDIRECT([.D$4]&amp;&quot;!$a$4:$bb$200&quot;);[.D$3];0)=&quot;não entregou&quot;;0;VLOOKUP([.$A19];INDIRECT([.D$4]&amp;&quot;!$a$4:$bb$200&quot;);[.D$3];0))))">
            <text:p/>
          </table:table-cell>
          <table:table-cell table:style-name="ce57" table:formula="of:=IF([.E$4]=&quot;&quot;;&quot;&quot;;IF([.$A19]=&quot;&quot;;&quot;&quot;;IF(VLOOKUP([.$A19];INDIRECT([.E$4]&amp;&quot;!$a$4:$bb$200&quot;);[.E$3];0)=&quot;não entregou&quot;;0;VLOOKUP([.$A19];INDIRECT([.E$4]&amp;&quot;!$a$4:$bb$200&quot;);[.E$3];0))))">
            <text:p/>
          </table:table-cell>
          <table:table-cell table:style-name="ce57" table:formula="of:=IF([.F$4]=&quot;&quot;;&quot;&quot;;IF([.$A19]=&quot;&quot;;&quot;&quot;;IF(VLOOKUP([.$A19];INDIRECT([.F$4]&amp;&quot;!$a$4:$bb$200&quot;);[.F$3];0)=&quot;não entregou&quot;;0;VLOOKUP([.$A19];INDIRECT([.F$4]&amp;&quot;!$a$4:$bb$200&quot;);[.F$3];0))))">
            <text:p/>
          </table:table-cell>
          <table:table-cell table:style-name="ce57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57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57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57" table:formula="of:=IF([.A19]=&quot;&quot;;&quot;&quot;;IF(SUM([.$B$7:.$H$7])=0;&quot;&quot;;SUMPRODUCT([.$B$7:.$H$7];[.B19:.H19])/SUM([.$B$7:.$H$7])))" office:value-type="float" office:value="9.0806" calcext:value-type="float">
            <text:p>9,1</text:p>
          </table:table-cell>
          <table:table-cell table:style-name="ce114"/>
          <table:table-cell table:style-name="ce116" table:formula="of:=IF([.$A19]=&quot;&quot;;&quot;&quot;;IF([.K$4]=&quot;&quot;;[.J19];IF([.K19]=&quot;&quot;;[.J19];SUM(([.K19]*[.$K$4])+([.J19]*(10-[.$K$4])))/10)))" office:value-type="float" office:value="9.0806" calcext:value-type="float">
            <text:p>9,1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57" table:formula="of:=IF([.B$4]=&quot;&quot;;&quot;&quot;;IF([.$A20]=&quot;&quot;;&quot;&quot;;IF(VLOOKUP([.$A20];INDIRECT([.B$4]&amp;&quot;!$a$4:$bb$200&quot;);[.B$3];0)=&quot;não entregou&quot;;0;VLOOKUP([.$A20];INDIRECT([.B$4]&amp;&quot;!$a$4:$bb$200&quot;);[.B$3];0))))" office:value-type="float" office:value="6.5" calcext:value-type="float">
            <text:p>6,5</text:p>
          </table:table-cell>
          <table:table-cell table:style-name="ce57" table:formula="of:=IF([.C$4]=&quot;&quot;;&quot;&quot;;IF([.$A20]=&quot;&quot;;&quot;&quot;;IF(VLOOKUP([.$A20];INDIRECT([.C$4]&amp;&quot;!$a$4:$bb$200&quot;);[.C$3];0)=&quot;não entregou&quot;;0;VLOOKUP([.$A20];INDIRECT([.C$4]&amp;&quot;!$a$4:$bb$200&quot;);[.C$3];0))))" office:value-type="float" office:value="7.219" calcext:value-type="float">
            <text:p>7,2</text:p>
          </table:table-cell>
          <table:table-cell table:style-name="ce57" table:formula="of:=IF([.D$4]=&quot;&quot;;&quot;&quot;;IF([.$A20]=&quot;&quot;;&quot;&quot;;IF(VLOOKUP([.$A20];INDIRECT([.D$4]&amp;&quot;!$a$4:$bb$200&quot;);[.D$3];0)=&quot;não entregou&quot;;0;VLOOKUP([.$A20];INDIRECT([.D$4]&amp;&quot;!$a$4:$bb$200&quot;);[.D$3];0))))">
            <text:p/>
          </table:table-cell>
          <table:table-cell table:style-name="ce57" table:formula="of:=IF([.E$4]=&quot;&quot;;&quot;&quot;;IF([.$A20]=&quot;&quot;;&quot;&quot;;IF(VLOOKUP([.$A20];INDIRECT([.E$4]&amp;&quot;!$a$4:$bb$200&quot;);[.E$3];0)=&quot;não entregou&quot;;0;VLOOKUP([.$A20];INDIRECT([.E$4]&amp;&quot;!$a$4:$bb$200&quot;);[.E$3];0))))">
            <text:p/>
          </table:table-cell>
          <table:table-cell table:style-name="ce57" table:formula="of:=IF([.F$4]=&quot;&quot;;&quot;&quot;;IF([.$A20]=&quot;&quot;;&quot;&quot;;IF(VLOOKUP([.$A20];INDIRECT([.F$4]&amp;&quot;!$a$4:$bb$200&quot;);[.F$3];0)=&quot;não entregou&quot;;0;VLOOKUP([.$A20];INDIRECT([.F$4]&amp;&quot;!$a$4:$bb$200&quot;);[.F$3];0))))">
            <text:p/>
          </table:table-cell>
          <table:table-cell table:style-name="ce57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57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57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57" table:formula="of:=IF([.A20]=&quot;&quot;;&quot;&quot;;IF(SUM([.$B$7:.$H$7])=0;&quot;&quot;;SUMPRODUCT([.$B$7:.$H$7];[.B20:.H20])/SUM([.$B$7:.$H$7])))" office:value-type="float" office:value="6.7876" calcext:value-type="float">
            <text:p>6,8</text:p>
          </table:table-cell>
          <table:table-cell table:style-name="ce114"/>
          <table:table-cell table:style-name="ce116" table:formula="of:=IF([.$A20]=&quot;&quot;;&quot;&quot;;IF([.K$4]=&quot;&quot;;[.J20];IF([.K20]=&quot;&quot;;[.J20];SUM(([.K20]*[.$K$4])+([.J20]*(10-[.$K$4])))/10)))" office:value-type="float" office:value="6.7876" calcext:value-type="float">
            <text:p>6,8</text:p>
          </table:table-cell>
          <table:table-cell table:style-name="ce40" table:formula="of:=(60 - (([.B20]*6)+([.C20]*4)))/2.4" office:value-type="float" office:value="-3.28166666666667" calcext:value-type="float">
            <text:p>-3,2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57" table:formula="of:=IF([.B$4]=&quot;&quot;;&quot;&quot;;IF([.$A21]=&quot;&quot;;&quot;&quot;;IF(VLOOKUP([.$A21];INDIRECT([.B$4]&amp;&quot;!$a$4:$bb$200&quot;);[.B$3];0)=&quot;não entregou&quot;;0;VLOOKUP([.$A21];INDIRECT([.B$4]&amp;&quot;!$a$4:$bb$200&quot;);[.B$3];0))))" office:value-type="float" office:value="8.82" calcext:value-type="float">
            <text:p>8,8</text:p>
          </table:table-cell>
          <table:table-cell table:style-name="ce57" table:formula="of:=IF([.C$4]=&quot;&quot;;&quot;&quot;;IF([.$A21]=&quot;&quot;;&quot;&quot;;IF(VLOOKUP([.$A21];INDIRECT([.C$4]&amp;&quot;!$a$4:$bb$200&quot;);[.C$3];0)=&quot;não entregou&quot;;0;VLOOKUP([.$A21];INDIRECT([.C$4]&amp;&quot;!$a$4:$bb$200&quot;);[.C$3];0))))" office:value-type="float" office:value="8.654" calcext:value-type="float">
            <text:p>8,7</text:p>
          </table:table-cell>
          <table:table-cell table:style-name="ce57" table:formula="of:=IF([.D$4]=&quot;&quot;;&quot;&quot;;IF([.$A21]=&quot;&quot;;&quot;&quot;;IF(VLOOKUP([.$A21];INDIRECT([.D$4]&amp;&quot;!$a$4:$bb$200&quot;);[.D$3];0)=&quot;não entregou&quot;;0;VLOOKUP([.$A21];INDIRECT([.D$4]&amp;&quot;!$a$4:$bb$200&quot;);[.D$3];0))))">
            <text:p/>
          </table:table-cell>
          <table:table-cell table:style-name="ce57" table:formula="of:=IF([.E$4]=&quot;&quot;;&quot;&quot;;IF([.$A21]=&quot;&quot;;&quot;&quot;;IF(VLOOKUP([.$A21];INDIRECT([.E$4]&amp;&quot;!$a$4:$bb$200&quot;);[.E$3];0)=&quot;não entregou&quot;;0;VLOOKUP([.$A21];INDIRECT([.E$4]&amp;&quot;!$a$4:$bb$200&quot;);[.E$3];0))))">
            <text:p/>
          </table:table-cell>
          <table:table-cell table:style-name="ce57" table:formula="of:=IF([.F$4]=&quot;&quot;;&quot;&quot;;IF([.$A21]=&quot;&quot;;&quot;&quot;;IF(VLOOKUP([.$A21];INDIRECT([.F$4]&amp;&quot;!$a$4:$bb$200&quot;);[.F$3];0)=&quot;não entregou&quot;;0;VLOOKUP([.$A21];INDIRECT([.F$4]&amp;&quot;!$a$4:$bb$200&quot;);[.F$3];0))))">
            <text:p/>
          </table:table-cell>
          <table:table-cell table:style-name="ce57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57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57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57" table:formula="of:=IF([.A21]=&quot;&quot;;&quot;&quot;;IF(SUM([.$B$7:.$H$7])=0;&quot;&quot;;SUMPRODUCT([.$B$7:.$H$7];[.B21:.H21])/SUM([.$B$7:.$H$7])))" office:value-type="float" office:value="8.7536" calcext:value-type="float">
            <text:p>8,8</text:p>
          </table:table-cell>
          <table:table-cell table:style-name="ce114"/>
          <table:table-cell table:style-name="ce116" table:formula="of:=IF([.$A21]=&quot;&quot;;&quot;&quot;;IF([.K$4]=&quot;&quot;;[.J21];IF([.K21]=&quot;&quot;;[.J21];SUM(([.K21]*[.$K$4])+([.J21]*(10-[.$K$4])))/10)))" office:value-type="float" office:value="8.7536" calcext:value-type="float">
            <text:p>8,8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57" table:formula="of:=IF([.B$4]=&quot;&quot;;&quot;&quot;;IF([.$A22]=&quot;&quot;;&quot;&quot;;IF(VLOOKUP([.$A22];INDIRECT([.B$4]&amp;&quot;!$a$4:$bb$200&quot;);[.B$3];0)=&quot;não entregou&quot;;0;VLOOKUP([.$A22];INDIRECT([.B$4]&amp;&quot;!$a$4:$bb$200&quot;);[.B$3];0))))" office:value-type="float" office:value="6.114" calcext:value-type="float">
            <text:p>6,1</text:p>
          </table:table-cell>
          <table:table-cell table:style-name="ce57" table:formula="of:=IF([.C$4]=&quot;&quot;;&quot;&quot;;IF([.$A22]=&quot;&quot;;&quot;&quot;;IF(VLOOKUP([.$A22];INDIRECT([.C$4]&amp;&quot;!$a$4:$bb$200&quot;);[.C$3];0)=&quot;não entregou&quot;;0;VLOOKUP([.$A22];INDIRECT([.C$4]&amp;&quot;!$a$4:$bb$200&quot;);[.C$3];0))))" office:value-type="float" office:value="6.0925" calcext:value-type="float">
            <text:p>6,1</text:p>
          </table:table-cell>
          <table:table-cell table:style-name="ce57" table:formula="of:=IF([.D$4]=&quot;&quot;;&quot;&quot;;IF([.$A22]=&quot;&quot;;&quot;&quot;;IF(VLOOKUP([.$A22];INDIRECT([.D$4]&amp;&quot;!$a$4:$bb$200&quot;);[.D$3];0)=&quot;não entregou&quot;;0;VLOOKUP([.$A22];INDIRECT([.D$4]&amp;&quot;!$a$4:$bb$200&quot;);[.D$3];0))))">
            <text:p/>
          </table:table-cell>
          <table:table-cell table:style-name="ce57" table:formula="of:=IF([.E$4]=&quot;&quot;;&quot;&quot;;IF([.$A22]=&quot;&quot;;&quot;&quot;;IF(VLOOKUP([.$A22];INDIRECT([.E$4]&amp;&quot;!$a$4:$bb$200&quot;);[.E$3];0)=&quot;não entregou&quot;;0;VLOOKUP([.$A22];INDIRECT([.E$4]&amp;&quot;!$a$4:$bb$200&quot;);[.E$3];0))))">
            <text:p/>
          </table:table-cell>
          <table:table-cell table:style-name="ce57" table:formula="of:=IF([.F$4]=&quot;&quot;;&quot;&quot;;IF([.$A22]=&quot;&quot;;&quot;&quot;;IF(VLOOKUP([.$A22];INDIRECT([.F$4]&amp;&quot;!$a$4:$bb$200&quot;);[.F$3];0)=&quot;não entregou&quot;;0;VLOOKUP([.$A22];INDIRECT([.F$4]&amp;&quot;!$a$4:$bb$200&quot;);[.F$3];0))))">
            <text:p/>
          </table:table-cell>
          <table:table-cell table:style-name="ce57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57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57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57" table:formula="of:=IF([.A22]=&quot;&quot;;&quot;&quot;;IF(SUM([.$B$7:.$H$7])=0;&quot;&quot;;SUMPRODUCT([.$B$7:.$H$7];[.B22:.H22])/SUM([.$B$7:.$H$7])))" office:value-type="float" office:value="6.1054" calcext:value-type="float">
            <text:p>6,1</text:p>
          </table:table-cell>
          <table:table-cell table:style-name="ce114"/>
          <table:table-cell table:style-name="ce116" table:formula="of:=IF([.$A22]=&quot;&quot;;&quot;&quot;;IF([.K$4]=&quot;&quot;;[.J22];IF([.K22]=&quot;&quot;;[.J22];SUM(([.K22]*[.$K$4])+([.J22]*(10-[.$K$4])))/10)))" office:value-type="float" office:value="6.1054" calcext:value-type="float">
            <text:p>6,1</text:p>
          </table:table-cell>
          <table:table-cell table:style-name="ce40" table:formula="of:=(60 - (([.B22]*6)+([.C22]*4)))/2.4" office:value-type="float" office:value="-0.439166666666665" calcext:value-type="float">
            <text:p>-0,44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57" table:formula="of:=IF([.B$4]=&quot;&quot;;&quot;&quot;;IF([.$A23]=&quot;&quot;;&quot;&quot;;IF(VLOOKUP([.$A23];INDIRECT([.B$4]&amp;&quot;!$a$4:$bb$200&quot;);[.B$3];0)=&quot;não entregou&quot;;0;VLOOKUP([.$A23];INDIRECT([.B$4]&amp;&quot;!$a$4:$bb$200&quot;);[.B$3];0))))" office:value-type="float" office:value="1.68" calcext:value-type="float">
            <text:p>1,7</text:p>
          </table:table-cell>
          <table:table-cell table:style-name="ce57" table:formula="of:=IF([.C$4]=&quot;&quot;;&quot;&quot;;IF([.$A23]=&quot;&quot;;&quot;&quot;;IF(VLOOKUP([.$A23];INDIRECT([.C$4]&amp;&quot;!$a$4:$bb$200&quot;);[.C$3];0)=&quot;não entregou&quot;;0;VLOOKUP([.$A23];INDIRECT([.C$4]&amp;&quot;!$a$4:$bb$200&quot;);[.C$3];0))))" office:value-type="float" office:value="4.6465" calcext:value-type="float">
            <text:p>4,6</text:p>
          </table:table-cell>
          <table:table-cell table:style-name="ce57" table:formula="of:=IF([.D$4]=&quot;&quot;;&quot;&quot;;IF([.$A23]=&quot;&quot;;&quot;&quot;;IF(VLOOKUP([.$A23];INDIRECT([.D$4]&amp;&quot;!$a$4:$bb$200&quot;);[.D$3];0)=&quot;não entregou&quot;;0;VLOOKUP([.$A23];INDIRECT([.D$4]&amp;&quot;!$a$4:$bb$200&quot;);[.D$3];0))))">
            <text:p/>
          </table:table-cell>
          <table:table-cell table:style-name="ce57" table:formula="of:=IF([.E$4]=&quot;&quot;;&quot;&quot;;IF([.$A23]=&quot;&quot;;&quot;&quot;;IF(VLOOKUP([.$A23];INDIRECT([.E$4]&amp;&quot;!$a$4:$bb$200&quot;);[.E$3];0)=&quot;não entregou&quot;;0;VLOOKUP([.$A23];INDIRECT([.E$4]&amp;&quot;!$a$4:$bb$200&quot;);[.E$3];0))))">
            <text:p/>
          </table:table-cell>
          <table:table-cell table:style-name="ce57" table:formula="of:=IF([.F$4]=&quot;&quot;;&quot;&quot;;IF([.$A23]=&quot;&quot;;&quot;&quot;;IF(VLOOKUP([.$A23];INDIRECT([.F$4]&amp;&quot;!$a$4:$bb$200&quot;);[.F$3];0)=&quot;não entregou&quot;;0;VLOOKUP([.$A23];INDIRECT([.F$4]&amp;&quot;!$a$4:$bb$200&quot;);[.F$3];0))))">
            <text:p/>
          </table:table-cell>
          <table:table-cell table:style-name="ce57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57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57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57" table:formula="of:=IF([.A23]=&quot;&quot;;&quot;&quot;;IF(SUM([.$B$7:.$H$7])=0;&quot;&quot;;SUMPRODUCT([.$B$7:.$H$7];[.B23:.H23])/SUM([.$B$7:.$H$7])))" office:value-type="float" office:value="2.8666" calcext:value-type="float">
            <text:p>2,9</text:p>
          </table:table-cell>
          <table:table-cell table:style-name="ce114"/>
          <table:table-cell table:style-name="ce116" table:formula="of:=IF([.$A23]=&quot;&quot;;&quot;&quot;;IF([.K$4]=&quot;&quot;;[.J23];IF([.K23]=&quot;&quot;;[.J23];SUM(([.K23]*[.$K$4])+([.J23]*(10-[.$K$4])))/10)))" office:value-type="float" office:value="2.8666" calcext:value-type="float">
            <text:p>2,9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57" table:formula="of:=IF([.B$4]=&quot;&quot;;&quot;&quot;;IF([.$A24]=&quot;&quot;;&quot;&quot;;IF(VLOOKUP([.$A24];INDIRECT([.B$4]&amp;&quot;!$a$4:$bb$200&quot;);[.B$3];0)=&quot;não entregou&quot;;0;VLOOKUP([.$A24];INDIRECT([.B$4]&amp;&quot;!$a$4:$bb$200&quot;);[.B$3];0))))" office:value-type="float" office:value="3" calcext:value-type="float">
            <text:p>3,0</text:p>
          </table:table-cell>
          <table:table-cell table:style-name="ce57" table:formula="of:=IF([.C$4]=&quot;&quot;;&quot;&quot;;IF([.$A24]=&quot;&quot;;&quot;&quot;;IF(VLOOKUP([.$A24];INDIRECT([.C$4]&amp;&quot;!$a$4:$bb$200&quot;);[.C$3];0)=&quot;não entregou&quot;;0;VLOOKUP([.$A24];INDIRECT([.C$4]&amp;&quot;!$a$4:$bb$200&quot;);[.C$3];0))))" office:value-type="float" office:value="0" calcext:value-type="float">
            <text:p>0,0</text:p>
          </table:table-cell>
          <table:table-cell table:style-name="ce57" table:formula="of:=IF([.D$4]=&quot;&quot;;&quot;&quot;;IF([.$A24]=&quot;&quot;;&quot;&quot;;IF(VLOOKUP([.$A24];INDIRECT([.D$4]&amp;&quot;!$a$4:$bb$200&quot;);[.D$3];0)=&quot;não entregou&quot;;0;VLOOKUP([.$A24];INDIRECT([.D$4]&amp;&quot;!$a$4:$bb$200&quot;);[.D$3];0))))">
            <text:p/>
          </table:table-cell>
          <table:table-cell table:style-name="ce57" table:formula="of:=IF([.E$4]=&quot;&quot;;&quot;&quot;;IF([.$A24]=&quot;&quot;;&quot;&quot;;IF(VLOOKUP([.$A24];INDIRECT([.E$4]&amp;&quot;!$a$4:$bb$200&quot;);[.E$3];0)=&quot;não entregou&quot;;0;VLOOKUP([.$A24];INDIRECT([.E$4]&amp;&quot;!$a$4:$bb$200&quot;);[.E$3];0))))">
            <text:p/>
          </table:table-cell>
          <table:table-cell table:style-name="ce57" table:formula="of:=IF([.F$4]=&quot;&quot;;&quot;&quot;;IF([.$A24]=&quot;&quot;;&quot;&quot;;IF(VLOOKUP([.$A24];INDIRECT([.F$4]&amp;&quot;!$a$4:$bb$200&quot;);[.F$3];0)=&quot;não entregou&quot;;0;VLOOKUP([.$A24];INDIRECT([.F$4]&amp;&quot;!$a$4:$bb$200&quot;);[.F$3];0))))">
            <text:p/>
          </table:table-cell>
          <table:table-cell table:style-name="ce57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57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57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57" table:formula="of:=IF([.A24]=&quot;&quot;;&quot;&quot;;IF(SUM([.$B$7:.$H$7])=0;&quot;&quot;;SUMPRODUCT([.$B$7:.$H$7];[.B24:.H24])/SUM([.$B$7:.$H$7])))" office:value-type="float" office:value="1.8" calcext:value-type="float">
            <text:p>1,8</text:p>
          </table:table-cell>
          <table:table-cell table:style-name="ce114"/>
          <table:table-cell table:style-name="ce116" table:formula="of:=IF([.$A24]=&quot;&quot;;&quot;&quot;;IF([.K$4]=&quot;&quot;;[.J24];IF([.K24]=&quot;&quot;;[.J24];SUM(([.K24]*[.$K$4])+([.J24]*(10-[.$K$4])))/10)))" office:value-type="float" office:value="1.8" calcext:value-type="float">
            <text:p>1,8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57" table:formula="of:=IF([.B$4]=&quot;&quot;;&quot;&quot;;IF([.$A25]=&quot;&quot;;&quot;&quot;;IF(VLOOKUP([.$A25];INDIRECT([.B$4]&amp;&quot;!$a$4:$bb$200&quot;);[.B$3];0)=&quot;não entregou&quot;;0;VLOOKUP([.$A25];INDIRECT([.B$4]&amp;&quot;!$a$4:$bb$200&quot;);[.B$3];0))))" office:value-type="float" office:value="7.01" calcext:value-type="float">
            <text:p>7,0</text:p>
          </table:table-cell>
          <table:table-cell table:style-name="ce57" table:formula="of:=IF([.C$4]=&quot;&quot;;&quot;&quot;;IF([.$A25]=&quot;&quot;;&quot;&quot;;IF(VLOOKUP([.$A25];INDIRECT([.C$4]&amp;&quot;!$a$4:$bb$200&quot;);[.C$3];0)=&quot;não entregou&quot;;0;VLOOKUP([.$A25];INDIRECT([.C$4]&amp;&quot;!$a$4:$bb$200&quot;);[.C$3];0))))" office:value-type="float" office:value="10" calcext:value-type="float">
            <text:p>10,0</text:p>
          </table:table-cell>
          <table:table-cell table:style-name="ce57" table:formula="of:=IF([.D$4]=&quot;&quot;;&quot;&quot;;IF([.$A25]=&quot;&quot;;&quot;&quot;;IF(VLOOKUP([.$A25];INDIRECT([.D$4]&amp;&quot;!$a$4:$bb$200&quot;);[.D$3];0)=&quot;não entregou&quot;;0;VLOOKUP([.$A25];INDIRECT([.D$4]&amp;&quot;!$a$4:$bb$200&quot;);[.D$3];0))))">
            <text:p/>
          </table:table-cell>
          <table:table-cell table:style-name="ce57" table:formula="of:=IF([.E$4]=&quot;&quot;;&quot;&quot;;IF([.$A25]=&quot;&quot;;&quot;&quot;;IF(VLOOKUP([.$A25];INDIRECT([.E$4]&amp;&quot;!$a$4:$bb$200&quot;);[.E$3];0)=&quot;não entregou&quot;;0;VLOOKUP([.$A25];INDIRECT([.E$4]&amp;&quot;!$a$4:$bb$200&quot;);[.E$3];0))))">
            <text:p/>
          </table:table-cell>
          <table:table-cell table:style-name="ce57" table:formula="of:=IF([.F$4]=&quot;&quot;;&quot;&quot;;IF([.$A25]=&quot;&quot;;&quot;&quot;;IF(VLOOKUP([.$A25];INDIRECT([.F$4]&amp;&quot;!$a$4:$bb$200&quot;);[.F$3];0)=&quot;não entregou&quot;;0;VLOOKUP([.$A25];INDIRECT([.F$4]&amp;&quot;!$a$4:$bb$200&quot;);[.F$3];0))))">
            <text:p/>
          </table:table-cell>
          <table:table-cell table:style-name="ce57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57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57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57" table:formula="of:=IF([.A25]=&quot;&quot;;&quot;&quot;;IF(SUM([.$B$7:.$H$7])=0;&quot;&quot;;SUMPRODUCT([.$B$7:.$H$7];[.B25:.H25])/SUM([.$B$7:.$H$7])))" office:value-type="float" office:value="8.206" calcext:value-type="float">
            <text:p>8,2</text:p>
          </table:table-cell>
          <table:table-cell table:style-name="ce114"/>
          <table:table-cell table:style-name="ce116" table:formula="of:=IF([.$A25]=&quot;&quot;;&quot;&quot;;IF([.K$4]=&quot;&quot;;[.J25];IF([.K25]=&quot;&quot;;[.J25];SUM(([.K25]*[.$K$4])+([.J25]*(10-[.$K$4])))/10)))" office:value-type="float" office:value="8.206" calcext:value-type="float">
            <text:p>8,2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57" table:formula="of:=IF([.B$4]=&quot;&quot;;&quot;&quot;;IF([.$A26]=&quot;&quot;;&quot;&quot;;IF(VLOOKUP([.$A26];INDIRECT([.B$4]&amp;&quot;!$a$4:$bb$200&quot;);[.B$3];0)=&quot;não entregou&quot;;0;VLOOKUP([.$A26];INDIRECT([.B$4]&amp;&quot;!$a$4:$bb$200&quot;);[.B$3];0))))" office:value-type="float" office:value="6.734" calcext:value-type="float">
            <text:p>6,7</text:p>
          </table:table-cell>
          <table:table-cell table:style-name="ce57" table:formula="of:=IF([.C$4]=&quot;&quot;;&quot;&quot;;IF([.$A26]=&quot;&quot;;&quot;&quot;;IF(VLOOKUP([.$A26];INDIRECT([.C$4]&amp;&quot;!$a$4:$bb$200&quot;);[.C$3];0)=&quot;não entregou&quot;;0;VLOOKUP([.$A26];INDIRECT([.C$4]&amp;&quot;!$a$4:$bb$200&quot;);[.C$3];0))))" office:value-type="float" office:value="8.924" calcext:value-type="float">
            <text:p>8,9</text:p>
          </table:table-cell>
          <table:table-cell table:style-name="ce57" table:formula="of:=IF([.D$4]=&quot;&quot;;&quot;&quot;;IF([.$A26]=&quot;&quot;;&quot;&quot;;IF(VLOOKUP([.$A26];INDIRECT([.D$4]&amp;&quot;!$a$4:$bb$200&quot;);[.D$3];0)=&quot;não entregou&quot;;0;VLOOKUP([.$A26];INDIRECT([.D$4]&amp;&quot;!$a$4:$bb$200&quot;);[.D$3];0))))">
            <text:p/>
          </table:table-cell>
          <table:table-cell table:style-name="ce57" table:formula="of:=IF([.E$4]=&quot;&quot;;&quot;&quot;;IF([.$A26]=&quot;&quot;;&quot;&quot;;IF(VLOOKUP([.$A26];INDIRECT([.E$4]&amp;&quot;!$a$4:$bb$200&quot;);[.E$3];0)=&quot;não entregou&quot;;0;VLOOKUP([.$A26];INDIRECT([.E$4]&amp;&quot;!$a$4:$bb$200&quot;);[.E$3];0))))">
            <text:p/>
          </table:table-cell>
          <table:table-cell table:style-name="ce57" table:formula="of:=IF([.F$4]=&quot;&quot;;&quot;&quot;;IF([.$A26]=&quot;&quot;;&quot;&quot;;IF(VLOOKUP([.$A26];INDIRECT([.F$4]&amp;&quot;!$a$4:$bb$200&quot;);[.F$3];0)=&quot;não entregou&quot;;0;VLOOKUP([.$A26];INDIRECT([.F$4]&amp;&quot;!$a$4:$bb$200&quot;);[.F$3];0))))">
            <text:p/>
          </table:table-cell>
          <table:table-cell table:style-name="ce57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57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57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57" table:formula="of:=IF([.A26]=&quot;&quot;;&quot;&quot;;IF(SUM([.$B$7:.$H$7])=0;&quot;&quot;;SUMPRODUCT([.$B$7:.$H$7];[.B26:.H26])/SUM([.$B$7:.$H$7])))" office:value-type="float" office:value="7.61" calcext:value-type="float">
            <text:p>7,6</text:p>
          </table:table-cell>
          <table:table-cell table:style-name="ce114"/>
          <table:table-cell table:style-name="ce116" table:formula="of:=IF([.$A26]=&quot;&quot;;&quot;&quot;;IF([.K$4]=&quot;&quot;;[.J26];IF([.K26]=&quot;&quot;;[.J26];SUM(([.K26]*[.$K$4])+([.J26]*(10-[.$K$4])))/10)))" office:value-type="float" office:value="7.61" calcext:value-type="float">
            <text:p>7,6</text:p>
          </table:table-cell>
          <table:table-cell table:style-name="ce40" table:formula="of:=(60 - (([.B26]*6)+([.C26]*4)))/2.4" office:value-type="float" office:value="-6.70833333333333" calcext:value-type="float">
            <text:p>-6,71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57" table:formula="of:=IF([.B$4]=&quot;&quot;;&quot;&quot;;IF([.$A27]=&quot;&quot;;&quot;&quot;;IF(VLOOKUP([.$A27];INDIRECT([.B$4]&amp;&quot;!$a$4:$bb$200&quot;);[.B$3];0)=&quot;não entregou&quot;;0;VLOOKUP([.$A27];INDIRECT([.B$4]&amp;&quot;!$a$4:$bb$200&quot;);[.B$3];0))))" office:value-type="float" office:value="6.786" calcext:value-type="float">
            <text:p>6,8</text:p>
          </table:table-cell>
          <table:table-cell table:style-name="ce57" table:formula="of:=IF([.C$4]=&quot;&quot;;&quot;&quot;;IF([.$A27]=&quot;&quot;;&quot;&quot;;IF(VLOOKUP([.$A27];INDIRECT([.C$4]&amp;&quot;!$a$4:$bb$200&quot;);[.C$3];0)=&quot;não entregou&quot;;0;VLOOKUP([.$A27];INDIRECT([.C$4]&amp;&quot;!$a$4:$bb$200&quot;);[.C$3];0))))" office:value-type="float" office:value="7.6115" calcext:value-type="float">
            <text:p>7,6</text:p>
          </table:table-cell>
          <table:table-cell table:style-name="ce57" table:formula="of:=IF([.D$4]=&quot;&quot;;&quot;&quot;;IF([.$A27]=&quot;&quot;;&quot;&quot;;IF(VLOOKUP([.$A27];INDIRECT([.D$4]&amp;&quot;!$a$4:$bb$200&quot;);[.D$3];0)=&quot;não entregou&quot;;0;VLOOKUP([.$A27];INDIRECT([.D$4]&amp;&quot;!$a$4:$bb$200&quot;);[.D$3];0))))">
            <text:p/>
          </table:table-cell>
          <table:table-cell table:style-name="ce57" table:formula="of:=IF([.E$4]=&quot;&quot;;&quot;&quot;;IF([.$A27]=&quot;&quot;;&quot;&quot;;IF(VLOOKUP([.$A27];INDIRECT([.E$4]&amp;&quot;!$a$4:$bb$200&quot;);[.E$3];0)=&quot;não entregou&quot;;0;VLOOKUP([.$A27];INDIRECT([.E$4]&amp;&quot;!$a$4:$bb$200&quot;);[.E$3];0))))">
            <text:p/>
          </table:table-cell>
          <table:table-cell table:style-name="ce57" table:formula="of:=IF([.F$4]=&quot;&quot;;&quot;&quot;;IF([.$A27]=&quot;&quot;;&quot;&quot;;IF(VLOOKUP([.$A27];INDIRECT([.F$4]&amp;&quot;!$a$4:$bb$200&quot;);[.F$3];0)=&quot;não entregou&quot;;0;VLOOKUP([.$A27];INDIRECT([.F$4]&amp;&quot;!$a$4:$bb$200&quot;);[.F$3];0))))">
            <text:p/>
          </table:table-cell>
          <table:table-cell table:style-name="ce57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57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57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57" table:formula="of:=IF([.A27]=&quot;&quot;;&quot;&quot;;IF(SUM([.$B$7:.$H$7])=0;&quot;&quot;;SUMPRODUCT([.$B$7:.$H$7];[.B27:.H27])/SUM([.$B$7:.$H$7])))" office:value-type="float" office:value="7.1162" calcext:value-type="float">
            <text:p>7,1</text:p>
          </table:table-cell>
          <table:table-cell table:style-name="ce114"/>
          <table:table-cell table:style-name="ce116" table:formula="of:=IF([.$A27]=&quot;&quot;;&quot;&quot;;IF([.K$4]=&quot;&quot;;[.J27];IF([.K27]=&quot;&quot;;[.J27];SUM(([.K27]*[.$K$4])+([.J27]*(10-[.$K$4])))/10)))" office:value-type="float" office:value="7.1162" calcext:value-type="float">
            <text:p>7,1</text:p>
          </table:table-cell>
          <table:table-cell table:style-name="ce40" table:formula="of:=(60 - (([.B27]*6)+([.C27]*4)))/2.4" office:value-type="float" office:value="-4.65083333333334" calcext:value-type="float">
            <text:p>-4,6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57" table:formula="of:=IF([.B$4]=&quot;&quot;;&quot;&quot;;IF([.$A28]=&quot;&quot;;&quot;&quot;;IF(VLOOKUP([.$A28];INDIRECT([.B$4]&amp;&quot;!$a$4:$bb$200&quot;);[.B$3];0)=&quot;não entregou&quot;;0;VLOOKUP([.$A28];INDIRECT([.B$4]&amp;&quot;!$a$4:$bb$200&quot;);[.B$3];0))))" office:value-type="float" office:value="6.74" calcext:value-type="float">
            <text:p>6,7</text:p>
          </table:table-cell>
          <table:table-cell table:style-name="ce57" table:formula="of:=IF([.C$4]=&quot;&quot;;&quot;&quot;;IF([.$A28]=&quot;&quot;;&quot;&quot;;IF(VLOOKUP([.$A28];INDIRECT([.C$4]&amp;&quot;!$a$4:$bb$200&quot;);[.C$3];0)=&quot;não entregou&quot;;0;VLOOKUP([.$A28];INDIRECT([.C$4]&amp;&quot;!$a$4:$bb$200&quot;);[.C$3];0))))" office:value-type="float" office:value="7.6575" calcext:value-type="float">
            <text:p>7,7</text:p>
          </table:table-cell>
          <table:table-cell table:style-name="ce57" table:formula="of:=IF([.D$4]=&quot;&quot;;&quot;&quot;;IF([.$A28]=&quot;&quot;;&quot;&quot;;IF(VLOOKUP([.$A28];INDIRECT([.D$4]&amp;&quot;!$a$4:$bb$200&quot;);[.D$3];0)=&quot;não entregou&quot;;0;VLOOKUP([.$A28];INDIRECT([.D$4]&amp;&quot;!$a$4:$bb$200&quot;);[.D$3];0))))">
            <text:p/>
          </table:table-cell>
          <table:table-cell table:style-name="ce57" table:formula="of:=IF([.E$4]=&quot;&quot;;&quot;&quot;;IF([.$A28]=&quot;&quot;;&quot;&quot;;IF(VLOOKUP([.$A28];INDIRECT([.E$4]&amp;&quot;!$a$4:$bb$200&quot;);[.E$3];0)=&quot;não entregou&quot;;0;VLOOKUP([.$A28];INDIRECT([.E$4]&amp;&quot;!$a$4:$bb$200&quot;);[.E$3];0))))">
            <text:p/>
          </table:table-cell>
          <table:table-cell table:style-name="ce57" table:formula="of:=IF([.F$4]=&quot;&quot;;&quot;&quot;;IF([.$A28]=&quot;&quot;;&quot;&quot;;IF(VLOOKUP([.$A28];INDIRECT([.F$4]&amp;&quot;!$a$4:$bb$200&quot;);[.F$3];0)=&quot;não entregou&quot;;0;VLOOKUP([.$A28];INDIRECT([.F$4]&amp;&quot;!$a$4:$bb$200&quot;);[.F$3];0))))">
            <text:p/>
          </table:table-cell>
          <table:table-cell table:style-name="ce57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57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57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57" table:formula="of:=IF([.A28]=&quot;&quot;;&quot;&quot;;IF(SUM([.$B$7:.$H$7])=0;&quot;&quot;;SUMPRODUCT([.$B$7:.$H$7];[.B28:.H28])/SUM([.$B$7:.$H$7])))" office:value-type="float" office:value="7.107" calcext:value-type="float">
            <text:p>7,1</text:p>
          </table:table-cell>
          <table:table-cell table:style-name="ce114"/>
          <table:table-cell table:style-name="ce116" table:formula="of:=IF([.$A28]=&quot;&quot;;&quot;&quot;;IF([.K$4]=&quot;&quot;;[.J28];IF([.K28]=&quot;&quot;;[.J28];SUM(([.K28]*[.$K$4])+([.J28]*(10-[.$K$4])))/10)))" office:value-type="float" office:value="7.107" calcext:value-type="float">
            <text:p>7,1</text:p>
          </table:table-cell>
          <table:table-cell table:style-name="ce40" table:formula="of:=(60 - (([.B28]*6)+([.C28]*4)))/2.4" office:value-type="float" office:value="-4.6125" calcext:value-type="float">
            <text:p>-4,61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57" table:formula="of:=IF([.B$4]=&quot;&quot;;&quot;&quot;;IF([.$A29]=&quot;&quot;;&quot;&quot;;IF(VLOOKUP([.$A29];INDIRECT([.B$4]&amp;&quot;!$a$4:$bb$200&quot;);[.B$3];0)=&quot;não entregou&quot;;0;VLOOKUP([.$A29];INDIRECT([.B$4]&amp;&quot;!$a$4:$bb$200&quot;);[.B$3];0))))" office:value-type="float" office:value="9.55" calcext:value-type="float">
            <text:p>9,6</text:p>
          </table:table-cell>
          <table:table-cell table:style-name="ce57" table:formula="of:=IF([.C$4]=&quot;&quot;;&quot;&quot;;IF([.$A29]=&quot;&quot;;&quot;&quot;;IF(VLOOKUP([.$A29];INDIRECT([.C$4]&amp;&quot;!$a$4:$bb$200&quot;);[.C$3];0)=&quot;não entregou&quot;;0;VLOOKUP([.$A29];INDIRECT([.C$4]&amp;&quot;!$a$4:$bb$200&quot;);[.C$3];0))))" office:value-type="float" office:value="8.6265" calcext:value-type="float">
            <text:p>8,6</text:p>
          </table:table-cell>
          <table:table-cell table:style-name="ce57" table:formula="of:=IF([.D$4]=&quot;&quot;;&quot;&quot;;IF([.$A29]=&quot;&quot;;&quot;&quot;;IF(VLOOKUP([.$A29];INDIRECT([.D$4]&amp;&quot;!$a$4:$bb$200&quot;);[.D$3];0)=&quot;não entregou&quot;;0;VLOOKUP([.$A29];INDIRECT([.D$4]&amp;&quot;!$a$4:$bb$200&quot;);[.D$3];0))))">
            <text:p/>
          </table:table-cell>
          <table:table-cell table:style-name="ce57" table:formula="of:=IF([.E$4]=&quot;&quot;;&quot;&quot;;IF([.$A29]=&quot;&quot;;&quot;&quot;;IF(VLOOKUP([.$A29];INDIRECT([.E$4]&amp;&quot;!$a$4:$bb$200&quot;);[.E$3];0)=&quot;não entregou&quot;;0;VLOOKUP([.$A29];INDIRECT([.E$4]&amp;&quot;!$a$4:$bb$200&quot;);[.E$3];0))))">
            <text:p/>
          </table:table-cell>
          <table:table-cell table:style-name="ce57" table:formula="of:=IF([.F$4]=&quot;&quot;;&quot;&quot;;IF([.$A29]=&quot;&quot;;&quot;&quot;;IF(VLOOKUP([.$A29];INDIRECT([.F$4]&amp;&quot;!$a$4:$bb$200&quot;);[.F$3];0)=&quot;não entregou&quot;;0;VLOOKUP([.$A29];INDIRECT([.F$4]&amp;&quot;!$a$4:$bb$200&quot;);[.F$3];0))))">
            <text:p/>
          </table:table-cell>
          <table:table-cell table:style-name="ce57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57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57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57" table:formula="of:=IF([.A29]=&quot;&quot;;&quot;&quot;;IF(SUM([.$B$7:.$H$7])=0;&quot;&quot;;SUMPRODUCT([.$B$7:.$H$7];[.B29:.H29])/SUM([.$B$7:.$H$7])))" office:value-type="float" office:value="9.1806" calcext:value-type="float">
            <text:p>9,2</text:p>
          </table:table-cell>
          <table:table-cell table:style-name="ce114"/>
          <table:table-cell table:style-name="ce116" table:formula="of:=IF([.$A29]=&quot;&quot;;&quot;&quot;;IF([.K$4]=&quot;&quot;;[.J29];IF([.K29]=&quot;&quot;;[.J29];SUM(([.K29]*[.$K$4])+([.J29]*(10-[.$K$4])))/10)))" office:value-type="float" office:value="9.1806" calcext:value-type="float">
            <text:p>9,2</text:p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57" table:formula="of:=IF([.C$4]=&quot;&quot;;&quot;&quot;;IF([.$A30]=&quot;&quot;;&quot;&quot;;IF(VLOOKUP([.$A30];INDIRECT([.C$4]&amp;&quot;!$a$4:$bb$200&quot;);[.C$3];0)=&quot;não entregou&quot;;0;VLOOKUP([.$A30];INDIRECT([.C$4]&amp;&quot;!$a$4:$bb$200&quot;);[.C$3];0))))">
            <text:p/>
          </table:table-cell>
          <table:table-cell table:style-name="ce57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57" table:formula="of:=IF([.E$4]=&quot;&quot;;&quot;&quot;;IF([.$A30]=&quot;&quot;;&quot;&quot;;IF(VLOOKUP([.$A30];INDIRECT([.E$4]&amp;&quot;!$a$4:$bb$200&quot;);[.E$3];0)=&quot;não entregou&quot;;0;VLOOKUP([.$A30];INDIRECT([.E$4]&amp;&quot;!$a$4:$bb$200&quot;);[.E$3];0))))">
            <text:p/>
          </table:table-cell>
          <table:table-cell table:style-name="ce57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57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57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57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57" table:formula="of:=IF([.A30]=&quot;&quot;;&quot;&quot;;IF(SUM([.$B$7:.$H$7])=0;&quot;&quot;;SUMPRODUCT([.$B$7:.$H$7];[.B30:.H30])/SUM([.$B$7:.$H$7])))">
            <text:p/>
          </table:table-cell>
          <table:table-cell table:style-name="ce114"/>
          <table:table-cell table:style-name="ce116" table:formula="of:=IF([.$A30]=&quot;&quot;;&quot;&quot;;IF([.K$4]=&quot;&quot;;[.J30];IF([.K30]=&quot;&quot;;[.J30];SUM(([.K30]*[.$K$4])+([.J3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57" table:formula="of:=IF([.C$4]=&quot;&quot;;&quot;&quot;;IF([.$A31]=&quot;&quot;;&quot;&quot;;IF(VLOOKUP([.$A31];INDIRECT([.C$4]&amp;&quot;!$a$4:$bb$200&quot;);[.C$3];0)=&quot;não entregou&quot;;0;VLOOKUP([.$A31];INDIRECT([.C$4]&amp;&quot;!$a$4:$bb$200&quot;);[.C$3];0))))">
            <text:p/>
          </table:table-cell>
          <table:table-cell table:style-name="ce57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57" table:formula="of:=IF([.E$4]=&quot;&quot;;&quot;&quot;;IF([.$A31]=&quot;&quot;;&quot;&quot;;IF(VLOOKUP([.$A31];INDIRECT([.E$4]&amp;&quot;!$a$4:$bb$200&quot;);[.E$3];0)=&quot;não entregou&quot;;0;VLOOKUP([.$A31];INDIRECT([.E$4]&amp;&quot;!$a$4:$bb$200&quot;);[.E$3];0))))">
            <text:p/>
          </table:table-cell>
          <table:table-cell table:style-name="ce57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57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57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57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57" table:formula="of:=IF([.A31]=&quot;&quot;;&quot;&quot;;IF(SUM([.$B$7:.$H$7])=0;&quot;&quot;;SUMPRODUCT([.$B$7:.$H$7];[.B31:.H31])/SUM([.$B$7:.$H$7])))">
            <text:p/>
          </table:table-cell>
          <table:table-cell table:style-name="ce114"/>
          <table:table-cell table:style-name="ce116" table:formula="of:=IF([.$A31]=&quot;&quot;;&quot;&quot;;IF([.K$4]=&quot;&quot;;[.J31];IF([.K31]=&quot;&quot;;[.J31];SUM(([.K31]*[.$K$4])+([.J3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57" table:formula="of:=IF([.C$4]=&quot;&quot;;&quot;&quot;;IF([.$A32]=&quot;&quot;;&quot;&quot;;IF(VLOOKUP([.$A32];INDIRECT([.C$4]&amp;&quot;!$a$4:$bb$200&quot;);[.C$3];0)=&quot;não entregou&quot;;0;VLOOKUP([.$A32];INDIRECT([.C$4]&amp;&quot;!$a$4:$bb$200&quot;);[.C$3];0))))">
            <text:p/>
          </table:table-cell>
          <table:table-cell table:style-name="ce57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57" table:formula="of:=IF([.E$4]=&quot;&quot;;&quot;&quot;;IF([.$A32]=&quot;&quot;;&quot;&quot;;IF(VLOOKUP([.$A32];INDIRECT([.E$4]&amp;&quot;!$a$4:$bb$200&quot;);[.E$3];0)=&quot;não entregou&quot;;0;VLOOKUP([.$A32];INDIRECT([.E$4]&amp;&quot;!$a$4:$bb$200&quot;);[.E$3];0))))">
            <text:p/>
          </table:table-cell>
          <table:table-cell table:style-name="ce57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57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57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57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57" table:formula="of:=IF([.A32]=&quot;&quot;;&quot;&quot;;IF(SUM([.$B$7:.$H$7])=0;&quot;&quot;;SUMPRODUCT([.$B$7:.$H$7];[.B32:.H32])/SUM([.$B$7:.$H$7])))">
            <text:p/>
          </table:table-cell>
          <table:table-cell table:style-name="ce114"/>
          <table:table-cell table:style-name="ce116" table:formula="of:=IF([.$A32]=&quot;&quot;;&quot;&quot;;IF([.K$4]=&quot;&quot;;[.J32];IF([.K32]=&quot;&quot;;[.J32];SUM(([.K32]*[.$K$4])+([.J3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57" table:formula="of:=IF([.C$4]=&quot;&quot;;&quot;&quot;;IF([.$A33]=&quot;&quot;;&quot;&quot;;IF(VLOOKUP([.$A33];INDIRECT([.C$4]&amp;&quot;!$a$4:$bb$200&quot;);[.C$3];0)=&quot;não entregou&quot;;0;VLOOKUP([.$A33];INDIRECT([.C$4]&amp;&quot;!$a$4:$bb$200&quot;);[.C$3];0))))">
            <text:p/>
          </table:table-cell>
          <table:table-cell table:style-name="ce57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57" table:formula="of:=IF([.E$4]=&quot;&quot;;&quot;&quot;;IF([.$A33]=&quot;&quot;;&quot;&quot;;IF(VLOOKUP([.$A33];INDIRECT([.E$4]&amp;&quot;!$a$4:$bb$200&quot;);[.E$3];0)=&quot;não entregou&quot;;0;VLOOKUP([.$A33];INDIRECT([.E$4]&amp;&quot;!$a$4:$bb$200&quot;);[.E$3];0))))">
            <text:p/>
          </table:table-cell>
          <table:table-cell table:style-name="ce57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57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57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57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57" table:formula="of:=IF([.A33]=&quot;&quot;;&quot;&quot;;IF(SUM([.$B$7:.$H$7])=0;&quot;&quot;;SUMPRODUCT([.$B$7:.$H$7];[.B33:.H33])/SUM([.$B$7:.$H$7])))">
            <text:p/>
          </table:table-cell>
          <table:table-cell table:style-name="ce114"/>
          <table:table-cell table:style-name="ce116" table:formula="of:=IF([.$A33]=&quot;&quot;;&quot;&quot;;IF([.K$4]=&quot;&quot;;[.J33];IF([.K33]=&quot;&quot;;[.J33];SUM(([.K33]*[.$K$4])+([.J33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57" table:formula="of:=IF([.C$4]=&quot;&quot;;&quot;&quot;;IF([.$A34]=&quot;&quot;;&quot;&quot;;IF(VLOOKUP([.$A34];INDIRECT([.C$4]&amp;&quot;!$a$4:$bb$200&quot;);[.C$3];0)=&quot;não entregou&quot;;0;VLOOKUP([.$A34];INDIRECT([.C$4]&amp;&quot;!$a$4:$bb$200&quot;);[.C$3];0))))">
            <text:p/>
          </table:table-cell>
          <table:table-cell table:style-name="ce57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57" table:formula="of:=IF([.E$4]=&quot;&quot;;&quot;&quot;;IF([.$A34]=&quot;&quot;;&quot;&quot;;IF(VLOOKUP([.$A34];INDIRECT([.E$4]&amp;&quot;!$a$4:$bb$200&quot;);[.E$3];0)=&quot;não entregou&quot;;0;VLOOKUP([.$A34];INDIRECT([.E$4]&amp;&quot;!$a$4:$bb$200&quot;);[.E$3];0))))">
            <text:p/>
          </table:table-cell>
          <table:table-cell table:style-name="ce57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57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57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57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57" table:formula="of:=IF([.A34]=&quot;&quot;;&quot;&quot;;IF(SUM([.$B$7:.$H$7])=0;&quot;&quot;;SUMPRODUCT([.$B$7:.$H$7];[.B34:.H34])/SUM([.$B$7:.$H$7])))">
            <text:p/>
          </table:table-cell>
          <table:table-cell table:style-name="ce114"/>
          <table:table-cell table:style-name="ce116" table:formula="of:=IF([.$A34]=&quot;&quot;;&quot;&quot;;IF([.K$4]=&quot;&quot;;[.J34];IF([.K34]=&quot;&quot;;[.J34];SUM(([.K34]*[.$K$4])+([.J34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57" table:formula="of:=IF([.C$4]=&quot;&quot;;&quot;&quot;;IF([.$A35]=&quot;&quot;;&quot;&quot;;IF(VLOOKUP([.$A35];INDIRECT([.C$4]&amp;&quot;!$a$4:$bb$200&quot;);[.C$3];0)=&quot;não entregou&quot;;0;VLOOKUP([.$A35];INDIRECT([.C$4]&amp;&quot;!$a$4:$bb$200&quot;);[.C$3];0))))">
            <text:p/>
          </table:table-cell>
          <table:table-cell table:style-name="ce57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57" table:formula="of:=IF([.E$4]=&quot;&quot;;&quot;&quot;;IF([.$A35]=&quot;&quot;;&quot;&quot;;IF(VLOOKUP([.$A35];INDIRECT([.E$4]&amp;&quot;!$a$4:$bb$200&quot;);[.E$3];0)=&quot;não entregou&quot;;0;VLOOKUP([.$A35];INDIRECT([.E$4]&amp;&quot;!$a$4:$bb$200&quot;);[.E$3];0))))">
            <text:p/>
          </table:table-cell>
          <table:table-cell table:style-name="ce57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57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57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57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57" table:formula="of:=IF([.A35]=&quot;&quot;;&quot;&quot;;IF(SUM([.$B$7:.$H$7])=0;&quot;&quot;;SUMPRODUCT([.$B$7:.$H$7];[.B35:.H35])/SUM([.$B$7:.$H$7])))">
            <text:p/>
          </table:table-cell>
          <table:table-cell table:style-name="ce114"/>
          <table:table-cell table:style-name="ce116" table:formula="of:=IF([.$A35]=&quot;&quot;;&quot;&quot;;IF([.K$4]=&quot;&quot;;[.J35];IF([.K35]=&quot;&quot;;[.J35];SUM(([.K35]*[.$K$4])+([.J35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57" table:formula="of:=IF([.C$4]=&quot;&quot;;&quot;&quot;;IF([.$A36]=&quot;&quot;;&quot;&quot;;IF(VLOOKUP([.$A36];INDIRECT([.C$4]&amp;&quot;!$a$4:$bb$200&quot;);[.C$3];0)=&quot;não entregou&quot;;0;VLOOKUP([.$A36];INDIRECT([.C$4]&amp;&quot;!$a$4:$bb$200&quot;);[.C$3];0))))">
            <text:p/>
          </table:table-cell>
          <table:table-cell table:style-name="ce57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57" table:formula="of:=IF([.E$4]=&quot;&quot;;&quot;&quot;;IF([.$A36]=&quot;&quot;;&quot;&quot;;IF(VLOOKUP([.$A36];INDIRECT([.E$4]&amp;&quot;!$a$4:$bb$200&quot;);[.E$3];0)=&quot;não entregou&quot;;0;VLOOKUP([.$A36];INDIRECT([.E$4]&amp;&quot;!$a$4:$bb$200&quot;);[.E$3];0))))">
            <text:p/>
          </table:table-cell>
          <table:table-cell table:style-name="ce57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57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57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57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57" table:formula="of:=IF([.A36]=&quot;&quot;;&quot;&quot;;IF(SUM([.$B$7:.$H$7])=0;&quot;&quot;;SUMPRODUCT([.$B$7:.$H$7];[.B36:.H36])/SUM([.$B$7:.$H$7])))">
            <text:p/>
          </table:table-cell>
          <table:table-cell table:style-name="ce114"/>
          <table:table-cell table:style-name="ce116" table:formula="of:=IF([.$A36]=&quot;&quot;;&quot;&quot;;IF([.K$4]=&quot;&quot;;[.J36];IF([.K36]=&quot;&quot;;[.J36];SUM(([.K36]*[.$K$4])+([.J36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57" table:formula="of:=IF([.C$4]=&quot;&quot;;&quot;&quot;;IF([.$A37]=&quot;&quot;;&quot;&quot;;IF(VLOOKUP([.$A37];INDIRECT([.C$4]&amp;&quot;!$a$4:$bb$200&quot;);[.C$3];0)=&quot;não entregou&quot;;0;VLOOKUP([.$A37];INDIRECT([.C$4]&amp;&quot;!$a$4:$bb$200&quot;);[.C$3];0))))">
            <text:p/>
          </table:table-cell>
          <table:table-cell table:style-name="ce57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57" table:formula="of:=IF([.E$4]=&quot;&quot;;&quot;&quot;;IF([.$A37]=&quot;&quot;;&quot;&quot;;IF(VLOOKUP([.$A37];INDIRECT([.E$4]&amp;&quot;!$a$4:$bb$200&quot;);[.E$3];0)=&quot;não entregou&quot;;0;VLOOKUP([.$A37];INDIRECT([.E$4]&amp;&quot;!$a$4:$bb$200&quot;);[.E$3];0))))">
            <text:p/>
          </table:table-cell>
          <table:table-cell table:style-name="ce57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57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57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57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57" table:formula="of:=IF([.A37]=&quot;&quot;;&quot;&quot;;IF(SUM([.$B$7:.$H$7])=0;&quot;&quot;;SUMPRODUCT([.$B$7:.$H$7];[.B37:.H37])/SUM([.$B$7:.$H$7])))">
            <text:p/>
          </table:table-cell>
          <table:table-cell table:style-name="ce114"/>
          <table:table-cell table:style-name="ce116" table:formula="of:=IF([.$A37]=&quot;&quot;;&quot;&quot;;IF([.K$4]=&quot;&quot;;[.J37];IF([.K37]=&quot;&quot;;[.J37];SUM(([.K37]*[.$K$4])+([.J37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57" table:formula="of:=IF([.C$4]=&quot;&quot;;&quot;&quot;;IF([.$A38]=&quot;&quot;;&quot;&quot;;IF(VLOOKUP([.$A38];INDIRECT([.C$4]&amp;&quot;!$a$4:$bb$200&quot;);[.C$3];0)=&quot;não entregou&quot;;0;VLOOKUP([.$A38];INDIRECT([.C$4]&amp;&quot;!$a$4:$bb$200&quot;);[.C$3];0))))">
            <text:p/>
          </table:table-cell>
          <table:table-cell table:style-name="ce57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57" table:formula="of:=IF([.E$4]=&quot;&quot;;&quot;&quot;;IF([.$A38]=&quot;&quot;;&quot;&quot;;IF(VLOOKUP([.$A38];INDIRECT([.E$4]&amp;&quot;!$a$4:$bb$200&quot;);[.E$3];0)=&quot;não entregou&quot;;0;VLOOKUP([.$A38];INDIRECT([.E$4]&amp;&quot;!$a$4:$bb$200&quot;);[.E$3];0))))">
            <text:p/>
          </table:table-cell>
          <table:table-cell table:style-name="ce57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57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57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57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57" table:formula="of:=IF([.A38]=&quot;&quot;;&quot;&quot;;IF(SUM([.$B$7:.$H$7])=0;&quot;&quot;;SUMPRODUCT([.$B$7:.$H$7];[.B38:.H38])/SUM([.$B$7:.$H$7])))">
            <text:p/>
          </table:table-cell>
          <table:table-cell table:style-name="ce114"/>
          <table:table-cell table:style-name="ce116" table:formula="of:=IF([.$A38]=&quot;&quot;;&quot;&quot;;IF([.K$4]=&quot;&quot;;[.J38];IF([.K38]=&quot;&quot;;[.J38];SUM(([.K38]*[.$K$4])+([.J38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57" table:formula="of:=IF([.C$4]=&quot;&quot;;&quot;&quot;;IF([.$A39]=&quot;&quot;;&quot;&quot;;IF(VLOOKUP([.$A39];INDIRECT([.C$4]&amp;&quot;!$a$4:$bb$200&quot;);[.C$3];0)=&quot;não entregou&quot;;0;VLOOKUP([.$A39];INDIRECT([.C$4]&amp;&quot;!$a$4:$bb$200&quot;);[.C$3];0))))">
            <text:p/>
          </table:table-cell>
          <table:table-cell table:style-name="ce57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57" table:formula="of:=IF([.E$4]=&quot;&quot;;&quot;&quot;;IF([.$A39]=&quot;&quot;;&quot;&quot;;IF(VLOOKUP([.$A39];INDIRECT([.E$4]&amp;&quot;!$a$4:$bb$200&quot;);[.E$3];0)=&quot;não entregou&quot;;0;VLOOKUP([.$A39];INDIRECT([.E$4]&amp;&quot;!$a$4:$bb$200&quot;);[.E$3];0))))">
            <text:p/>
          </table:table-cell>
          <table:table-cell table:style-name="ce57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57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57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57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57" table:formula="of:=IF([.A39]=&quot;&quot;;&quot;&quot;;IF(SUM([.$B$7:.$H$7])=0;&quot;&quot;;SUMPRODUCT([.$B$7:.$H$7];[.B39:.H39])/SUM([.$B$7:.$H$7])))">
            <text:p/>
          </table:table-cell>
          <table:table-cell table:style-name="ce114"/>
          <table:table-cell table:style-name="ce116" table:formula="of:=IF([.$A39]=&quot;&quot;;&quot;&quot;;IF([.K$4]=&quot;&quot;;[.J39];IF([.K39]=&quot;&quot;;[.J39];SUM(([.K39]*[.$K$4])+([.J39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57" table:formula="of:=IF([.C$4]=&quot;&quot;;&quot;&quot;;IF([.$A40]=&quot;&quot;;&quot;&quot;;IF(VLOOKUP([.$A40];INDIRECT([.C$4]&amp;&quot;!$a$4:$bb$200&quot;);[.C$3];0)=&quot;não entregou&quot;;0;VLOOKUP([.$A40];INDIRECT([.C$4]&amp;&quot;!$a$4:$bb$200&quot;);[.C$3];0))))">
            <text:p/>
          </table:table-cell>
          <table:table-cell table:style-name="ce57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57" table:formula="of:=IF([.E$4]=&quot;&quot;;&quot;&quot;;IF([.$A40]=&quot;&quot;;&quot;&quot;;IF(VLOOKUP([.$A40];INDIRECT([.E$4]&amp;&quot;!$a$4:$bb$200&quot;);[.E$3];0)=&quot;não entregou&quot;;0;VLOOKUP([.$A40];INDIRECT([.E$4]&amp;&quot;!$a$4:$bb$200&quot;);[.E$3];0))))">
            <text:p/>
          </table:table-cell>
          <table:table-cell table:style-name="ce57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57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57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57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57" table:formula="of:=IF([.A40]=&quot;&quot;;&quot;&quot;;IF(SUM([.$B$7:.$H$7])=0;&quot;&quot;;SUMPRODUCT([.$B$7:.$H$7];[.B40:.H40])/SUM([.$B$7:.$H$7])))">
            <text:p/>
          </table:table-cell>
          <table:table-cell table:style-name="ce114"/>
          <table:table-cell table:style-name="ce116" table:formula="of:=IF([.$A40]=&quot;&quot;;&quot;&quot;;IF([.K$4]=&quot;&quot;;[.J40];IF([.K40]=&quot;&quot;;[.J40];SUM(([.K40]*[.$K$4])+([.J4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57" table:formula="of:=IF([.C$4]=&quot;&quot;;&quot;&quot;;IF([.$A41]=&quot;&quot;;&quot;&quot;;IF(VLOOKUP([.$A41];INDIRECT([.C$4]&amp;&quot;!$a$4:$bb$200&quot;);[.C$3];0)=&quot;não entregou&quot;;0;VLOOKUP([.$A41];INDIRECT([.C$4]&amp;&quot;!$a$4:$bb$200&quot;);[.C$3];0))))">
            <text:p/>
          </table:table-cell>
          <table:table-cell table:style-name="ce57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57" table:formula="of:=IF([.E$4]=&quot;&quot;;&quot;&quot;;IF([.$A41]=&quot;&quot;;&quot;&quot;;IF(VLOOKUP([.$A41];INDIRECT([.E$4]&amp;&quot;!$a$4:$bb$200&quot;);[.E$3];0)=&quot;não entregou&quot;;0;VLOOKUP([.$A41];INDIRECT([.E$4]&amp;&quot;!$a$4:$bb$200&quot;);[.E$3];0))))">
            <text:p/>
          </table:table-cell>
          <table:table-cell table:style-name="ce57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57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57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57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57" table:formula="of:=IF([.A41]=&quot;&quot;;&quot;&quot;;IF(SUM([.$B$7:.$H$7])=0;&quot;&quot;;SUMPRODUCT([.$B$7:.$H$7];[.B41:.H41])/SUM([.$B$7:.$H$7])))">
            <text:p/>
          </table:table-cell>
          <table:table-cell table:style-name="ce114"/>
          <table:table-cell table:style-name="ce116" table:formula="of:=IF([.$A41]=&quot;&quot;;&quot;&quot;;IF([.K$4]=&quot;&quot;;[.J41];IF([.K41]=&quot;&quot;;[.J41];SUM(([.K41]*[.$K$4])+([.J4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57" table:formula="of:=IF([.C$4]=&quot;&quot;;&quot;&quot;;IF([.$A42]=&quot;&quot;;&quot;&quot;;IF(VLOOKUP([.$A42];INDIRECT([.C$4]&amp;&quot;!$a$4:$bb$200&quot;);[.C$3];0)=&quot;não entregou&quot;;0;VLOOKUP([.$A42];INDIRECT([.C$4]&amp;&quot;!$a$4:$bb$200&quot;);[.C$3];0))))">
            <text:p/>
          </table:table-cell>
          <table:table-cell table:style-name="ce57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57" table:formula="of:=IF([.E$4]=&quot;&quot;;&quot;&quot;;IF([.$A42]=&quot;&quot;;&quot;&quot;;IF(VLOOKUP([.$A42];INDIRECT([.E$4]&amp;&quot;!$a$4:$bb$200&quot;);[.E$3];0)=&quot;não entregou&quot;;0;VLOOKUP([.$A42];INDIRECT([.E$4]&amp;&quot;!$a$4:$bb$200&quot;);[.E$3];0))))">
            <text:p/>
          </table:table-cell>
          <table:table-cell table:style-name="ce57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57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57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57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57" table:formula="of:=IF([.A42]=&quot;&quot;;&quot;&quot;;IF(SUM([.$B$7:.$H$7])=0;&quot;&quot;;SUMPRODUCT([.$B$7:.$H$7];[.B42:.H42])/SUM([.$B$7:.$H$7])))">
            <text:p/>
          </table:table-cell>
          <table:table-cell table:style-name="ce114"/>
          <table:table-cell table:style-name="ce116" table:formula="of:=IF([.$A42]=&quot;&quot;;&quot;&quot;;IF([.K$4]=&quot;&quot;;[.J42];IF([.K42]=&quot;&quot;;[.J42];SUM(([.K42]*[.$K$4])+([.J4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57" table:formula="of:=IF([.C$4]=&quot;&quot;;&quot;&quot;;IF([.$A43]=&quot;&quot;;&quot;&quot;;IF(VLOOKUP([.$A43];INDIRECT([.C$4]&amp;&quot;!$a$4:$bb$200&quot;);[.C$3];0)=&quot;não entregou&quot;;0;VLOOKUP([.$A43];INDIRECT([.C$4]&amp;&quot;!$a$4:$bb$200&quot;);[.C$3];0))))">
            <text:p/>
          </table:table-cell>
          <table:table-cell table:style-name="ce57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57" table:formula="of:=IF([.E$4]=&quot;&quot;;&quot;&quot;;IF([.$A43]=&quot;&quot;;&quot;&quot;;IF(VLOOKUP([.$A43];INDIRECT([.E$4]&amp;&quot;!$a$4:$bb$200&quot;);[.E$3];0)=&quot;não entregou&quot;;0;VLOOKUP([.$A43];INDIRECT([.E$4]&amp;&quot;!$a$4:$bb$200&quot;);[.E$3];0))))">
            <text:p/>
          </table:table-cell>
          <table:table-cell table:style-name="ce57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57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57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57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57" table:formula="of:=IF([.A43]=&quot;&quot;;&quot;&quot;;IF(SUM([.$B$7:.$H$7])=0;&quot;&quot;;SUMPRODUCT([.$B$7:.$H$7];[.B43:.H43])/SUM([.$B$7:.$H$7])))">
            <text:p/>
          </table:table-cell>
          <table:table-cell table:style-name="ce114"/>
          <table:table-cell table:style-name="ce116" table:formula="of:=IF([.$A43]=&quot;&quot;;&quot;&quot;;IF([.K$4]=&quot;&quot;;[.J43];IF([.K43]=&quot;&quot;;[.J43];SUM(([.K43]*[.$K$4])+([.J43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57" table:formula="of:=IF([.C$4]=&quot;&quot;;&quot;&quot;;IF([.$A44]=&quot;&quot;;&quot;&quot;;IF(VLOOKUP([.$A44];INDIRECT([.C$4]&amp;&quot;!$a$4:$bb$200&quot;);[.C$3];0)=&quot;não entregou&quot;;0;VLOOKUP([.$A44];INDIRECT([.C$4]&amp;&quot;!$a$4:$bb$200&quot;);[.C$3];0))))">
            <text:p/>
          </table:table-cell>
          <table:table-cell table:style-name="ce57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57" table:formula="of:=IF([.E$4]=&quot;&quot;;&quot;&quot;;IF([.$A44]=&quot;&quot;;&quot;&quot;;IF(VLOOKUP([.$A44];INDIRECT([.E$4]&amp;&quot;!$a$4:$bb$200&quot;);[.E$3];0)=&quot;não entregou&quot;;0;VLOOKUP([.$A44];INDIRECT([.E$4]&amp;&quot;!$a$4:$bb$200&quot;);[.E$3];0))))">
            <text:p/>
          </table:table-cell>
          <table:table-cell table:style-name="ce57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57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57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57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57" table:formula="of:=IF([.A44]=&quot;&quot;;&quot;&quot;;IF(SUM([.$B$7:.$H$7])=0;&quot;&quot;;SUMPRODUCT([.$B$7:.$H$7];[.B44:.H44])/SUM([.$B$7:.$H$7])))">
            <text:p/>
          </table:table-cell>
          <table:table-cell table:style-name="ce114"/>
          <table:table-cell table:style-name="ce116" table:formula="of:=IF([.$A44]=&quot;&quot;;&quot;&quot;;IF([.K$4]=&quot;&quot;;[.J44];IF([.K44]=&quot;&quot;;[.J44];SUM(([.K44]*[.$K$4])+([.J44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57" table:formula="of:=IF([.C$4]=&quot;&quot;;&quot;&quot;;IF([.$A45]=&quot;&quot;;&quot;&quot;;IF(VLOOKUP([.$A45];INDIRECT([.C$4]&amp;&quot;!$a$4:$bb$200&quot;);[.C$3];0)=&quot;não entregou&quot;;0;VLOOKUP([.$A45];INDIRECT([.C$4]&amp;&quot;!$a$4:$bb$200&quot;);[.C$3];0))))">
            <text:p/>
          </table:table-cell>
          <table:table-cell table:style-name="ce57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57" table:formula="of:=IF([.E$4]=&quot;&quot;;&quot;&quot;;IF([.$A45]=&quot;&quot;;&quot;&quot;;IF(VLOOKUP([.$A45];INDIRECT([.E$4]&amp;&quot;!$a$4:$bb$200&quot;);[.E$3];0)=&quot;não entregou&quot;;0;VLOOKUP([.$A45];INDIRECT([.E$4]&amp;&quot;!$a$4:$bb$200&quot;);[.E$3];0))))">
            <text:p/>
          </table:table-cell>
          <table:table-cell table:style-name="ce57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57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57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57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57" table:formula="of:=IF([.A45]=&quot;&quot;;&quot;&quot;;IF(SUM([.$B$7:.$H$7])=0;&quot;&quot;;SUMPRODUCT([.$B$7:.$H$7];[.B45:.H45])/SUM([.$B$7:.$H$7])))">
            <text:p/>
          </table:table-cell>
          <table:table-cell table:style-name="ce114"/>
          <table:table-cell table:style-name="ce116" table:formula="of:=IF([.$A45]=&quot;&quot;;&quot;&quot;;IF([.K$4]=&quot;&quot;;[.J45];IF([.K45]=&quot;&quot;;[.J45];SUM(([.K45]*[.$K$4])+([.J45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57" table:formula="of:=IF([.C$4]=&quot;&quot;;&quot;&quot;;IF([.$A46]=&quot;&quot;;&quot;&quot;;IF(VLOOKUP([.$A46];INDIRECT([.C$4]&amp;&quot;!$a$4:$bb$200&quot;);[.C$3];0)=&quot;não entregou&quot;;0;VLOOKUP([.$A46];INDIRECT([.C$4]&amp;&quot;!$a$4:$bb$200&quot;);[.C$3];0))))">
            <text:p/>
          </table:table-cell>
          <table:table-cell table:style-name="ce57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57" table:formula="of:=IF([.E$4]=&quot;&quot;;&quot;&quot;;IF([.$A46]=&quot;&quot;;&quot;&quot;;IF(VLOOKUP([.$A46];INDIRECT([.E$4]&amp;&quot;!$a$4:$bb$200&quot;);[.E$3];0)=&quot;não entregou&quot;;0;VLOOKUP([.$A46];INDIRECT([.E$4]&amp;&quot;!$a$4:$bb$200&quot;);[.E$3];0))))">
            <text:p/>
          </table:table-cell>
          <table:table-cell table:style-name="ce57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57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57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57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57" table:formula="of:=IF([.A46]=&quot;&quot;;&quot;&quot;;IF(SUM([.$B$7:.$H$7])=0;&quot;&quot;;SUMPRODUCT([.$B$7:.$H$7];[.B46:.H46])/SUM([.$B$7:.$H$7])))">
            <text:p/>
          </table:table-cell>
          <table:table-cell table:style-name="ce114"/>
          <table:table-cell table:style-name="ce116" table:formula="of:=IF([.$A46]=&quot;&quot;;&quot;&quot;;IF([.K$4]=&quot;&quot;;[.J46];IF([.K46]=&quot;&quot;;[.J46];SUM(([.K46]*[.$K$4])+([.J46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57" table:formula="of:=IF([.C$4]=&quot;&quot;;&quot;&quot;;IF([.$A47]=&quot;&quot;;&quot;&quot;;IF(VLOOKUP([.$A47];INDIRECT([.C$4]&amp;&quot;!$a$4:$bb$200&quot;);[.C$3];0)=&quot;não entregou&quot;;0;VLOOKUP([.$A47];INDIRECT([.C$4]&amp;&quot;!$a$4:$bb$200&quot;);[.C$3];0))))">
            <text:p/>
          </table:table-cell>
          <table:table-cell table:style-name="ce57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57" table:formula="of:=IF([.E$4]=&quot;&quot;;&quot;&quot;;IF([.$A47]=&quot;&quot;;&quot;&quot;;IF(VLOOKUP([.$A47];INDIRECT([.E$4]&amp;&quot;!$a$4:$bb$200&quot;);[.E$3];0)=&quot;não entregou&quot;;0;VLOOKUP([.$A47];INDIRECT([.E$4]&amp;&quot;!$a$4:$bb$200&quot;);[.E$3];0))))">
            <text:p/>
          </table:table-cell>
          <table:table-cell table:style-name="ce57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57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57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57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57" table:formula="of:=IF([.A47]=&quot;&quot;;&quot;&quot;;IF(SUM([.$B$7:.$H$7])=0;&quot;&quot;;SUMPRODUCT([.$B$7:.$H$7];[.B47:.H47])/SUM([.$B$7:.$H$7])))">
            <text:p/>
          </table:table-cell>
          <table:table-cell table:style-name="ce114"/>
          <table:table-cell table:style-name="ce116" table:formula="of:=IF([.$A47]=&quot;&quot;;&quot;&quot;;IF([.K$4]=&quot;&quot;;[.J47];IF([.K47]=&quot;&quot;;[.J47];SUM(([.K47]*[.$K$4])+([.J47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57" table:formula="of:=IF([.C$4]=&quot;&quot;;&quot;&quot;;IF([.$A48]=&quot;&quot;;&quot;&quot;;IF(VLOOKUP([.$A48];INDIRECT([.C$4]&amp;&quot;!$a$4:$bb$200&quot;);[.C$3];0)=&quot;não entregou&quot;;0;VLOOKUP([.$A48];INDIRECT([.C$4]&amp;&quot;!$a$4:$bb$200&quot;);[.C$3];0))))">
            <text:p/>
          </table:table-cell>
          <table:table-cell table:style-name="ce57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57" table:formula="of:=IF([.E$4]=&quot;&quot;;&quot;&quot;;IF([.$A48]=&quot;&quot;;&quot;&quot;;IF(VLOOKUP([.$A48];INDIRECT([.E$4]&amp;&quot;!$a$4:$bb$200&quot;);[.E$3];0)=&quot;não entregou&quot;;0;VLOOKUP([.$A48];INDIRECT([.E$4]&amp;&quot;!$a$4:$bb$200&quot;);[.E$3];0))))">
            <text:p/>
          </table:table-cell>
          <table:table-cell table:style-name="ce57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57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57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57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57" table:formula="of:=IF([.A48]=&quot;&quot;;&quot;&quot;;IF(SUM([.$B$7:.$H$7])=0;&quot;&quot;;SUMPRODUCT([.$B$7:.$H$7];[.B48:.H48])/SUM([.$B$7:.$H$7])))">
            <text:p/>
          </table:table-cell>
          <table:table-cell table:style-name="ce114"/>
          <table:table-cell table:style-name="ce116" table:formula="of:=IF([.$A48]=&quot;&quot;;&quot;&quot;;IF([.K$4]=&quot;&quot;;[.J48];IF([.K48]=&quot;&quot;;[.J48];SUM(([.K48]*[.$K$4])+([.J48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57" table:formula="of:=IF([.C$4]=&quot;&quot;;&quot;&quot;;IF([.$A49]=&quot;&quot;;&quot;&quot;;IF(VLOOKUP([.$A49];INDIRECT([.C$4]&amp;&quot;!$a$4:$bb$200&quot;);[.C$3];0)=&quot;não entregou&quot;;0;VLOOKUP([.$A49];INDIRECT([.C$4]&amp;&quot;!$a$4:$bb$200&quot;);[.C$3];0))))">
            <text:p/>
          </table:table-cell>
          <table:table-cell table:style-name="ce57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57" table:formula="of:=IF([.E$4]=&quot;&quot;;&quot;&quot;;IF([.$A49]=&quot;&quot;;&quot;&quot;;IF(VLOOKUP([.$A49];INDIRECT([.E$4]&amp;&quot;!$a$4:$bb$200&quot;);[.E$3];0)=&quot;não entregou&quot;;0;VLOOKUP([.$A49];INDIRECT([.E$4]&amp;&quot;!$a$4:$bb$200&quot;);[.E$3];0))))">
            <text:p/>
          </table:table-cell>
          <table:table-cell table:style-name="ce57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57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57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57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57" table:formula="of:=IF([.A49]=&quot;&quot;;&quot;&quot;;IF(SUM([.$B$7:.$H$7])=0;&quot;&quot;;SUMPRODUCT([.$B$7:.$H$7];[.B49:.H49])/SUM([.$B$7:.$H$7])))">
            <text:p/>
          </table:table-cell>
          <table:table-cell table:style-name="ce114"/>
          <table:table-cell table:style-name="ce116" table:formula="of:=IF([.$A49]=&quot;&quot;;&quot;&quot;;IF([.K$4]=&quot;&quot;;[.J49];IF([.K49]=&quot;&quot;;[.J49];SUM(([.K49]*[.$K$4])+([.J49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57" table:formula="of:=IF([.C$4]=&quot;&quot;;&quot;&quot;;IF([.$A50]=&quot;&quot;;&quot;&quot;;IF(VLOOKUP([.$A50];INDIRECT([.C$4]&amp;&quot;!$a$4:$bb$200&quot;);[.C$3];0)=&quot;não entregou&quot;;0;VLOOKUP([.$A50];INDIRECT([.C$4]&amp;&quot;!$a$4:$bb$200&quot;);[.C$3];0))))">
            <text:p/>
          </table:table-cell>
          <table:table-cell table:style-name="ce57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57" table:formula="of:=IF([.E$4]=&quot;&quot;;&quot;&quot;;IF([.$A50]=&quot;&quot;;&quot;&quot;;IF(VLOOKUP([.$A50];INDIRECT([.E$4]&amp;&quot;!$a$4:$bb$200&quot;);[.E$3];0)=&quot;não entregou&quot;;0;VLOOKUP([.$A50];INDIRECT([.E$4]&amp;&quot;!$a$4:$bb$200&quot;);[.E$3];0))))">
            <text:p/>
          </table:table-cell>
          <table:table-cell table:style-name="ce57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57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57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57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57" table:formula="of:=IF([.A50]=&quot;&quot;;&quot;&quot;;IF(SUM([.$B$7:.$H$7])=0;&quot;&quot;;SUMPRODUCT([.$B$7:.$H$7];[.B50:.H50])/SUM([.$B$7:.$H$7])))">
            <text:p/>
          </table:table-cell>
          <table:table-cell table:style-name="ce114"/>
          <table:table-cell table:style-name="ce116" table:formula="of:=IF([.$A50]=&quot;&quot;;&quot;&quot;;IF([.K$4]=&quot;&quot;;[.J50];IF([.K50]=&quot;&quot;;[.J50];SUM(([.K50]*[.$K$4])+([.J50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57" table:formula="of:=IF([.C$4]=&quot;&quot;;&quot;&quot;;IF([.$A51]=&quot;&quot;;&quot;&quot;;IF(VLOOKUP([.$A51];INDIRECT([.C$4]&amp;&quot;!$a$4:$bb$200&quot;);[.C$3];0)=&quot;não entregou&quot;;0;VLOOKUP([.$A51];INDIRECT([.C$4]&amp;&quot;!$a$4:$bb$200&quot;);[.C$3];0))))">
            <text:p/>
          </table:table-cell>
          <table:table-cell table:style-name="ce57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57" table:formula="of:=IF([.E$4]=&quot;&quot;;&quot;&quot;;IF([.$A51]=&quot;&quot;;&quot;&quot;;IF(VLOOKUP([.$A51];INDIRECT([.E$4]&amp;&quot;!$a$4:$bb$200&quot;);[.E$3];0)=&quot;não entregou&quot;;0;VLOOKUP([.$A51];INDIRECT([.E$4]&amp;&quot;!$a$4:$bb$200&quot;);[.E$3];0))))">
            <text:p/>
          </table:table-cell>
          <table:table-cell table:style-name="ce57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57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57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57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57" table:formula="of:=IF([.A51]=&quot;&quot;;&quot;&quot;;IF(SUM([.$B$7:.$H$7])=0;&quot;&quot;;SUMPRODUCT([.$B$7:.$H$7];[.B51:.H51])/SUM([.$B$7:.$H$7])))">
            <text:p/>
          </table:table-cell>
          <table:table-cell table:style-name="ce114"/>
          <table:table-cell table:style-name="ce116" table:formula="of:=IF([.$A51]=&quot;&quot;;&quot;&quot;;IF([.K$4]=&quot;&quot;;[.J51];IF([.K51]=&quot;&quot;;[.J51];SUM(([.K51]*[.$K$4])+([.J51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57" table:formula="of:=IF([.C$4]=&quot;&quot;;&quot;&quot;;IF([.$A52]=&quot;&quot;;&quot;&quot;;IF(VLOOKUP([.$A52];INDIRECT([.C$4]&amp;&quot;!$a$4:$bb$200&quot;);[.C$3];0)=&quot;não entregou&quot;;0;VLOOKUP([.$A52];INDIRECT([.C$4]&amp;&quot;!$a$4:$bb$200&quot;);[.C$3];0))))">
            <text:p/>
          </table:table-cell>
          <table:table-cell table:style-name="ce57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57" table:formula="of:=IF([.E$4]=&quot;&quot;;&quot;&quot;;IF([.$A52]=&quot;&quot;;&quot;&quot;;IF(VLOOKUP([.$A52];INDIRECT([.E$4]&amp;&quot;!$a$4:$bb$200&quot;);[.E$3];0)=&quot;não entregou&quot;;0;VLOOKUP([.$A52];INDIRECT([.E$4]&amp;&quot;!$a$4:$bb$200&quot;);[.E$3];0))))">
            <text:p/>
          </table:table-cell>
          <table:table-cell table:style-name="ce57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57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57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57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57" table:formula="of:=IF([.A52]=&quot;&quot;;&quot;&quot;;IF(SUM([.$B$7:.$H$7])=0;&quot;&quot;;SUMPRODUCT([.$B$7:.$H$7];[.B52:.H52])/SUM([.$B$7:.$H$7])))">
            <text:p/>
          </table:table-cell>
          <table:table-cell table:style-name="ce114"/>
          <table:table-cell table:style-name="ce116" table:formula="of:=IF([.$A52]=&quot;&quot;;&quot;&quot;;IF([.K$4]=&quot;&quot;;[.J52];IF([.K52]=&quot;&quot;;[.J52];SUM(([.K52]*[.$K$4])+([.J52]*(10-[.$K$4])))/10)))">
            <text:p/>
          </table:table-cell>
          <table:table-cell table:style-name="ce40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Resultado'.B8:'MODELO Resultado'.J52">
            <calcext:condition calcext:apply-style-name="Sem título3" calcext:value="&lt;[$'MODELO Resultado'.$B$1]" calcext:base-cell-address="'MODELO Resultado'.B8"/>
          </calcext:conditional-format>
          <calcext:conditional-format calcext:target-range-address="'MODELO Resultado'.L8:'MODELO Resultado'.L52">
            <calcext:condition calcext:apply-style-name="Sem título7" calcext:value="&lt;[.$H$1]-0.00001" calcext:base-cell-address="'MODELO Resultado'.L8"/>
          </calcext:conditional-format>
        </calcext:conditional-formats>
      </table:table>
      <table:table table:name="Avaliações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8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115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 table:number-columns-spanned="2" table:number-rows-spanned="1">
            <text:p>Alunos em Reav./Exame</text:p>
          </table:table-cell>
          <table:covered-table-cell table:style-name="ce69"/>
          <table:table-cell table:style-name="ce44" table:formula="of:=COUNTIF([.J8:.J52];&quot;&lt;&quot;&amp;[.B1])" office:value-type="float" office:value="16" calcext:value-type="float">
            <text:p>16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L$8:.$L$52];&quot;&lt;&quot;&amp;[.$H$1])" office:value-type="float" office:value="5" calcext:value-type="float">
            <text:p>5</text:p>
          </table:table-cell>
          <table:table-cell table:style-name="ce44" table:formula="of:=COUNTIF([.$L$8:.$L$52];&quot;&lt;&quot;&amp;[.$H$1])" office:value-type="float" office:value="5" calcext:value-type="float">
            <text:p>5</text:p>
          </table:table-cell>
          <table:table-cell table:style-name="ce11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2" calcext:value-type="float">
            <text:p>22</text:p>
          </table:table-cell>
          <table:table-cell table:style-name="ce44" table:formula="of:=IF(COUNTIF([.C8:.C50];&quot;&gt;0&quot;)=0;&quot;&quot;;COUNTIF([.C8:.C50];&quot;&gt;0&quot;))" office:value-type="float" office:value="20" calcext:value-type="float">
            <text:p>20</text:p>
          </table:table-cell>
          <table:table-cell table:style-name="ce44" table:formula="of:=IF(COUNTIF([.D8:.D50];&quot;&gt;0&quot;)=0;&quot;&quot;;COUNTIF([.D8:.D50];&quot;&gt;0&quot;))" office:value-type="float" office:value="21" calcext:value-type="float">
            <text:p>21</text:p>
          </table:table-cell>
          <table:table-cell table:style-name="ce44" table:formula="of:=IF(COUNTIF([.E8:.E50];&quot;&gt;0&quot;)=0;&quot;&quot;;COUNTIF([.E8:.E50];&quot;&gt;0&quot;))" office:value-type="float" office:value="18" calcext:value-type="float">
            <text:p>18</text:p>
          </table:table-cell>
          <table:table-cell table:style-name="ce44" table:formula="of:=IF(COUNTIF([.F8:.F50];&quot;&gt;0&quot;)=0;&quot;&quot;;COUNTIF([.F8:.F50];&quot;&gt;0&quot;))" office:value-type="float" office:value="4" calcext:value-type="float">
            <text:p>4</text:p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11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2"/>
          <table:table-cell table:number-columns-repeated="2" table:style-name="ce52" office:value-type="float" office:value="12" calcext:value-type="float">
            <text:p>12</text:p>
          </table:table-cell>
          <table:table-cell table:style-name="ce52" table:number-columns-repeated="3"/>
          <table:covered-table-cell table:style-name="ce98"/>
          <table:covered-table-cell table:style-name="ce109"/>
          <table:covered-table-cell table:style-name="ce98"/>
          <table:table-cell table:style-name="ce119" table:number-columns-repeated="1001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>
            <text:p>Prova01</text:p>
          </table:table-cell>
          <table:table-cell table:style-name="ce53" office:value-type="string" calcext:value-type="string">
            <text:p>AV2</text:p>
          </table:table-cell>
          <table:table-cell table:style-name="ce53" office:value-type="string" calcext:value-type="string">
            <text:p>AV3</text:p>
          </table:table-cell>
          <table:table-cell table:style-name="ce53" office:value-type="string" calcext:value-type="string">
            <text:p>Prova02</text:p>
          </table:table-cell>
          <table:table-cell table:style-name="ce53" office:value-type="string" calcext:value-type="string">
            <text:p>REAV</text:p>
          </table:table-cell>
          <table:table-cell table:style-name="ce53" table:number-columns-repeated="3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7.08818181818182" calcext:value-type="float">
            <text:p>7,1</text:p>
          </table:table-cell>
          <table:table-cell table:style-name="ce56" table:formula="of:=IF(SUM([.C8:.C52])=0;&quot;&quot;;AVERAGEIF([.C$8:.C$52];&quot;&gt;0&quot;;[.C$8:.C$52]))" office:value-type="float" office:value="8.41" calcext:value-type="float">
            <text:p>8,4</text:p>
          </table:table-cell>
          <table:table-cell table:style-name="ce56" table:formula="of:=IF(SUM([.D8:.D52])=0;&quot;&quot;;AVERAGEIF([.D$8:.D$52];&quot;&gt;0&quot;;[.D$8:.D$52]))" office:value-type="float" office:value="8.16666666666667" calcext:value-type="float">
            <text:p>8,2</text:p>
          </table:table-cell>
          <table:table-cell table:style-name="ce56" table:formula="of:=IF(SUM([.E8:.E52])=0;&quot;&quot;;AVERAGEIF([.E$8:.E$52];&quot;&gt;0&quot;;[.E$8:.E$52]))" office:value-type="float" office:value="6.02333333333333" calcext:value-type="float">
            <text:p>6,0</text:p>
          </table:table-cell>
          <table:table-cell table:style-name="ce56" table:formula="of:=IF(SUM([.F8:.F52])=0;&quot;&quot;;AVERAGEIF([.F$8:.F$52];&quot;&gt;0&quot;;[.F$8:.F$52]))" office:value-type="float" office:value="4.675" calcext:value-type="float">
            <text:p>4,7</text:p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Ponto extra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>
            <text:p/>
          </table:table-cell>
          <table:table-cell table:style-name="ce56" table:formula="of:=IF(COUNTIF([.C$8:.C$100];0)=0;&quot;&quot;;COUNTIF([.C$8:.C$100];0))" office:value-type="float" office:value="2" calcext:value-type="float">
            <text:p>2,0</text:p>
          </table:table-cell>
          <table:table-cell table:style-name="ce56" table:formula="of:=IF(COUNTIF([.D$8:.D$100];0)=0;&quot;&quot;;COUNTIF([.D$8:.D$100];0))" office:value-type="float" office:value="1" calcext:value-type="float">
            <text:p>1,0</text:p>
          </table:table-cell>
          <table:table-cell table:style-name="ce56" table:formula="of:=IF(COUNTIF([.E$8:.E$100];0)=0;&quot;&quot;;COUNTIF([.E$8:.E$100];0))">
            <text:p/>
          </table:table-cell>
          <table:table-cell table:style-name="ce56" table:formula="of:=IF(COUNTIF([.F$8:.F$100];0)=0;&quot;&quot;;COUNTIF([.F$8:.F$100];0))">
            <text:p/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2" calcext:value-type="float">
            <text:p>2,0</text:p>
          </table:table-cell>
          <table:table-cell table:number-columns-repeated="2" table:style-name="ce56" office:value-type="float" office:value="0.5" calcext:value-type="float">
            <text:p>0,5</text:p>
          </table:table-cell>
          <table:table-cell table:style-name="ce56" office:value-type="float" office:value="2" calcext:value-type="float">
            <text:p>2,0</text:p>
          </table:table-cell>
          <table:table-cell table:style-name="ce56" table:number-columns-repeated="4"/>
          <table:covered-table-cell table:style-name="ce103"/>
          <table:covered-table-cell table:style-name="ce113"/>
          <table:covered-table-cell table:style-name="ce103"/>
          <table:table-cell table:number-columns-repeated="1012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61" table:formula="of:=IF([.B$4]=&quot;&quot;;&quot;&quot;;IF([.$A8]=&quot;&quot;;&quot;&quot;;IF(VLOOKUP([.$A8];INDIRECT([.B$4]&amp;&quot;!$a$4:$bb$200&quot;);[.B$3];0)=&quot;não entregou&quot;;0;VLOOKUP([.$A8];INDIRECT([.B$4]&amp;&quot;!$a$4:$bb$200&quot;);[.B$3];0))))" office:value-type="float" office:value="8.51" calcext:value-type="float">
            <text:p>8,5</text:p>
          </table:table-cell>
          <table:table-cell table:style-name="ce61" office:value-type="float" office:value="9.2" calcext:value-type="float">
            <text:p>9,2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IF([.E$4]=&quot;&quot;;&quot;&quot;;IF([.$A8]=&quot;&quot;;&quot;&quot;;IF(VLOOKUP([.$A8];INDIRECT([.E$4]&amp;&quot;!$a$4:$bb$200&quot;);[.E$3];0)=&quot;não entregou&quot;;0;VLOOKUP([.$A8];INDIRECT([.E$4]&amp;&quot;!$a$4:$bb$200&quot;);[.E$3];0))))" office:value-type="float" office:value="9" calcext:value-type="float">
            <text:p>9,0</text:p>
          </table:table-cell>
          <table:table-cell table:style-name="ce61" table:formula="of:=IF([.F$4]=&quot;&quot;;&quot;&quot;;IF([.$A8]=&quot;&quot;;&quot;&quot;;IF(VLOOKUP([.$A8];INDIRECT([.F$4]&amp;&quot;!$a$4:$bb$200&quot;);[.F$3];0)=&quot;não entregou&quot;;0;VLOOKUP([.$A8];INDIRECT([.F$4]&amp;&quot;!$a$4:$bb$200&quot;);[.F$3];0))))">
            <text:p/>
          </table:table-cell>
          <table:table-cell table:style-name="ce61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61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61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61" table:formula="of:=IF([.A8]=&quot;&quot;;&quot;&quot;;IF(SUM([.$B$7:.$H$7])=0;&quot;&quot;;SUMPRODUCT([.$B$7:.$H$7];[.B8:.H8])/SUM([.$B$7:.$H$7])))" office:value-type="float" office:value="8.774" calcext:value-type="float">
            <text:p>8,8</text:p>
          </table:table-cell>
          <table:table-cell table:style-name="ce114"/>
          <table:table-cell table:style-name="ce62" table:formula="of:=[.J8]+([.K8]/[.K4])" office:value-type="float" office:value="8.774" calcext:value-type="float">
            <text:p>8,8</text:p>
          </table:table-cell>
          <table:table-cell table:style-name="ce67"/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61" table:formula="of:=IF([.B$4]=&quot;&quot;;&quot;&quot;;IF([.$A9]=&quot;&quot;;&quot;&quot;;IF(VLOOKUP([.$A9];INDIRECT([.B$4]&amp;&quot;!$a$4:$bb$200&quot;);[.B$3];0)=&quot;não entregou&quot;;0;VLOOKUP([.$A9];INDIRECT([.B$4]&amp;&quot;!$a$4:$bb$200&quot;);[.B$3];0))))" office:value-type="float" office:value="5.1" calcext:value-type="float">
            <text:p>5,1</text:p>
          </table:table-cell>
          <table:table-cell table:style-name="ce61" office:value-type="float" office:value="6" calcext:value-type="float">
            <text:p>6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[.F9]" office:value-type="float" office:value="5.1" calcext:value-type="float">
            <text:p>5,1</text:p>
          </table:table-cell>
          <table:table-cell table:style-name="ce61" table:formula="of:=IF([.F$4]=&quot;&quot;;&quot;&quot;;IF([.$A9]=&quot;&quot;;&quot;&quot;;IF(VLOOKUP([.$A9];INDIRECT([.F$4]&amp;&quot;!$a$4:$bb$200&quot;);[.F$3];0)=&quot;não entregou&quot;;0;VLOOKUP([.$A9];INDIRECT([.F$4]&amp;&quot;!$a$4:$bb$200&quot;);[.F$3];0))))" office:value-type="float" office:value="5.1" calcext:value-type="float">
            <text:p>5,1</text:p>
          </table:table-cell>
          <table:table-cell table:style-name="ce61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61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61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61" table:formula="of:=IF([.A9]=&quot;&quot;;&quot;&quot;;IF(SUM([.$B$7:.$H$7])=0;&quot;&quot;;SUMPRODUCT([.$B$7:.$H$7];[.B9:.H9])/SUM([.$B$7:.$H$7])))" office:value-type="float" office:value="5.53" calcext:value-type="float">
            <text:p>5,5</text:p>
          </table:table-cell>
          <table:table-cell table:style-name="ce114"/>
          <table:table-cell table:style-name="ce65" table:formula="of:=IF([.$A9]=&quot;&quot;;&quot;&quot;;IF([.K$4]=&quot;&quot;;[.J9];IF([.K9]=&quot;&quot;;[.J9];SUM(([.K9]*[.$K$4])+([.J9]*(10-[.$K$4])))/10)))" office:value-type="float" office:value="5.53" calcext:value-type="float">
            <text:p>5,5</text:p>
          </table:table-cell>
          <table:table-cell table:style-name="ce67" table:formula="of:=([.C9]+[.D9])/2" office:value-type="float" office:value="7.25" calcext:value-type="float">
            <text:p>7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61" table:formula="of:=IF([.B$4]=&quot;&quot;;&quot;&quot;;IF([.$A10]=&quot;&quot;;&quot;&quot;;IF(VLOOKUP([.$A10];INDIRECT([.B$4]&amp;&quot;!$a$4:$bb$200&quot;);[.B$3];0)=&quot;não entregou&quot;;0;VLOOKUP([.$A10];INDIRECT([.B$4]&amp;&quot;!$a$4:$bb$200&quot;);[.B$3];0))))" office:value-type="float" office:value="7.1" calcext:value-type="float">
            <text:p>7,1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7" calcext:value-type="float">
            <text:p>7,0</text:p>
          </table:table-cell>
          <table:table-cell table:style-name="ce61" table:formula="of:=IF([.E$4]=&quot;&quot;;&quot;&quot;;IF([.$A10]=&quot;&quot;;&quot;&quot;;IF(VLOOKUP([.$A10];INDIRECT([.E$4]&amp;&quot;!$a$4:$bb$200&quot;);[.E$3];0)=&quot;não entregou&quot;;0;VLOOKUP([.$A10];INDIRECT([.E$4]&amp;&quot;!$a$4:$bb$200&quot;);[.E$3];0))))" office:value-type="float" office:value="5.8" calcext:value-type="float">
            <text:p>5,8</text:p>
          </table:table-cell>
          <table:table-cell table:style-name="ce61" table:formula="of:=IF([.F$4]=&quot;&quot;;&quot;&quot;;IF([.$A10]=&quot;&quot;;&quot;&quot;;IF(VLOOKUP([.$A10];INDIRECT([.F$4]&amp;&quot;!$a$4:$bb$200&quot;);[.F$3];0)=&quot;não entregou&quot;;0;VLOOKUP([.$A10];INDIRECT([.F$4]&amp;&quot;!$a$4:$bb$200&quot;);[.F$3];0))))">
            <text:p/>
          </table:table-cell>
          <table:table-cell table:style-name="ce61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61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61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61" table:formula="of:=IF([.A10]=&quot;&quot;;&quot;&quot;;IF(SUM([.$B$7:.$H$7])=0;&quot;&quot;;SUMPRODUCT([.$B$7:.$H$7];[.B10:.H10])/SUM([.$B$7:.$H$7])))" office:value-type="float" office:value="6.76" calcext:value-type="float">
            <text:p>6,8</text:p>
          </table:table-cell>
          <table:table-cell table:style-name="ce114"/>
          <table:table-cell table:style-name="ce65" table:formula="of:=IF([.$A10]=&quot;&quot;;&quot;&quot;;IF([.K$4]=&quot;&quot;;[.J10];IF([.K10]=&quot;&quot;;[.J10];SUM(([.K10]*[.$K$4])+([.J10]*(10-[.$K$4])))/10)))" office:value-type="float" office:value="6.76" calcext:value-type="float">
            <text:p>6,8</text:p>
          </table:table-cell>
          <table:table-cell table:style-name="ce67" table:formula="of:=([.C10]+[.D10])/2" office:value-type="float" office:value="8" calcext:value-type="float">
            <text:p>8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61" table:formula="of:=IF([.B$4]=&quot;&quot;;&quot;&quot;;IF([.$A11]=&quot;&quot;;&quot;&quot;;IF(VLOOKUP([.$A11];INDIRECT([.B$4]&amp;&quot;!$a$4:$bb$200&quot;);[.B$3];0)=&quot;não entregou&quot;;0;VLOOKUP([.$A11];INDIRECT([.B$4]&amp;&quot;!$a$4:$bb$200&quot;);[.B$3];0))))" office:value-type="float" office:value="5.8" calcext:value-type="float">
            <text:p>5,8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6.5" calcext:value-type="float">
            <text:p>6,5</text:p>
          </table:table-cell>
          <table:table-cell table:style-name="ce61" table:formula="of:=IF([.E$4]=&quot;&quot;;&quot;&quot;;IF([.$A11]=&quot;&quot;;&quot;&quot;;IF(VLOOKUP([.$A11];INDIRECT([.E$4]&amp;&quot;!$a$4:$bb$200&quot;);[.E$3];0)=&quot;não entregou&quot;;0;VLOOKUP([.$A11];INDIRECT([.E$4]&amp;&quot;!$a$4:$bb$200&quot;);[.E$3];0))))" office:value-type="float" office:value="4.5" calcext:value-type="float">
            <text:p>4,5</text:p>
          </table:table-cell>
          <table:table-cell table:style-name="ce61" table:formula="of:=IF([.F$4]=&quot;&quot;;&quot;&quot;;IF([.$A11]=&quot;&quot;;&quot;&quot;;IF(VLOOKUP([.$A11];INDIRECT([.F$4]&amp;&quot;!$a$4:$bb$200&quot;);[.F$3];0)=&quot;não entregou&quot;;0;VLOOKUP([.$A11];INDIRECT([.F$4]&amp;&quot;!$a$4:$bb$200&quot;);[.F$3];0))))">
            <text:p/>
          </table:table-cell>
          <table:table-cell table:style-name="ce61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61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61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61" table:formula="of:=IF([.A11]=&quot;&quot;;&quot;&quot;;IF(SUM([.$B$7:.$H$7])=0;&quot;&quot;;SUMPRODUCT([.$B$7:.$H$7];[.B11:.H11])/SUM([.$B$7:.$H$7])))" office:value-type="float" office:value="5.67" calcext:value-type="float">
            <text:p>5,7</text:p>
          </table:table-cell>
          <table:table-cell table:style-name="ce114"/>
          <table:table-cell table:style-name="ce65" table:formula="of:=IF([.$A11]=&quot;&quot;;&quot;&quot;;IF([.K$4]=&quot;&quot;;[.J11];IF([.K11]=&quot;&quot;;[.J11];SUM(([.K11]*[.$K$4])+([.J11]*(10-[.$K$4])))/10)))" office:value-type="float" office:value="5.67" calcext:value-type="float">
            <text:p>5,7</text:p>
          </table:table-cell>
          <table:table-cell table:style-name="ce67" table:formula="of:=([.C11]+[.D11])/2" office:value-type="float" office:value="7.75" calcext:value-type="float">
            <text:p>7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61" table:formula="of:=IF([.B$4]=&quot;&quot;;&quot;&quot;;IF([.$A12]=&quot;&quot;;&quot;&quot;;IF(VLOOKUP([.$A12];INDIRECT([.B$4]&amp;&quot;!$a$4:$bb$200&quot;);[.B$3];0)=&quot;não entregou&quot;;0;VLOOKUP([.$A12];INDIRECT([.B$4]&amp;&quot;!$a$4:$bb$200&quot;);[.B$3];0))))" office:value-type="float" office:value="8.2" calcext:value-type="float">
            <text:p>8,2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7" calcext:value-type="float">
            <text:p>7,0</text:p>
          </table:table-cell>
          <table:table-cell table:style-name="ce61" table:formula="of:=IF([.E$4]=&quot;&quot;;&quot;&quot;;IF([.$A12]=&quot;&quot;;&quot;&quot;;IF(VLOOKUP([.$A12];INDIRECT([.E$4]&amp;&quot;!$a$4:$bb$200&quot;);[.E$3];0)=&quot;não entregou&quot;;0;VLOOKUP([.$A12];INDIRECT([.E$4]&amp;&quot;!$a$4:$bb$200&quot;);[.E$3];0))))" office:value-type="float" office:value="3.5" calcext:value-type="float">
            <text:p>3,5</text:p>
          </table:table-cell>
          <table:table-cell table:style-name="ce61" table:formula="of:=IF([.F$4]=&quot;&quot;;&quot;&quot;;IF([.$A12]=&quot;&quot;;&quot;&quot;;IF(VLOOKUP([.$A12];INDIRECT([.F$4]&amp;&quot;!$a$4:$bb$200&quot;);[.F$3];0)=&quot;não entregou&quot;;0;VLOOKUP([.$A12];INDIRECT([.F$4]&amp;&quot;!$a$4:$bb$200&quot;);[.F$3];0))))">
            <text:p/>
          </table:table-cell>
          <table:table-cell table:style-name="ce61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61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61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61" table:formula="of:=IF([.A12]=&quot;&quot;;&quot;&quot;;IF(SUM([.$B$7:.$H$7])=0;&quot;&quot;;SUMPRODUCT([.$B$7:.$H$7];[.B12:.H12])/SUM([.$B$7:.$H$7])))" office:value-type="float" office:value="6.28" calcext:value-type="float">
            <text:p>6,3</text:p>
          </table:table-cell>
          <table:table-cell table:style-name="ce114"/>
          <table:table-cell table:style-name="ce65" table:formula="of:=IF([.$A12]=&quot;&quot;;&quot;&quot;;IF([.K$4]=&quot;&quot;;[.J12];IF([.K12]=&quot;&quot;;[.J12];SUM(([.K12]*[.$K$4])+([.J12]*(10-[.$K$4])))/10)))" office:value-type="float" office:value="6.28" calcext:value-type="float">
            <text:p>6,3</text:p>
          </table:table-cell>
          <table:table-cell table:style-name="ce67" table:formula="of:=([.C12]+[.D12])/2" office:value-type="float" office:value="8" calcext:value-type="float">
            <text:p>8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61" table:formula="of:=IF([.B$4]=&quot;&quot;;&quot;&quot;;IF([.$A13]=&quot;&quot;;&quot;&quot;;IF(VLOOKUP([.$A13];INDIRECT([.B$4]&amp;&quot;!$a$4:$bb$200&quot;);[.B$3];0)=&quot;não entregou&quot;;0;VLOOKUP([.$A13];INDIRECT([.B$4]&amp;&quot;!$a$4:$bb$200&quot;);[.B$3];0))))" office:value-type="float" office:value="5.1" calcext:value-type="float">
            <text:p>5,1</text:p>
          </table:table-cell>
          <table:table-cell table:style-name="ce61" office:value-type="float" office:value="0" calcext:value-type="float">
            <text:p>0,0</text:p>
          </table:table-cell>
          <table:table-cell table:style-name="ce61" office:value-type="float" office:value="5.5" calcext:value-type="float">
            <text:p>5,5</text:p>
          </table:table-cell>
          <table:table-cell table:style-name="ce61" table:formula="of:=IF([.E$4]=&quot;&quot;;&quot;&quot;;IF([.$A13]=&quot;&quot;;&quot;&quot;;IF(VLOOKUP([.$A13];INDIRECT([.E$4]&amp;&quot;!$a$4:$bb$200&quot;);[.E$3];0)=&quot;não entregou&quot;;0;VLOOKUP([.$A13];INDIRECT([.E$4]&amp;&quot;!$a$4:$bb$200&quot;);[.E$3];0))))">
            <text:p/>
          </table:table-cell>
          <table:table-cell table:style-name="ce61" table:formula="of:=IF([.F$4]=&quot;&quot;;&quot;&quot;;IF([.$A13]=&quot;&quot;;&quot;&quot;;IF(VLOOKUP([.$A13];INDIRECT([.F$4]&amp;&quot;!$a$4:$bb$200&quot;);[.F$3];0)=&quot;não entregou&quot;;0;VLOOKUP([.$A13];INDIRECT([.F$4]&amp;&quot;!$a$4:$bb$200&quot;);[.F$3];0))))">
            <text:p/>
          </table:table-cell>
          <table:table-cell table:style-name="ce61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61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61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61" table:formula="of:=IF([.A13]=&quot;&quot;;&quot;&quot;;IF(SUM([.$B$7:.$H$7])=0;&quot;&quot;;SUMPRODUCT([.$B$7:.$H$7];[.B13:.H13])/SUM([.$B$7:.$H$7])))" office:value-type="float" office:value="2.59" calcext:value-type="float">
            <text:p>2,6</text:p>
          </table:table-cell>
          <table:table-cell table:style-name="ce114"/>
          <table:table-cell table:style-name="ce65" table:formula="of:=IF([.$A13]=&quot;&quot;;&quot;&quot;;IF([.K$4]=&quot;&quot;;[.J13];IF([.K13]=&quot;&quot;;[.J13];SUM(([.K13]*[.$K$4])+([.J13]*(10-[.$K$4])))/10)))" office:value-type="float" office:value="2.59" calcext:value-type="float">
            <text:p>2,6</text:p>
          </table:table-cell>
          <table:table-cell table:style-name="ce67" table:formula="of:=([.C13]+[.D13])/2" office:value-type="float" office:value="2.75" calcext:value-type="float">
            <text:p>2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61" table:formula="of:=IF([.B$4]=&quot;&quot;;&quot;&quot;;IF([.$A14]=&quot;&quot;;&quot;&quot;;IF(VLOOKUP([.$A14];INDIRECT([.B$4]&amp;&quot;!$a$4:$bb$200&quot;);[.B$3];0)=&quot;não entregou&quot;;0;VLOOKUP([.$A14];INDIRECT([.B$4]&amp;&quot;!$a$4:$bb$200&quot;);[.B$3];0))))" office:value-type="float" office:value="8.37" calcext:value-type="float">
            <text:p>8,4</text:p>
          </table:table-cell>
          <table:table-cell table:style-name="ce61" office:value-type="float" office:value="7.5" calcext:value-type="float">
            <text:p>7,5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14]=&quot;&quot;;&quot;&quot;;IF(VLOOKUP([.$A14];INDIRECT([.E$4]&amp;&quot;!$a$4:$bb$200&quot;);[.E$3];0)=&quot;não entregou&quot;;0;VLOOKUP([.$A14];INDIRECT([.E$4]&amp;&quot;!$a$4:$bb$200&quot;);[.E$3];0))))" office:value-type="float" office:value="5" calcext:value-type="float">
            <text:p>5,0</text:p>
          </table:table-cell>
          <table:table-cell table:style-name="ce61" table:formula="of:=IF([.F$4]=&quot;&quot;;&quot;&quot;;IF([.$A14]=&quot;&quot;;&quot;&quot;;IF(VLOOKUP([.$A14];INDIRECT([.F$4]&amp;&quot;!$a$4:$bb$200&quot;);[.F$3];0)=&quot;não entregou&quot;;0;VLOOKUP([.$A14];INDIRECT([.F$4]&amp;&quot;!$a$4:$bb$200&quot;);[.F$3];0))))">
            <text:p/>
          </table:table-cell>
          <table:table-cell table:style-name="ce61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61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61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61" table:formula="of:=IF([.A14]=&quot;&quot;;&quot;&quot;;IF(SUM([.$B$7:.$H$7])=0;&quot;&quot;;SUMPRODUCT([.$B$7:.$H$7];[.B14:.H14])/SUM([.$B$7:.$H$7])))" office:value-type="float" office:value="6.898" calcext:value-type="float">
            <text:p>6,9</text:p>
          </table:table-cell>
          <table:table-cell table:style-name="ce114"/>
          <table:table-cell table:style-name="ce65" table:formula="of:=IF([.$A14]=&quot;&quot;;&quot;&quot;;IF([.K$4]=&quot;&quot;;[.J14];IF([.K14]=&quot;&quot;;[.J14];SUM(([.K14]*[.$K$4])+([.J14]*(10-[.$K$4])))/10)))" office:value-type="float" office:value="6.898" calcext:value-type="float">
            <text:p>6,9</text:p>
          </table:table-cell>
          <table:table-cell table:style-name="ce67" table:formula="of:=([.C14]+[.D14])/2" office:value-type="float" office:value="7.75" calcext:value-type="float">
            <text:p>7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61" table:formula="of:=IF([.B$4]=&quot;&quot;;&quot;&quot;;IF([.$A15]=&quot;&quot;;&quot;&quot;;IF(VLOOKUP([.$A15];INDIRECT([.B$4]&amp;&quot;!$a$4:$bb$200&quot;);[.B$3];0)=&quot;não entregou&quot;;0;VLOOKUP([.$A15];INDIRECT([.B$4]&amp;&quot;!$a$4:$bb$200&quot;);[.B$3];0))))" office:value-type="float" office:value="10" calcext:value-type="float">
            <text:p>10,0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15]=&quot;&quot;;&quot;&quot;;IF(VLOOKUP([.$A15];INDIRECT([.E$4]&amp;&quot;!$a$4:$bb$200&quot;);[.E$3];0)=&quot;não entregou&quot;;0;VLOOKUP([.$A15];INDIRECT([.E$4]&amp;&quot;!$a$4:$bb$200&quot;);[.E$3];0))))" office:value-type="float" office:value="9.82" calcext:value-type="float">
            <text:p>9,8</text:p>
          </table:table-cell>
          <table:table-cell table:style-name="ce61" table:formula="of:=IF([.F$4]=&quot;&quot;;&quot;&quot;;IF([.$A15]=&quot;&quot;;&quot;&quot;;IF(VLOOKUP([.$A15];INDIRECT([.F$4]&amp;&quot;!$a$4:$bb$200&quot;);[.F$3];0)=&quot;não entregou&quot;;0;VLOOKUP([.$A15];INDIRECT([.F$4]&amp;&quot;!$a$4:$bb$200&quot;);[.F$3];0))))">
            <text:p/>
          </table:table-cell>
          <table:table-cell table:style-name="ce61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61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61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61" table:formula="of:=IF([.A15]=&quot;&quot;;&quot;&quot;;IF(SUM([.$B$7:.$H$7])=0;&quot;&quot;;SUMPRODUCT([.$B$7:.$H$7];[.B15:.H15])/SUM([.$B$7:.$H$7])))" office:value-type="float" office:value="9.628" calcext:value-type="float">
            <text:p>9,6</text:p>
          </table:table-cell>
          <table:table-cell table:style-name="ce114"/>
          <table:table-cell table:style-name="ce65" table:formula="of:=IF([.$A15]=&quot;&quot;;&quot;&quot;;IF([.K$4]=&quot;&quot;;[.J15];IF([.K15]=&quot;&quot;;[.J15];SUM(([.K15]*[.$K$4])+([.J15]*(10-[.$K$4])))/10)))" office:value-type="float" office:value="9.628" calcext:value-type="float">
            <text:p>9,6</text:p>
          </table:table-cell>
          <table:table-cell table:style-name="ce67" table:formula="of:=([.C15]+[.D15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61" table:formula="of:=IF([.B$4]=&quot;&quot;;&quot;&quot;;IF([.$A16]=&quot;&quot;;&quot;&quot;;IF(VLOOKUP([.$A16];INDIRECT([.B$4]&amp;&quot;!$a$4:$bb$200&quot;);[.B$3];0)=&quot;não entregou&quot;;0;VLOOKUP([.$A16];INDIRECT([.B$4]&amp;&quot;!$a$4:$bb$200&quot;);[.B$3];0))))" office:value-type="float" office:value="4.1" calcext:value-type="float">
            <text:p>4,1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[.F16]" office:value-type="float" office:value="3.1" calcext:value-type="float">
            <text:p>3,1</text:p>
          </table:table-cell>
          <table:table-cell table:style-name="ce61" table:formula="of:=IF([.F$4]=&quot;&quot;;&quot;&quot;;IF([.$A16]=&quot;&quot;;&quot;&quot;;IF(VLOOKUP([.$A16];INDIRECT([.F$4]&amp;&quot;!$a$4:$bb$200&quot;);[.F$3];0)=&quot;não entregou&quot;;0;VLOOKUP([.$A16];INDIRECT([.F$4]&amp;&quot;!$a$4:$bb$200&quot;);[.F$3];0))))" office:value-type="float" office:value="3.1" calcext:value-type="float">
            <text:p>3,1</text:p>
          </table:table-cell>
          <table:table-cell table:style-name="ce61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61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61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61" table:formula="of:=IF([.A16]=&quot;&quot;;&quot;&quot;;IF(SUM([.$B$7:.$H$7])=0;&quot;&quot;;SUMPRODUCT([.$B$7:.$H$7];[.B16:.H16])/SUM([.$B$7:.$H$7])))" office:value-type="float" office:value="4.58" calcext:value-type="float">
            <text:p>4,6</text:p>
          </table:table-cell>
          <table:table-cell table:style-name="ce114"/>
          <table:table-cell table:style-name="ce65" table:formula="of:=IF([.$A16]=&quot;&quot;;&quot;&quot;;IF([.K$4]=&quot;&quot;;[.J16];IF([.K16]=&quot;&quot;;[.J16];SUM(([.K16]*[.$K$4])+([.J16]*(10-[.$K$4])))/10)))" office:value-type="float" office:value="4.58" calcext:value-type="float">
            <text:p>4,6</text:p>
          </table:table-cell>
          <table:table-cell table:style-name="ce67" table:formula="of:=([.C16]+[.D16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61" table:formula="of:=IF([.B$4]=&quot;&quot;;&quot;&quot;;IF([.$A17]=&quot;&quot;;&quot;&quot;;IF(VLOOKUP([.$A17];INDIRECT([.B$4]&amp;&quot;!$a$4:$bb$200&quot;);[.B$3];0)=&quot;não entregou&quot;;0;VLOOKUP([.$A17];INDIRECT([.B$4]&amp;&quot;!$a$4:$bb$200&quot;);[.B$3];0))))" office:value-type="float" office:value="5.8" calcext:value-type="float">
            <text:p>5,8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[.F17]" office:value-type="float" office:value="5" calcext:value-type="float">
            <text:p>5,0</text:p>
          </table:table-cell>
          <table:table-cell table:style-name="ce61" table:formula="of:=IF([.F$4]=&quot;&quot;;&quot;&quot;;IF([.$A17]=&quot;&quot;;&quot;&quot;;IF(VLOOKUP([.$A17];INDIRECT([.F$4]&amp;&quot;!$a$4:$bb$200&quot;);[.F$3];0)=&quot;não entregou&quot;;0;VLOOKUP([.$A17];INDIRECT([.F$4]&amp;&quot;!$a$4:$bb$200&quot;);[.F$3];0))))" office:value-type="float" office:value="5" calcext:value-type="float">
            <text:p>5,0</text:p>
          </table:table-cell>
          <table:table-cell table:style-name="ce61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61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61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61" table:formula="of:=IF([.A17]=&quot;&quot;;&quot;&quot;;IF(SUM([.$B$7:.$H$7])=0;&quot;&quot;;SUMPRODUCT([.$B$7:.$H$7];[.B17:.H17])/SUM([.$B$7:.$H$7])))" office:value-type="float" office:value="6.07" calcext:value-type="float">
            <text:p>6,1</text:p>
          </table:table-cell>
          <table:table-cell table:style-name="ce114"/>
          <table:table-cell table:style-name="ce65" table:formula="of:=IF([.$A17]=&quot;&quot;;&quot;&quot;;IF([.K$4]=&quot;&quot;;[.J17];IF([.K17]=&quot;&quot;;[.J17];SUM(([.K17]*[.$K$4])+([.J17]*(10-[.$K$4])))/10)))" office:value-type="float" office:value="6.07" calcext:value-type="float">
            <text:p>6,1</text:p>
          </table:table-cell>
          <table:table-cell table:style-name="ce67" table:formula="of:=([.C17]+[.D17])/2" office:value-type="float" office:value="8.75" calcext:value-type="float">
            <text:p>8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61" table:formula="of:=IF([.B$4]=&quot;&quot;;&quot;&quot;;IF([.$A18]=&quot;&quot;;&quot;&quot;;IF(VLOOKUP([.$A18];INDIRECT([.B$4]&amp;&quot;!$a$4:$bb$200&quot;);[.B$3];0)=&quot;não entregou&quot;;0;VLOOKUP([.$A18];INDIRECT([.B$4]&amp;&quot;!$a$4:$bb$200&quot;);[.B$3];0))))" office:value-type="float" office:value="8.2" calcext:value-type="float">
            <text:p>8,2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18]=&quot;&quot;;&quot;&quot;;IF(VLOOKUP([.$A18];INDIRECT([.E$4]&amp;&quot;!$a$4:$bb$200&quot;);[.E$3];0)=&quot;não entregou&quot;;0;VLOOKUP([.$A18];INDIRECT([.E$4]&amp;&quot;!$a$4:$bb$200&quot;);[.E$3];0))))">
            <text:p/>
          </table:table-cell>
          <table:table-cell table:style-name="ce61" table:formula="of:=IF([.F$4]=&quot;&quot;;&quot;&quot;;IF([.$A18]=&quot;&quot;;&quot;&quot;;IF(VLOOKUP([.$A18];INDIRECT([.F$4]&amp;&quot;!$a$4:$bb$200&quot;);[.F$3];0)=&quot;não entregou&quot;;0;VLOOKUP([.$A18];INDIRECT([.F$4]&amp;&quot;!$a$4:$bb$200&quot;);[.F$3];0))))">
            <text:p/>
          </table:table-cell>
          <table:table-cell table:style-name="ce61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61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61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61" table:formula="of:=IF([.A18]=&quot;&quot;;&quot;&quot;;IF(SUM([.$B$7:.$H$7])=0;&quot;&quot;;SUMPRODUCT([.$B$7:.$H$7];[.B18:.H18])/SUM([.$B$7:.$H$7])))" office:value-type="float" office:value="4.98" calcext:value-type="float">
            <text:p>5,0</text:p>
          </table:table-cell>
          <table:table-cell table:style-name="ce114"/>
          <table:table-cell table:style-name="ce65" table:formula="of:=IF([.$A18]=&quot;&quot;;&quot;&quot;;IF([.K$4]=&quot;&quot;;[.J18];IF([.K18]=&quot;&quot;;[.J18];SUM(([.K18]*[.$K$4])+([.J18]*(10-[.$K$4])))/10)))" office:value-type="float" office:value="4.98" calcext:value-type="float">
            <text:p>5,0</text:p>
          </table:table-cell>
          <table:table-cell table:style-name="ce67" table:formula="of:=([.C18]+[.D18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61" table:formula="of:=IF([.B$4]=&quot;&quot;;&quot;&quot;;IF([.$A19]=&quot;&quot;;&quot;&quot;;IF(VLOOKUP([.$A19];INDIRECT([.B$4]&amp;&quot;!$a$4:$bb$200&quot;);[.B$3];0)=&quot;não entregou&quot;;0;VLOOKUP([.$A19];INDIRECT([.B$4]&amp;&quot;!$a$4:$bb$200&quot;);[.B$3];0))))" office:value-type="float" office:value="9.05" calcext:value-type="float">
            <text:p>9,1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table:formula="of:=IF([.E$4]=&quot;&quot;;&quot;&quot;;IF([.$A19]=&quot;&quot;;&quot;&quot;;IF(VLOOKUP([.$A19];INDIRECT([.E$4]&amp;&quot;!$a$4:$bb$200&quot;);[.E$3];0)=&quot;não entregou&quot;;0;VLOOKUP([.$A19];INDIRECT([.E$4]&amp;&quot;!$a$4:$bb$200&quot;);[.E$3];0))))" office:value-type="float" office:value="9" calcext:value-type="float">
            <text:p>9,0</text:p>
          </table:table-cell>
          <table:table-cell table:style-name="ce61" table:formula="of:=IF([.F$4]=&quot;&quot;;&quot;&quot;;IF([.$A19]=&quot;&quot;;&quot;&quot;;IF(VLOOKUP([.$A19];INDIRECT([.F$4]&amp;&quot;!$a$4:$bb$200&quot;);[.F$3];0)=&quot;não entregou&quot;;0;VLOOKUP([.$A19];INDIRECT([.F$4]&amp;&quot;!$a$4:$bb$200&quot;);[.F$3];0))))">
            <text:p/>
          </table:table-cell>
          <table:table-cell table:style-name="ce61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61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61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61" table:formula="of:=IF([.A19]=&quot;&quot;;&quot;&quot;;IF(SUM([.$B$7:.$H$7])=0;&quot;&quot;;SUMPRODUCT([.$B$7:.$H$7];[.B19:.H19])/SUM([.$B$7:.$H$7])))" office:value-type="float" office:value="9.02" calcext:value-type="float">
            <text:p>9,0</text:p>
          </table:table-cell>
          <table:table-cell table:style-name="ce114"/>
          <table:table-cell table:style-name="ce65" table:formula="of:=IF([.$A19]=&quot;&quot;;&quot;&quot;;IF([.K$4]=&quot;&quot;;[.J19];IF([.K19]=&quot;&quot;;[.J19];SUM(([.K19]*[.$K$4])+([.J19]*(10-[.$K$4])))/10)))" office:value-type="float" office:value="9.02" calcext:value-type="float">
            <text:p>9,0</text:p>
          </table:table-cell>
          <table:table-cell table:style-name="ce67" table:formula="of:=([.C19]+[.D19])/2" office:value-type="float" office:value="9" calcext:value-type="float">
            <text:p>9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61" table:formula="of:=IF([.B$4]=&quot;&quot;;&quot;&quot;;IF([.$A20]=&quot;&quot;;&quot;&quot;;IF(VLOOKUP([.$A20];INDIRECT([.B$4]&amp;&quot;!$a$4:$bb$200&quot;);[.B$3];0)=&quot;não entregou&quot;;0;VLOOKUP([.$A20];INDIRECT([.B$4]&amp;&quot;!$a$4:$bb$200&quot;);[.B$3];0))))" office:value-type="float" office:value="8" calcext:value-type="float">
            <text:p>8,0</text:p>
          </table:table-cell>
          <table:table-cell table:style-name="ce61" office:value-type="float" office:value="7" calcext:value-type="float">
            <text:p>7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20]=&quot;&quot;;&quot;&quot;;IF(VLOOKUP([.$A20];INDIRECT([.E$4]&amp;&quot;!$a$4:$bb$200&quot;);[.E$3];0)=&quot;não entregou&quot;;0;VLOOKUP([.$A20];INDIRECT([.E$4]&amp;&quot;!$a$4:$bb$200&quot;);[.E$3];0))))" office:value-type="float" office:value="4.5" calcext:value-type="float">
            <text:p>4,5</text:p>
          </table:table-cell>
          <table:table-cell table:style-name="ce61" table:formula="of:=IF([.F$4]=&quot;&quot;;&quot;&quot;;IF([.$A20]=&quot;&quot;;&quot;&quot;;IF(VLOOKUP([.$A20];INDIRECT([.F$4]&amp;&quot;!$a$4:$bb$200&quot;);[.F$3];0)=&quot;não entregou&quot;;0;VLOOKUP([.$A20];INDIRECT([.F$4]&amp;&quot;!$a$4:$bb$200&quot;);[.F$3];0))))">
            <text:p/>
          </table:table-cell>
          <table:table-cell table:style-name="ce61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61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61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61" table:formula="of:=IF([.A20]=&quot;&quot;;&quot;&quot;;IF(SUM([.$B$7:.$H$7])=0;&quot;&quot;;SUMPRODUCT([.$B$7:.$H$7];[.B20:.H20])/SUM([.$B$7:.$H$7])))" office:value-type="float" office:value="6.5" calcext:value-type="float">
            <text:p>6,5</text:p>
          </table:table-cell>
          <table:table-cell table:style-name="ce114"/>
          <table:table-cell table:style-name="ce65" table:formula="of:=IF([.$A20]=&quot;&quot;;&quot;&quot;;IF([.K$4]=&quot;&quot;;[.J20];IF([.K20]=&quot;&quot;;[.J20];SUM(([.K20]*[.$K$4])+([.J20]*(10-[.$K$4])))/10)))" office:value-type="float" office:value="6.5" calcext:value-type="float">
            <text:p>6,5</text:p>
          </table:table-cell>
          <table:table-cell table:style-name="ce67" table:formula="of:=([.C20]+[.D20])/2" office:value-type="float" office:value="7.5" calcext:value-type="float">
            <text:p>7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61" table:formula="of:=IF([.B$4]=&quot;&quot;;&quot;&quot;;IF([.$A21]=&quot;&quot;;&quot;&quot;;IF(VLOOKUP([.$A21];INDIRECT([.B$4]&amp;&quot;!$a$4:$bb$200&quot;);[.B$3];0)=&quot;não entregou&quot;;0;VLOOKUP([.$A21];INDIRECT([.B$4]&amp;&quot;!$a$4:$bb$200&quot;);[.B$3];0))))" office:value-type="float" office:value="8.5" calcext:value-type="float">
            <text:p>8,5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21]=&quot;&quot;;&quot;&quot;;IF(VLOOKUP([.$A21];INDIRECT([.E$4]&amp;&quot;!$a$4:$bb$200&quot;);[.E$3];0)=&quot;não entregou&quot;;0;VLOOKUP([.$A21];INDIRECT([.E$4]&amp;&quot;!$a$4:$bb$200&quot;);[.E$3];0))))" office:value-type="float" office:value="9.3" calcext:value-type="float">
            <text:p>9,3</text:p>
          </table:table-cell>
          <table:table-cell table:style-name="ce61" table:formula="of:=IF([.F$4]=&quot;&quot;;&quot;&quot;;IF([.$A21]=&quot;&quot;;&quot;&quot;;IF(VLOOKUP([.$A21];INDIRECT([.F$4]&amp;&quot;!$a$4:$bb$200&quot;);[.F$3];0)=&quot;não entregou&quot;;0;VLOOKUP([.$A21];INDIRECT([.F$4]&amp;&quot;!$a$4:$bb$200&quot;);[.F$3];0))))">
            <text:p/>
          </table:table-cell>
          <table:table-cell table:style-name="ce61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61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61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61" table:formula="of:=IF([.A21]=&quot;&quot;;&quot;&quot;;IF(SUM([.$B$7:.$H$7])=0;&quot;&quot;;SUMPRODUCT([.$B$7:.$H$7];[.B21:.H21])/SUM([.$B$7:.$H$7])))" office:value-type="float" office:value="8.82" calcext:value-type="float">
            <text:p>8,8</text:p>
          </table:table-cell>
          <table:table-cell table:style-name="ce114"/>
          <table:table-cell table:style-name="ce65" table:formula="of:=IF([.$A21]=&quot;&quot;;&quot;&quot;;IF([.K$4]=&quot;&quot;;[.J21];IF([.K21]=&quot;&quot;;[.J21];SUM(([.K21]*[.$K$4])+([.J21]*(10-[.$K$4])))/10)))" office:value-type="float" office:value="8.82" calcext:value-type="float">
            <text:p>8,8</text:p>
          </table:table-cell>
          <table:table-cell table:style-name="ce67" table:formula="of:=([.C21]+[.D21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61" table:formula="of:=IF([.B$4]=&quot;&quot;;&quot;&quot;;IF([.$A22]=&quot;&quot;;&quot;&quot;;IF(VLOOKUP([.$A22];INDIRECT([.B$4]&amp;&quot;!$a$4:$bb$200&quot;);[.B$3];0)=&quot;não entregou&quot;;0;VLOOKUP([.$A22];INDIRECT([.B$4]&amp;&quot;!$a$4:$bb$200&quot;);[.B$3];0))))" office:value-type="float" office:value="6.16" calcext:value-type="float">
            <text:p>6,2</text:p>
          </table:table-cell>
          <table:table-cell table:style-name="ce61" office:value-type="float" office:value="6" calcext:value-type="float">
            <text:p>6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[.F22]" office:value-type="float" office:value="5.5" calcext:value-type="float">
            <text:p>5,5</text:p>
          </table:table-cell>
          <table:table-cell table:style-name="ce61" table:formula="of:=IF([.F$4]=&quot;&quot;;&quot;&quot;;IF([.$A22]=&quot;&quot;;&quot;&quot;;IF(VLOOKUP([.$A22];INDIRECT([.F$4]&amp;&quot;!$a$4:$bb$200&quot;);[.F$3];0)=&quot;não entregou&quot;;0;VLOOKUP([.$A22];INDIRECT([.F$4]&amp;&quot;!$a$4:$bb$200&quot;);[.F$3];0))))" office:value-type="float" office:value="5.5" calcext:value-type="float">
            <text:p>5,5</text:p>
          </table:table-cell>
          <table:table-cell table:style-name="ce61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61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61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61" table:formula="of:=IF([.A22]=&quot;&quot;;&quot;&quot;;IF(SUM([.$B$7:.$H$7])=0;&quot;&quot;;SUMPRODUCT([.$B$7:.$H$7];[.B22:.H22])/SUM([.$B$7:.$H$7])))" office:value-type="float" office:value="6.114" calcext:value-type="float">
            <text:p>6,1</text:p>
          </table:table-cell>
          <table:table-cell table:style-name="ce114"/>
          <table:table-cell table:style-name="ce65" table:formula="of:=IF([.$A22]=&quot;&quot;;&quot;&quot;;IF([.K$4]=&quot;&quot;;[.J22];IF([.K22]=&quot;&quot;;[.J22];SUM(([.K22]*[.$K$4])+([.J22]*(10-[.$K$4])))/10)))" office:value-type="float" office:value="6.114" calcext:value-type="float">
            <text:p>6,1</text:p>
          </table:table-cell>
          <table:table-cell table:style-name="ce67" table:formula="of:=([.C22]+[.D22])/2" office:value-type="float" office:value="7.25" calcext:value-type="float">
            <text:p>7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61" table:formula="of:=IF([.B$4]=&quot;&quot;;&quot;&quot;;IF([.$A23]=&quot;&quot;;&quot;&quot;;IF(VLOOKUP([.$A23];INDIRECT([.B$4]&amp;&quot;!$a$4:$bb$200&quot;);[.B$3];0)=&quot;não entregou&quot;;0;VLOOKUP([.$A23];INDIRECT([.B$4]&amp;&quot;!$a$4:$bb$200&quot;);[.B$3];0))))" office:value-type="float" office:value="4.2" calcext:value-type="float">
            <text:p>4,2</text:p>
          </table:table-cell>
          <table:table-cell table:number-columns-repeated="2" table:style-name="ce61" office:value-type="float" office:value="0" calcext:value-type="float">
            <text:p>0,0</text:p>
          </table:table-cell>
          <table:table-cell table:style-name="ce61" table:formula="of:=IF([.E$4]=&quot;&quot;;&quot;&quot;;IF([.$A23]=&quot;&quot;;&quot;&quot;;IF(VLOOKUP([.$A23];INDIRECT([.E$4]&amp;&quot;!$a$4:$bb$200&quot;);[.E$3];0)=&quot;não entregou&quot;;0;VLOOKUP([.$A23];INDIRECT([.E$4]&amp;&quot;!$a$4:$bb$200&quot;);[.E$3];0))))">
            <text:p/>
          </table:table-cell>
          <table:table-cell table:style-name="ce61" table:formula="of:=IF([.F$4]=&quot;&quot;;&quot;&quot;;IF([.$A23]=&quot;&quot;;&quot;&quot;;IF(VLOOKUP([.$A23];INDIRECT([.F$4]&amp;&quot;!$a$4:$bb$200&quot;);[.F$3];0)=&quot;não entregou&quot;;0;VLOOKUP([.$A23];INDIRECT([.F$4]&amp;&quot;!$a$4:$bb$200&quot;);[.F$3];0))))">
            <text:p/>
          </table:table-cell>
          <table:table-cell table:style-name="ce61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61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61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61" table:formula="of:=IF([.A23]=&quot;&quot;;&quot;&quot;;IF(SUM([.$B$7:.$H$7])=0;&quot;&quot;;SUMPRODUCT([.$B$7:.$H$7];[.B23:.H23])/SUM([.$B$7:.$H$7])))" office:value-type="float" office:value="1.68" calcext:value-type="float">
            <text:p>1,7</text:p>
          </table:table-cell>
          <table:table-cell table:style-name="ce114"/>
          <table:table-cell table:style-name="ce65" table:formula="of:=IF([.$A23]=&quot;&quot;;&quot;&quot;;IF([.K$4]=&quot;&quot;;[.J23];IF([.K23]=&quot;&quot;;[.J23];SUM(([.K23]*[.$K$4])+([.J23]*(10-[.$K$4])))/10)))" office:value-type="float" office:value="1.68" calcext:value-type="float">
            <text:p>1,7</text:p>
          </table:table-cell>
          <table:table-cell table:style-name="ce67" table:formula="of:=([.C23]+[.D23])/2" office:value-type="float" office:value="0" calcext:value-type="float">
            <text:p>0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61" table:formula="of:=IF([.B$4]=&quot;&quot;;&quot;&quot;;IF([.$A24]=&quot;&quot;;&quot;&quot;;IF(VLOOKUP([.$A24];INDIRECT([.B$4]&amp;&quot;!$a$4:$bb$200&quot;);[.B$3];0)=&quot;não entregou&quot;;0;VLOOKUP([.$A24];INDIRECT([.B$4]&amp;&quot;!$a$4:$bb$200&quot;);[.B$3];0))))" office:value-type="float" office:value="3" calcext:value-type="float">
            <text:p>3,0</text:p>
          </table:table-cell>
          <table:table-cell table:number-columns-repeated="2" table:style-name="ce61" office:value-type="float" office:value="9" calcext:value-type="float">
            <text:p>9,0</text:p>
          </table:table-cell>
          <table:table-cell table:style-name="ce61" table:formula="of:=IF([.E$4]=&quot;&quot;;&quot;&quot;;IF([.$A24]=&quot;&quot;;&quot;&quot;;IF(VLOOKUP([.$A24];INDIRECT([.E$4]&amp;&quot;!$a$4:$bb$200&quot;);[.E$3];0)=&quot;não entregou&quot;;0;VLOOKUP([.$A24];INDIRECT([.E$4]&amp;&quot;!$a$4:$bb$200&quot;);[.E$3];0))))">
            <text:p/>
          </table:table-cell>
          <table:table-cell table:style-name="ce61" table:formula="of:=IF([.F$4]=&quot;&quot;;&quot;&quot;;IF([.$A24]=&quot;&quot;;&quot;&quot;;IF(VLOOKUP([.$A24];INDIRECT([.F$4]&amp;&quot;!$a$4:$bb$200&quot;);[.F$3];0)=&quot;não entregou&quot;;0;VLOOKUP([.$A24];INDIRECT([.F$4]&amp;&quot;!$a$4:$bb$200&quot;);[.F$3];0))))">
            <text:p/>
          </table:table-cell>
          <table:table-cell table:style-name="ce61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61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61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61" table:formula="of:=IF([.A24]=&quot;&quot;;&quot;&quot;;IF(SUM([.$B$7:.$H$7])=0;&quot;&quot;;SUMPRODUCT([.$B$7:.$H$7];[.B24:.H24])/SUM([.$B$7:.$H$7])))" office:value-type="float" office:value="3" calcext:value-type="float">
            <text:p>3,0</text:p>
          </table:table-cell>
          <table:table-cell table:style-name="ce114"/>
          <table:table-cell table:style-name="ce65" table:formula="of:=IF([.$A24]=&quot;&quot;;&quot;&quot;;IF([.K$4]=&quot;&quot;;[.J24];IF([.K24]=&quot;&quot;;[.J24];SUM(([.K24]*[.$K$4])+([.J24]*(10-[.$K$4])))/10)))" office:value-type="float" office:value="3" calcext:value-type="float">
            <text:p>3,0</text:p>
          </table:table-cell>
          <table:table-cell table:style-name="ce67" table:formula="of:=([.C24]+[.D24])/2" office:value-type="float" office:value="9" calcext:value-type="float">
            <text:p>9,0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61" table:formula="of:=IF([.B$4]=&quot;&quot;;&quot;&quot;;IF([.$A25]=&quot;&quot;;&quot;&quot;;IF(VLOOKUP([.$A25];INDIRECT([.B$4]&amp;&quot;!$a$4:$bb$200&quot;);[.B$3];0)=&quot;não entregou&quot;;0;VLOOKUP([.$A25];INDIRECT([.B$4]&amp;&quot;!$a$4:$bb$200&quot;);[.B$3];0))))" office:value-type="float" office:value="8.9" calcext:value-type="float">
            <text:p>8,9</text:p>
          </table:table-cell>
          <table:table-cell table:style-name="ce61" office:value-type="float" office:value="10" calcext:value-type="float">
            <text:p>10,0</text:p>
          </table:table-cell>
          <table:table-cell table:style-name="ce61" office:value-type="float" office:value="8.5" calcext:value-type="float">
            <text:p>8,5</text:p>
          </table:table-cell>
          <table:table-cell table:style-name="ce61" table:formula="of:=IF([.E$4]=&quot;&quot;;&quot;&quot;;IF([.$A25]=&quot;&quot;;&quot;&quot;;IF(VLOOKUP([.$A25];INDIRECT([.E$4]&amp;&quot;!$a$4:$bb$200&quot;);[.E$3];0)=&quot;não entregou&quot;;0;VLOOKUP([.$A25];INDIRECT([.E$4]&amp;&quot;!$a$4:$bb$200&quot;);[.E$3];0))))" office:value-type="float" office:value="4" calcext:value-type="float">
            <text:p>4,0</text:p>
          </table:table-cell>
          <table:table-cell table:style-name="ce61" table:formula="of:=IF([.F$4]=&quot;&quot;;&quot;&quot;;IF([.$A25]=&quot;&quot;;&quot;&quot;;IF(VLOOKUP([.$A25];INDIRECT([.F$4]&amp;&quot;!$a$4:$bb$200&quot;);[.F$3];0)=&quot;não entregou&quot;;0;VLOOKUP([.$A25];INDIRECT([.F$4]&amp;&quot;!$a$4:$bb$200&quot;);[.F$3];0))))">
            <text:p/>
          </table:table-cell>
          <table:table-cell table:style-name="ce61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61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61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61" table:formula="of:=IF([.A25]=&quot;&quot;;&quot;&quot;;IF(SUM([.$B$7:.$H$7])=0;&quot;&quot;;SUMPRODUCT([.$B$7:.$H$7];[.B25:.H25])/SUM([.$B$7:.$H$7])))" office:value-type="float" office:value="7.01" calcext:value-type="float">
            <text:p>7,0</text:p>
          </table:table-cell>
          <table:table-cell table:style-name="ce114"/>
          <table:table-cell table:style-name="ce65" table:formula="of:=IF([.$A25]=&quot;&quot;;&quot;&quot;;IF([.K$4]=&quot;&quot;;[.J25];IF([.K25]=&quot;&quot;;[.J25];SUM(([.K25]*[.$K$4])+([.J25]*(10-[.$K$4])))/10)))" office:value-type="float" office:value="7.01" calcext:value-type="float">
            <text:p>7,0</text:p>
          </table:table-cell>
          <table:table-cell table:style-name="ce67" table:formula="of:=([.C25]+[.D25])/2" office:value-type="float" office:value="9.25" calcext:value-type="float">
            <text:p>9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61" table:formula="of:=IF([.B$4]=&quot;&quot;;&quot;&quot;;IF([.$A26]=&quot;&quot;;&quot;&quot;;IF(VLOOKUP([.$A26];INDIRECT([.B$4]&amp;&quot;!$a$4:$bb$200&quot;);[.B$3];0)=&quot;não entregou&quot;;0;VLOOKUP([.$A26];INDIRECT([.B$4]&amp;&quot;!$a$4:$bb$200&quot;);[.B$3];0))))" office:value-type="float" office:value="6.71" calcext:value-type="float">
            <text:p>6,7</text:p>
          </table:table-cell>
          <table:table-cell table:style-name="ce61" office:value-type="float" office:value="7" calcext:value-type="float">
            <text:p>7,0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table:formula="of:=IF([.E$4]=&quot;&quot;;&quot;&quot;;IF([.$A26]=&quot;&quot;;&quot;&quot;;IF(VLOOKUP([.$A26];INDIRECT([.E$4]&amp;&quot;!$a$4:$bb$200&quot;);[.E$3];0)=&quot;não entregou&quot;;0;VLOOKUP([.$A26];INDIRECT([.E$4]&amp;&quot;!$a$4:$bb$200&quot;);[.E$3];0))))" office:value-type="float" office:value="6" calcext:value-type="float">
            <text:p>6,0</text:p>
          </table:table-cell>
          <table:table-cell table:style-name="ce61" table:formula="of:=IF([.F$4]=&quot;&quot;;&quot;&quot;;IF([.$A26]=&quot;&quot;;&quot;&quot;;IF(VLOOKUP([.$A26];INDIRECT([.F$4]&amp;&quot;!$a$4:$bb$200&quot;);[.F$3];0)=&quot;não entregou&quot;;0;VLOOKUP([.$A26];INDIRECT([.F$4]&amp;&quot;!$a$4:$bb$200&quot;);[.F$3];0))))">
            <text:p/>
          </table:table-cell>
          <table:table-cell table:style-name="ce61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61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61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61" table:formula="of:=IF([.A26]=&quot;&quot;;&quot;&quot;;IF(SUM([.$B$7:.$H$7])=0;&quot;&quot;;SUMPRODUCT([.$B$7:.$H$7];[.B26:.H26])/SUM([.$B$7:.$H$7])))" office:value-type="float" office:value="6.734" calcext:value-type="float">
            <text:p>6,7</text:p>
          </table:table-cell>
          <table:table-cell table:style-name="ce114"/>
          <table:table-cell table:style-name="ce65" table:formula="of:=IF([.$A26]=&quot;&quot;;&quot;&quot;;IF([.K$4]=&quot;&quot;;[.J26];IF([.K26]=&quot;&quot;;[.J26];SUM(([.K26]*[.$K$4])+([.J26]*(10-[.$K$4])))/10)))" office:value-type="float" office:value="6.734" calcext:value-type="float">
            <text:p>6,7</text:p>
          </table:table-cell>
          <table:table-cell table:style-name="ce67" table:formula="of:=([.C26]+[.D26])/2" office:value-type="float" office:value="8.25" calcext:value-type="float">
            <text:p>8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61" table:formula="of:=IF([.B$4]=&quot;&quot;;&quot;&quot;;IF([.$A27]=&quot;&quot;;&quot;&quot;;IF(VLOOKUP([.$A27];INDIRECT([.B$4]&amp;&quot;!$a$4:$bb$200&quot;);[.B$3];0)=&quot;não entregou&quot;;0;VLOOKUP([.$A27];INDIRECT([.B$4]&amp;&quot;!$a$4:$bb$200&quot;);[.B$3];0))))" office:value-type="float" office:value="8.34" calcext:value-type="float">
            <text:p>8,3</text:p>
          </table:table-cell>
          <table:table-cell table:style-name="ce61" office:value-type="float" office:value="7" calcext:value-type="float">
            <text:p>7,0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table:formula="of:=IF([.E$4]=&quot;&quot;;&quot;&quot;;IF([.$A27]=&quot;&quot;;&quot;&quot;;IF(VLOOKUP([.$A27];INDIRECT([.E$4]&amp;&quot;!$a$4:$bb$200&quot;);[.E$3];0)=&quot;não entregou&quot;;0;VLOOKUP([.$A27];INDIRECT([.E$4]&amp;&quot;!$a$4:$bb$200&quot;);[.E$3];0))))" office:value-type="float" office:value="4.5" calcext:value-type="float">
            <text:p>4,5</text:p>
          </table:table-cell>
          <table:table-cell table:style-name="ce61" table:formula="of:=IF([.F$4]=&quot;&quot;;&quot;&quot;;IF([.$A27]=&quot;&quot;;&quot;&quot;;IF(VLOOKUP([.$A27];INDIRECT([.F$4]&amp;&quot;!$a$4:$bb$200&quot;);[.F$3];0)=&quot;não entregou&quot;;0;VLOOKUP([.$A27];INDIRECT([.F$4]&amp;&quot;!$a$4:$bb$200&quot;);[.F$3];0))))">
            <text:p/>
          </table:table-cell>
          <table:table-cell table:style-name="ce61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61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61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61" table:formula="of:=IF([.A27]=&quot;&quot;;&quot;&quot;;IF(SUM([.$B$7:.$H$7])=0;&quot;&quot;;SUMPRODUCT([.$B$7:.$H$7];[.B27:.H27])/SUM([.$B$7:.$H$7])))" office:value-type="float" office:value="6.786" calcext:value-type="float">
            <text:p>6,8</text:p>
          </table:table-cell>
          <table:table-cell table:style-name="ce114"/>
          <table:table-cell table:style-name="ce65" table:formula="of:=IF([.$A27]=&quot;&quot;;&quot;&quot;;IF([.K$4]=&quot;&quot;;[.J27];IF([.K27]=&quot;&quot;;[.J27];SUM(([.K27]*[.$K$4])+([.J27]*(10-[.$K$4])))/10)))" office:value-type="float" office:value="6.786" calcext:value-type="float">
            <text:p>6,8</text:p>
          </table:table-cell>
          <table:table-cell table:style-name="ce67" table:formula="of:=([.C27]+[.D27])/2" office:value-type="float" office:value="8.25" calcext:value-type="float">
            <text:p>8,3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61" table:formula="of:=IF([.B$4]=&quot;&quot;;&quot;&quot;;IF([.$A28]=&quot;&quot;;&quot;&quot;;IF(VLOOKUP([.$A28];INDIRECT([.B$4]&amp;&quot;!$a$4:$bb$200&quot;);[.B$3];0)=&quot;não entregou&quot;;0;VLOOKUP([.$A28];INDIRECT([.B$4]&amp;&quot;!$a$4:$bb$200&quot;);[.B$3];0))))" office:value-type="float" office:value="7.3" calcext:value-type="float">
            <text:p>7,3</text:p>
          </table:table-cell>
          <table:table-cell table:style-name="ce61" office:value-type="float" office:value="9" calcext:value-type="float">
            <text:p>9,0</text:p>
          </table:table-cell>
          <table:table-cell table:style-name="ce61" office:value-type="float" office:value="8" calcext:value-type="float">
            <text:p>8,0</text:p>
          </table:table-cell>
          <table:table-cell table:style-name="ce61" table:formula="of:=IF([.E$4]=&quot;&quot;;&quot;&quot;;IF([.$A28]=&quot;&quot;;&quot;&quot;;IF(VLOOKUP([.$A28];INDIRECT([.E$4]&amp;&quot;!$a$4:$bb$200&quot;);[.E$3];0)=&quot;não entregou&quot;;0;VLOOKUP([.$A28];INDIRECT([.E$4]&amp;&quot;!$a$4:$bb$200&quot;);[.E$3];0))))" office:value-type="float" office:value="5.3" calcext:value-type="float">
            <text:p>5,3</text:p>
          </table:table-cell>
          <table:table-cell table:style-name="ce61" table:formula="of:=IF([.F$4]=&quot;&quot;;&quot;&quot;;IF([.$A28]=&quot;&quot;;&quot;&quot;;IF(VLOOKUP([.$A28];INDIRECT([.F$4]&amp;&quot;!$a$4:$bb$200&quot;);[.F$3];0)=&quot;não entregou&quot;;0;VLOOKUP([.$A28];INDIRECT([.F$4]&amp;&quot;!$a$4:$bb$200&quot;);[.F$3];0))))">
            <text:p/>
          </table:table-cell>
          <table:table-cell table:style-name="ce61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61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61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61" table:formula="of:=IF([.A28]=&quot;&quot;;&quot;&quot;;IF(SUM([.$B$7:.$H$7])=0;&quot;&quot;;SUMPRODUCT([.$B$7:.$H$7];[.B28:.H28])/SUM([.$B$7:.$H$7])))" office:value-type="float" office:value="6.74" calcext:value-type="float">
            <text:p>6,7</text:p>
          </table:table-cell>
          <table:table-cell table:style-name="ce114"/>
          <table:table-cell table:style-name="ce65" table:formula="of:=IF([.$A28]=&quot;&quot;;&quot;&quot;;IF([.K$4]=&quot;&quot;;[.J28];IF([.K28]=&quot;&quot;;[.J28];SUM(([.K28]*[.$K$4])+([.J28]*(10-[.$K$4])))/10)))" office:value-type="float" office:value="6.74" calcext:value-type="float">
            <text:p>6,7</text:p>
          </table:table-cell>
          <table:table-cell table:style-name="ce67" table:formula="of:=([.C28]+[.D28])/2" office:value-type="float" office:value="8.5" calcext:value-type="float">
            <text:p>8,5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61" table:formula="of:=IF([.B$4]=&quot;&quot;;&quot;&quot;;IF([.$A29]=&quot;&quot;;&quot;&quot;;IF(VLOOKUP([.$A29];INDIRECT([.B$4]&amp;&quot;!$a$4:$bb$200&quot;);[.B$3];0)=&quot;não entregou&quot;;0;VLOOKUP([.$A29];INDIRECT([.B$4]&amp;&quot;!$a$4:$bb$200&quot;);[.B$3];0))))" office:value-type="float" office:value="9.5" calcext:value-type="float">
            <text:p>9,5</text:p>
          </table:table-cell>
          <table:table-cell table:style-name="ce61" office:value-type="float" office:value="10" calcext:value-type="float">
            <text:p>10,0</text:p>
          </table:table-cell>
          <table:table-cell table:style-name="ce61" office:value-type="float" office:value="9.5" calcext:value-type="float">
            <text:p>9,5</text:p>
          </table:table-cell>
          <table:table-cell table:style-name="ce61" table:formula="of:=IF([.E$4]=&quot;&quot;;&quot;&quot;;IF([.$A29]=&quot;&quot;;&quot;&quot;;IF(VLOOKUP([.$A29];INDIRECT([.E$4]&amp;&quot;!$a$4:$bb$200&quot;);[.E$3];0)=&quot;não entregou&quot;;0;VLOOKUP([.$A29];INDIRECT([.E$4]&amp;&quot;!$a$4:$bb$200&quot;);[.E$3];0))))" office:value-type="float" office:value="9.5" calcext:value-type="float">
            <text:p>9,5</text:p>
          </table:table-cell>
          <table:table-cell table:style-name="ce61" table:formula="of:=IF([.F$4]=&quot;&quot;;&quot;&quot;;IF([.$A29]=&quot;&quot;;&quot;&quot;;IF(VLOOKUP([.$A29];INDIRECT([.F$4]&amp;&quot;!$a$4:$bb$200&quot;);[.F$3];0)=&quot;não entregou&quot;;0;VLOOKUP([.$A29];INDIRECT([.F$4]&amp;&quot;!$a$4:$bb$200&quot;);[.F$3];0))))">
            <text:p/>
          </table:table-cell>
          <table:table-cell table:style-name="ce61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61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61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61" table:formula="of:=IF([.A29]=&quot;&quot;;&quot;&quot;;IF(SUM([.$B$7:.$H$7])=0;&quot;&quot;;SUMPRODUCT([.$B$7:.$H$7];[.B29:.H29])/SUM([.$B$7:.$H$7])))" office:value-type="float" office:value="9.55" calcext:value-type="float">
            <text:p>9,6</text:p>
          </table:table-cell>
          <table:table-cell table:style-name="ce114"/>
          <table:table-cell table:style-name="ce65" table:formula="of:=IF([.$A29]=&quot;&quot;;&quot;&quot;;IF([.K$4]=&quot;&quot;;[.J29];IF([.K29]=&quot;&quot;;[.J29];SUM(([.K29]*[.$K$4])+([.J29]*(10-[.$K$4])))/10)))" office:value-type="float" office:value="9.55" calcext:value-type="float">
            <text:p>9,6</text:p>
          </table:table-cell>
          <table:table-cell table:style-name="ce67" table:formula="of:=([.C29]+[.D29])/2" office:value-type="float" office:value="9.75" calcext:value-type="float">
            <text:p>9,8</text:p>
          </table:table-cell>
          <table:table-cell table:style-name="ce120" table:number-columns-repeated="12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61" table:formula="of:=IF([.C$4]=&quot;&quot;;&quot;&quot;;IF([.$A30]=&quot;&quot;;&quot;&quot;;IF(VLOOKUP([.$A30];INDIRECT([.C$4]&amp;&quot;!$a$4:$bb$200&quot;);[.C$3];0)=&quot;não entregou&quot;;0;VLOOKUP([.$A30];INDIRECT([.C$4]&amp;&quot;!$a$4:$bb$200&quot;);[.C$3];0))))">
            <text:p/>
          </table:table-cell>
          <table:table-cell table:style-name="ce61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61" table:formula="of:=IF([.E$4]=&quot;&quot;;&quot;&quot;;IF([.$A30]=&quot;&quot;;&quot;&quot;;IF(VLOOKUP([.$A30];INDIRECT([.E$4]&amp;&quot;!$a$4:$bb$200&quot;);[.E$3];0)=&quot;não entregou&quot;;0;VLOOKUP([.$A30];INDIRECT([.E$4]&amp;&quot;!$a$4:$bb$200&quot;);[.E$3];0))))">
            <text:p/>
          </table:table-cell>
          <table:table-cell table:style-name="ce61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61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61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61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61" table:formula="of:=IF([.A30]=&quot;&quot;;&quot;&quot;;IF(SUM([.$B$7:.$H$7])=0;&quot;&quot;;SUMPRODUCT([.$B$7:.$H$7];[.B30:.H30])/SUM([.$B$7:.$H$7])))">
            <text:p/>
          </table:table-cell>
          <table:table-cell table:style-name="ce114"/>
          <table:table-cell table:style-name="ce71" table:formula="of:=IF([.$A30]=&quot;&quot;;&quot;&quot;;IF([.K$4]=&quot;&quot;;[.J30];IF([.K30]=&quot;&quot;;[.J30];SUM(([.K30]*[.$K$4])+([.J3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61" table:formula="of:=IF([.C$4]=&quot;&quot;;&quot;&quot;;IF([.$A31]=&quot;&quot;;&quot;&quot;;IF(VLOOKUP([.$A31];INDIRECT([.C$4]&amp;&quot;!$a$4:$bb$200&quot;);[.C$3];0)=&quot;não entregou&quot;;0;VLOOKUP([.$A31];INDIRECT([.C$4]&amp;&quot;!$a$4:$bb$200&quot;);[.C$3];0))))">
            <text:p/>
          </table:table-cell>
          <table:table-cell table:style-name="ce61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61" table:formula="of:=IF([.E$4]=&quot;&quot;;&quot;&quot;;IF([.$A31]=&quot;&quot;;&quot;&quot;;IF(VLOOKUP([.$A31];INDIRECT([.E$4]&amp;&quot;!$a$4:$bb$200&quot;);[.E$3];0)=&quot;não entregou&quot;;0;VLOOKUP([.$A31];INDIRECT([.E$4]&amp;&quot;!$a$4:$bb$200&quot;);[.E$3];0))))">
            <text:p/>
          </table:table-cell>
          <table:table-cell table:style-name="ce61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61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61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61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61" table:formula="of:=IF([.A31]=&quot;&quot;;&quot;&quot;;IF(SUM([.$B$7:.$H$7])=0;&quot;&quot;;SUMPRODUCT([.$B$7:.$H$7];[.B31:.H31])/SUM([.$B$7:.$H$7])))">
            <text:p/>
          </table:table-cell>
          <table:table-cell table:style-name="ce114"/>
          <table:table-cell table:style-name="ce71" table:formula="of:=IF([.$A31]=&quot;&quot;;&quot;&quot;;IF([.K$4]=&quot;&quot;;[.J31];IF([.K31]=&quot;&quot;;[.J31];SUM(([.K31]*[.$K$4])+([.J3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61" table:formula="of:=IF([.C$4]=&quot;&quot;;&quot;&quot;;IF([.$A32]=&quot;&quot;;&quot;&quot;;IF(VLOOKUP([.$A32];INDIRECT([.C$4]&amp;&quot;!$a$4:$bb$200&quot;);[.C$3];0)=&quot;não entregou&quot;;0;VLOOKUP([.$A32];INDIRECT([.C$4]&amp;&quot;!$a$4:$bb$200&quot;);[.C$3];0))))">
            <text:p/>
          </table:table-cell>
          <table:table-cell table:style-name="ce61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61" table:formula="of:=IF([.E$4]=&quot;&quot;;&quot;&quot;;IF([.$A32]=&quot;&quot;;&quot;&quot;;IF(VLOOKUP([.$A32];INDIRECT([.E$4]&amp;&quot;!$a$4:$bb$200&quot;);[.E$3];0)=&quot;não entregou&quot;;0;VLOOKUP([.$A32];INDIRECT([.E$4]&amp;&quot;!$a$4:$bb$200&quot;);[.E$3];0))))">
            <text:p/>
          </table:table-cell>
          <table:table-cell table:style-name="ce61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61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61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61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61" table:formula="of:=IF([.A32]=&quot;&quot;;&quot;&quot;;IF(SUM([.$B$7:.$H$7])=0;&quot;&quot;;SUMPRODUCT([.$B$7:.$H$7];[.B32:.H32])/SUM([.$B$7:.$H$7])))">
            <text:p/>
          </table:table-cell>
          <table:table-cell table:style-name="ce114"/>
          <table:table-cell table:style-name="ce71" table:formula="of:=IF([.$A32]=&quot;&quot;;&quot;&quot;;IF([.K$4]=&quot;&quot;;[.J32];IF([.K32]=&quot;&quot;;[.J32];SUM(([.K32]*[.$K$4])+([.J3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61" table:formula="of:=IF([.C$4]=&quot;&quot;;&quot;&quot;;IF([.$A33]=&quot;&quot;;&quot;&quot;;IF(VLOOKUP([.$A33];INDIRECT([.C$4]&amp;&quot;!$a$4:$bb$200&quot;);[.C$3];0)=&quot;não entregou&quot;;0;VLOOKUP([.$A33];INDIRECT([.C$4]&amp;&quot;!$a$4:$bb$200&quot;);[.C$3];0))))">
            <text:p/>
          </table:table-cell>
          <table:table-cell table:style-name="ce61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61" table:formula="of:=IF([.E$4]=&quot;&quot;;&quot;&quot;;IF([.$A33]=&quot;&quot;;&quot;&quot;;IF(VLOOKUP([.$A33];INDIRECT([.E$4]&amp;&quot;!$a$4:$bb$200&quot;);[.E$3];0)=&quot;não entregou&quot;;0;VLOOKUP([.$A33];INDIRECT([.E$4]&amp;&quot;!$a$4:$bb$200&quot;);[.E$3];0))))">
            <text:p/>
          </table:table-cell>
          <table:table-cell table:style-name="ce61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61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61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61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61" table:formula="of:=IF([.A33]=&quot;&quot;;&quot;&quot;;IF(SUM([.$B$7:.$H$7])=0;&quot;&quot;;SUMPRODUCT([.$B$7:.$H$7];[.B33:.H33])/SUM([.$B$7:.$H$7])))">
            <text:p/>
          </table:table-cell>
          <table:table-cell table:style-name="ce114"/>
          <table:table-cell table:style-name="ce71" table:formula="of:=IF([.$A33]=&quot;&quot;;&quot;&quot;;IF([.K$4]=&quot;&quot;;[.J33];IF([.K33]=&quot;&quot;;[.J33];SUM(([.K33]*[.$K$4])+([.J3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61" table:formula="of:=IF([.C$4]=&quot;&quot;;&quot;&quot;;IF([.$A34]=&quot;&quot;;&quot;&quot;;IF(VLOOKUP([.$A34];INDIRECT([.C$4]&amp;&quot;!$a$4:$bb$200&quot;);[.C$3];0)=&quot;não entregou&quot;;0;VLOOKUP([.$A34];INDIRECT([.C$4]&amp;&quot;!$a$4:$bb$200&quot;);[.C$3];0))))">
            <text:p/>
          </table:table-cell>
          <table:table-cell table:style-name="ce61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61" table:formula="of:=IF([.E$4]=&quot;&quot;;&quot;&quot;;IF([.$A34]=&quot;&quot;;&quot;&quot;;IF(VLOOKUP([.$A34];INDIRECT([.E$4]&amp;&quot;!$a$4:$bb$200&quot;);[.E$3];0)=&quot;não entregou&quot;;0;VLOOKUP([.$A34];INDIRECT([.E$4]&amp;&quot;!$a$4:$bb$200&quot;);[.E$3];0))))">
            <text:p/>
          </table:table-cell>
          <table:table-cell table:style-name="ce61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61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61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61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61" table:formula="of:=IF([.A34]=&quot;&quot;;&quot;&quot;;IF(SUM([.$B$7:.$H$7])=0;&quot;&quot;;SUMPRODUCT([.$B$7:.$H$7];[.B34:.H34])/SUM([.$B$7:.$H$7])))">
            <text:p/>
          </table:table-cell>
          <table:table-cell table:style-name="ce114"/>
          <table:table-cell table:style-name="ce71" table:formula="of:=IF([.$A34]=&quot;&quot;;&quot;&quot;;IF([.K$4]=&quot;&quot;;[.J34];IF([.K34]=&quot;&quot;;[.J34];SUM(([.K34]*[.$K$4])+([.J3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61" table:formula="of:=IF([.C$4]=&quot;&quot;;&quot;&quot;;IF([.$A35]=&quot;&quot;;&quot;&quot;;IF(VLOOKUP([.$A35];INDIRECT([.C$4]&amp;&quot;!$a$4:$bb$200&quot;);[.C$3];0)=&quot;não entregou&quot;;0;VLOOKUP([.$A35];INDIRECT([.C$4]&amp;&quot;!$a$4:$bb$200&quot;);[.C$3];0))))">
            <text:p/>
          </table:table-cell>
          <table:table-cell table:style-name="ce61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61" table:formula="of:=IF([.E$4]=&quot;&quot;;&quot;&quot;;IF([.$A35]=&quot;&quot;;&quot;&quot;;IF(VLOOKUP([.$A35];INDIRECT([.E$4]&amp;&quot;!$a$4:$bb$200&quot;);[.E$3];0)=&quot;não entregou&quot;;0;VLOOKUP([.$A35];INDIRECT([.E$4]&amp;&quot;!$a$4:$bb$200&quot;);[.E$3];0))))">
            <text:p/>
          </table:table-cell>
          <table:table-cell table:style-name="ce61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61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61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61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61" table:formula="of:=IF([.A35]=&quot;&quot;;&quot;&quot;;IF(SUM([.$B$7:.$H$7])=0;&quot;&quot;;SUMPRODUCT([.$B$7:.$H$7];[.B35:.H35])/SUM([.$B$7:.$H$7])))">
            <text:p/>
          </table:table-cell>
          <table:table-cell table:style-name="ce114"/>
          <table:table-cell table:style-name="ce71" table:formula="of:=IF([.$A35]=&quot;&quot;;&quot;&quot;;IF([.K$4]=&quot;&quot;;[.J35];IF([.K35]=&quot;&quot;;[.J35];SUM(([.K35]*[.$K$4])+([.J3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61" table:formula="of:=IF([.C$4]=&quot;&quot;;&quot;&quot;;IF([.$A36]=&quot;&quot;;&quot;&quot;;IF(VLOOKUP([.$A36];INDIRECT([.C$4]&amp;&quot;!$a$4:$bb$200&quot;);[.C$3];0)=&quot;não entregou&quot;;0;VLOOKUP([.$A36];INDIRECT([.C$4]&amp;&quot;!$a$4:$bb$200&quot;);[.C$3];0))))">
            <text:p/>
          </table:table-cell>
          <table:table-cell table:style-name="ce61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61" table:formula="of:=IF([.E$4]=&quot;&quot;;&quot;&quot;;IF([.$A36]=&quot;&quot;;&quot;&quot;;IF(VLOOKUP([.$A36];INDIRECT([.E$4]&amp;&quot;!$a$4:$bb$200&quot;);[.E$3];0)=&quot;não entregou&quot;;0;VLOOKUP([.$A36];INDIRECT([.E$4]&amp;&quot;!$a$4:$bb$200&quot;);[.E$3];0))))">
            <text:p/>
          </table:table-cell>
          <table:table-cell table:style-name="ce61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61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61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61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61" table:formula="of:=IF([.A36]=&quot;&quot;;&quot;&quot;;IF(SUM([.$B$7:.$H$7])=0;&quot;&quot;;SUMPRODUCT([.$B$7:.$H$7];[.B36:.H36])/SUM([.$B$7:.$H$7])))">
            <text:p/>
          </table:table-cell>
          <table:table-cell table:style-name="ce114"/>
          <table:table-cell table:style-name="ce71" table:formula="of:=IF([.$A36]=&quot;&quot;;&quot;&quot;;IF([.K$4]=&quot;&quot;;[.J36];IF([.K36]=&quot;&quot;;[.J36];SUM(([.K36]*[.$K$4])+([.J3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61" table:formula="of:=IF([.C$4]=&quot;&quot;;&quot;&quot;;IF([.$A37]=&quot;&quot;;&quot;&quot;;IF(VLOOKUP([.$A37];INDIRECT([.C$4]&amp;&quot;!$a$4:$bb$200&quot;);[.C$3];0)=&quot;não entregou&quot;;0;VLOOKUP([.$A37];INDIRECT([.C$4]&amp;&quot;!$a$4:$bb$200&quot;);[.C$3];0))))">
            <text:p/>
          </table:table-cell>
          <table:table-cell table:style-name="ce61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61" table:formula="of:=IF([.E$4]=&quot;&quot;;&quot;&quot;;IF([.$A37]=&quot;&quot;;&quot;&quot;;IF(VLOOKUP([.$A37];INDIRECT([.E$4]&amp;&quot;!$a$4:$bb$200&quot;);[.E$3];0)=&quot;não entregou&quot;;0;VLOOKUP([.$A37];INDIRECT([.E$4]&amp;&quot;!$a$4:$bb$200&quot;);[.E$3];0))))">
            <text:p/>
          </table:table-cell>
          <table:table-cell table:style-name="ce61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61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61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61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61" table:formula="of:=IF([.A37]=&quot;&quot;;&quot;&quot;;IF(SUM([.$B$7:.$H$7])=0;&quot;&quot;;SUMPRODUCT([.$B$7:.$H$7];[.B37:.H37])/SUM([.$B$7:.$H$7])))">
            <text:p/>
          </table:table-cell>
          <table:table-cell table:style-name="ce114"/>
          <table:table-cell table:style-name="ce71" table:formula="of:=IF([.$A37]=&quot;&quot;;&quot;&quot;;IF([.K$4]=&quot;&quot;;[.J37];IF([.K37]=&quot;&quot;;[.J37];SUM(([.K37]*[.$K$4])+([.J3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61" table:formula="of:=IF([.C$4]=&quot;&quot;;&quot;&quot;;IF([.$A38]=&quot;&quot;;&quot;&quot;;IF(VLOOKUP([.$A38];INDIRECT([.C$4]&amp;&quot;!$a$4:$bb$200&quot;);[.C$3];0)=&quot;não entregou&quot;;0;VLOOKUP([.$A38];INDIRECT([.C$4]&amp;&quot;!$a$4:$bb$200&quot;);[.C$3];0))))">
            <text:p/>
          </table:table-cell>
          <table:table-cell table:style-name="ce61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61" table:formula="of:=IF([.E$4]=&quot;&quot;;&quot;&quot;;IF([.$A38]=&quot;&quot;;&quot;&quot;;IF(VLOOKUP([.$A38];INDIRECT([.E$4]&amp;&quot;!$a$4:$bb$200&quot;);[.E$3];0)=&quot;não entregou&quot;;0;VLOOKUP([.$A38];INDIRECT([.E$4]&amp;&quot;!$a$4:$bb$200&quot;);[.E$3];0))))">
            <text:p/>
          </table:table-cell>
          <table:table-cell table:style-name="ce61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61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61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61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61" table:formula="of:=IF([.A38]=&quot;&quot;;&quot;&quot;;IF(SUM([.$B$7:.$H$7])=0;&quot;&quot;;SUMPRODUCT([.$B$7:.$H$7];[.B38:.H38])/SUM([.$B$7:.$H$7])))">
            <text:p/>
          </table:table-cell>
          <table:table-cell table:style-name="ce114"/>
          <table:table-cell table:style-name="ce71" table:formula="of:=IF([.$A38]=&quot;&quot;;&quot;&quot;;IF([.K$4]=&quot;&quot;;[.J38];IF([.K38]=&quot;&quot;;[.J38];SUM(([.K38]*[.$K$4])+([.J3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61" table:formula="of:=IF([.C$4]=&quot;&quot;;&quot;&quot;;IF([.$A39]=&quot;&quot;;&quot;&quot;;IF(VLOOKUP([.$A39];INDIRECT([.C$4]&amp;&quot;!$a$4:$bb$200&quot;);[.C$3];0)=&quot;não entregou&quot;;0;VLOOKUP([.$A39];INDIRECT([.C$4]&amp;&quot;!$a$4:$bb$200&quot;);[.C$3];0))))">
            <text:p/>
          </table:table-cell>
          <table:table-cell table:style-name="ce61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61" table:formula="of:=IF([.E$4]=&quot;&quot;;&quot;&quot;;IF([.$A39]=&quot;&quot;;&quot;&quot;;IF(VLOOKUP([.$A39];INDIRECT([.E$4]&amp;&quot;!$a$4:$bb$200&quot;);[.E$3];0)=&quot;não entregou&quot;;0;VLOOKUP([.$A39];INDIRECT([.E$4]&amp;&quot;!$a$4:$bb$200&quot;);[.E$3];0))))">
            <text:p/>
          </table:table-cell>
          <table:table-cell table:style-name="ce61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61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61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61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61" table:formula="of:=IF([.A39]=&quot;&quot;;&quot;&quot;;IF(SUM([.$B$7:.$H$7])=0;&quot;&quot;;SUMPRODUCT([.$B$7:.$H$7];[.B39:.H39])/SUM([.$B$7:.$H$7])))">
            <text:p/>
          </table:table-cell>
          <table:table-cell table:style-name="ce114"/>
          <table:table-cell table:style-name="ce71" table:formula="of:=IF([.$A39]=&quot;&quot;;&quot;&quot;;IF([.K$4]=&quot;&quot;;[.J39];IF([.K39]=&quot;&quot;;[.J39];SUM(([.K39]*[.$K$4])+([.J3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61" table:formula="of:=IF([.C$4]=&quot;&quot;;&quot;&quot;;IF([.$A40]=&quot;&quot;;&quot;&quot;;IF(VLOOKUP([.$A40];INDIRECT([.C$4]&amp;&quot;!$a$4:$bb$200&quot;);[.C$3];0)=&quot;não entregou&quot;;0;VLOOKUP([.$A40];INDIRECT([.C$4]&amp;&quot;!$a$4:$bb$200&quot;);[.C$3];0))))">
            <text:p/>
          </table:table-cell>
          <table:table-cell table:style-name="ce61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61" table:formula="of:=IF([.E$4]=&quot;&quot;;&quot;&quot;;IF([.$A40]=&quot;&quot;;&quot;&quot;;IF(VLOOKUP([.$A40];INDIRECT([.E$4]&amp;&quot;!$a$4:$bb$200&quot;);[.E$3];0)=&quot;não entregou&quot;;0;VLOOKUP([.$A40];INDIRECT([.E$4]&amp;&quot;!$a$4:$bb$200&quot;);[.E$3];0))))">
            <text:p/>
          </table:table-cell>
          <table:table-cell table:style-name="ce61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61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61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61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61" table:formula="of:=IF([.A40]=&quot;&quot;;&quot;&quot;;IF(SUM([.$B$7:.$H$7])=0;&quot;&quot;;SUMPRODUCT([.$B$7:.$H$7];[.B40:.H40])/SUM([.$B$7:.$H$7])))">
            <text:p/>
          </table:table-cell>
          <table:table-cell table:style-name="ce114"/>
          <table:table-cell table:style-name="ce71" table:formula="of:=IF([.$A40]=&quot;&quot;;&quot;&quot;;IF([.K$4]=&quot;&quot;;[.J40];IF([.K40]=&quot;&quot;;[.J40];SUM(([.K40]*[.$K$4])+([.J4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61" table:formula="of:=IF([.C$4]=&quot;&quot;;&quot;&quot;;IF([.$A41]=&quot;&quot;;&quot;&quot;;IF(VLOOKUP([.$A41];INDIRECT([.C$4]&amp;&quot;!$a$4:$bb$200&quot;);[.C$3];0)=&quot;não entregou&quot;;0;VLOOKUP([.$A41];INDIRECT([.C$4]&amp;&quot;!$a$4:$bb$200&quot;);[.C$3];0))))">
            <text:p/>
          </table:table-cell>
          <table:table-cell table:style-name="ce61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61" table:formula="of:=IF([.E$4]=&quot;&quot;;&quot;&quot;;IF([.$A41]=&quot;&quot;;&quot;&quot;;IF(VLOOKUP([.$A41];INDIRECT([.E$4]&amp;&quot;!$a$4:$bb$200&quot;);[.E$3];0)=&quot;não entregou&quot;;0;VLOOKUP([.$A41];INDIRECT([.E$4]&amp;&quot;!$a$4:$bb$200&quot;);[.E$3];0))))">
            <text:p/>
          </table:table-cell>
          <table:table-cell table:style-name="ce61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61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61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61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61" table:formula="of:=IF([.A41]=&quot;&quot;;&quot;&quot;;IF(SUM([.$B$7:.$H$7])=0;&quot;&quot;;SUMPRODUCT([.$B$7:.$H$7];[.B41:.H41])/SUM([.$B$7:.$H$7])))">
            <text:p/>
          </table:table-cell>
          <table:table-cell table:style-name="ce114"/>
          <table:table-cell table:style-name="ce71" table:formula="of:=IF([.$A41]=&quot;&quot;;&quot;&quot;;IF([.K$4]=&quot;&quot;;[.J41];IF([.K41]=&quot;&quot;;[.J41];SUM(([.K41]*[.$K$4])+([.J4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61" table:formula="of:=IF([.C$4]=&quot;&quot;;&quot;&quot;;IF([.$A42]=&quot;&quot;;&quot;&quot;;IF(VLOOKUP([.$A42];INDIRECT([.C$4]&amp;&quot;!$a$4:$bb$200&quot;);[.C$3];0)=&quot;não entregou&quot;;0;VLOOKUP([.$A42];INDIRECT([.C$4]&amp;&quot;!$a$4:$bb$200&quot;);[.C$3];0))))">
            <text:p/>
          </table:table-cell>
          <table:table-cell table:style-name="ce61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61" table:formula="of:=IF([.E$4]=&quot;&quot;;&quot;&quot;;IF([.$A42]=&quot;&quot;;&quot;&quot;;IF(VLOOKUP([.$A42];INDIRECT([.E$4]&amp;&quot;!$a$4:$bb$200&quot;);[.E$3];0)=&quot;não entregou&quot;;0;VLOOKUP([.$A42];INDIRECT([.E$4]&amp;&quot;!$a$4:$bb$200&quot;);[.E$3];0))))">
            <text:p/>
          </table:table-cell>
          <table:table-cell table:style-name="ce61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61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61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61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61" table:formula="of:=IF([.A42]=&quot;&quot;;&quot;&quot;;IF(SUM([.$B$7:.$H$7])=0;&quot;&quot;;SUMPRODUCT([.$B$7:.$H$7];[.B42:.H42])/SUM([.$B$7:.$H$7])))">
            <text:p/>
          </table:table-cell>
          <table:table-cell table:style-name="ce114"/>
          <table:table-cell table:style-name="ce71" table:formula="of:=IF([.$A42]=&quot;&quot;;&quot;&quot;;IF([.K$4]=&quot;&quot;;[.J42];IF([.K42]=&quot;&quot;;[.J42];SUM(([.K42]*[.$K$4])+([.J4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61" table:formula="of:=IF([.C$4]=&quot;&quot;;&quot;&quot;;IF([.$A43]=&quot;&quot;;&quot;&quot;;IF(VLOOKUP([.$A43];INDIRECT([.C$4]&amp;&quot;!$a$4:$bb$200&quot;);[.C$3];0)=&quot;não entregou&quot;;0;VLOOKUP([.$A43];INDIRECT([.C$4]&amp;&quot;!$a$4:$bb$200&quot;);[.C$3];0))))">
            <text:p/>
          </table:table-cell>
          <table:table-cell table:style-name="ce61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61" table:formula="of:=IF([.E$4]=&quot;&quot;;&quot;&quot;;IF([.$A43]=&quot;&quot;;&quot;&quot;;IF(VLOOKUP([.$A43];INDIRECT([.E$4]&amp;&quot;!$a$4:$bb$200&quot;);[.E$3];0)=&quot;não entregou&quot;;0;VLOOKUP([.$A43];INDIRECT([.E$4]&amp;&quot;!$a$4:$bb$200&quot;);[.E$3];0))))">
            <text:p/>
          </table:table-cell>
          <table:table-cell table:style-name="ce61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61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61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61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61" table:formula="of:=IF([.A43]=&quot;&quot;;&quot;&quot;;IF(SUM([.$B$7:.$H$7])=0;&quot;&quot;;SUMPRODUCT([.$B$7:.$H$7];[.B43:.H43])/SUM([.$B$7:.$H$7])))">
            <text:p/>
          </table:table-cell>
          <table:table-cell table:style-name="ce114"/>
          <table:table-cell table:style-name="ce71" table:formula="of:=IF([.$A43]=&quot;&quot;;&quot;&quot;;IF([.K$4]=&quot;&quot;;[.J43];IF([.K43]=&quot;&quot;;[.J43];SUM(([.K43]*[.$K$4])+([.J4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61" table:formula="of:=IF([.C$4]=&quot;&quot;;&quot;&quot;;IF([.$A44]=&quot;&quot;;&quot;&quot;;IF(VLOOKUP([.$A44];INDIRECT([.C$4]&amp;&quot;!$a$4:$bb$200&quot;);[.C$3];0)=&quot;não entregou&quot;;0;VLOOKUP([.$A44];INDIRECT([.C$4]&amp;&quot;!$a$4:$bb$200&quot;);[.C$3];0))))">
            <text:p/>
          </table:table-cell>
          <table:table-cell table:style-name="ce61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61" table:formula="of:=IF([.E$4]=&quot;&quot;;&quot;&quot;;IF([.$A44]=&quot;&quot;;&quot;&quot;;IF(VLOOKUP([.$A44];INDIRECT([.E$4]&amp;&quot;!$a$4:$bb$200&quot;);[.E$3];0)=&quot;não entregou&quot;;0;VLOOKUP([.$A44];INDIRECT([.E$4]&amp;&quot;!$a$4:$bb$200&quot;);[.E$3];0))))">
            <text:p/>
          </table:table-cell>
          <table:table-cell table:style-name="ce61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61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61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61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61" table:formula="of:=IF([.A44]=&quot;&quot;;&quot;&quot;;IF(SUM([.$B$7:.$H$7])=0;&quot;&quot;;SUMPRODUCT([.$B$7:.$H$7];[.B44:.H44])/SUM([.$B$7:.$H$7])))">
            <text:p/>
          </table:table-cell>
          <table:table-cell table:style-name="ce114"/>
          <table:table-cell table:style-name="ce71" table:formula="of:=IF([.$A44]=&quot;&quot;;&quot;&quot;;IF([.K$4]=&quot;&quot;;[.J44];IF([.K44]=&quot;&quot;;[.J44];SUM(([.K44]*[.$K$4])+([.J4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61" table:formula="of:=IF([.C$4]=&quot;&quot;;&quot;&quot;;IF([.$A45]=&quot;&quot;;&quot;&quot;;IF(VLOOKUP([.$A45];INDIRECT([.C$4]&amp;&quot;!$a$4:$bb$200&quot;);[.C$3];0)=&quot;não entregou&quot;;0;VLOOKUP([.$A45];INDIRECT([.C$4]&amp;&quot;!$a$4:$bb$200&quot;);[.C$3];0))))">
            <text:p/>
          </table:table-cell>
          <table:table-cell table:style-name="ce61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61" table:formula="of:=IF([.E$4]=&quot;&quot;;&quot;&quot;;IF([.$A45]=&quot;&quot;;&quot;&quot;;IF(VLOOKUP([.$A45];INDIRECT([.E$4]&amp;&quot;!$a$4:$bb$200&quot;);[.E$3];0)=&quot;não entregou&quot;;0;VLOOKUP([.$A45];INDIRECT([.E$4]&amp;&quot;!$a$4:$bb$200&quot;);[.E$3];0))))">
            <text:p/>
          </table:table-cell>
          <table:table-cell table:style-name="ce61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61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61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61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61" table:formula="of:=IF([.A45]=&quot;&quot;;&quot;&quot;;IF(SUM([.$B$7:.$H$7])=0;&quot;&quot;;SUMPRODUCT([.$B$7:.$H$7];[.B45:.H45])/SUM([.$B$7:.$H$7])))">
            <text:p/>
          </table:table-cell>
          <table:table-cell table:style-name="ce114"/>
          <table:table-cell table:style-name="ce71" table:formula="of:=IF([.$A45]=&quot;&quot;;&quot;&quot;;IF([.K$4]=&quot;&quot;;[.J45];IF([.K45]=&quot;&quot;;[.J45];SUM(([.K45]*[.$K$4])+([.J4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61" table:formula="of:=IF([.C$4]=&quot;&quot;;&quot;&quot;;IF([.$A46]=&quot;&quot;;&quot;&quot;;IF(VLOOKUP([.$A46];INDIRECT([.C$4]&amp;&quot;!$a$4:$bb$200&quot;);[.C$3];0)=&quot;não entregou&quot;;0;VLOOKUP([.$A46];INDIRECT([.C$4]&amp;&quot;!$a$4:$bb$200&quot;);[.C$3];0))))">
            <text:p/>
          </table:table-cell>
          <table:table-cell table:style-name="ce61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61" table:formula="of:=IF([.E$4]=&quot;&quot;;&quot;&quot;;IF([.$A46]=&quot;&quot;;&quot;&quot;;IF(VLOOKUP([.$A46];INDIRECT([.E$4]&amp;&quot;!$a$4:$bb$200&quot;);[.E$3];0)=&quot;não entregou&quot;;0;VLOOKUP([.$A46];INDIRECT([.E$4]&amp;&quot;!$a$4:$bb$200&quot;);[.E$3];0))))">
            <text:p/>
          </table:table-cell>
          <table:table-cell table:style-name="ce61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61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61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61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61" table:formula="of:=IF([.A46]=&quot;&quot;;&quot;&quot;;IF(SUM([.$B$7:.$H$7])=0;&quot;&quot;;SUMPRODUCT([.$B$7:.$H$7];[.B46:.H46])/SUM([.$B$7:.$H$7])))">
            <text:p/>
          </table:table-cell>
          <table:table-cell table:style-name="ce114"/>
          <table:table-cell table:style-name="ce71" table:formula="of:=IF([.$A46]=&quot;&quot;;&quot;&quot;;IF([.K$4]=&quot;&quot;;[.J46];IF([.K46]=&quot;&quot;;[.J46];SUM(([.K46]*[.$K$4])+([.J4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61" table:formula="of:=IF([.C$4]=&quot;&quot;;&quot;&quot;;IF([.$A47]=&quot;&quot;;&quot;&quot;;IF(VLOOKUP([.$A47];INDIRECT([.C$4]&amp;&quot;!$a$4:$bb$200&quot;);[.C$3];0)=&quot;não entregou&quot;;0;VLOOKUP([.$A47];INDIRECT([.C$4]&amp;&quot;!$a$4:$bb$200&quot;);[.C$3];0))))">
            <text:p/>
          </table:table-cell>
          <table:table-cell table:style-name="ce61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61" table:formula="of:=IF([.E$4]=&quot;&quot;;&quot;&quot;;IF([.$A47]=&quot;&quot;;&quot;&quot;;IF(VLOOKUP([.$A47];INDIRECT([.E$4]&amp;&quot;!$a$4:$bb$200&quot;);[.E$3];0)=&quot;não entregou&quot;;0;VLOOKUP([.$A47];INDIRECT([.E$4]&amp;&quot;!$a$4:$bb$200&quot;);[.E$3];0))))">
            <text:p/>
          </table:table-cell>
          <table:table-cell table:style-name="ce61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61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61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61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61" table:formula="of:=IF([.A47]=&quot;&quot;;&quot;&quot;;IF(SUM([.$B$7:.$H$7])=0;&quot;&quot;;SUMPRODUCT([.$B$7:.$H$7];[.B47:.H47])/SUM([.$B$7:.$H$7])))">
            <text:p/>
          </table:table-cell>
          <table:table-cell table:style-name="ce114"/>
          <table:table-cell table:style-name="ce71" table:formula="of:=IF([.$A47]=&quot;&quot;;&quot;&quot;;IF([.K$4]=&quot;&quot;;[.J47];IF([.K47]=&quot;&quot;;[.J47];SUM(([.K47]*[.$K$4])+([.J4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61" table:formula="of:=IF([.C$4]=&quot;&quot;;&quot;&quot;;IF([.$A48]=&quot;&quot;;&quot;&quot;;IF(VLOOKUP([.$A48];INDIRECT([.C$4]&amp;&quot;!$a$4:$bb$200&quot;);[.C$3];0)=&quot;não entregou&quot;;0;VLOOKUP([.$A48];INDIRECT([.C$4]&amp;&quot;!$a$4:$bb$200&quot;);[.C$3];0))))">
            <text:p/>
          </table:table-cell>
          <table:table-cell table:style-name="ce61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61" table:formula="of:=IF([.E$4]=&quot;&quot;;&quot;&quot;;IF([.$A48]=&quot;&quot;;&quot;&quot;;IF(VLOOKUP([.$A48];INDIRECT([.E$4]&amp;&quot;!$a$4:$bb$200&quot;);[.E$3];0)=&quot;não entregou&quot;;0;VLOOKUP([.$A48];INDIRECT([.E$4]&amp;&quot;!$a$4:$bb$200&quot;);[.E$3];0))))">
            <text:p/>
          </table:table-cell>
          <table:table-cell table:style-name="ce61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61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61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61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61" table:formula="of:=IF([.A48]=&quot;&quot;;&quot;&quot;;IF(SUM([.$B$7:.$H$7])=0;&quot;&quot;;SUMPRODUCT([.$B$7:.$H$7];[.B48:.H48])/SUM([.$B$7:.$H$7])))">
            <text:p/>
          </table:table-cell>
          <table:table-cell table:style-name="ce114"/>
          <table:table-cell table:style-name="ce71" table:formula="of:=IF([.$A48]=&quot;&quot;;&quot;&quot;;IF([.K$4]=&quot;&quot;;[.J48];IF([.K48]=&quot;&quot;;[.J48];SUM(([.K48]*[.$K$4])+([.J4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61" table:formula="of:=IF([.C$4]=&quot;&quot;;&quot;&quot;;IF([.$A49]=&quot;&quot;;&quot;&quot;;IF(VLOOKUP([.$A49];INDIRECT([.C$4]&amp;&quot;!$a$4:$bb$200&quot;);[.C$3];0)=&quot;não entregou&quot;;0;VLOOKUP([.$A49];INDIRECT([.C$4]&amp;&quot;!$a$4:$bb$200&quot;);[.C$3];0))))">
            <text:p/>
          </table:table-cell>
          <table:table-cell table:style-name="ce61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61" table:formula="of:=IF([.E$4]=&quot;&quot;;&quot;&quot;;IF([.$A49]=&quot;&quot;;&quot;&quot;;IF(VLOOKUP([.$A49];INDIRECT([.E$4]&amp;&quot;!$a$4:$bb$200&quot;);[.E$3];0)=&quot;não entregou&quot;;0;VLOOKUP([.$A49];INDIRECT([.E$4]&amp;&quot;!$a$4:$bb$200&quot;);[.E$3];0))))">
            <text:p/>
          </table:table-cell>
          <table:table-cell table:style-name="ce61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61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61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61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61" table:formula="of:=IF([.A49]=&quot;&quot;;&quot;&quot;;IF(SUM([.$B$7:.$H$7])=0;&quot;&quot;;SUMPRODUCT([.$B$7:.$H$7];[.B49:.H49])/SUM([.$B$7:.$H$7])))">
            <text:p/>
          </table:table-cell>
          <table:table-cell table:style-name="ce114"/>
          <table:table-cell table:style-name="ce71" table:formula="of:=IF([.$A49]=&quot;&quot;;&quot;&quot;;IF([.K$4]=&quot;&quot;;[.J49];IF([.K49]=&quot;&quot;;[.J49];SUM(([.K49]*[.$K$4])+([.J4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61" table:formula="of:=IF([.C$4]=&quot;&quot;;&quot;&quot;;IF([.$A50]=&quot;&quot;;&quot;&quot;;IF(VLOOKUP([.$A50];INDIRECT([.C$4]&amp;&quot;!$a$4:$bb$200&quot;);[.C$3];0)=&quot;não entregou&quot;;0;VLOOKUP([.$A50];INDIRECT([.C$4]&amp;&quot;!$a$4:$bb$200&quot;);[.C$3];0))))">
            <text:p/>
          </table:table-cell>
          <table:table-cell table:style-name="ce61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61" table:formula="of:=IF([.E$4]=&quot;&quot;;&quot;&quot;;IF([.$A50]=&quot;&quot;;&quot;&quot;;IF(VLOOKUP([.$A50];INDIRECT([.E$4]&amp;&quot;!$a$4:$bb$200&quot;);[.E$3];0)=&quot;não entregou&quot;;0;VLOOKUP([.$A50];INDIRECT([.E$4]&amp;&quot;!$a$4:$bb$200&quot;);[.E$3];0))))">
            <text:p/>
          </table:table-cell>
          <table:table-cell table:style-name="ce61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61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61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61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61" table:formula="of:=IF([.A50]=&quot;&quot;;&quot;&quot;;IF(SUM([.$B$7:.$H$7])=0;&quot;&quot;;SUMPRODUCT([.$B$7:.$H$7];[.B50:.H50])/SUM([.$B$7:.$H$7])))">
            <text:p/>
          </table:table-cell>
          <table:table-cell table:style-name="ce114"/>
          <table:table-cell table:style-name="ce71" table:formula="of:=IF([.$A50]=&quot;&quot;;&quot;&quot;;IF([.K$4]=&quot;&quot;;[.J50];IF([.K50]=&quot;&quot;;[.J50];SUM(([.K50]*[.$K$4])+([.J5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61" table:formula="of:=IF([.C$4]=&quot;&quot;;&quot;&quot;;IF([.$A51]=&quot;&quot;;&quot;&quot;;IF(VLOOKUP([.$A51];INDIRECT([.C$4]&amp;&quot;!$a$4:$bb$200&quot;);[.C$3];0)=&quot;não entregou&quot;;0;VLOOKUP([.$A51];INDIRECT([.C$4]&amp;&quot;!$a$4:$bb$200&quot;);[.C$3];0))))">
            <text:p/>
          </table:table-cell>
          <table:table-cell table:style-name="ce61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61" table:formula="of:=IF([.E$4]=&quot;&quot;;&quot;&quot;;IF([.$A51]=&quot;&quot;;&quot;&quot;;IF(VLOOKUP([.$A51];INDIRECT([.E$4]&amp;&quot;!$a$4:$bb$200&quot;);[.E$3];0)=&quot;não entregou&quot;;0;VLOOKUP([.$A51];INDIRECT([.E$4]&amp;&quot;!$a$4:$bb$200&quot;);[.E$3];0))))">
            <text:p/>
          </table:table-cell>
          <table:table-cell table:style-name="ce61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61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61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61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61" table:formula="of:=IF([.A51]=&quot;&quot;;&quot;&quot;;IF(SUM([.$B$7:.$H$7])=0;&quot;&quot;;SUMPRODUCT([.$B$7:.$H$7];[.B51:.H51])/SUM([.$B$7:.$H$7])))">
            <text:p/>
          </table:table-cell>
          <table:table-cell table:style-name="ce114"/>
          <table:table-cell table:style-name="ce71" table:formula="of:=IF([.$A51]=&quot;&quot;;&quot;&quot;;IF([.K$4]=&quot;&quot;;[.J51];IF([.K51]=&quot;&quot;;[.J51];SUM(([.K51]*[.$K$4])+([.J5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61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61" table:formula="of:=IF([.C$4]=&quot;&quot;;&quot;&quot;;IF([.$A52]=&quot;&quot;;&quot;&quot;;IF(VLOOKUP([.$A52];INDIRECT([.C$4]&amp;&quot;!$a$4:$bb$200&quot;);[.C$3];0)=&quot;não entregou&quot;;0;VLOOKUP([.$A52];INDIRECT([.C$4]&amp;&quot;!$a$4:$bb$200&quot;);[.C$3];0))))">
            <text:p/>
          </table:table-cell>
          <table:table-cell table:style-name="ce61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61" table:formula="of:=IF([.E$4]=&quot;&quot;;&quot;&quot;;IF([.$A52]=&quot;&quot;;&quot;&quot;;IF(VLOOKUP([.$A52];INDIRECT([.E$4]&amp;&quot;!$a$4:$bb$200&quot;);[.E$3];0)=&quot;não entregou&quot;;0;VLOOKUP([.$A52];INDIRECT([.E$4]&amp;&quot;!$a$4:$bb$200&quot;);[.E$3];0))))">
            <text:p/>
          </table:table-cell>
          <table:table-cell table:style-name="ce61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61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61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61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61" table:formula="of:=IF([.A52]=&quot;&quot;;&quot;&quot;;IF(SUM([.$B$7:.$H$7])=0;&quot;&quot;;SUMPRODUCT([.$B$7:.$H$7];[.B52:.H52])/SUM([.$B$7:.$H$7])))">
            <text:p/>
          </table:table-cell>
          <table:table-cell table:style-name="ce114"/>
          <table:table-cell table:style-name="ce71" table:formula="of:=IF([.$A52]=&quot;&quot;;&quot;&quot;;IF([.K$4]=&quot;&quot;;[.J52];IF([.K52]=&quot;&quot;;[.J52];SUM(([.K52]*[.$K$4])+([.J5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valiações.B8:Avaliações.J52">
            <calcext:condition calcext:apply-style-name="Sem título3" calcext:value="&lt;[$'MODELO Resultado'.$B$1]" calcext:base-cell-address="Avaliações.B8"/>
          </calcext:conditional-format>
          <calcext:conditional-format calcext:target-range-address="Avaliações.L9:Avaliações.L52">
            <calcext:condition calcext:apply-style-name="Sem título7" calcext:value="&lt;[.$H$1]-0.00001" calcext:base-cell-address="Avaliações.L8"/>
          </calcext:conditional-format>
          <calcext:conditional-format calcext:target-range-address="Avaliações.L9:Avaliações.L29">
            <calcext:condition calcext:apply-style-name="Sem título7" calcext:value="&lt;[.$H$1]-0.00001" calcext:base-cell-address="Avaliações.L9"/>
          </calcext:conditional-format>
          <calcext:conditional-format calcext:target-range-address="Avaliações.L8:Avaliações.L29">
            <calcext:condition calcext:apply-style-name="Sem título7" calcext:value="&lt;[.$H$1]-0.00001" calcext:base-cell-address="Avaliações.L8"/>
          </calcext:conditional-format>
        </calcext:conditional-formats>
      </table:table>
      <table:table table:name="Atividades" table:style-name="ta1">
        <table:table-column table:style-name="co6" table:default-cell-style-name="ce36"/>
        <table:table-column table:style-name="co7" table:default-cell-style-name="ce68"/>
        <table:table-column table:style-name="co8" table:default-cell-style-name="ce68"/>
        <table:table-column table:style-name="co9" table:default-cell-style-name="ce68"/>
        <table:table-column table:style-name="co2" table:number-columns-repeated="7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115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4" office:value-type="string" calcext:value-type="string" table:number-columns-spanned="3" table:number-rows-spanned="1">
            <text:p>Alunos em Reav./Exame</text:p>
          </table:table-cell>
          <table:covered-table-cell table:style-name="ce44"/>
          <table:covered-table-cell table:style-name="ce69"/>
          <table:table-cell table:style-name="ce44" table:formula="of:=COUNTIF([.L8:.L52];&quot;&lt;&quot;&amp;[.B1])" office:value-type="float" office:value="7" calcext:value-type="float">
            <text:p>7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N$8:.$N$52];&quot;&lt;&quot;&amp;[.$J$1])" office:value-type="float" office:value="4" calcext:value-type="float">
            <text:p>4</text:p>
          </table:table-cell>
          <table:table-cell table:style-name="ce44" table:formula="of:=COUNTIF([.$N$8:.$N$52];&quot;&lt;&quot;&amp;[.$J$1])" office:value-type="float" office:value="4" calcext:value-type="float">
            <text:p>4</text:p>
          </table:table-cell>
          <table:table-cell table:style-name="ce11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0" calcext:value-type="float">
            <text:p>20</text:p>
          </table:table-cell>
          <table:table-cell table:style-name="ce44"/>
          <table:table-cell table:style-name="ce44" table:formula="of:=IF(COUNTIF([.D8:.D50];&quot;&gt;0&quot;)=0;&quot;&quot;;COUNTIF([.D8:.D50];&quot;&gt;0&quot;))" office:value-type="float" office:value="19" calcext:value-type="float">
            <text:p>19</text:p>
          </table:table-cell>
          <table:table-cell table:style-name="ce44"/>
          <table:table-cell table:style-name="ce44" table:formula="of:=IF(COUNTIF([.F8:.F50];&quot;&gt;0&quot;)=0;&quot;&quot;;COUNTIF([.F8:.F50];&quot;&gt;0&quot;))" office:value-type="float" office:value="20" calcext:value-type="float">
            <text:p>20</text:p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44" table:formula="of:=IF(COUNTIF([.J8:.J50];&quot;&gt;0&quot;)=0;&quot;&quot;;COUNTIF([.J8:.J50];&quot;&gt;0&quot;))">
            <text:p/>
          </table:table-cell>
          <table:table-cell table:style-name="ce44" table:formula="of:=IF(COUNTIF([.K8:.K50];&quot;&gt;0&quot;)=0;&quot;&quot;;COUNTIF([.K8:.K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11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9"/>
          <table:covered-table-cell table:style-name="ce98"/>
          <table:covered-table-cell table:style-name="ce109"/>
          <table:covered-table-cell table:style-name="ce98"/>
          <table:table-cell table:style-name="ce119" table:number-columns-repeated="1001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 table:number-columns-spanned="2" table:number-rows-spanned="1">
            <text:p>Satélites(envio)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atélites (avaliação)</text:p>
          </table:table-cell>
          <table:covered-table-cell table:style-name="ce53"/>
          <table:table-cell table:style-name="ce53" office:value-type="string" calcext:value-type="string">
            <text:p>Pesquisa</text:p>
          </table:table-cell>
          <table:table-cell table:style-name="ce53" table:number-columns-repeated="5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55.15" calcext:value-type="float">
            <text:p>55,2</text:p>
          </table:table-cell>
          <table:table-cell table:style-name="ce56" table:formula="of:=IF(SUM([.C8:.C52])=0;&quot;&quot;;AVERAGEIF([.C$8:.C$52];&quot;&gt;0&quot;;[.C$8:.C$52]))" office:value-type="float" office:value="7.87857142857143" calcext:value-type="float">
            <text:p>7,9</text:p>
          </table:table-cell>
          <table:table-cell table:style-name="ce56" table:formula="of:=IF(SUM([.D8:.D52])=0;&quot;&quot;;AVERAGEIF([.D$8:.D$52];&quot;&gt;0&quot;;[.D$8:.D$52]))" office:value-type="float" office:value="27.6742105263158" calcext:value-type="float">
            <text:p>27,7</text:p>
          </table:table-cell>
          <table:table-cell table:style-name="ce56"/>
          <table:table-cell table:style-name="ce56" table:formula="of:=IF(SUM([.F8:.F52])=0;&quot;&quot;;AVERAGEIF([.F$8:.F$52];&quot;&gt;0&quot;;[.F$8:.F$52]))" office:value-type="float" office:value="7.325" calcext:value-type="float">
            <text:p>7,3</text:p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table-cell table:style-name="ce56" table:formula="of:=IF(SUM([.J8:.J52])=0;&quot;&quot;;AVERAGEIF([.J$8:.J$52];&quot;&gt;0&quot;;[.J$8:.J$52]))">
            <text:p/>
          </table:table-cell>
          <table:table-cell table:style-name="ce56" table:formula="of:=IF(SUM([.K8:.K52])=0;&quot;&quot;;AVERAGEIF([.K$8:.K$52];&quot;&gt;0&quot;;[.K$8:.K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 office:value-type="float" office:value="1" calcext:value-type="float">
            <text:p>1,0</text:p>
          </table:table-cell>
          <table:table-cell table:style-name="ce56"/>
          <table:table-cell table:style-name="ce56" table:formula="of:=IF(COUNTIF([.D$8:.D$100];0)=0;&quot;&quot;;COUNTIF([.D$8:.D$100];0))" office:value-type="float" office:value="2" calcext:value-type="float">
            <text:p>2,0</text:p>
          </table:table-cell>
          <table:table-cell table:style-name="ce56"/>
          <table:table-cell table:style-name="ce56" table:formula="of:=IF(COUNTIF([.F$8:.F$100];0)=0;&quot;&quot;;COUNTIF([.F$8:.F$100];0))" office:value-type="float" office:value="2" calcext:value-type="float">
            <text:p>2,0</text:p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table-cell table:style-name="ce56" table:formula="of:=IF(COUNTIF([.J$8:.J$100];0)=0;&quot;&quot;;COUNTIF([.J$8:.J$100];0))">
            <text:p/>
          </table:table-cell>
          <table:table-cell table:style-name="ce56" table:formula="of:=IF(COUNTIF([.K$8:.K$100];0)=0;&quot;&quot;;COUNTIF([.K$8:.K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office:value-type="float" office:value="0" calcext:value-type="float">
            <text:p>0,0</text:p>
          </table:table-cell>
          <table:table-cell table:style-name="ce56" office:value-type="float" office:value="7" calcext:value-type="float">
            <text:p>7,0</text:p>
          </table:table-cell>
          <table:table-cell table:style-name="ce56" office:value-type="float" office:value="0" calcext:value-type="float">
            <text:p>0,0</text:p>
          </table:table-cell>
          <table:table-cell table:style-name="ce56" office:value-type="float" office:value="3" calcext:value-type="float">
            <text:p>3,0</text:p>
          </table:table-cell>
          <table:table-cell table:style-name="ce56" office:value-type="float" office:value="10" calcext:value-type="float">
            <text:p>10,0</text:p>
          </table:table-cell>
          <table:table-cell table:style-name="ce56" table:number-columns-repeated="5"/>
          <table:covered-table-cell table:style-name="ce103"/>
          <table:covered-table-cell table:style-name="ce113"/>
          <table:covered-table-cell table:style-name="ce103"/>
          <table:table-cell table:formula="of:=COLUMN([.N2])"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74" office:value-type="float" office:value="46.7" calcext:value-type="float">
            <text:p>46,7</text:p>
          </table:table-cell>
          <table:table-cell table:style-name="ce74" table:formula="of:=[.B8]*10/70" office:value-type="float" office:value="6.67142857142857" calcext:value-type="float">
            <text:p>6,7</text:p>
          </table:table-cell>
          <table:table-cell table:style-name="ce74" office:value-type="float" office:value="30" calcext:value-type="float">
            <text:p>30,0</text:p>
          </table:table-cell>
          <table:table-cell table:style-name="ce74" table:formula="of:=[.D8]*10/30" office:value-type="float" office:value="10" calcext:value-type="float">
            <text:p>10,0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74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74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74" table:formula="of:=IF([.J$4]=&quot;&quot;;&quot;&quot;;IF([.$A8]=&quot;&quot;;&quot;&quot;;IF(VLOOKUP([.$A8];INDIRECT([.J$4]&amp;&quot;!$a$4:$bb$200&quot;);[.J$3];0)=&quot;não entregou&quot;;0;VLOOKUP([.$A8];INDIRECT([.J$4]&amp;&quot;!$a$4:$bb$200&quot;);[.J$3];0))))">
            <text:p/>
          </table:table-cell>
          <table:table-cell table:style-name="ce74" table:formula="of:=IF([.K$4]=&quot;&quot;;&quot;&quot;;IF([.$A8]=&quot;&quot;;&quot;&quot;;IF(VLOOKUP([.$A8];INDIRECT([.K$4]&amp;&quot;!$a$4:$bb$200&quot;);[.K$3];0)=&quot;não entregou&quot;;0;VLOOKUP([.$A8];INDIRECT([.K$4]&amp;&quot;!$a$4:$bb$200&quot;);[.K$3];0))))">
            <text:p/>
          </table:table-cell>
          <table:table-cell table:style-name="ce74" table:formula="of:=IF([.A8]=&quot;&quot;;&quot;&quot;;IF(SUM([.$B$7:.$J$7])=0;&quot;&quot;;SUMPRODUCT([.$B$7:.$J$7];[.B8:.J8])/SUM([.$B$7:.$J$7])))" office:value-type="float" office:value="7.585" calcext:value-type="float">
            <text:p>7,6</text:p>
          </table:table-cell>
          <table:table-cell table:style-name="ce114"/>
          <table:table-cell table:style-name="ce76" table:formula="of:=IF([.$A8]=&quot;&quot;;&quot;&quot;;IF([.M$4]=&quot;&quot;;[.L8];IF([.M8]=&quot;&quot;;[.L8];SUM(([.M8]*[.$M$4])+([.L8]*(10-[.$M$4])))/10)))" office:value-type="float" office:value="7.585" calcext:value-type="float">
            <text:p>7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74" office:value-type="float" office:value="59.6" calcext:value-type="float">
            <text:p>59,6</text:p>
          </table:table-cell>
          <table:table-cell table:style-name="ce74" table:formula="of:=[.B9]*10/70" office:value-type="float" office:value="8.51428571428571" calcext:value-type="float">
            <text:p>8,5</text:p>
          </table:table-cell>
          <table:table-cell table:style-name="ce74" office:value-type="float" office:value="26.25" calcext:value-type="float">
            <text:p>26,3</text:p>
          </table:table-cell>
          <table:table-cell table:style-name="ce74" table:formula="of:=[.D9]*10/30" office:value-type="float" office:value="8.75" calcext:value-type="float">
            <text:p>8,8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74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74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74" table:formula="of:=IF([.J$4]=&quot;&quot;;&quot;&quot;;IF([.$A9]=&quot;&quot;;&quot;&quot;;IF(VLOOKUP([.$A9];INDIRECT([.J$4]&amp;&quot;!$a$4:$bb$200&quot;);[.J$3];0)=&quot;não entregou&quot;;0;VLOOKUP([.$A9];INDIRECT([.J$4]&amp;&quot;!$a$4:$bb$200&quot;);[.J$3];0))))">
            <text:p/>
          </table:table-cell>
          <table:table-cell table:style-name="ce74" table:formula="of:=IF([.K$4]=&quot;&quot;;&quot;&quot;;IF([.$A9]=&quot;&quot;;&quot;&quot;;IF(VLOOKUP([.$A9];INDIRECT([.K$4]&amp;&quot;!$a$4:$bb$200&quot;);[.K$3];0)=&quot;não entregou&quot;;0;VLOOKUP([.$A9];INDIRECT([.K$4]&amp;&quot;!$a$4:$bb$200&quot;);[.K$3];0))))">
            <text:p/>
          </table:table-cell>
          <table:table-cell table:style-name="ce74" table:formula="of:=IF([.A9]=&quot;&quot;;&quot;&quot;;IF(SUM([.$B$7:.$J$7])=0;&quot;&quot;;SUMPRODUCT([.$B$7:.$J$7];[.B9:.J9])/SUM([.$B$7:.$J$7])))" office:value-type="float" office:value="7.5425" calcext:value-type="float">
            <text:p>7,5</text:p>
          </table:table-cell>
          <table:table-cell table:style-name="ce114"/>
          <table:table-cell table:style-name="ce76" table:formula="of:=IF([.$A9]=&quot;&quot;;&quot;&quot;;IF([.M$4]=&quot;&quot;;[.L9];IF([.M9]=&quot;&quot;;[.L9];SUM(([.M9]*[.$M$4])+([.L9]*(10-[.$M$4])))/10)))" office:value-type="float" office:value="7.5425" calcext:value-type="float">
            <text:p>7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74" office:value-type="float" office:value="59.6" calcext:value-type="float">
            <text:p>59,6</text:p>
          </table:table-cell>
          <table:table-cell table:style-name="ce74" table:formula="of:=[.B10]*10/70" office:value-type="float" office:value="8.51428571428571" calcext:value-type="float">
            <text:p>8,5</text:p>
          </table:table-cell>
          <table:table-cell table:style-name="ce74" office:value-type="float" office:value="28.13" calcext:value-type="float">
            <text:p>28,1</text:p>
          </table:table-cell>
          <table:table-cell table:style-name="ce74" table:formula="of:=[.D10]*10/30" office:value-type="float" office:value="9.37666666666667" calcext:value-type="float">
            <text:p>9,4</text:p>
          </table:table-cell>
          <table:table-cell table:style-name="ce74" office:value-type="float" office:value="8" calcext:value-type="float">
            <text:p>8,0</text:p>
          </table:table-cell>
          <table:table-cell table:style-name="ce74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74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74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74" table:formula="of:=IF([.J$4]=&quot;&quot;;&quot;&quot;;IF([.$A10]=&quot;&quot;;&quot;&quot;;IF(VLOOKUP([.$A10];INDIRECT([.J$4]&amp;&quot;!$a$4:$bb$200&quot;);[.J$3];0)=&quot;não entregou&quot;;0;VLOOKUP([.$A10];INDIRECT([.J$4]&amp;&quot;!$a$4:$bb$200&quot;);[.J$3];0))))">
            <text:p/>
          </table:table-cell>
          <table:table-cell table:style-name="ce74" table:formula="of:=IF([.K$4]=&quot;&quot;;&quot;&quot;;IF([.$A10]=&quot;&quot;;&quot;&quot;;IF(VLOOKUP([.$A10];INDIRECT([.K$4]&amp;&quot;!$a$4:$bb$200&quot;);[.K$3];0)=&quot;não entregou&quot;;0;VLOOKUP([.$A10];INDIRECT([.K$4]&amp;&quot;!$a$4:$bb$200&quot;);[.K$3];0))))">
            <text:p/>
          </table:table-cell>
          <table:table-cell table:style-name="ce74" table:formula="of:=IF([.A10]=&quot;&quot;;&quot;&quot;;IF(SUM([.$B$7:.$J$7])=0;&quot;&quot;;SUMPRODUCT([.$B$7:.$J$7];[.B10:.J10])/SUM([.$B$7:.$J$7])))" office:value-type="float" office:value="8.3865" calcext:value-type="float">
            <text:p>8,4</text:p>
          </table:table-cell>
          <table:table-cell table:style-name="ce114"/>
          <table:table-cell table:style-name="ce76" table:formula="of:=IF([.$A10]=&quot;&quot;;&quot;&quot;;IF([.M$4]=&quot;&quot;;[.L10];IF([.M10]=&quot;&quot;;[.L10];SUM(([.M10]*[.$M$4])+([.L10]*(10-[.$M$4])))/10)))" office:value-type="float" office:value="8.3865" calcext:value-type="float">
            <text:p>8,4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74" office:value-type="float" office:value="51.9" calcext:value-type="float">
            <text:p>51,9</text:p>
          </table:table-cell>
          <table:table-cell table:style-name="ce74" table:formula="of:=[.B11]*10/70" office:value-type="float" office:value="7.41428571428572" calcext:value-type="float">
            <text:p>7,4</text:p>
          </table:table-cell>
          <table:table-cell table:style-name="ce74" office:value-type="float" office:value="28.88" calcext:value-type="float">
            <text:p>28,9</text:p>
          </table:table-cell>
          <table:table-cell table:style-name="ce74" table:formula="of:=[.D11]*10/30" office:value-type="float" office:value="9.62666666666667" calcext:value-type="float">
            <text:p>9,6</text:p>
          </table:table-cell>
          <table:table-cell table:style-name="ce74" office:value-type="float" office:value="7" calcext:value-type="float">
            <text:p>7,0</text:p>
          </table:table-cell>
          <table:table-cell table:style-name="ce74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74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74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74" table:formula="of:=IF([.J$4]=&quot;&quot;;&quot;&quot;;IF([.$A11]=&quot;&quot;;&quot;&quot;;IF(VLOOKUP([.$A11];INDIRECT([.J$4]&amp;&quot;!$a$4:$bb$200&quot;);[.J$3];0)=&quot;não entregou&quot;;0;VLOOKUP([.$A11];INDIRECT([.J$4]&amp;&quot;!$a$4:$bb$200&quot;);[.J$3];0))))">
            <text:p/>
          </table:table-cell>
          <table:table-cell table:style-name="ce74" table:formula="of:=IF([.K$4]=&quot;&quot;;&quot;&quot;;IF([.$A11]=&quot;&quot;;&quot;&quot;;IF(VLOOKUP([.$A11];INDIRECT([.K$4]&amp;&quot;!$a$4:$bb$200&quot;);[.K$3];0)=&quot;não entregou&quot;;0;VLOOKUP([.$A11];INDIRECT([.K$4]&amp;&quot;!$a$4:$bb$200&quot;);[.K$3];0))))">
            <text:p/>
          </table:table-cell>
          <table:table-cell table:style-name="ce74" table:formula="of:=IF([.A11]=&quot;&quot;;&quot;&quot;;IF(SUM([.$B$7:.$J$7])=0;&quot;&quot;;SUMPRODUCT([.$B$7:.$J$7];[.B11:.J11])/SUM([.$B$7:.$J$7])))" office:value-type="float" office:value="7.539" calcext:value-type="float">
            <text:p>7,5</text:p>
          </table:table-cell>
          <table:table-cell table:style-name="ce114"/>
          <table:table-cell table:style-name="ce76" table:formula="of:=IF([.$A11]=&quot;&quot;;&quot;&quot;;IF([.M$4]=&quot;&quot;;[.L11];IF([.M11]=&quot;&quot;;[.L11];SUM(([.M11]*[.$M$4])+([.L11]*(10-[.$M$4])))/10)))" office:value-type="float" office:value="7.539" calcext:value-type="float">
            <text:p>7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74" office:value-type="float" office:value="58.3" calcext:value-type="float">
            <text:p>58,3</text:p>
          </table:table-cell>
          <table:table-cell table:style-name="ce74" table:formula="of:=[.B12]*10/70" office:value-type="float" office:value="8.32857142857143" calcext:value-type="float">
            <text:p>8,3</text:p>
          </table:table-cell>
          <table:table-cell table:style-name="ce74" office:value-type="float" office:value="27" calcext:value-type="float">
            <text:p>27,0</text:p>
          </table:table-cell>
          <table:table-cell table:style-name="ce74" table:formula="of:=[.D12]*10/30" office:value-type="float" office:value="9" calcext:value-type="float">
            <text:p>9,0</text:p>
          </table:table-cell>
          <table:table-cell table:style-name="ce74" office:value-type="float" office:value="7" calcext:value-type="float">
            <text:p>7,0</text:p>
          </table:table-cell>
          <table:table-cell table:style-name="ce74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74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74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74" table:formula="of:=IF([.J$4]=&quot;&quot;;&quot;&quot;;IF([.$A12]=&quot;&quot;;&quot;&quot;;IF(VLOOKUP([.$A12];INDIRECT([.J$4]&amp;&quot;!$a$4:$bb$200&quot;);[.J$3];0)=&quot;não entregou&quot;;0;VLOOKUP([.$A12];INDIRECT([.J$4]&amp;&quot;!$a$4:$bb$200&quot;);[.J$3];0))))">
            <text:p/>
          </table:table-cell>
          <table:table-cell table:style-name="ce74" table:formula="of:=IF([.K$4]=&quot;&quot;;&quot;&quot;;IF([.$A12]=&quot;&quot;;&quot;&quot;;IF(VLOOKUP([.$A12];INDIRECT([.K$4]&amp;&quot;!$a$4:$bb$200&quot;);[.K$3];0)=&quot;não entregou&quot;;0;VLOOKUP([.$A12];INDIRECT([.K$4]&amp;&quot;!$a$4:$bb$200&quot;);[.K$3];0))))">
            <text:p/>
          </table:table-cell>
          <table:table-cell table:style-name="ce74" table:formula="of:=IF([.A12]=&quot;&quot;;&quot;&quot;;IF(SUM([.$B$7:.$J$7])=0;&quot;&quot;;SUMPRODUCT([.$B$7:.$J$7];[.B12:.J12])/SUM([.$B$7:.$J$7])))" office:value-type="float" office:value="7.765" calcext:value-type="float">
            <text:p>7,8</text:p>
          </table:table-cell>
          <table:table-cell table:style-name="ce114"/>
          <table:table-cell table:style-name="ce76" table:formula="of:=IF([.$A12]=&quot;&quot;;&quot;&quot;;IF([.M$4]=&quot;&quot;;[.L12];IF([.M12]=&quot;&quot;;[.L12];SUM(([.M12]*[.$M$4])+([.L12]*(10-[.$M$4])))/10)))" office:value-type="float" office:value="7.765" calcext:value-type="float">
            <text:p>7,8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74" office:value-type="float" office:value="0" calcext:value-type="float">
            <text:p>0,0</text:p>
          </table:table-cell>
          <table:table-cell table:style-name="ce74" table:formula="of:=[.B13]*10/70" office:value-type="float" office:value="0" calcext:value-type="float">
            <text:p>0,0</text:p>
          </table:table-cell>
          <table:table-cell table:style-name="ce74" office:value-type="float" office:value="0" calcext:value-type="float">
            <text:p>0,0</text:p>
          </table:table-cell>
          <table:table-cell table:style-name="ce74" table:formula="of:=[.D13]*10/30" office:value-type="float" office:value="0" calcext:value-type="float">
            <text:p>0,0</text:p>
          </table:table-cell>
          <table:table-cell table:style-name="ce74" office:value-type="float" office:value="7" calcext:value-type="float">
            <text:p>7,0</text:p>
          </table:table-cell>
          <table:table-cell table:style-name="ce74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74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74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74" table:formula="of:=IF([.J$4]=&quot;&quot;;&quot;&quot;;IF([.$A13]=&quot;&quot;;&quot;&quot;;IF(VLOOKUP([.$A13];INDIRECT([.J$4]&amp;&quot;!$a$4:$bb$200&quot;);[.J$3];0)=&quot;não entregou&quot;;0;VLOOKUP([.$A13];INDIRECT([.J$4]&amp;&quot;!$a$4:$bb$200&quot;);[.J$3];0))))">
            <text:p/>
          </table:table-cell>
          <table:table-cell table:style-name="ce74" table:formula="of:=IF([.K$4]=&quot;&quot;;&quot;&quot;;IF([.$A13]=&quot;&quot;;&quot;&quot;;IF(VLOOKUP([.$A13];INDIRECT([.K$4]&amp;&quot;!$a$4:$bb$200&quot;);[.K$3];0)=&quot;não entregou&quot;;0;VLOOKUP([.$A13];INDIRECT([.K$4]&amp;&quot;!$a$4:$bb$200&quot;);[.K$3];0))))">
            <text:p/>
          </table:table-cell>
          <table:table-cell table:style-name="ce74" table:formula="of:=IF([.A13]=&quot;&quot;;&quot;&quot;;IF(SUM([.$B$7:.$J$7])=0;&quot;&quot;;SUMPRODUCT([.$B$7:.$J$7];[.B13:.J13])/SUM([.$B$7:.$J$7])))" office:value-type="float" office:value="3.5" calcext:value-type="float">
            <text:p>3,5</text:p>
          </table:table-cell>
          <table:table-cell table:style-name="ce114"/>
          <table:table-cell table:style-name="ce76" table:formula="of:=IF([.$A13]=&quot;&quot;;&quot;&quot;;IF([.M$4]=&quot;&quot;;[.L13];IF([.M13]=&quot;&quot;;[.L13];SUM(([.M13]*[.$M$4])+([.L13]*(10-[.$M$4])))/10)))" office:value-type="float" office:value="3.5" calcext:value-type="float">
            <text:p>3,5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74" office:value-type="float" office:value="46.7" calcext:value-type="float">
            <text:p>46,7</text:p>
          </table:table-cell>
          <table:table-cell table:style-name="ce74" table:formula="of:=[.B14]*10/70" office:value-type="float" office:value="6.67142857142857" calcext:value-type="float">
            <text:p>6,7</text:p>
          </table:table-cell>
          <table:table-cell table:style-name="ce74" office:value-type="float" office:value="24.63" calcext:value-type="float">
            <text:p>24,6</text:p>
          </table:table-cell>
          <table:table-cell table:style-name="ce74" table:formula="of:=[.D14]*10/30" office:value-type="float" office:value="8.21" calcext:value-type="float">
            <text:p>8,2</text:p>
          </table:table-cell>
          <table:table-cell table:style-name="ce74" office:value-type="float" office:value="5" calcext:value-type="float">
            <text:p>5,0</text:p>
          </table:table-cell>
          <table:table-cell table:style-name="ce74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74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74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74" table:formula="of:=IF([.J$4]=&quot;&quot;;&quot;&quot;;IF([.$A14]=&quot;&quot;;&quot;&quot;;IF(VLOOKUP([.$A14];INDIRECT([.J$4]&amp;&quot;!$a$4:$bb$200&quot;);[.J$3];0)=&quot;não entregou&quot;;0;VLOOKUP([.$A14];INDIRECT([.J$4]&amp;&quot;!$a$4:$bb$200&quot;);[.J$3];0))))">
            <text:p/>
          </table:table-cell>
          <table:table-cell table:style-name="ce74" table:formula="of:=IF([.K$4]=&quot;&quot;;&quot;&quot;;IF([.$A14]=&quot;&quot;;&quot;&quot;;IF(VLOOKUP([.$A14];INDIRECT([.K$4]&amp;&quot;!$a$4:$bb$200&quot;);[.K$3];0)=&quot;não entregou&quot;;0;VLOOKUP([.$A14];INDIRECT([.K$4]&amp;&quot;!$a$4:$bb$200&quot;);[.K$3];0))))">
            <text:p/>
          </table:table-cell>
          <table:table-cell table:style-name="ce74" table:formula="of:=IF([.A14]=&quot;&quot;;&quot;&quot;;IF(SUM([.$B$7:.$J$7])=0;&quot;&quot;;SUMPRODUCT([.$B$7:.$J$7];[.B14:.J14])/SUM([.$B$7:.$J$7])))" office:value-type="float" office:value="6.0665" calcext:value-type="float">
            <text:p>6,1</text:p>
          </table:table-cell>
          <table:table-cell table:style-name="ce114"/>
          <table:table-cell table:style-name="ce76" table:formula="of:=IF([.$A14]=&quot;&quot;;&quot;&quot;;IF([.M$4]=&quot;&quot;;[.L14];IF([.M14]=&quot;&quot;;[.L14];SUM(([.M14]*[.$M$4])+([.L14]*(10-[.$M$4])))/10)))" office:value-type="float" office:value="6.0665" calcext:value-type="float">
            <text:p>6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74" office:value-type="float" office:value="59.6" calcext:value-type="float">
            <text:p>59,6</text:p>
          </table:table-cell>
          <table:table-cell table:style-name="ce74" table:formula="of:=[.B15]*10/70" office:value-type="float" office:value="8.51428571428571" calcext:value-type="float">
            <text:p>8,5</text:p>
          </table:table-cell>
          <table:table-cell table:style-name="ce74" office:value-type="float" office:value="25.88" calcext:value-type="float">
            <text:p>25,9</text:p>
          </table:table-cell>
          <table:table-cell table:style-name="ce74" table:formula="of:=[.D15]*10/30" office:value-type="float" office:value="8.62666666666667" calcext:value-type="float">
            <text:p>8,6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74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74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74" table:formula="of:=IF([.J$4]=&quot;&quot;;&quot;&quot;;IF([.$A15]=&quot;&quot;;&quot;&quot;;IF(VLOOKUP([.$A15];INDIRECT([.J$4]&amp;&quot;!$a$4:$bb$200&quot;);[.J$3];0)=&quot;não entregou&quot;;0;VLOOKUP([.$A15];INDIRECT([.J$4]&amp;&quot;!$a$4:$bb$200&quot;);[.J$3];0))))">
            <text:p/>
          </table:table-cell>
          <table:table-cell table:style-name="ce74" table:formula="of:=IF([.K$4]=&quot;&quot;;&quot;&quot;;IF([.$A15]=&quot;&quot;;&quot;&quot;;IF(VLOOKUP([.$A15];INDIRECT([.K$4]&amp;&quot;!$a$4:$bb$200&quot;);[.K$3];0)=&quot;não entregou&quot;;0;VLOOKUP([.$A15];INDIRECT([.K$4]&amp;&quot;!$a$4:$bb$200&quot;);[.K$3];0))))">
            <text:p/>
          </table:table-cell>
          <table:table-cell table:style-name="ce74" table:formula="of:=IF([.A15]=&quot;&quot;;&quot;&quot;;IF(SUM([.$B$7:.$J$7])=0;&quot;&quot;;SUMPRODUCT([.$B$7:.$J$7];[.B15:.J15])/SUM([.$B$7:.$J$7])))" office:value-type="float" office:value="9.024" calcext:value-type="float">
            <text:p>9,0</text:p>
          </table:table-cell>
          <table:table-cell table:style-name="ce114"/>
          <table:table-cell table:style-name="ce76" table:formula="of:=IF([.$A15]=&quot;&quot;;&quot;&quot;;IF([.M$4]=&quot;&quot;;[.L15];IF([.M15]=&quot;&quot;;[.L15];SUM(([.M15]*[.$M$4])+([.L15]*(10-[.$M$4])))/10)))" office:value-type="float" office:value="9.024" calcext:value-type="float">
            <text:p>9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table:formula="of:=[.B16]*10/70" office:value-type="float" office:value="4.81428571428571" calcext:value-type="float">
            <text:p>4,8</text:p>
          </table:table-cell>
          <table:table-cell table:style-name="ce74" office:value-type="float" office:value="0" calcext:value-type="float">
            <text:p>0,0</text:p>
          </table:table-cell>
          <table:table-cell table:style-name="ce74" table:formula="of:=[.D16]*10/30" office:value-type="float" office:value="0" calcext:value-type="float">
            <text:p>0,0</text:p>
          </table:table-cell>
          <table:table-cell table:style-name="ce74" office:value-type="float" office:value="6" calcext:value-type="float">
            <text:p>6,0</text:p>
          </table:table-cell>
          <table:table-cell table:style-name="ce74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74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74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74" table:formula="of:=IF([.J$4]=&quot;&quot;;&quot;&quot;;IF([.$A16]=&quot;&quot;;&quot;&quot;;IF(VLOOKUP([.$A16];INDIRECT([.J$4]&amp;&quot;!$a$4:$bb$200&quot;);[.J$3];0)=&quot;não entregou&quot;;0;VLOOKUP([.$A16];INDIRECT([.J$4]&amp;&quot;!$a$4:$bb$200&quot;);[.J$3];0))))">
            <text:p/>
          </table:table-cell>
          <table:table-cell table:style-name="ce74" table:formula="of:=IF([.K$4]=&quot;&quot;;&quot;&quot;;IF([.$A16]=&quot;&quot;;&quot;&quot;;IF(VLOOKUP([.$A16];INDIRECT([.K$4]&amp;&quot;!$a$4:$bb$200&quot;);[.K$3];0)=&quot;não entregou&quot;;0;VLOOKUP([.$A16];INDIRECT([.K$4]&amp;&quot;!$a$4:$bb$200&quot;);[.K$3];0))))">
            <text:p/>
          </table:table-cell>
          <table:table-cell table:style-name="ce74" table:formula="of:=IF([.A16]=&quot;&quot;;&quot;&quot;;IF(SUM([.$B$7:.$J$7])=0;&quot;&quot;;SUMPRODUCT([.$B$7:.$J$7];[.B16:.J16])/SUM([.$B$7:.$J$7])))" office:value-type="float" office:value="4.685" calcext:value-type="float">
            <text:p>4,7</text:p>
          </table:table-cell>
          <table:table-cell table:style-name="ce114"/>
          <table:table-cell table:style-name="ce76" table:formula="of:=IF([.$A16]=&quot;&quot;;&quot;&quot;;IF([.M$4]=&quot;&quot;;[.L16];IF([.M16]=&quot;&quot;;[.L16];SUM(([.M16]*[.$M$4])+([.L16]*(10-[.$M$4])))/10)))" office:value-type="float" office:value="4.685" calcext:value-type="float">
            <text:p>4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74" office:value-type="float" office:value="57" calcext:value-type="float">
            <text:p>57,0</text:p>
          </table:table-cell>
          <table:table-cell table:style-name="ce74" table:formula="of:=[.B17]*10/70" office:value-type="float" office:value="8.14285714285714" calcext:value-type="float">
            <text:p>8,1</text:p>
          </table:table-cell>
          <table:table-cell table:style-name="ce74" office:value-type="float" office:value="27" calcext:value-type="float">
            <text:p>27,0</text:p>
          </table:table-cell>
          <table:table-cell table:style-name="ce74" table:formula="of:=[.D17]*10/30" office:value-type="float" office:value="9" calcext:value-type="float">
            <text:p>9,0</text:p>
          </table:table-cell>
          <table:table-cell table:style-name="ce74" office:value-type="float" office:value="4" calcext:value-type="float">
            <text:p>4,0</text:p>
          </table:table-cell>
          <table:table-cell table:style-name="ce74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74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74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74" table:formula="of:=IF([.J$4]=&quot;&quot;;&quot;&quot;;IF([.$A17]=&quot;&quot;;&quot;&quot;;IF(VLOOKUP([.$A17];INDIRECT([.J$4]&amp;&quot;!$a$4:$bb$200&quot;);[.J$3];0)=&quot;não entregou&quot;;0;VLOOKUP([.$A17];INDIRECT([.J$4]&amp;&quot;!$a$4:$bb$200&quot;);[.J$3];0))))">
            <text:p/>
          </table:table-cell>
          <table:table-cell table:style-name="ce74" table:formula="of:=IF([.K$4]=&quot;&quot;;&quot;&quot;;IF([.$A17]=&quot;&quot;;&quot;&quot;;IF(VLOOKUP([.$A17];INDIRECT([.K$4]&amp;&quot;!$a$4:$bb$200&quot;);[.K$3];0)=&quot;não entregou&quot;;0;VLOOKUP([.$A17];INDIRECT([.K$4]&amp;&quot;!$a$4:$bb$200&quot;);[.K$3];0))))">
            <text:p/>
          </table:table-cell>
          <table:table-cell table:style-name="ce74" table:formula="of:=IF([.A17]=&quot;&quot;;&quot;&quot;;IF(SUM([.$B$7:.$J$7])=0;&quot;&quot;;SUMPRODUCT([.$B$7:.$J$7];[.B17:.J17])/SUM([.$B$7:.$J$7])))" office:value-type="float" office:value="6.2" calcext:value-type="float">
            <text:p>6,2</text:p>
          </table:table-cell>
          <table:table-cell table:style-name="ce114"/>
          <table:table-cell table:style-name="ce76" table:formula="of:=IF([.$A17]=&quot;&quot;;&quot;&quot;;IF([.M$4]=&quot;&quot;;[.L17];IF([.M17]=&quot;&quot;;[.L17];SUM(([.M17]*[.$M$4])+([.L17]*(10-[.$M$4])))/10)))" office:value-type="float" office:value="6.2" calcext:value-type="float">
            <text:p>6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74" office:value-type="float" office:value="57" calcext:value-type="float">
            <text:p>57,0</text:p>
          </table:table-cell>
          <table:table-cell table:style-name="ce74" table:formula="of:=[.B18]*10/70" office:value-type="float" office:value="8.14285714285714" calcext:value-type="float">
            <text:p>8,1</text:p>
          </table:table-cell>
          <table:table-cell table:style-name="ce74" office:value-type="float" office:value="28.88" calcext:value-type="float">
            <text:p>28,9</text:p>
          </table:table-cell>
          <table:table-cell table:style-name="ce74" table:formula="of:=[.D18]*10/30" office:value-type="float" office:value="9.62666666666667" calcext:value-type="float">
            <text:p>9,6</text:p>
          </table:table-cell>
          <table:table-cell table:style-name="ce74" office:value-type="float" office:value="7" calcext:value-type="float">
            <text:p>7,0</text:p>
          </table:table-cell>
          <table:table-cell table:style-name="ce74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74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74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74" table:formula="of:=IF([.J$4]=&quot;&quot;;&quot;&quot;;IF([.$A18]=&quot;&quot;;&quot;&quot;;IF(VLOOKUP([.$A18];INDIRECT([.J$4]&amp;&quot;!$a$4:$bb$200&quot;);[.J$3];0)=&quot;não entregou&quot;;0;VLOOKUP([.$A18];INDIRECT([.J$4]&amp;&quot;!$a$4:$bb$200&quot;);[.J$3];0))))">
            <text:p/>
          </table:table-cell>
          <table:table-cell table:style-name="ce74" table:formula="of:=IF([.K$4]=&quot;&quot;;&quot;&quot;;IF([.$A18]=&quot;&quot;;&quot;&quot;;IF(VLOOKUP([.$A18];INDIRECT([.K$4]&amp;&quot;!$a$4:$bb$200&quot;);[.K$3];0)=&quot;não entregou&quot;;0;VLOOKUP([.$A18];INDIRECT([.K$4]&amp;&quot;!$a$4:$bb$200&quot;);[.K$3];0))))">
            <text:p/>
          </table:table-cell>
          <table:table-cell table:style-name="ce74" table:formula="of:=IF([.A18]=&quot;&quot;;&quot;&quot;;IF(SUM([.$B$7:.$J$7])=0;&quot;&quot;;SUMPRODUCT([.$B$7:.$J$7];[.B18:.J18])/SUM([.$B$7:.$J$7])))" office:value-type="float" office:value="7.794" calcext:value-type="float">
            <text:p>7,8</text:p>
          </table:table-cell>
          <table:table-cell table:style-name="ce114"/>
          <table:table-cell table:style-name="ce76" table:formula="of:=IF([.$A18]=&quot;&quot;;&quot;&quot;;IF([.M$4]=&quot;&quot;;[.L18];IF([.M18]=&quot;&quot;;[.L18];SUM(([.M18]*[.$M$4])+([.L18]*(10-[.$M$4])))/10)))" office:value-type="float" office:value="7.794" calcext:value-type="float">
            <text:p>7,8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74" office:value-type="float" office:value="64.8" calcext:value-type="float">
            <text:p>64,8</text:p>
          </table:table-cell>
          <table:table-cell table:style-name="ce74" table:formula="of:=[.B19]*10/70" office:value-type="float" office:value="9.25714285714286" calcext:value-type="float">
            <text:p>9,3</text:p>
          </table:table-cell>
          <table:table-cell table:style-name="ce74" office:value-type="float" office:value="28.63" calcext:value-type="float">
            <text:p>28,6</text:p>
          </table:table-cell>
          <table:table-cell table:style-name="ce74" table:formula="of:=[.D19]*10/30" office:value-type="float" office:value="9.54333333333333" calcext:value-type="float">
            <text:p>9,5</text:p>
          </table:table-cell>
          <table:table-cell table:style-name="ce74" office:value-type="float" office:value="9" calcext:value-type="float">
            <text:p>9,0</text:p>
          </table:table-cell>
          <table:table-cell table:style-name="ce74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74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74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74" table:formula="of:=IF([.J$4]=&quot;&quot;;&quot;&quot;;IF([.$A19]=&quot;&quot;;&quot;&quot;;IF(VLOOKUP([.$A19];INDIRECT([.J$4]&amp;&quot;!$a$4:$bb$200&quot;);[.J$3];0)=&quot;não entregou&quot;;0;VLOOKUP([.$A19];INDIRECT([.J$4]&amp;&quot;!$a$4:$bb$200&quot;);[.J$3];0))))">
            <text:p/>
          </table:table-cell>
          <table:table-cell table:style-name="ce74" table:formula="of:=IF([.K$4]=&quot;&quot;;&quot;&quot;;IF([.$A19]=&quot;&quot;;&quot;&quot;;IF(VLOOKUP([.$A19];INDIRECT([.K$4]&amp;&quot;!$a$4:$bb$200&quot;);[.K$3];0)=&quot;não entregou&quot;;0;VLOOKUP([.$A19];INDIRECT([.K$4]&amp;&quot;!$a$4:$bb$200&quot;);[.K$3];0))))">
            <text:p/>
          </table:table-cell>
          <table:table-cell table:style-name="ce74" table:formula="of:=IF([.A19]=&quot;&quot;;&quot;&quot;;IF(SUM([.$B$7:.$J$7])=0;&quot;&quot;;SUMPRODUCT([.$B$7:.$J$7];[.B19:.J19])/SUM([.$B$7:.$J$7])))" office:value-type="float" office:value="9.1715" calcext:value-type="float">
            <text:p>9,2</text:p>
          </table:table-cell>
          <table:table-cell table:style-name="ce114"/>
          <table:table-cell table:style-name="ce76" table:formula="of:=IF([.$A19]=&quot;&quot;;&quot;&quot;;IF([.M$4]=&quot;&quot;;[.L19];IF([.M19]=&quot;&quot;;[.L19];SUM(([.M19]*[.$M$4])+([.L19]*(10-[.$M$4])))/10)))" office:value-type="float" office:value="9.1715" calcext:value-type="float">
            <text:p>9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74" office:value-type="float" office:value="57" calcext:value-type="float">
            <text:p>57,0</text:p>
          </table:table-cell>
          <table:table-cell table:style-name="ce74" table:formula="of:=[.B20]*10/70" office:value-type="float" office:value="8.14285714285714" calcext:value-type="float">
            <text:p>8,1</text:p>
          </table:table-cell>
          <table:table-cell table:style-name="ce74" office:value-type="float" office:value="27.38" calcext:value-type="float">
            <text:p>27,4</text:p>
          </table:table-cell>
          <table:table-cell table:style-name="ce74" table:formula="of:=[.D20]*10/30" office:value-type="float" office:value="9.12666666666667" calcext:value-type="float">
            <text:p>9,1</text:p>
          </table:table-cell>
          <table:table-cell table:style-name="ce74" office:value-type="float" office:value="6" calcext:value-type="float">
            <text:p>6,0</text:p>
          </table:table-cell>
          <table:table-cell table:style-name="ce74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74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74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74" table:formula="of:=IF([.J$4]=&quot;&quot;;&quot;&quot;;IF([.$A20]=&quot;&quot;;&quot;&quot;;IF(VLOOKUP([.$A20];INDIRECT([.J$4]&amp;&quot;!$a$4:$bb$200&quot;);[.J$3];0)=&quot;não entregou&quot;;0;VLOOKUP([.$A20];INDIRECT([.J$4]&amp;&quot;!$a$4:$bb$200&quot;);[.J$3];0))))">
            <text:p/>
          </table:table-cell>
          <table:table-cell table:style-name="ce74" table:formula="of:=IF([.K$4]=&quot;&quot;;&quot;&quot;;IF([.$A20]=&quot;&quot;;&quot;&quot;;IF(VLOOKUP([.$A20];INDIRECT([.K$4]&amp;&quot;!$a$4:$bb$200&quot;);[.K$3];0)=&quot;não entregou&quot;;0;VLOOKUP([.$A20];INDIRECT([.K$4]&amp;&quot;!$a$4:$bb$200&quot;);[.K$3];0))))">
            <text:p/>
          </table:table-cell>
          <table:table-cell table:style-name="ce74" table:formula="of:=IF([.A20]=&quot;&quot;;&quot;&quot;;IF(SUM([.$B$7:.$J$7])=0;&quot;&quot;;SUMPRODUCT([.$B$7:.$J$7];[.B20:.J20])/SUM([.$B$7:.$J$7])))" office:value-type="float" office:value="7.219" calcext:value-type="float">
            <text:p>7,2</text:p>
          </table:table-cell>
          <table:table-cell table:style-name="ce114"/>
          <table:table-cell table:style-name="ce76" table:formula="of:=IF([.$A20]=&quot;&quot;;&quot;&quot;;IF([.M$4]=&quot;&quot;;[.L20];IF([.M20]=&quot;&quot;;[.L20];SUM(([.M20]*[.$M$4])+([.L20]*(10-[.$M$4])))/10)))" office:value-type="float" office:value="7.219" calcext:value-type="float">
            <text:p>7,2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74" office:value-type="float" office:value="62.2" calcext:value-type="float">
            <text:p>62,2</text:p>
          </table:table-cell>
          <table:table-cell table:style-name="ce74" table:formula="of:=[.B21]*10/70" office:value-type="float" office:value="8.88571428571429" calcext:value-type="float">
            <text:p>8,9</text:p>
          </table:table-cell>
          <table:table-cell table:style-name="ce74" office:value-type="float" office:value="25.88" calcext:value-type="float">
            <text:p>25,9</text:p>
          </table:table-cell>
          <table:table-cell table:style-name="ce74" table:formula="of:=[.D21]*10/30" office:value-type="float" office:value="8.62666666666667" calcext:value-type="float">
            <text:p>8,6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74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74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74" table:formula="of:=IF([.J$4]=&quot;&quot;;&quot;&quot;;IF([.$A21]=&quot;&quot;;&quot;&quot;;IF(VLOOKUP([.$A21];INDIRECT([.J$4]&amp;&quot;!$a$4:$bb$200&quot;);[.J$3];0)=&quot;não entregou&quot;;0;VLOOKUP([.$A21];INDIRECT([.J$4]&amp;&quot;!$a$4:$bb$200&quot;);[.J$3];0))))">
            <text:p/>
          </table:table-cell>
          <table:table-cell table:style-name="ce74" table:formula="of:=IF([.K$4]=&quot;&quot;;&quot;&quot;;IF([.$A21]=&quot;&quot;;&quot;&quot;;IF(VLOOKUP([.$A21];INDIRECT([.K$4]&amp;&quot;!$a$4:$bb$200&quot;);[.K$3];0)=&quot;não entregou&quot;;0;VLOOKUP([.$A21];INDIRECT([.K$4]&amp;&quot;!$a$4:$bb$200&quot;);[.K$3];0))))">
            <text:p/>
          </table:table-cell>
          <table:table-cell table:style-name="ce74" table:formula="of:=IF([.A21]=&quot;&quot;;&quot;&quot;;IF(SUM([.$B$7:.$J$7])=0;&quot;&quot;;SUMPRODUCT([.$B$7:.$J$7];[.B21:.J21])/SUM([.$B$7:.$J$7])))" office:value-type="float" office:value="8.654" calcext:value-type="float">
            <text:p>8,7</text:p>
          </table:table-cell>
          <table:table-cell table:style-name="ce114"/>
          <table:table-cell table:style-name="ce76" table:formula="of:=IF([.$A21]=&quot;&quot;;&quot;&quot;;IF([.M$4]=&quot;&quot;;[.L21];IF([.M21]=&quot;&quot;;[.L21];SUM(([.M21]*[.$M$4])+([.L21]*(10-[.$M$4])))/10)))" office:value-type="float" office:value="8.654" calcext:value-type="float">
            <text:p>8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table:formula="of:=[.B22]*10/70" office:value-type="float" office:value="6.3" calcext:value-type="float">
            <text:p>6,3</text:p>
          </table:table-cell>
          <table:table-cell table:style-name="ce74" office:value-type="float" office:value="27.75" calcext:value-type="float">
            <text:p>27,8</text:p>
          </table:table-cell>
          <table:table-cell table:style-name="ce74" table:formula="of:=[.D22]*10/30" office:value-type="float" office:value="9.25" calcext:value-type="float">
            <text:p>9,3</text:p>
          </table:table-cell>
          <table:table-cell table:style-name="ce74" office:value-type="float" office:value="5" calcext:value-type="float">
            <text:p>5,0</text:p>
          </table:table-cell>
          <table:table-cell table:style-name="ce74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74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74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74" table:formula="of:=IF([.J$4]=&quot;&quot;;&quot;&quot;;IF([.$A22]=&quot;&quot;;&quot;&quot;;IF(VLOOKUP([.$A22];INDIRECT([.J$4]&amp;&quot;!$a$4:$bb$200&quot;);[.J$3];0)=&quot;não entregou&quot;;0;VLOOKUP([.$A22];INDIRECT([.J$4]&amp;&quot;!$a$4:$bb$200&quot;);[.J$3];0))))">
            <text:p/>
          </table:table-cell>
          <table:table-cell table:style-name="ce74" table:formula="of:=IF([.K$4]=&quot;&quot;;&quot;&quot;;IF([.$A22]=&quot;&quot;;&quot;&quot;;IF(VLOOKUP([.$A22];INDIRECT([.K$4]&amp;&quot;!$a$4:$bb$200&quot;);[.K$3];0)=&quot;não entregou&quot;;0;VLOOKUP([.$A22];INDIRECT([.K$4]&amp;&quot;!$a$4:$bb$200&quot;);[.K$3];0))))">
            <text:p/>
          </table:table-cell>
          <table:table-cell table:style-name="ce74" table:formula="of:=IF([.A22]=&quot;&quot;;&quot;&quot;;IF(SUM([.$B$7:.$J$7])=0;&quot;&quot;;SUMPRODUCT([.$B$7:.$J$7];[.B22:.J22])/SUM([.$B$7:.$J$7])))" office:value-type="float" office:value="6.0925" calcext:value-type="float">
            <text:p>6,1</text:p>
          </table:table-cell>
          <table:table-cell table:style-name="ce114"/>
          <table:table-cell table:style-name="ce76" table:formula="of:=IF([.$A22]=&quot;&quot;;&quot;&quot;;IF([.M$4]=&quot;&quot;;[.L22];IF([.M22]=&quot;&quot;;[.L22];SUM(([.M22]*[.$M$4])+([.L22]*(10-[.$M$4])))/10)))" office:value-type="float" office:value="6.0925" calcext:value-type="float">
            <text:p>6,1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74" office:value-type="float" office:value="64.8" calcext:value-type="float">
            <text:p>64,8</text:p>
          </table:table-cell>
          <table:table-cell table:style-name="ce74" table:formula="of:=[.B23]*10/70" office:value-type="float" office:value="9.25714285714286" calcext:value-type="float">
            <text:p>9,3</text:p>
          </table:table-cell>
          <table:table-cell table:style-name="ce49" office:value-type="float" office:value="28.13" calcext:value-type="float">
            <text:p>28,1</text:p>
          </table:table-cell>
          <table:table-cell table:style-name="ce74" table:formula="of:=[.D23]*10/30" office:value-type="float" office:value="9.37666666666667" calcext:value-type="float">
            <text:p>9,4</text:p>
          </table:table-cell>
          <table:table-cell table:style-name="ce74" office:value-type="float" office:value="0" calcext:value-type="float">
            <text:p>0,0</text:p>
          </table:table-cell>
          <table:table-cell table:style-name="ce74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74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74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74" table:formula="of:=IF([.J$4]=&quot;&quot;;&quot;&quot;;IF([.$A23]=&quot;&quot;;&quot;&quot;;IF(VLOOKUP([.$A23];INDIRECT([.J$4]&amp;&quot;!$a$4:$bb$200&quot;);[.J$3];0)=&quot;não entregou&quot;;0;VLOOKUP([.$A23];INDIRECT([.J$4]&amp;&quot;!$a$4:$bb$200&quot;);[.J$3];0))))">
            <text:p/>
          </table:table-cell>
          <table:table-cell table:style-name="ce74" table:formula="of:=IF([.K$4]=&quot;&quot;;&quot;&quot;;IF([.$A23]=&quot;&quot;;&quot;&quot;;IF(VLOOKUP([.$A23];INDIRECT([.K$4]&amp;&quot;!$a$4:$bb$200&quot;);[.K$3];0)=&quot;não entregou&quot;;0;VLOOKUP([.$A23];INDIRECT([.K$4]&amp;&quot;!$a$4:$bb$200&quot;);[.K$3];0))))">
            <text:p/>
          </table:table-cell>
          <table:table-cell table:style-name="ce74" table:formula="of:=IF([.A23]=&quot;&quot;;&quot;&quot;;IF(SUM([.$B$7:.$J$7])=0;&quot;&quot;;SUMPRODUCT([.$B$7:.$J$7];[.B23:.J23])/SUM([.$B$7:.$J$7])))" office:value-type="float" office:value="4.6465" calcext:value-type="float">
            <text:p>4,6</text:p>
          </table:table-cell>
          <table:table-cell table:style-name="ce114"/>
          <table:table-cell table:style-name="ce76" table:formula="of:=IF([.$A23]=&quot;&quot;;&quot;&quot;;IF([.M$4]=&quot;&quot;;[.L23];IF([.M23]=&quot;&quot;;[.L23];SUM(([.M23]*[.$M$4])+([.L23]*(10-[.$M$4])))/10)))" office:value-type="float" office:value="4.6465" calcext:value-type="float">
            <text:p>4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74"/>
          <table:table-cell table:style-name="ce74" table:formula="of:=[.B24]*10/70" office:value-type="float" office:value="0" calcext:value-type="float">
            <text:p>0,0</text:p>
          </table:table-cell>
          <table:table-cell table:style-name="ce49" office:value-type="string" calcext:value-type="string">
            <text:p>-</text:p>
          </table:table-cell>
          <table:table-cell table:number-columns-repeated="2" table:style-name="ce74" office:value-type="float" office:value="0" calcext:value-type="float">
            <text:p>0,0</text:p>
          </table:table-cell>
          <table:table-cell table:style-name="ce74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74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74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74" table:formula="of:=IF([.J$4]=&quot;&quot;;&quot;&quot;;IF([.$A24]=&quot;&quot;;&quot;&quot;;IF(VLOOKUP([.$A24];INDIRECT([.J$4]&amp;&quot;!$a$4:$bb$200&quot;);[.J$3];0)=&quot;não entregou&quot;;0;VLOOKUP([.$A24];INDIRECT([.J$4]&amp;&quot;!$a$4:$bb$200&quot;);[.J$3];0))))">
            <text:p/>
          </table:table-cell>
          <table:table-cell table:style-name="ce74" table:formula="of:=IF([.K$4]=&quot;&quot;;&quot;&quot;;IF([.$A24]=&quot;&quot;;&quot;&quot;;IF(VLOOKUP([.$A24];INDIRECT([.K$4]&amp;&quot;!$a$4:$bb$200&quot;);[.K$3];0)=&quot;não entregou&quot;;0;VLOOKUP([.$A24];INDIRECT([.K$4]&amp;&quot;!$a$4:$bb$200&quot;);[.K$3];0))))">
            <text:p/>
          </table:table-cell>
          <table:table-cell table:style-name="ce74" table:formula="of:=IF([.A24]=&quot;&quot;;&quot;&quot;;IF(SUM([.$B$7:.$J$7])=0;&quot;&quot;;SUMPRODUCT([.$B$7:.$J$7];[.B24:.J24])/SUM([.$B$7:.$J$7])))" office:value-type="float" office:value="0" calcext:value-type="float">
            <text:p>0,0</text:p>
          </table:table-cell>
          <table:table-cell table:style-name="ce114"/>
          <table:table-cell table:style-name="ce76" table:formula="of:=IF([.$A24]=&quot;&quot;;&quot;&quot;;IF([.M$4]=&quot;&quot;;[.L24];IF([.M24]=&quot;&quot;;[.L24];SUM(([.M24]*[.$M$4])+([.L24]*(10-[.$M$4])))/10)))" office:value-type="float" office:value="0" calcext:value-type="float">
            <text:p>0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74" office:value-type="float" office:value="70" calcext:value-type="float">
            <text:p>70,0</text:p>
          </table:table-cell>
          <table:table-cell table:style-name="ce74" table:formula="of:=[.B25]*10/70" office:value-type="float" office:value="10" calcext:value-type="float">
            <text:p>10,0</text:p>
          </table:table-cell>
          <table:table-cell table:style-name="ce49" office:value-type="float" office:value="30" calcext:value-type="float">
            <text:p>30,0</text:p>
          </table:table-cell>
          <table:table-cell table:style-name="ce74" table:formula="of:=[.D25]*10/30" office:value-type="float" office:value="10" calcext:value-type="float">
            <text:p>10,0</text:p>
          </table:table-cell>
          <table:table-cell table:style-name="ce74" office:value-type="float" office:value="10" calcext:value-type="float">
            <text:p>10,0</text:p>
          </table:table-cell>
          <table:table-cell table:style-name="ce74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74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74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74" table:formula="of:=IF([.J$4]=&quot;&quot;;&quot;&quot;;IF([.$A25]=&quot;&quot;;&quot;&quot;;IF(VLOOKUP([.$A25];INDIRECT([.J$4]&amp;&quot;!$a$4:$bb$200&quot;);[.J$3];0)=&quot;não entregou&quot;;0;VLOOKUP([.$A25];INDIRECT([.J$4]&amp;&quot;!$a$4:$bb$200&quot;);[.J$3];0))))">
            <text:p/>
          </table:table-cell>
          <table:table-cell table:style-name="ce74" table:formula="of:=IF([.K$4]=&quot;&quot;;&quot;&quot;;IF([.$A25]=&quot;&quot;;&quot;&quot;;IF(VLOOKUP([.$A25];INDIRECT([.K$4]&amp;&quot;!$a$4:$bb$200&quot;);[.K$3];0)=&quot;não entregou&quot;;0;VLOOKUP([.$A25];INDIRECT([.K$4]&amp;&quot;!$a$4:$bb$200&quot;);[.K$3];0))))">
            <text:p/>
          </table:table-cell>
          <table:table-cell table:style-name="ce74" table:formula="of:=IF([.A25]=&quot;&quot;;&quot;&quot;;IF(SUM([.$B$7:.$J$7])=0;&quot;&quot;;SUMPRODUCT([.$B$7:.$J$7];[.B25:.J25])/SUM([.$B$7:.$J$7])))" office:value-type="float" office:value="10" calcext:value-type="float">
            <text:p>10,0</text:p>
          </table:table-cell>
          <table:table-cell table:style-name="ce114"/>
          <table:table-cell table:style-name="ce76" table:formula="of:=IF([.$A25]=&quot;&quot;;&quot;&quot;;IF([.M$4]=&quot;&quot;;[.L25];IF([.M25]=&quot;&quot;;[.L25];SUM(([.M25]*[.$M$4])+([.L25]*(10-[.$M$4])))/10)))" office:value-type="float" office:value="10" calcext:value-type="float">
            <text:p>10,0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74" office:value-type="float" office:value="59.6" calcext:value-type="float">
            <text:p>59,6</text:p>
          </table:table-cell>
          <table:table-cell table:style-name="ce74" table:formula="of:=[.B26]*10/70" office:value-type="float" office:value="8.51428571428571" calcext:value-type="float">
            <text:p>8,5</text:p>
          </table:table-cell>
          <table:table-cell table:style-name="ce49" office:value-type="float" office:value="28.88" calcext:value-type="float">
            <text:p>28,9</text:p>
          </table:table-cell>
          <table:table-cell table:style-name="ce74" table:formula="of:=[.D26]*10/30" office:value-type="float" office:value="9.62666666666667" calcext:value-type="float">
            <text:p>9,6</text:p>
          </table:table-cell>
          <table:table-cell table:style-name="ce74" office:value-type="float" office:value="9" calcext:value-type="float">
            <text:p>9,0</text:p>
          </table:table-cell>
          <table:table-cell table:style-name="ce74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74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74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74" table:formula="of:=IF([.J$4]=&quot;&quot;;&quot;&quot;;IF([.$A26]=&quot;&quot;;&quot;&quot;;IF(VLOOKUP([.$A26];INDIRECT([.J$4]&amp;&quot;!$a$4:$bb$200&quot;);[.J$3];0)=&quot;não entregou&quot;;0;VLOOKUP([.$A26];INDIRECT([.J$4]&amp;&quot;!$a$4:$bb$200&quot;);[.J$3];0))))">
            <text:p/>
          </table:table-cell>
          <table:table-cell table:style-name="ce74" table:formula="of:=IF([.K$4]=&quot;&quot;;&quot;&quot;;IF([.$A26]=&quot;&quot;;&quot;&quot;;IF(VLOOKUP([.$A26];INDIRECT([.K$4]&amp;&quot;!$a$4:$bb$200&quot;);[.K$3];0)=&quot;não entregou&quot;;0;VLOOKUP([.$A26];INDIRECT([.K$4]&amp;&quot;!$a$4:$bb$200&quot;);[.K$3];0))))">
            <text:p/>
          </table:table-cell>
          <table:table-cell table:style-name="ce74" table:formula="of:=IF([.A26]=&quot;&quot;;&quot;&quot;;IF(SUM([.$B$7:.$J$7])=0;&quot;&quot;;SUMPRODUCT([.$B$7:.$J$7];[.B26:.J26])/SUM([.$B$7:.$J$7])))" office:value-type="float" office:value="8.924" calcext:value-type="float">
            <text:p>8,9</text:p>
          </table:table-cell>
          <table:table-cell table:style-name="ce114"/>
          <table:table-cell table:style-name="ce76" table:formula="of:=IF([.$A26]=&quot;&quot;;&quot;&quot;;IF([.M$4]=&quot;&quot;;[.L26];IF([.M26]=&quot;&quot;;[.L26];SUM(([.M26]*[.$M$4])+([.L26]*(10-[.$M$4])))/10)))" office:value-type="float" office:value="8.924" calcext:value-type="float">
            <text:p>8,9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table:formula="of:=[.B27]*10/70" office:value-type="float" office:value="6.3" calcext:value-type="float">
            <text:p>6,3</text:p>
          </table:table-cell>
          <table:table-cell table:style-name="ce49" office:value-type="float" office:value="28.13" calcext:value-type="float">
            <text:p>28,1</text:p>
          </table:table-cell>
          <table:table-cell table:style-name="ce74" table:formula="of:=[.D27]*10/30" office:value-type="float" office:value="9.37666666666667" calcext:value-type="float">
            <text:p>9,4</text:p>
          </table:table-cell>
          <table:table-cell table:style-name="ce74" office:value-type="float" office:value="8" calcext:value-type="float">
            <text:p>8,0</text:p>
          </table:table-cell>
          <table:table-cell table:style-name="ce74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74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74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74" table:formula="of:=IF([.J$4]=&quot;&quot;;&quot;&quot;;IF([.$A27]=&quot;&quot;;&quot;&quot;;IF(VLOOKUP([.$A27];INDIRECT([.J$4]&amp;&quot;!$a$4:$bb$200&quot;);[.J$3];0)=&quot;não entregou&quot;;0;VLOOKUP([.$A27];INDIRECT([.J$4]&amp;&quot;!$a$4:$bb$200&quot;);[.J$3];0))))">
            <text:p/>
          </table:table-cell>
          <table:table-cell table:style-name="ce74" table:formula="of:=IF([.K$4]=&quot;&quot;;&quot;&quot;;IF([.$A27]=&quot;&quot;;&quot;&quot;;IF(VLOOKUP([.$A27];INDIRECT([.K$4]&amp;&quot;!$a$4:$bb$200&quot;);[.K$3];0)=&quot;não entregou&quot;;0;VLOOKUP([.$A27];INDIRECT([.K$4]&amp;&quot;!$a$4:$bb$200&quot;);[.K$3];0))))">
            <text:p/>
          </table:table-cell>
          <table:table-cell table:style-name="ce74" table:formula="of:=IF([.A27]=&quot;&quot;;&quot;&quot;;IF(SUM([.$B$7:.$J$7])=0;&quot;&quot;;SUMPRODUCT([.$B$7:.$J$7];[.B27:.J27])/SUM([.$B$7:.$J$7])))" office:value-type="float" office:value="7.6115" calcext:value-type="float">
            <text:p>7,6</text:p>
          </table:table-cell>
          <table:table-cell table:style-name="ce114"/>
          <table:table-cell table:style-name="ce76" table:formula="of:=IF([.$A27]=&quot;&quot;;&quot;&quot;;IF([.M$4]=&quot;&quot;;[.L27];IF([.M27]=&quot;&quot;;[.L27];SUM(([.M27]*[.$M$4])+([.L27]*(10-[.$M$4])))/10)))" office:value-type="float" office:value="7.6115" calcext:value-type="float">
            <text:p>7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74" office:value-type="float" office:value="51.9" calcext:value-type="float">
            <text:p>51,9</text:p>
          </table:table-cell>
          <table:table-cell table:style-name="ce74" table:formula="of:=[.B28]*10/70" office:value-type="float" office:value="7.41428571428572" calcext:value-type="float">
            <text:p>7,4</text:p>
          </table:table-cell>
          <table:table-cell table:style-name="ce74" office:value-type="float" office:value="26.25" calcext:value-type="float">
            <text:p>26,3</text:p>
          </table:table-cell>
          <table:table-cell table:style-name="ce74" table:formula="of:=[.D28]*10/30" office:value-type="float" office:value="8.75" calcext:value-type="float">
            <text:p>8,8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74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74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74" table:formula="of:=IF([.J$4]=&quot;&quot;;&quot;&quot;;IF([.$A28]=&quot;&quot;;&quot;&quot;;IF(VLOOKUP([.$A28];INDIRECT([.J$4]&amp;&quot;!$a$4:$bb$200&quot;);[.J$3];0)=&quot;não entregou&quot;;0;VLOOKUP([.$A28];INDIRECT([.J$4]&amp;&quot;!$a$4:$bb$200&quot;);[.J$3];0))))">
            <text:p/>
          </table:table-cell>
          <table:table-cell table:style-name="ce74" table:formula="of:=IF([.K$4]=&quot;&quot;;&quot;&quot;;IF([.$A28]=&quot;&quot;;&quot;&quot;;IF(VLOOKUP([.$A28];INDIRECT([.K$4]&amp;&quot;!$a$4:$bb$200&quot;);[.K$3];0)=&quot;não entregou&quot;;0;VLOOKUP([.$A28];INDIRECT([.K$4]&amp;&quot;!$a$4:$bb$200&quot;);[.K$3];0))))">
            <text:p/>
          </table:table-cell>
          <table:table-cell table:style-name="ce74" table:formula="of:=IF([.A28]=&quot;&quot;;&quot;&quot;;IF(SUM([.$B$7:.$J$7])=0;&quot;&quot;;SUMPRODUCT([.$B$7:.$J$7];[.B28:.J28])/SUM([.$B$7:.$J$7])))" office:value-type="float" office:value="7.6575" calcext:value-type="float">
            <text:p>7,7</text:p>
          </table:table-cell>
          <table:table-cell table:style-name="ce114"/>
          <table:table-cell table:style-name="ce76" table:formula="of:=IF([.$A28]=&quot;&quot;;&quot;&quot;;IF([.M$4]=&quot;&quot;;[.L28];IF([.M28]=&quot;&quot;;[.L28];SUM(([.M28]*[.$M$4])+([.L28]*(10-[.$M$4])))/10)))" office:value-type="float" office:value="7.6575" calcext:value-type="float">
            <text:p>7,7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74" office:value-type="float" office:value="54.4" calcext:value-type="float">
            <text:p>54,4</text:p>
          </table:table-cell>
          <table:table-cell table:style-name="ce74" table:formula="of:=[.B29]*10/70" office:value-type="float" office:value="7.77142857142857" calcext:value-type="float">
            <text:p>7,8</text:p>
          </table:table-cell>
          <table:table-cell table:style-name="ce74" office:value-type="float" office:value="28.13" calcext:value-type="float">
            <text:p>28,1</text:p>
          </table:table-cell>
          <table:table-cell table:style-name="ce74" table:formula="of:=[.D29]*10/30" office:value-type="float" office:value="9.37666666666667" calcext:value-type="float">
            <text:p>9,4</text:p>
          </table:table-cell>
          <table:table-cell table:style-name="ce74" office:value-type="float" office:value="9" calcext:value-type="float">
            <text:p>9,0</text:p>
          </table:table-cell>
          <table:table-cell table:style-name="ce74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74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74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74" table:formula="of:=IF([.J$4]=&quot;&quot;;&quot;&quot;;IF([.$A29]=&quot;&quot;;&quot;&quot;;IF(VLOOKUP([.$A29];INDIRECT([.J$4]&amp;&quot;!$a$4:$bb$200&quot;);[.J$3];0)=&quot;não entregou&quot;;0;VLOOKUP([.$A29];INDIRECT([.J$4]&amp;&quot;!$a$4:$bb$200&quot;);[.J$3];0))))">
            <text:p/>
          </table:table-cell>
          <table:table-cell table:style-name="ce74" table:formula="of:=IF([.K$4]=&quot;&quot;;&quot;&quot;;IF([.$A29]=&quot;&quot;;&quot;&quot;;IF(VLOOKUP([.$A29];INDIRECT([.K$4]&amp;&quot;!$a$4:$bb$200&quot;);[.K$3];0)=&quot;não entregou&quot;;0;VLOOKUP([.$A29];INDIRECT([.K$4]&amp;&quot;!$a$4:$bb$200&quot;);[.K$3];0))))">
            <text:p/>
          </table:table-cell>
          <table:table-cell table:style-name="ce74" table:formula="of:=IF([.A29]=&quot;&quot;;&quot;&quot;;IF(SUM([.$B$7:.$J$7])=0;&quot;&quot;;SUMPRODUCT([.$B$7:.$J$7];[.B29:.J29])/SUM([.$B$7:.$J$7])))" office:value-type="float" office:value="8.6265" calcext:value-type="float">
            <text:p>8,6</text:p>
          </table:table-cell>
          <table:table-cell table:style-name="ce114"/>
          <table:table-cell table:style-name="ce76" table:formula="of:=IF([.$A29]=&quot;&quot;;&quot;&quot;;IF([.M$4]=&quot;&quot;;[.L29];IF([.M29]=&quot;&quot;;[.L29];SUM(([.M29]*[.$M$4])+([.L29]*(10-[.$M$4])))/10)))" office:value-type="float" office:value="8.6265" calcext:value-type="float">
            <text:p>8,6</text:p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74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74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74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74" table:formula="of:=IF([.J$4]=&quot;&quot;;&quot;&quot;;IF([.$A30]=&quot;&quot;;&quot;&quot;;IF(VLOOKUP([.$A30];INDIRECT([.J$4]&amp;&quot;!$a$4:$bb$200&quot;);[.J$3];0)=&quot;não entregou&quot;;0;VLOOKUP([.$A30];INDIRECT([.J$4]&amp;&quot;!$a$4:$bb$200&quot;);[.J$3];0))))">
            <text:p/>
          </table:table-cell>
          <table:table-cell table:style-name="ce74" table:formula="of:=IF([.K$4]=&quot;&quot;;&quot;&quot;;IF([.$A30]=&quot;&quot;;&quot;&quot;;IF(VLOOKUP([.$A30];INDIRECT([.K$4]&amp;&quot;!$a$4:$bb$200&quot;);[.K$3];0)=&quot;não entregou&quot;;0;VLOOKUP([.$A30];INDIRECT([.K$4]&amp;&quot;!$a$4:$bb$200&quot;);[.K$3];0))))">
            <text:p/>
          </table:table-cell>
          <table:table-cell table:style-name="ce74" table:formula="of:=IF([.A30]=&quot;&quot;;&quot;&quot;;IF(SUM([.$B$7:.$J$7])=0;&quot;&quot;;SUMPRODUCT([.$B$7:.$J$7];[.B30:.J30])/SUM([.$B$7:.$J$7])))">
            <text:p/>
          </table:table-cell>
          <table:table-cell table:style-name="ce114"/>
          <table:table-cell table:style-name="ce76" table:formula="of:=IF([.$A30]=&quot;&quot;;&quot;&quot;;IF([.M$4]=&quot;&quot;;[.L30];IF([.M30]=&quot;&quot;;[.L30];SUM(([.M30]*[.$M$4])+([.L3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74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74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74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74" table:formula="of:=IF([.J$4]=&quot;&quot;;&quot;&quot;;IF([.$A31]=&quot;&quot;;&quot;&quot;;IF(VLOOKUP([.$A31];INDIRECT([.J$4]&amp;&quot;!$a$4:$bb$200&quot;);[.J$3];0)=&quot;não entregou&quot;;0;VLOOKUP([.$A31];INDIRECT([.J$4]&amp;&quot;!$a$4:$bb$200&quot;);[.J$3];0))))">
            <text:p/>
          </table:table-cell>
          <table:table-cell table:style-name="ce74" table:formula="of:=IF([.K$4]=&quot;&quot;;&quot;&quot;;IF([.$A31]=&quot;&quot;;&quot;&quot;;IF(VLOOKUP([.$A31];INDIRECT([.K$4]&amp;&quot;!$a$4:$bb$200&quot;);[.K$3];0)=&quot;não entregou&quot;;0;VLOOKUP([.$A31];INDIRECT([.K$4]&amp;&quot;!$a$4:$bb$200&quot;);[.K$3];0))))">
            <text:p/>
          </table:table-cell>
          <table:table-cell table:style-name="ce74" table:formula="of:=IF([.A31]=&quot;&quot;;&quot;&quot;;IF(SUM([.$B$7:.$J$7])=0;&quot;&quot;;SUMPRODUCT([.$B$7:.$J$7];[.B31:.J31])/SUM([.$B$7:.$J$7])))">
            <text:p/>
          </table:table-cell>
          <table:table-cell table:style-name="ce114"/>
          <table:table-cell table:style-name="ce76" table:formula="of:=IF([.$A31]=&quot;&quot;;&quot;&quot;;IF([.M$4]=&quot;&quot;;[.L31];IF([.M31]=&quot;&quot;;[.L31];SUM(([.M31]*[.$M$4])+([.L3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74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74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74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74" table:formula="of:=IF([.J$4]=&quot;&quot;;&quot;&quot;;IF([.$A32]=&quot;&quot;;&quot;&quot;;IF(VLOOKUP([.$A32];INDIRECT([.J$4]&amp;&quot;!$a$4:$bb$200&quot;);[.J$3];0)=&quot;não entregou&quot;;0;VLOOKUP([.$A32];INDIRECT([.J$4]&amp;&quot;!$a$4:$bb$200&quot;);[.J$3];0))))">
            <text:p/>
          </table:table-cell>
          <table:table-cell table:style-name="ce74" table:formula="of:=IF([.K$4]=&quot;&quot;;&quot;&quot;;IF([.$A32]=&quot;&quot;;&quot;&quot;;IF(VLOOKUP([.$A32];INDIRECT([.K$4]&amp;&quot;!$a$4:$bb$200&quot;);[.K$3];0)=&quot;não entregou&quot;;0;VLOOKUP([.$A32];INDIRECT([.K$4]&amp;&quot;!$a$4:$bb$200&quot;);[.K$3];0))))">
            <text:p/>
          </table:table-cell>
          <table:table-cell table:style-name="ce74" table:formula="of:=IF([.A32]=&quot;&quot;;&quot;&quot;;IF(SUM([.$B$7:.$J$7])=0;&quot;&quot;;SUMPRODUCT([.$B$7:.$J$7];[.B32:.J32])/SUM([.$B$7:.$J$7])))">
            <text:p/>
          </table:table-cell>
          <table:table-cell table:style-name="ce114"/>
          <table:table-cell table:style-name="ce76" table:formula="of:=IF([.$A32]=&quot;&quot;;&quot;&quot;;IF([.M$4]=&quot;&quot;;[.L32];IF([.M32]=&quot;&quot;;[.L32];SUM(([.M32]*[.$M$4])+([.L3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74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74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74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74" table:formula="of:=IF([.J$4]=&quot;&quot;;&quot;&quot;;IF([.$A33]=&quot;&quot;;&quot;&quot;;IF(VLOOKUP([.$A33];INDIRECT([.J$4]&amp;&quot;!$a$4:$bb$200&quot;);[.J$3];0)=&quot;não entregou&quot;;0;VLOOKUP([.$A33];INDIRECT([.J$4]&amp;&quot;!$a$4:$bb$200&quot;);[.J$3];0))))">
            <text:p/>
          </table:table-cell>
          <table:table-cell table:style-name="ce74" table:formula="of:=IF([.K$4]=&quot;&quot;;&quot;&quot;;IF([.$A33]=&quot;&quot;;&quot;&quot;;IF(VLOOKUP([.$A33];INDIRECT([.K$4]&amp;&quot;!$a$4:$bb$200&quot;);[.K$3];0)=&quot;não entregou&quot;;0;VLOOKUP([.$A33];INDIRECT([.K$4]&amp;&quot;!$a$4:$bb$200&quot;);[.K$3];0))))">
            <text:p/>
          </table:table-cell>
          <table:table-cell table:style-name="ce74" table:formula="of:=IF([.A33]=&quot;&quot;;&quot;&quot;;IF(SUM([.$B$7:.$J$7])=0;&quot;&quot;;SUMPRODUCT([.$B$7:.$J$7];[.B33:.J33])/SUM([.$B$7:.$J$7])))">
            <text:p/>
          </table:table-cell>
          <table:table-cell table:style-name="ce114"/>
          <table:table-cell table:style-name="ce76" table:formula="of:=IF([.$A33]=&quot;&quot;;&quot;&quot;;IF([.M$4]=&quot;&quot;;[.L33];IF([.M33]=&quot;&quot;;[.L33];SUM(([.M33]*[.$M$4])+([.L33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74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74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74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74" table:formula="of:=IF([.J$4]=&quot;&quot;;&quot;&quot;;IF([.$A34]=&quot;&quot;;&quot;&quot;;IF(VLOOKUP([.$A34];INDIRECT([.J$4]&amp;&quot;!$a$4:$bb$200&quot;);[.J$3];0)=&quot;não entregou&quot;;0;VLOOKUP([.$A34];INDIRECT([.J$4]&amp;&quot;!$a$4:$bb$200&quot;);[.J$3];0))))">
            <text:p/>
          </table:table-cell>
          <table:table-cell table:style-name="ce74" table:formula="of:=IF([.K$4]=&quot;&quot;;&quot;&quot;;IF([.$A34]=&quot;&quot;;&quot;&quot;;IF(VLOOKUP([.$A34];INDIRECT([.K$4]&amp;&quot;!$a$4:$bb$200&quot;);[.K$3];0)=&quot;não entregou&quot;;0;VLOOKUP([.$A34];INDIRECT([.K$4]&amp;&quot;!$a$4:$bb$200&quot;);[.K$3];0))))">
            <text:p/>
          </table:table-cell>
          <table:table-cell table:style-name="ce74" table:formula="of:=IF([.A34]=&quot;&quot;;&quot;&quot;;IF(SUM([.$B$7:.$J$7])=0;&quot;&quot;;SUMPRODUCT([.$B$7:.$J$7];[.B34:.J34])/SUM([.$B$7:.$J$7])))">
            <text:p/>
          </table:table-cell>
          <table:table-cell table:style-name="ce114"/>
          <table:table-cell table:style-name="ce76" table:formula="of:=IF([.$A34]=&quot;&quot;;&quot;&quot;;IF([.M$4]=&quot;&quot;;[.L34];IF([.M34]=&quot;&quot;;[.L34];SUM(([.M34]*[.$M$4])+([.L34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74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74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74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74" table:formula="of:=IF([.J$4]=&quot;&quot;;&quot;&quot;;IF([.$A35]=&quot;&quot;;&quot;&quot;;IF(VLOOKUP([.$A35];INDIRECT([.J$4]&amp;&quot;!$a$4:$bb$200&quot;);[.J$3];0)=&quot;não entregou&quot;;0;VLOOKUP([.$A35];INDIRECT([.J$4]&amp;&quot;!$a$4:$bb$200&quot;);[.J$3];0))))">
            <text:p/>
          </table:table-cell>
          <table:table-cell table:style-name="ce74" table:formula="of:=IF([.K$4]=&quot;&quot;;&quot;&quot;;IF([.$A35]=&quot;&quot;;&quot;&quot;;IF(VLOOKUP([.$A35];INDIRECT([.K$4]&amp;&quot;!$a$4:$bb$200&quot;);[.K$3];0)=&quot;não entregou&quot;;0;VLOOKUP([.$A35];INDIRECT([.K$4]&amp;&quot;!$a$4:$bb$200&quot;);[.K$3];0))))">
            <text:p/>
          </table:table-cell>
          <table:table-cell table:style-name="ce74" table:formula="of:=IF([.A35]=&quot;&quot;;&quot;&quot;;IF(SUM([.$B$7:.$J$7])=0;&quot;&quot;;SUMPRODUCT([.$B$7:.$J$7];[.B35:.J35])/SUM([.$B$7:.$J$7])))">
            <text:p/>
          </table:table-cell>
          <table:table-cell table:style-name="ce114"/>
          <table:table-cell table:style-name="ce76" table:formula="of:=IF([.$A35]=&quot;&quot;;&quot;&quot;;IF([.M$4]=&quot;&quot;;[.L35];IF([.M35]=&quot;&quot;;[.L35];SUM(([.M35]*[.$M$4])+([.L35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74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74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74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74" table:formula="of:=IF([.J$4]=&quot;&quot;;&quot;&quot;;IF([.$A36]=&quot;&quot;;&quot;&quot;;IF(VLOOKUP([.$A36];INDIRECT([.J$4]&amp;&quot;!$a$4:$bb$200&quot;);[.J$3];0)=&quot;não entregou&quot;;0;VLOOKUP([.$A36];INDIRECT([.J$4]&amp;&quot;!$a$4:$bb$200&quot;);[.J$3];0))))">
            <text:p/>
          </table:table-cell>
          <table:table-cell table:style-name="ce74" table:formula="of:=IF([.K$4]=&quot;&quot;;&quot;&quot;;IF([.$A36]=&quot;&quot;;&quot;&quot;;IF(VLOOKUP([.$A36];INDIRECT([.K$4]&amp;&quot;!$a$4:$bb$200&quot;);[.K$3];0)=&quot;não entregou&quot;;0;VLOOKUP([.$A36];INDIRECT([.K$4]&amp;&quot;!$a$4:$bb$200&quot;);[.K$3];0))))">
            <text:p/>
          </table:table-cell>
          <table:table-cell table:style-name="ce74" table:formula="of:=IF([.A36]=&quot;&quot;;&quot;&quot;;IF(SUM([.$B$7:.$J$7])=0;&quot;&quot;;SUMPRODUCT([.$B$7:.$J$7];[.B36:.J36])/SUM([.$B$7:.$J$7])))">
            <text:p/>
          </table:table-cell>
          <table:table-cell table:style-name="ce114"/>
          <table:table-cell table:style-name="ce76" table:formula="of:=IF([.$A36]=&quot;&quot;;&quot;&quot;;IF([.M$4]=&quot;&quot;;[.L36];IF([.M36]=&quot;&quot;;[.L36];SUM(([.M36]*[.$M$4])+([.L36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74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74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74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74" table:formula="of:=IF([.J$4]=&quot;&quot;;&quot;&quot;;IF([.$A37]=&quot;&quot;;&quot;&quot;;IF(VLOOKUP([.$A37];INDIRECT([.J$4]&amp;&quot;!$a$4:$bb$200&quot;);[.J$3];0)=&quot;não entregou&quot;;0;VLOOKUP([.$A37];INDIRECT([.J$4]&amp;&quot;!$a$4:$bb$200&quot;);[.J$3];0))))">
            <text:p/>
          </table:table-cell>
          <table:table-cell table:style-name="ce74" table:formula="of:=IF([.K$4]=&quot;&quot;;&quot;&quot;;IF([.$A37]=&quot;&quot;;&quot;&quot;;IF(VLOOKUP([.$A37];INDIRECT([.K$4]&amp;&quot;!$a$4:$bb$200&quot;);[.K$3];0)=&quot;não entregou&quot;;0;VLOOKUP([.$A37];INDIRECT([.K$4]&amp;&quot;!$a$4:$bb$200&quot;);[.K$3];0))))">
            <text:p/>
          </table:table-cell>
          <table:table-cell table:style-name="ce74" table:formula="of:=IF([.A37]=&quot;&quot;;&quot;&quot;;IF(SUM([.$B$7:.$J$7])=0;&quot;&quot;;SUMPRODUCT([.$B$7:.$J$7];[.B37:.J37])/SUM([.$B$7:.$J$7])))">
            <text:p/>
          </table:table-cell>
          <table:table-cell table:style-name="ce114"/>
          <table:table-cell table:style-name="ce76" table:formula="of:=IF([.$A37]=&quot;&quot;;&quot;&quot;;IF([.M$4]=&quot;&quot;;[.L37];IF([.M37]=&quot;&quot;;[.L37];SUM(([.M37]*[.$M$4])+([.L37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74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74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74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74" table:formula="of:=IF([.J$4]=&quot;&quot;;&quot;&quot;;IF([.$A38]=&quot;&quot;;&quot;&quot;;IF(VLOOKUP([.$A38];INDIRECT([.J$4]&amp;&quot;!$a$4:$bb$200&quot;);[.J$3];0)=&quot;não entregou&quot;;0;VLOOKUP([.$A38];INDIRECT([.J$4]&amp;&quot;!$a$4:$bb$200&quot;);[.J$3];0))))">
            <text:p/>
          </table:table-cell>
          <table:table-cell table:style-name="ce74" table:formula="of:=IF([.K$4]=&quot;&quot;;&quot;&quot;;IF([.$A38]=&quot;&quot;;&quot;&quot;;IF(VLOOKUP([.$A38];INDIRECT([.K$4]&amp;&quot;!$a$4:$bb$200&quot;);[.K$3];0)=&quot;não entregou&quot;;0;VLOOKUP([.$A38];INDIRECT([.K$4]&amp;&quot;!$a$4:$bb$200&quot;);[.K$3];0))))">
            <text:p/>
          </table:table-cell>
          <table:table-cell table:style-name="ce74" table:formula="of:=IF([.A38]=&quot;&quot;;&quot;&quot;;IF(SUM([.$B$7:.$J$7])=0;&quot;&quot;;SUMPRODUCT([.$B$7:.$J$7];[.B38:.J38])/SUM([.$B$7:.$J$7])))">
            <text:p/>
          </table:table-cell>
          <table:table-cell table:style-name="ce114"/>
          <table:table-cell table:style-name="ce76" table:formula="of:=IF([.$A38]=&quot;&quot;;&quot;&quot;;IF([.M$4]=&quot;&quot;;[.L38];IF([.M38]=&quot;&quot;;[.L38];SUM(([.M38]*[.$M$4])+([.L38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74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74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74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74" table:formula="of:=IF([.J$4]=&quot;&quot;;&quot;&quot;;IF([.$A39]=&quot;&quot;;&quot;&quot;;IF(VLOOKUP([.$A39];INDIRECT([.J$4]&amp;&quot;!$a$4:$bb$200&quot;);[.J$3];0)=&quot;não entregou&quot;;0;VLOOKUP([.$A39];INDIRECT([.J$4]&amp;&quot;!$a$4:$bb$200&quot;);[.J$3];0))))">
            <text:p/>
          </table:table-cell>
          <table:table-cell table:style-name="ce74" table:formula="of:=IF([.K$4]=&quot;&quot;;&quot;&quot;;IF([.$A39]=&quot;&quot;;&quot;&quot;;IF(VLOOKUP([.$A39];INDIRECT([.K$4]&amp;&quot;!$a$4:$bb$200&quot;);[.K$3];0)=&quot;não entregou&quot;;0;VLOOKUP([.$A39];INDIRECT([.K$4]&amp;&quot;!$a$4:$bb$200&quot;);[.K$3];0))))">
            <text:p/>
          </table:table-cell>
          <table:table-cell table:style-name="ce74" table:formula="of:=IF([.A39]=&quot;&quot;;&quot;&quot;;IF(SUM([.$B$7:.$J$7])=0;&quot;&quot;;SUMPRODUCT([.$B$7:.$J$7];[.B39:.J39])/SUM([.$B$7:.$J$7])))">
            <text:p/>
          </table:table-cell>
          <table:table-cell table:style-name="ce114"/>
          <table:table-cell table:style-name="ce76" table:formula="of:=IF([.$A39]=&quot;&quot;;&quot;&quot;;IF([.M$4]=&quot;&quot;;[.L39];IF([.M39]=&quot;&quot;;[.L39];SUM(([.M39]*[.$M$4])+([.L39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74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74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74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74" table:formula="of:=IF([.J$4]=&quot;&quot;;&quot;&quot;;IF([.$A40]=&quot;&quot;;&quot;&quot;;IF(VLOOKUP([.$A40];INDIRECT([.J$4]&amp;&quot;!$a$4:$bb$200&quot;);[.J$3];0)=&quot;não entregou&quot;;0;VLOOKUP([.$A40];INDIRECT([.J$4]&amp;&quot;!$a$4:$bb$200&quot;);[.J$3];0))))">
            <text:p/>
          </table:table-cell>
          <table:table-cell table:style-name="ce74" table:formula="of:=IF([.K$4]=&quot;&quot;;&quot;&quot;;IF([.$A40]=&quot;&quot;;&quot;&quot;;IF(VLOOKUP([.$A40];INDIRECT([.K$4]&amp;&quot;!$a$4:$bb$200&quot;);[.K$3];0)=&quot;não entregou&quot;;0;VLOOKUP([.$A40];INDIRECT([.K$4]&amp;&quot;!$a$4:$bb$200&quot;);[.K$3];0))))">
            <text:p/>
          </table:table-cell>
          <table:table-cell table:style-name="ce74" table:formula="of:=IF([.A40]=&quot;&quot;;&quot;&quot;;IF(SUM([.$B$7:.$J$7])=0;&quot;&quot;;SUMPRODUCT([.$B$7:.$J$7];[.B40:.J40])/SUM([.$B$7:.$J$7])))">
            <text:p/>
          </table:table-cell>
          <table:table-cell table:style-name="ce114"/>
          <table:table-cell table:style-name="ce76" table:formula="of:=IF([.$A40]=&quot;&quot;;&quot;&quot;;IF([.M$4]=&quot;&quot;;[.L40];IF([.M40]=&quot;&quot;;[.L40];SUM(([.M40]*[.$M$4])+([.L4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74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74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74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74" table:formula="of:=IF([.J$4]=&quot;&quot;;&quot;&quot;;IF([.$A41]=&quot;&quot;;&quot;&quot;;IF(VLOOKUP([.$A41];INDIRECT([.J$4]&amp;&quot;!$a$4:$bb$200&quot;);[.J$3];0)=&quot;não entregou&quot;;0;VLOOKUP([.$A41];INDIRECT([.J$4]&amp;&quot;!$a$4:$bb$200&quot;);[.J$3];0))))">
            <text:p/>
          </table:table-cell>
          <table:table-cell table:style-name="ce74" table:formula="of:=IF([.K$4]=&quot;&quot;;&quot;&quot;;IF([.$A41]=&quot;&quot;;&quot;&quot;;IF(VLOOKUP([.$A41];INDIRECT([.K$4]&amp;&quot;!$a$4:$bb$200&quot;);[.K$3];0)=&quot;não entregou&quot;;0;VLOOKUP([.$A41];INDIRECT([.K$4]&amp;&quot;!$a$4:$bb$200&quot;);[.K$3];0))))">
            <text:p/>
          </table:table-cell>
          <table:table-cell table:style-name="ce74" table:formula="of:=IF([.A41]=&quot;&quot;;&quot;&quot;;IF(SUM([.$B$7:.$J$7])=0;&quot;&quot;;SUMPRODUCT([.$B$7:.$J$7];[.B41:.J41])/SUM([.$B$7:.$J$7])))">
            <text:p/>
          </table:table-cell>
          <table:table-cell table:style-name="ce114"/>
          <table:table-cell table:style-name="ce76" table:formula="of:=IF([.$A41]=&quot;&quot;;&quot;&quot;;IF([.M$4]=&quot;&quot;;[.L41];IF([.M41]=&quot;&quot;;[.L41];SUM(([.M41]*[.$M$4])+([.L4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74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74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74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74" table:formula="of:=IF([.J$4]=&quot;&quot;;&quot;&quot;;IF([.$A42]=&quot;&quot;;&quot;&quot;;IF(VLOOKUP([.$A42];INDIRECT([.J$4]&amp;&quot;!$a$4:$bb$200&quot;);[.J$3];0)=&quot;não entregou&quot;;0;VLOOKUP([.$A42];INDIRECT([.J$4]&amp;&quot;!$a$4:$bb$200&quot;);[.J$3];0))))">
            <text:p/>
          </table:table-cell>
          <table:table-cell table:style-name="ce74" table:formula="of:=IF([.K$4]=&quot;&quot;;&quot;&quot;;IF([.$A42]=&quot;&quot;;&quot;&quot;;IF(VLOOKUP([.$A42];INDIRECT([.K$4]&amp;&quot;!$a$4:$bb$200&quot;);[.K$3];0)=&quot;não entregou&quot;;0;VLOOKUP([.$A42];INDIRECT([.K$4]&amp;&quot;!$a$4:$bb$200&quot;);[.K$3];0))))">
            <text:p/>
          </table:table-cell>
          <table:table-cell table:style-name="ce74" table:formula="of:=IF([.A42]=&quot;&quot;;&quot;&quot;;IF(SUM([.$B$7:.$J$7])=0;&quot;&quot;;SUMPRODUCT([.$B$7:.$J$7];[.B42:.J42])/SUM([.$B$7:.$J$7])))">
            <text:p/>
          </table:table-cell>
          <table:table-cell table:style-name="ce114"/>
          <table:table-cell table:style-name="ce76" table:formula="of:=IF([.$A42]=&quot;&quot;;&quot;&quot;;IF([.M$4]=&quot;&quot;;[.L42];IF([.M42]=&quot;&quot;;[.L42];SUM(([.M42]*[.$M$4])+([.L4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74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74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74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74" table:formula="of:=IF([.J$4]=&quot;&quot;;&quot;&quot;;IF([.$A43]=&quot;&quot;;&quot;&quot;;IF(VLOOKUP([.$A43];INDIRECT([.J$4]&amp;&quot;!$a$4:$bb$200&quot;);[.J$3];0)=&quot;não entregou&quot;;0;VLOOKUP([.$A43];INDIRECT([.J$4]&amp;&quot;!$a$4:$bb$200&quot;);[.J$3];0))))">
            <text:p/>
          </table:table-cell>
          <table:table-cell table:style-name="ce74" table:formula="of:=IF([.K$4]=&quot;&quot;;&quot;&quot;;IF([.$A43]=&quot;&quot;;&quot;&quot;;IF(VLOOKUP([.$A43];INDIRECT([.K$4]&amp;&quot;!$a$4:$bb$200&quot;);[.K$3];0)=&quot;não entregou&quot;;0;VLOOKUP([.$A43];INDIRECT([.K$4]&amp;&quot;!$a$4:$bb$200&quot;);[.K$3];0))))">
            <text:p/>
          </table:table-cell>
          <table:table-cell table:style-name="ce74" table:formula="of:=IF([.A43]=&quot;&quot;;&quot;&quot;;IF(SUM([.$B$7:.$J$7])=0;&quot;&quot;;SUMPRODUCT([.$B$7:.$J$7];[.B43:.J43])/SUM([.$B$7:.$J$7])))">
            <text:p/>
          </table:table-cell>
          <table:table-cell table:style-name="ce114"/>
          <table:table-cell table:style-name="ce76" table:formula="of:=IF([.$A43]=&quot;&quot;;&quot;&quot;;IF([.M$4]=&quot;&quot;;[.L43];IF([.M43]=&quot;&quot;;[.L43];SUM(([.M43]*[.$M$4])+([.L43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74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74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74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74" table:formula="of:=IF([.J$4]=&quot;&quot;;&quot;&quot;;IF([.$A44]=&quot;&quot;;&quot;&quot;;IF(VLOOKUP([.$A44];INDIRECT([.J$4]&amp;&quot;!$a$4:$bb$200&quot;);[.J$3];0)=&quot;não entregou&quot;;0;VLOOKUP([.$A44];INDIRECT([.J$4]&amp;&quot;!$a$4:$bb$200&quot;);[.J$3];0))))">
            <text:p/>
          </table:table-cell>
          <table:table-cell table:style-name="ce74" table:formula="of:=IF([.K$4]=&quot;&quot;;&quot;&quot;;IF([.$A44]=&quot;&quot;;&quot;&quot;;IF(VLOOKUP([.$A44];INDIRECT([.K$4]&amp;&quot;!$a$4:$bb$200&quot;);[.K$3];0)=&quot;não entregou&quot;;0;VLOOKUP([.$A44];INDIRECT([.K$4]&amp;&quot;!$a$4:$bb$200&quot;);[.K$3];0))))">
            <text:p/>
          </table:table-cell>
          <table:table-cell table:style-name="ce74" table:formula="of:=IF([.A44]=&quot;&quot;;&quot;&quot;;IF(SUM([.$B$7:.$J$7])=0;&quot;&quot;;SUMPRODUCT([.$B$7:.$J$7];[.B44:.J44])/SUM([.$B$7:.$J$7])))">
            <text:p/>
          </table:table-cell>
          <table:table-cell table:style-name="ce114"/>
          <table:table-cell table:style-name="ce76" table:formula="of:=IF([.$A44]=&quot;&quot;;&quot;&quot;;IF([.M$4]=&quot;&quot;;[.L44];IF([.M44]=&quot;&quot;;[.L44];SUM(([.M44]*[.$M$4])+([.L44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74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74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74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74" table:formula="of:=IF([.J$4]=&quot;&quot;;&quot;&quot;;IF([.$A45]=&quot;&quot;;&quot;&quot;;IF(VLOOKUP([.$A45];INDIRECT([.J$4]&amp;&quot;!$a$4:$bb$200&quot;);[.J$3];0)=&quot;não entregou&quot;;0;VLOOKUP([.$A45];INDIRECT([.J$4]&amp;&quot;!$a$4:$bb$200&quot;);[.J$3];0))))">
            <text:p/>
          </table:table-cell>
          <table:table-cell table:style-name="ce74" table:formula="of:=IF([.K$4]=&quot;&quot;;&quot;&quot;;IF([.$A45]=&quot;&quot;;&quot;&quot;;IF(VLOOKUP([.$A45];INDIRECT([.K$4]&amp;&quot;!$a$4:$bb$200&quot;);[.K$3];0)=&quot;não entregou&quot;;0;VLOOKUP([.$A45];INDIRECT([.K$4]&amp;&quot;!$a$4:$bb$200&quot;);[.K$3];0))))">
            <text:p/>
          </table:table-cell>
          <table:table-cell table:style-name="ce74" table:formula="of:=IF([.A45]=&quot;&quot;;&quot;&quot;;IF(SUM([.$B$7:.$J$7])=0;&quot;&quot;;SUMPRODUCT([.$B$7:.$J$7];[.B45:.J45])/SUM([.$B$7:.$J$7])))">
            <text:p/>
          </table:table-cell>
          <table:table-cell table:style-name="ce114"/>
          <table:table-cell table:style-name="ce76" table:formula="of:=IF([.$A45]=&quot;&quot;;&quot;&quot;;IF([.M$4]=&quot;&quot;;[.L45];IF([.M45]=&quot;&quot;;[.L45];SUM(([.M45]*[.$M$4])+([.L45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74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74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74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74" table:formula="of:=IF([.J$4]=&quot;&quot;;&quot;&quot;;IF([.$A46]=&quot;&quot;;&quot;&quot;;IF(VLOOKUP([.$A46];INDIRECT([.J$4]&amp;&quot;!$a$4:$bb$200&quot;);[.J$3];0)=&quot;não entregou&quot;;0;VLOOKUP([.$A46];INDIRECT([.J$4]&amp;&quot;!$a$4:$bb$200&quot;);[.J$3];0))))">
            <text:p/>
          </table:table-cell>
          <table:table-cell table:style-name="ce74" table:formula="of:=IF([.K$4]=&quot;&quot;;&quot;&quot;;IF([.$A46]=&quot;&quot;;&quot;&quot;;IF(VLOOKUP([.$A46];INDIRECT([.K$4]&amp;&quot;!$a$4:$bb$200&quot;);[.K$3];0)=&quot;não entregou&quot;;0;VLOOKUP([.$A46];INDIRECT([.K$4]&amp;&quot;!$a$4:$bb$200&quot;);[.K$3];0))))">
            <text:p/>
          </table:table-cell>
          <table:table-cell table:style-name="ce74" table:formula="of:=IF([.A46]=&quot;&quot;;&quot;&quot;;IF(SUM([.$B$7:.$J$7])=0;&quot;&quot;;SUMPRODUCT([.$B$7:.$J$7];[.B46:.J46])/SUM([.$B$7:.$J$7])))">
            <text:p/>
          </table:table-cell>
          <table:table-cell table:style-name="ce114"/>
          <table:table-cell table:style-name="ce76" table:formula="of:=IF([.$A46]=&quot;&quot;;&quot;&quot;;IF([.M$4]=&quot;&quot;;[.L46];IF([.M46]=&quot;&quot;;[.L46];SUM(([.M46]*[.$M$4])+([.L46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74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74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74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74" table:formula="of:=IF([.J$4]=&quot;&quot;;&quot;&quot;;IF([.$A47]=&quot;&quot;;&quot;&quot;;IF(VLOOKUP([.$A47];INDIRECT([.J$4]&amp;&quot;!$a$4:$bb$200&quot;);[.J$3];0)=&quot;não entregou&quot;;0;VLOOKUP([.$A47];INDIRECT([.J$4]&amp;&quot;!$a$4:$bb$200&quot;);[.J$3];0))))">
            <text:p/>
          </table:table-cell>
          <table:table-cell table:style-name="ce74" table:formula="of:=IF([.K$4]=&quot;&quot;;&quot;&quot;;IF([.$A47]=&quot;&quot;;&quot;&quot;;IF(VLOOKUP([.$A47];INDIRECT([.K$4]&amp;&quot;!$a$4:$bb$200&quot;);[.K$3];0)=&quot;não entregou&quot;;0;VLOOKUP([.$A47];INDIRECT([.K$4]&amp;&quot;!$a$4:$bb$200&quot;);[.K$3];0))))">
            <text:p/>
          </table:table-cell>
          <table:table-cell table:style-name="ce74" table:formula="of:=IF([.A47]=&quot;&quot;;&quot;&quot;;IF(SUM([.$B$7:.$J$7])=0;&quot;&quot;;SUMPRODUCT([.$B$7:.$J$7];[.B47:.J47])/SUM([.$B$7:.$J$7])))">
            <text:p/>
          </table:table-cell>
          <table:table-cell table:style-name="ce114"/>
          <table:table-cell table:style-name="ce76" table:formula="of:=IF([.$A47]=&quot;&quot;;&quot;&quot;;IF([.M$4]=&quot;&quot;;[.L47];IF([.M47]=&quot;&quot;;[.L47];SUM(([.M47]*[.$M$4])+([.L47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74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74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74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74" table:formula="of:=IF([.J$4]=&quot;&quot;;&quot;&quot;;IF([.$A48]=&quot;&quot;;&quot;&quot;;IF(VLOOKUP([.$A48];INDIRECT([.J$4]&amp;&quot;!$a$4:$bb$200&quot;);[.J$3];0)=&quot;não entregou&quot;;0;VLOOKUP([.$A48];INDIRECT([.J$4]&amp;&quot;!$a$4:$bb$200&quot;);[.J$3];0))))">
            <text:p/>
          </table:table-cell>
          <table:table-cell table:style-name="ce74" table:formula="of:=IF([.K$4]=&quot;&quot;;&quot;&quot;;IF([.$A48]=&quot;&quot;;&quot;&quot;;IF(VLOOKUP([.$A48];INDIRECT([.K$4]&amp;&quot;!$a$4:$bb$200&quot;);[.K$3];0)=&quot;não entregou&quot;;0;VLOOKUP([.$A48];INDIRECT([.K$4]&amp;&quot;!$a$4:$bb$200&quot;);[.K$3];0))))">
            <text:p/>
          </table:table-cell>
          <table:table-cell table:style-name="ce74" table:formula="of:=IF([.A48]=&quot;&quot;;&quot;&quot;;IF(SUM([.$B$7:.$J$7])=0;&quot;&quot;;SUMPRODUCT([.$B$7:.$J$7];[.B48:.J48])/SUM([.$B$7:.$J$7])))">
            <text:p/>
          </table:table-cell>
          <table:table-cell table:style-name="ce114"/>
          <table:table-cell table:style-name="ce76" table:formula="of:=IF([.$A48]=&quot;&quot;;&quot;&quot;;IF([.M$4]=&quot;&quot;;[.L48];IF([.M48]=&quot;&quot;;[.L48];SUM(([.M48]*[.$M$4])+([.L48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74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74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74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74" table:formula="of:=IF([.J$4]=&quot;&quot;;&quot;&quot;;IF([.$A49]=&quot;&quot;;&quot;&quot;;IF(VLOOKUP([.$A49];INDIRECT([.J$4]&amp;&quot;!$a$4:$bb$200&quot;);[.J$3];0)=&quot;não entregou&quot;;0;VLOOKUP([.$A49];INDIRECT([.J$4]&amp;&quot;!$a$4:$bb$200&quot;);[.J$3];0))))">
            <text:p/>
          </table:table-cell>
          <table:table-cell table:style-name="ce74" table:formula="of:=IF([.K$4]=&quot;&quot;;&quot;&quot;;IF([.$A49]=&quot;&quot;;&quot;&quot;;IF(VLOOKUP([.$A49];INDIRECT([.K$4]&amp;&quot;!$a$4:$bb$200&quot;);[.K$3];0)=&quot;não entregou&quot;;0;VLOOKUP([.$A49];INDIRECT([.K$4]&amp;&quot;!$a$4:$bb$200&quot;);[.K$3];0))))">
            <text:p/>
          </table:table-cell>
          <table:table-cell table:style-name="ce74" table:formula="of:=IF([.A49]=&quot;&quot;;&quot;&quot;;IF(SUM([.$B$7:.$J$7])=0;&quot;&quot;;SUMPRODUCT([.$B$7:.$J$7];[.B49:.J49])/SUM([.$B$7:.$J$7])))">
            <text:p/>
          </table:table-cell>
          <table:table-cell table:style-name="ce114"/>
          <table:table-cell table:style-name="ce76" table:formula="of:=IF([.$A49]=&quot;&quot;;&quot;&quot;;IF([.M$4]=&quot;&quot;;[.L49];IF([.M49]=&quot;&quot;;[.L49];SUM(([.M49]*[.$M$4])+([.L49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74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74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74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74" table:formula="of:=IF([.J$4]=&quot;&quot;;&quot;&quot;;IF([.$A50]=&quot;&quot;;&quot;&quot;;IF(VLOOKUP([.$A50];INDIRECT([.J$4]&amp;&quot;!$a$4:$bb$200&quot;);[.J$3];0)=&quot;não entregou&quot;;0;VLOOKUP([.$A50];INDIRECT([.J$4]&amp;&quot;!$a$4:$bb$200&quot;);[.J$3];0))))">
            <text:p/>
          </table:table-cell>
          <table:table-cell table:style-name="ce74" table:formula="of:=IF([.K$4]=&quot;&quot;;&quot;&quot;;IF([.$A50]=&quot;&quot;;&quot;&quot;;IF(VLOOKUP([.$A50];INDIRECT([.K$4]&amp;&quot;!$a$4:$bb$200&quot;);[.K$3];0)=&quot;não entregou&quot;;0;VLOOKUP([.$A50];INDIRECT([.K$4]&amp;&quot;!$a$4:$bb$200&quot;);[.K$3];0))))">
            <text:p/>
          </table:table-cell>
          <table:table-cell table:style-name="ce74" table:formula="of:=IF([.A50]=&quot;&quot;;&quot;&quot;;IF(SUM([.$B$7:.$J$7])=0;&quot;&quot;;SUMPRODUCT([.$B$7:.$J$7];[.B50:.J50])/SUM([.$B$7:.$J$7])))">
            <text:p/>
          </table:table-cell>
          <table:table-cell table:style-name="ce114"/>
          <table:table-cell table:style-name="ce76" table:formula="of:=IF([.$A50]=&quot;&quot;;&quot;&quot;;IF([.M$4]=&quot;&quot;;[.L50];IF([.M50]=&quot;&quot;;[.L50];SUM(([.M50]*[.$M$4])+([.L50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74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74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74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74" table:formula="of:=IF([.J$4]=&quot;&quot;;&quot;&quot;;IF([.$A51]=&quot;&quot;;&quot;&quot;;IF(VLOOKUP([.$A51];INDIRECT([.J$4]&amp;&quot;!$a$4:$bb$200&quot;);[.J$3];0)=&quot;não entregou&quot;;0;VLOOKUP([.$A51];INDIRECT([.J$4]&amp;&quot;!$a$4:$bb$200&quot;);[.J$3];0))))">
            <text:p/>
          </table:table-cell>
          <table:table-cell table:style-name="ce74" table:formula="of:=IF([.K$4]=&quot;&quot;;&quot;&quot;;IF([.$A51]=&quot;&quot;;&quot;&quot;;IF(VLOOKUP([.$A51];INDIRECT([.K$4]&amp;&quot;!$a$4:$bb$200&quot;);[.K$3];0)=&quot;não entregou&quot;;0;VLOOKUP([.$A51];INDIRECT([.K$4]&amp;&quot;!$a$4:$bb$200&quot;);[.K$3];0))))">
            <text:p/>
          </table:table-cell>
          <table:table-cell table:style-name="ce74" table:formula="of:=IF([.A51]=&quot;&quot;;&quot;&quot;;IF(SUM([.$B$7:.$J$7])=0;&quot;&quot;;SUMPRODUCT([.$B$7:.$J$7];[.B51:.J51])/SUM([.$B$7:.$J$7])))">
            <text:p/>
          </table:table-cell>
          <table:table-cell table:style-name="ce114"/>
          <table:table-cell table:style-name="ce76" table:formula="of:=IF([.$A51]=&quot;&quot;;&quot;&quot;;IF([.M$4]=&quot;&quot;;[.L51];IF([.M51]=&quot;&quot;;[.L51];SUM(([.M51]*[.$M$4])+([.L51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74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74"/>
          <table:table-cell table:style-name="ce74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74"/>
          <table:table-cell table:style-name="ce74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74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74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74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74" table:formula="of:=IF([.J$4]=&quot;&quot;;&quot;&quot;;IF([.$A52]=&quot;&quot;;&quot;&quot;;IF(VLOOKUP([.$A52];INDIRECT([.J$4]&amp;&quot;!$a$4:$bb$200&quot;);[.J$3];0)=&quot;não entregou&quot;;0;VLOOKUP([.$A52];INDIRECT([.J$4]&amp;&quot;!$a$4:$bb$200&quot;);[.J$3];0))))">
            <text:p/>
          </table:table-cell>
          <table:table-cell table:style-name="ce74" table:formula="of:=IF([.K$4]=&quot;&quot;;&quot;&quot;;IF([.$A52]=&quot;&quot;;&quot;&quot;;IF(VLOOKUP([.$A52];INDIRECT([.K$4]&amp;&quot;!$a$4:$bb$200&quot;);[.K$3];0)=&quot;não entregou&quot;;0;VLOOKUP([.$A52];INDIRECT([.K$4]&amp;&quot;!$a$4:$bb$200&quot;);[.K$3];0))))">
            <text:p/>
          </table:table-cell>
          <table:table-cell table:style-name="ce74" table:formula="of:=IF([.A52]=&quot;&quot;;&quot;&quot;;IF(SUM([.$B$7:.$J$7])=0;&quot;&quot;;SUMPRODUCT([.$B$7:.$J$7];[.B52:.J52])/SUM([.$B$7:.$J$7])))">
            <text:p/>
          </table:table-cell>
          <table:table-cell table:style-name="ce114"/>
          <table:table-cell table:style-name="ce76" table:formula="of:=IF([.$A52]=&quot;&quot;;&quot;&quot;;IF([.M$4]=&quot;&quot;;[.L52];IF([.M52]=&quot;&quot;;[.L52];SUM(([.M52]*[.$M$4])+([.L52]*(10-[.$M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6"/>
        </table:table-row>
        <table:table-row table:style-name="ro3">
          <table:table-cell table:number-columns-repeated="1026"/>
        </table:table-row>
        <calcext:conditional-formats>
          <calcext:conditional-format calcext:target-range-address="Atividades.B8:Atividades.L21 Atividades.B28:Atividades.L52 Atividades.B23:Atividades.C27 Atividades.B22:Atividades.D22 Atividades.E22:Atividades.L27">
            <calcext:condition calcext:apply-style-name="Sem título3" calcext:value="&lt;[$'MODELO Resultado'.$B$1]" calcext:base-cell-address="Atividades.B8"/>
          </calcext:conditional-format>
          <calcext:conditional-format calcext:target-range-address="Atividades.N8:Atividades.N52">
            <calcext:condition calcext:apply-style-name="Sem título7" calcext:value="&lt;[.$J$1]-0.00001" calcext:base-cell-address="Atividades.N8"/>
          </calcext:conditional-format>
          <calcext:conditional-format calcext:target-range-address="Atividades.D23:Atividades.D27">
            <calcext:condition calcext:apply-style-name="Sem título3" calcext:value="&lt;[$'MODELO Resultado'.$B$1]" calcext:base-cell-address="Atividades.D23"/>
          </calcext:conditional-format>
        </calcext:conditional-formats>
      </table:table>
      <table:table table:name="Prova01" table:style-name="ta1"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table:number-columns-repeated="10"/>
          <table:table-cell table:style-name="ce92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22" calcext:value-type="float">
            <text:p>22</text:p>
          </table:table-cell>
          <table:table-cell table:style-name="ce135" table:formula="of:=COUNTIF([.C6:.C101];&quot;&gt;0&quot;)" office:value-type="float" office:value="21" calcext:value-type="float">
            <text:p>21</text:p>
          </table:table-cell>
          <table:table-cell table:style-name="ce135" table:formula="of:=COUNTIF([.D6:.D101];&quot;&gt;0&quot;)" office:value-type="float" office:value="22" calcext:value-type="float">
            <text:p>22</text:p>
          </table:table-cell>
          <table:table-cell table:style-name="ce135" table:formula="of:=COUNTIF([.E6:.E101];&quot;&gt;0&quot;)" office:value-type="float" office:value="17" calcext:value-type="float">
            <text:p>17</text:p>
          </table:table-cell>
          <table:table-cell table:style-name="ce135" table:formula="of:=COUNTIF([.F6:.F101];&quot;&gt;0&quot;)" office:value-type="float" office:value="20" calcext:value-type="float">
            <text:p>2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9" calcext:value-type="float">
            <text:p>9</text:p>
          </table:table-cell>
          <table:covered-table-cell table:style-name="ce9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 office:value-type="float" office:value="1.83181818181818" calcext:value-type="float">
            <text:p>1,8</text:p>
          </table:table-cell>
          <table:table-cell table:style-name="ce56" table:formula="of:=IF(SUM([.C6:.C100])=0;&quot;&quot;;AVERAGEIF([.C$6:.C$100];&quot;&gt;0&quot;;[.C$6:.C$100]))" office:value-type="float" office:value="1.58571428571429" calcext:value-type="float">
            <text:p>1,6</text:p>
          </table:table-cell>
          <table:table-cell table:style-name="ce56" table:formula="of:=IF(SUM([.D6:.D100])=0;&quot;&quot;;AVERAGEIF([.D$6:.D$100];&quot;&gt;0&quot;;[.D$6:.D$100]))" office:value-type="float" office:value="1.47727272727273" calcext:value-type="float">
            <text:p>1,5</text:p>
          </table:table-cell>
          <table:table-cell table:style-name="ce56" table:formula="of:=IF(SUM([.E6:.E100])=0;&quot;&quot;;AVERAGEIF([.E$6:.E$100];&quot;&gt;0&quot;;[.E$6:.E$100]))" office:value-type="float" office:value="1.02941176470588" calcext:value-type="float">
            <text:p>1,0</text:p>
          </table:table-cell>
          <table:table-cell table:style-name="ce56" table:formula="of:=IF(SUM([.F6:.F100])=0;&quot;&quot;;AVERAGEIF([.F$6:.F$100];&quot;&gt;0&quot;;[.F$6:.F$100]))" office:value-type="float" office:value="1.32" calcext:value-type="float">
            <text:p>1,3</text:p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 office:value-type="float" office:value="0.66" calcext:value-type="float">
            <text:p>0,7</text:p>
          </table:table-cell>
          <table:covered-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47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number-columns-repeated="3" table:style-name="ce55" office:value-type="float" office:value="1.8" calcext:value-type="float">
            <text:p>1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55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55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55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55" office:value-type="float" office:value="0.61" calcext:value-type="float">
            <text:p>0,61</text:p>
          </table:table-cell>
          <table:table-cell table:style-name="ce63" table:formula="of:=IF([.A6]=&quot;&quot;;&quot;&quot;;IF(SUM([.B6:.K6])=0;&quot;&quot;;SUM([.B6:.K6])))" office:value-type="float" office:value="8.51" calcext:value-type="float">
            <text:p>8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59" office:value-type="float" office:value="1.8" calcext:value-type="float">
            <text:p>1,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59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59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59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59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64" table:formula="of:=IF([.A7]=&quot;&quot;;&quot;&quot;;IF(SUM([.B7:.K7])=0;&quot;&quot;;SUM([.B7:.K7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55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55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55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55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63" table:formula="of:=IF([.A8]=&quot;&quot;;&quot;&quot;;IF(SUM([.B8:.K8])=0;&quot;&quot;;SUM([.B8:.K8])))" office:value-type="float" office:value="7.1" calcext:value-type="float">
            <text:p>7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office:value-type="float" office:value="1.2" calcext:value-type="float">
            <text:p>1,2</text:p>
          </table:table-cell>
          <table:table-cell table:style-name="ce59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59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59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59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59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64" table:formula="of:=IF([.A9]=&quot;&quot;;&quot;&quot;;IF(SUM([.B9:.K9])=0;&quot;&quot;;SUM([.B9:.K9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3" calcext:value-type="float">
            <text:p>1,3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55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55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55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55" office:value-type="float" office:value="0.7" calcext:value-type="float">
            <text:p>0,7</text:p>
          </table:table-cell>
          <table:table-cell table:style-name="ce63" table:formula="of:=IF([.A10]=&quot;&quot;;&quot;&quot;;IF(SUM([.B10:.K10])=0;&quot;&quot;;SUM([.B10:.K10])))" office:value-type="float" office:value="8.2" calcext:value-type="float">
            <text:p>8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7" calcext:value-type="float">
            <text:p>1,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59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59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59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59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64" table:formula="of:=IF([.A11]=&quot;&quot;;&quot;&quot;;IF(SUM([.B11:.K11])=0;&quot;&quot;;SUM([.B11:.K11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55" office:value-type="float" office:value="1.9" calcext:value-type="float">
            <text:p>1,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55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55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55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55" office:value-type="float" office:value="0.37" calcext:value-type="float">
            <text:p>0,37</text:p>
          </table:table-cell>
          <table:table-cell table:style-name="ce63" table:formula="of:=IF([.A12]=&quot;&quot;;&quot;&quot;;IF(SUM([.B12:.K12])=0;&quot;&quot;;SUM([.B12:.K12])))" office:value-type="float" office:value="8.37" calcext:value-type="float">
            <text:p>8,4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number-columns-repeated="5" table:style-name="ce59" office:value-type="float" office:value="2" calcext:value-type="float">
            <text:p>2</text:p>
          </table:table-cell>
          <table:table-cell table:style-name="ce59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59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59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59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59" table:formula="of:=IF([.K$1]=&quot;&quot;;&quot;&quot;;IF([.$A13]=&quot;&quot;;&quot;&quot;;IF(VLOOKUP([.$A13];INDIRECT([.K$1]&amp;&quot;!$a$5:$xa$200&quot;);[.K$3];0)=&quot;não entregou&quot;;0;VLOOKUP([.$A13];INDIRECT([.K$1]&amp;&quot;!$a$5:$xa$200&quot;);[.K$3];0))))">
            <text:p/>
          </table:table-cell>
          <table:table-cell table:style-name="ce64" table:formula="of:=IF([.A13]=&quot;&quot;;&quot;&quot;;IF(SUM([.B13:.K13])=0;&quot;&quot;;SUM([.B13:.K13])))" office:value-type="float" office:value="10" calcext:value-type="float">
            <text:p>10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55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55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55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55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63" table:formula="of:=IF([.A14]=&quot;&quot;;&quot;&quot;;IF(SUM([.B14:.K14])=0;&quot;&quot;;SUM([.B14:.K14])))" office:value-type="float" office:value="4.1" calcext:value-type="float">
            <text:p>4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.5" calcext:value-type="float">
            <text:p>1,5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59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59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59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59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64" table:formula="of:=IF([.A15]=&quot;&quot;;&quot;&quot;;IF(SUM([.B15:.K15])=0;&quot;&quot;;SUM([.B15:.K15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55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55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55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55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63" table:formula="of:=IF([.A16]=&quot;&quot;;&quot;&quot;;IF(SUM([.B16:.K16])=0;&quot;&quot;;SUM([.B16:.K16])))" office:value-type="float" office:value="8.2" calcext:value-type="float">
            <text:p>8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59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59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59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59" office:value-type="float" office:value="0.35" calcext:value-type="float">
            <text:p>0,35</text:p>
          </table:table-cell>
          <table:table-cell table:style-name="ce64" table:formula="of:=IF([.A17]=&quot;&quot;;&quot;&quot;;IF(SUM([.B17:.K17])=0;&quot;&quot;;SUM([.B17:.K17])))" office:value-type="float" office:value="9.05" calcext:value-type="float">
            <text:p>9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1.7" calcext:value-type="float">
            <text:p>1,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55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55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55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55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63" table:formula="of:=IF([.A18]=&quot;&quot;;&quot;&quot;;IF(SUM([.B18:.K18])=0;&quot;&quot;;SUM([.B18:.K18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59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59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59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59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64" table:formula="of:=IF([.A19]=&quot;&quot;;&quot;&quot;;IF(SUM([.B19:.K19])=0;&quot;&quot;;SUM([.B19:.K19])))" office:value-type="float" office:value="8.5" calcext:value-type="float">
            <text:p>8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55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55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55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55" office:value-type="float" office:value="0.46" calcext:value-type="float">
            <text:p>0,46</text:p>
          </table:table-cell>
          <table:table-cell table:style-name="ce63" table:formula="of:=IF([.A20]=&quot;&quot;;&quot;&quot;;IF(SUM([.B20:.K20])=0;&quot;&quot;;SUM([.B20:.K20])))" office:value-type="float" office:value="6.16" calcext:value-type="float">
            <text:p>6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59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59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59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59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64" table:formula="of:=IF([.A21]=&quot;&quot;;&quot;&quot;;IF(SUM([.B21:.K21])=0;&quot;&quot;;SUM([.B21:.K21])))" office:value-type="float" office:value="4.2" calcext:value-type="float">
            <text:p>4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55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55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55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55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63" table:formula="of:=IF([.A22]=&quot;&quot;;&quot;&quot;;IF(SUM([.B22:.K22])=0;&quot;&quot;;SUM([.B22:.K22])))" office:value-type="float" office:value="3" calcext:value-type="float">
            <text:p>3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59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59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59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59" office:value-type="float" office:value="0.9" calcext:value-type="float">
            <text:p>0,9</text:p>
          </table:table-cell>
          <table:table-cell table:style-name="ce64" table:formula="of:=IF([.A23]=&quot;&quot;;&quot;&quot;;IF(SUM([.B23:.K23])=0;&quot;&quot;;SUM([.B23:.K23])))" office:value-type="float" office:value="8.9" calcext:value-type="float">
            <text:p>8,9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.2" calcext:value-type="float">
            <text:p>1,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7" calcext:value-type="float">
            <text:p>0,7</text:p>
          </table:table-cell>
          <table:table-cell table:style-name="ce55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55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55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55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55" office:value-type="float" office:value="0.81" calcext:value-type="float">
            <text:p>0,81</text:p>
          </table:table-cell>
          <table:table-cell table:style-name="ce63" table:formula="of:=IF([.A24]=&quot;&quot;;&quot;&quot;;IF(SUM([.B24:.K24])=0;&quot;&quot;;SUM([.B24:.K24])))" office:value-type="float" office:value="6.71" calcext:value-type="float">
            <text:p>6,7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59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59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59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59" office:value-type="float" office:value="0.84" calcext:value-type="float">
            <text:p>0,84</text:p>
          </table:table-cell>
          <table:table-cell table:style-name="ce64" table:formula="of:=IF([.A25]=&quot;&quot;;&quot;&quot;;IF(SUM([.B25:.K25])=0;&quot;&quot;;SUM([.B25:.K25])))" office:value-type="float" office:value="8.34" calcext:value-type="float">
            <text:p>8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55" office:value-type="float" office:value="1.8" calcext:value-type="float">
            <text:p>1,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6" calcext:value-type="float">
            <text:p>1,6</text:p>
          </table:table-cell>
          <table:table-cell table:style-name="ce55" office:value-type="float" office:value="1.4" calcext:value-type="float">
            <text:p>1,4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55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55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55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55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63" table:formula="of:=IF([.A26]=&quot;&quot;;&quot;&quot;;IF(SUM([.B26:.K26])=0;&quot;&quot;;SUM([.B26:.K26])))" office:value-type="float" office:value="7.3" calcext:value-type="float">
            <text:p>7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59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59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59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59" office:value-type="float" office:value="0.9" calcext:value-type="float">
            <text:p>0,9</text:p>
          </table:table-cell>
          <table:table-cell table:style-name="ce64" table:formula="of:=IF([.A27]=&quot;&quot;;&quot;&quot;;IF(SUM([.B27:.K27])=0;&quot;&quot;;SUM([.B27:.K27])))" office:value-type="float" office:value="9.5" calcext:value-type="float">
            <text:p>9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0]=&quot;&quot;;&quot;&quot;;[$'MODELO Resultado'.A30])">
            <text:p/>
          </table:table-cell>
          <table:table-cell table:style-name="ce55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55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55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55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55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55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55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55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55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55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63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1]=&quot;&quot;;&quot;&quot;;[$'MODELO Resultado'.A31])">
            <text:p/>
          </table:table-cell>
          <table:table-cell table:style-name="ce59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59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59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59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59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59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59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59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59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59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6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2]=&quot;&quot;;&quot;&quot;;[$'MODELO Resultado'.A32])">
            <text:p/>
          </table:table-cell>
          <table:table-cell table:style-name="ce55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55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55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55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55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55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55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55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55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55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63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3]=&quot;&quot;;&quot;&quot;;[$'MODELO Resultado'.A33])">
            <text:p/>
          </table:table-cell>
          <table:table-cell table:style-name="ce59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59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59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59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59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59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59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59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59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59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6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4]=&quot;&quot;;&quot;&quot;;[$'MODELO Resultado'.A34])">
            <text:p/>
          </table:table-cell>
          <table:table-cell table:style-name="ce55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55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55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55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55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55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55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55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55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55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63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5]=&quot;&quot;;&quot;&quot;;[$'MODELO Resultado'.A35])">
            <text:p/>
          </table:table-cell>
          <table:table-cell table:style-name="ce59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59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59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59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59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59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59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59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59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59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6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6]=&quot;&quot;;&quot;&quot;;[$'MODELO Resultado'.A36])">
            <text:p/>
          </table:table-cell>
          <table:table-cell table:style-name="ce55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55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55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55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55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55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55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55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55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55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63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7]=&quot;&quot;;&quot;&quot;;[$'MODELO Resultado'.A37])">
            <text:p/>
          </table:table-cell>
          <table:table-cell table:style-name="ce59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59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59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59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59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59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59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59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59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59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6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8]=&quot;&quot;;&quot;&quot;;[$'MODELO Resultado'.A38])">
            <text:p/>
          </table:table-cell>
          <table:table-cell table:style-name="ce55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55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55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55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55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55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55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55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55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55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63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9]=&quot;&quot;;&quot;&quot;;[$'MODELO Resultado'.A39])">
            <text:p/>
          </table:table-cell>
          <table:table-cell table:style-name="ce59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59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59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59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59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59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59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59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59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59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6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0]=&quot;&quot;;&quot;&quot;;[$'MODELO Resultado'.A40])">
            <text:p/>
          </table:table-cell>
          <table:table-cell table:style-name="ce55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55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55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55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55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55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55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55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55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55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63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1]=&quot;&quot;;&quot;&quot;;[$'MODELO Resultado'.A41])">
            <text:p/>
          </table:table-cell>
          <table:table-cell table:style-name="ce59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59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59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59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59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59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59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59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59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59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6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2]=&quot;&quot;;&quot;&quot;;[$'MODELO Resultado'.A42])">
            <text:p/>
          </table:table-cell>
          <table:table-cell table:style-name="ce55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55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55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55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55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55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55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55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55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55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63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3]=&quot;&quot;;&quot;&quot;;[$'MODELO Resultado'.A43])">
            <text:p/>
          </table:table-cell>
          <table:table-cell table:style-name="ce59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59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59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59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59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59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59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59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59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59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6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4]=&quot;&quot;;&quot;&quot;;[$'MODELO Resultado'.A44])">
            <text:p/>
          </table:table-cell>
          <table:table-cell table:style-name="ce55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55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55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55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55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55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55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55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55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55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63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5]=&quot;&quot;;&quot;&quot;;[$'MODELO Resultado'.A45])">
            <text:p/>
          </table:table-cell>
          <table:table-cell table:style-name="ce59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59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59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59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59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59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59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59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59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59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6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6]=&quot;&quot;;&quot;&quot;;[$'MODELO Resultado'.A46])">
            <text:p/>
          </table:table-cell>
          <table:table-cell table:style-name="ce55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55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55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55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55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55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55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55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55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55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63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7]=&quot;&quot;;&quot;&quot;;[$'MODELO Resultado'.A47])">
            <text:p/>
          </table:table-cell>
          <table:table-cell table:style-name="ce59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59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59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59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59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59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59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59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59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59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6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8]=&quot;&quot;;&quot;&quot;;[$'MODELO Resultado'.A48])">
            <text:p/>
          </table:table-cell>
          <table:table-cell table:style-name="ce55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55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55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55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55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55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55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55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55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55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63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9]=&quot;&quot;;&quot;&quot;;[$'MODELO Resultado'.A49])">
            <text:p/>
          </table:table-cell>
          <table:table-cell table:style-name="ce59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59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59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59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59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59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59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59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59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59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6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0]=&quot;&quot;;&quot;&quot;;[$'MODELO Resultado'.A50])">
            <text:p/>
          </table:table-cell>
          <table:table-cell table:style-name="ce55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55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55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55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55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55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55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55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55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55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63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51]=&quot;&quot;;&quot;&quot;;[$'MODELO Resultado'.A51])">
            <text:p/>
          </table:table-cell>
          <table:table-cell table:style-name="ce59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59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59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59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59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59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59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59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59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59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6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2]=&quot;&quot;;&quot;&quot;;[$'MODELO Resultado'.A52])">
            <text:p/>
          </table:table-cell>
          <table:table-cell table:style-name="ce55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55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55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55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55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55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55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55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55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55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63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3]=&quot;&quot;;&quot;&quot;;[$'MODELO Resultado'.A53])">
            <text:p/>
          </table:table-cell>
          <table:table-cell table:style-name="ce55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55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55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55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55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55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55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55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55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55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63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va02" table:style-name="ta1">
        <office:forms form:automatic-focus="false" form:apply-design-mode="false"/>
        <table:table-column table:style-name="co10" table:default-cell-style-name="ce134"/>
        <table:table-column table:style-name="co11" table:default-cell-style-name="ce139"/>
        <table:table-column table:style-name="co12" table:default-cell-style-name="ce139"/>
        <table:table-column table:style-name="co11" table:number-columns-repeated="8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office:value-type="string" calcext:value-type="string">
            <text:p>Cabeamento</text:p>
          </table:table-cell>
          <table:table-cell table:style-name="ce104" office:value-type="string" calcext:value-type="string">
            <text:p>Endereçamento</text:p>
          </table:table-cell>
          <table:table-cell table:style-name="ce104" office:value-type="string" calcext:value-type="string">
            <text:p>OSPF</text:p>
          </table:table-cell>
          <table:table-cell table:style-name="ce104" table:number-columns-repeated="7"/>
          <table:table-cell table:style-name="ce92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18" calcext:value-type="float">
            <text:p>18</text:p>
          </table:table-cell>
          <table:table-cell table:style-name="ce135" table:formula="of:=COUNTIF([.C6:.C101];&quot;&gt;0&quot;)" office:value-type="float" office:value="18" calcext:value-type="float">
            <text:p>18</text:p>
          </table:table-cell>
          <table:table-cell table:style-name="ce135" table:formula="of:=COUNTIF([.D6:.D101];&quot;&gt;0&quot;)" office:value-type="float" office:value="6" calcext:value-type="float">
            <text:p>6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1" calcext:value-type="float">
            <text:p>1</text:p>
          </table:table-cell>
          <table:covered-table-cell table:style-name="ce9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office:value-type="float" office:value="1" calcext:value-type="float">
            <text:p>1,0</text:p>
          </table:table-cell>
          <table:table-cell table:style-name="ce56" office:value-type="float" office:value="5" calcext:value-type="float">
            <text:p>5,0</text:p>
          </table:table-cell>
          <table:table-cell table:style-name="ce56" office:value-type="float" office:value="4" calcext:value-type="float">
            <text:p>4,0</text:p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 office:value-type="float" office:value="0.82" calcext:value-type="float">
            <text:p>0,8</text:p>
          </table:table-cell>
          <table:covered-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47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"/>
          <table:table-cell table:style-name="ce55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55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55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55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55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63" table:formula="of:=IF([.A6]=&quot;&quot;;&quot;&quot;;IF(SUM([.B6:.K6])=0;&quot;&quot;;SUM([.B6:.K6])))" office:value-type="float" office:value="9" calcext:value-type="float">
            <text:p>9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59" office:value-type="float" office:value="0.3" calcext:value-type="float">
            <text:p>0,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59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59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59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59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64" table:formula="of:=IF([.A7]=&quot;&quot;;&quot;&quot;;IF(SUM([.B7:.K7])=0;&quot;&quot;;SUM([.B7:.K7])))" office:value-type="float" office:value="1.3" calcext:value-type="float">
            <text:p>1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number-columns-repeated="3"/>
          <table:table-cell table:style-name="ce55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55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55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55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55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63" table:formula="of:=IF([.A8]=&quot;&quot;;&quot;&quot;;IF(SUM([.B8:.K8])=0;&quot;&quot;;SUM([.B8:.K8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.5" calcext:value-type="float">
            <text:p>3,5</text:p>
          </table:table-cell>
          <table:table-cell table:style-name="ce59" table:number-columns-repeated="3"/>
          <table:table-cell table:style-name="ce59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59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59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59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59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64" table:formula="of:=IF([.A9]=&quot;&quot;;&quot;&quot;;IF(SUM([.B9:.K9])=0;&quot;&quot;;SUM([.B9:.K9])))" office:value-type="float" office:value="4.5" calcext:value-type="float">
            <text:p>4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.5" calcext:value-type="float">
            <text:p>2,5</text:p>
          </table:table-cell>
          <table:table-cell table:style-name="ce55" table:number-columns-repeated="3"/>
          <table:table-cell table:style-name="ce55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55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55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55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55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63" table:formula="of:=IF([.A10]=&quot;&quot;;&quot;&quot;;IF(SUM([.B10:.K10])=0;&quot;&quot;;SUM([.B10:.K10])))" office:value-type="float" office:value="3.5" calcext:value-type="float">
            <text:p>3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00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01" table:number-columns-repeated="5"/>
          <table:table-cell table:style-name="ce101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101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101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101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101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102" table:formula="of:=IF([.A11]=&quot;&quot;;&quot;&quot;;IF(SUM([.B11:.K11])=0;&quot;&quot;;SUM([.B11:.K11])))">
            <text:p/>
          </table:table-cell>
          <table:table-cell table:style-name="ce105" table:number-columns-repeated="11"/>
          <table:table-cell table:style-name="ce106" table:number-columns-repeated="2"/>
          <table:table-cell table:style-name="ce107" table:number-columns-repeated="985"/>
          <table:table-cell table:style-name="ce108" table:number-columns-repeated="14"/>
        </table:table-row>
        <table:table-row table:style-name="ro4">
          <table:table-cell table:style-name="ce47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55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55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55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55" table:formula="of:=IF([.K$1]=&quot;&quot;;&quot;&quot;;IF([.$A12]=&quot;&quot;;&quot;&quot;;IF(VLOOKUP([.$A12];INDIRECT([.K$1]&amp;&quot;!$a$5:$xa$200&quot;);[.K$3];0)=&quot;não entregou&quot;;0;VLOOKUP([.$A12];INDIRECT([.K$1]&amp;&quot;!$a$5:$xa$200&quot;);[.K$3];0))))">
            <text:p/>
          </table:table-cell>
          <table:table-cell table:style-name="ce63" table:formula="of:=IF([.A12]=&quot;&quot;;&quot;&quot;;IF(SUM([.B12:.K12])=0;&quot;&quot;;SUM([.B12:.K12])))" office:value-type="float" office:value="5" calcext:value-type="float">
            <text:p>5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59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59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59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59" office:value-type="float" office:value="0.82" calcext:value-type="float">
            <text:p>0,82</text:p>
          </table:table-cell>
          <table:table-cell table:style-name="ce64" table:formula="of:=IF([.A13]=&quot;&quot;;&quot;&quot;;IF(SUM([.B13:.K13])=0;&quot;&quot;;SUM([.B13:.K13])))" office:value-type="float" office:value="9.82" calcext:value-type="float">
            <text:p>9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55" office:value-type="float" office:value="0.3" calcext:value-type="float">
            <text:p>0,3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number-columns-repeated="3"/>
          <table:table-cell table:style-name="ce55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55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55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55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55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63" table:formula="of:=IF([.A14]=&quot;&quot;;&quot;&quot;;IF(SUM([.B14:.K14])=0;&quot;&quot;;SUM([.B14:.K14])))" office:value-type="float" office:value="1.8" calcext:value-type="float">
            <text:p>1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59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59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59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59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64" table:formula="of:=IF([.A15]=&quot;&quot;;&quot;&quot;;IF(SUM([.B15:.K15])=0;&quot;&quot;;SUM([.B15:.K15])))" office:value-type="float" office:value="4" calcext:value-type="float">
            <text:p>4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00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01" table:number-columns-repeated="5"/>
          <table:table-cell table:style-name="ce101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101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101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101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101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102" table:formula="of:=IF([.A16]=&quot;&quot;;&quot;&quot;;IF(SUM([.B16:.K16])=0;&quot;&quot;;SUM([.B16:.K16])))">
            <text:p/>
          </table:table-cell>
          <table:table-cell table:style-name="ce105" table:number-columns-repeated="11"/>
          <table:table-cell table:style-name="ce106" table:number-columns-repeated="2"/>
          <table:table-cell table:style-name="ce107" table:number-columns-repeated="985"/>
          <table:table-cell table:style-name="ce108" table:number-columns-repeated="14"/>
        </table:table-row>
        <table:table-row table:style-name="ro4">
          <table:table-cell table:style-name="ce48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59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59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59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59" table:formula="of:=IF([.K$1]=&quot;&quot;;&quot;&quot;;IF([.$A17]=&quot;&quot;;&quot;&quot;;IF(VLOOKUP([.$A17];INDIRECT([.K$1]&amp;&quot;!$a$5:$xa$200&quot;);[.K$3];0)=&quot;não entregou&quot;;0;VLOOKUP([.$A17];INDIRECT([.K$1]&amp;&quot;!$a$5:$xa$200&quot;);[.K$3];0))))">
            <text:p/>
          </table:table-cell>
          <table:table-cell table:style-name="ce64" table:formula="of:=IF([.A17]=&quot;&quot;;&quot;&quot;;IF(SUM([.B17:.K17])=0;&quot;&quot;;SUM([.B17:.K17])))" office:value-type="float" office:value="9" calcext:value-type="float">
            <text:p>9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3"/>
          <table:table-cell table:style-name="ce55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55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55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55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55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63" table:formula="of:=IF([.A18]=&quot;&quot;;&quot;&quot;;IF(SUM([.B18:.K18])=0;&quot;&quot;;SUM([.B18:.K18])))" office:value-type="float" office:value="4.5" calcext:value-type="float">
            <text:p>4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59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59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59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59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64" table:formula="of:=IF([.A19]=&quot;&quot;;&quot;&quot;;IF(SUM([.B19:.K19])=0;&quot;&quot;;SUM([.B19:.K19])))" office:value-type="float" office:value="9.3" calcext:value-type="float">
            <text:p>9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number-columns-repeated="3"/>
          <table:table-cell table:style-name="ce55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55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55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55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55" table:formula="of:=IF([.K$1]=&quot;&quot;;&quot;&quot;;IF([.$A20]=&quot;&quot;;&quot;&quot;;IF(VLOOKUP([.$A20];INDIRECT([.K$1]&amp;&quot;!$a$5:$xa$200&quot;);[.K$3];0)=&quot;não entregou&quot;;0;VLOOKUP([.$A20];INDIRECT([.K$1]&amp;&quot;!$a$5:$xa$200&quot;);[.K$3];0))))">
            <text:p/>
          </table:table-cell>
          <table:table-cell table:style-name="ce63" table:formula="of:=IF([.A20]=&quot;&quot;;&quot;&quot;;IF(SUM([.B20:.K20])=0;&quot;&quot;;SUM([.B20:.K20])))" office:value-type="float" office:value="2" calcext:value-type="float">
            <text:p>2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00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01" table:number-columns-repeated="5"/>
          <table:table-cell table:style-name="ce101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101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101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101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101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102" table:formula="of:=IF([.A21]=&quot;&quot;;&quot;&quot;;IF(SUM([.B21:.K21])=0;&quot;&quot;;SUM([.B21:.K21])))">
            <text:p/>
          </table:table-cell>
          <table:table-cell table:style-name="ce105" table:number-columns-repeated="11"/>
          <table:table-cell table:style-name="ce106" table:number-columns-repeated="2"/>
          <table:table-cell table:style-name="ce107" table:number-columns-repeated="985"/>
          <table:table-cell table:style-name="ce108" table:number-columns-repeated="14"/>
        </table:table-row>
        <table:table-row table:style-name="ro4">
          <table:table-cell table:style-name="ce100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01" table:number-columns-repeated="5"/>
          <table:table-cell table:style-name="ce101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101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101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101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101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102" table:formula="of:=IF([.A22]=&quot;&quot;;&quot;&quot;;IF(SUM([.B22:.K22])=0;&quot;&quot;;SUM([.B22:.K22])))">
            <text:p/>
          </table:table-cell>
          <table:table-cell table:style-name="ce105" table:number-columns-repeated="11"/>
          <table:table-cell table:style-name="ce106" table:number-columns-repeated="2"/>
          <table:table-cell table:style-name="ce107" table:number-columns-repeated="985"/>
          <table:table-cell table:style-name="ce108" table:number-columns-repeated="14"/>
        </table:table-row>
        <table:table-row table:style-name="ro4">
          <table:table-cell table:style-name="ce48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59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59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59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59" table:formula="of:=IF([.K$1]=&quot;&quot;;&quot;&quot;;IF([.$A23]=&quot;&quot;;&quot;&quot;;IF(VLOOKUP([.$A23];INDIRECT([.K$1]&amp;&quot;!$a$5:$xa$200&quot;);[.K$3];0)=&quot;não entregou&quot;;0;VLOOKUP([.$A23];INDIRECT([.K$1]&amp;&quot;!$a$5:$xa$200&quot;);[.K$3];0))))">
            <text:p/>
          </table:table-cell>
          <table:table-cell table:style-name="ce64" table:formula="of:=IF([.A23]=&quot;&quot;;&quot;&quot;;IF(SUM([.B23:.K23])=0;&quot;&quot;;SUM([.B23:.K23])))" office:value-type="float" office:value="4" calcext:value-type="float">
            <text:p>4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number-columns-repeated="3"/>
          <table:table-cell table:style-name="ce55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55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55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55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55" table:formula="of:=IF([.K$1]=&quot;&quot;;&quot;&quot;;IF([.$A24]=&quot;&quot;;&quot;&quot;;IF(VLOOKUP([.$A24];INDIRECT([.K$1]&amp;&quot;!$a$5:$xa$200&quot;);[.K$3];0)=&quot;não entregou&quot;;0;VLOOKUP([.$A24];INDIRECT([.K$1]&amp;&quot;!$a$5:$xa$200&quot;);[.K$3];0))))">
            <text:p/>
          </table:table-cell>
          <table:table-cell table:style-name="ce63" table:formula="of:=IF([.A24]=&quot;&quot;;&quot;&quot;;IF(SUM([.B24:.K24])=0;&quot;&quot;;SUM([.B24:.K24])))" office:value-type="float" office:value="6" calcext:value-type="float">
            <text:p>6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.5" calcext:value-type="float">
            <text:p>3,5</text:p>
          </table:table-cell>
          <table:table-cell table:style-name="ce59" table:number-columns-repeated="3"/>
          <table:table-cell table:style-name="ce59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59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59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59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59" table:formula="of:=IF([.K$1]=&quot;&quot;;&quot;&quot;;IF([.$A25]=&quot;&quot;;&quot;&quot;;IF(VLOOKUP([.$A25];INDIRECT([.K$1]&amp;&quot;!$a$5:$xa$200&quot;);[.K$3];0)=&quot;não entregou&quot;;0;VLOOKUP([.$A25];INDIRECT([.K$1]&amp;&quot;!$a$5:$xa$200&quot;);[.K$3];0))))">
            <text:p/>
          </table:table-cell>
          <table:table-cell table:style-name="ce64" table:formula="of:=IF([.A25]=&quot;&quot;;&quot;&quot;;IF(SUM([.B25:.K25])=0;&quot;&quot;;SUM([.B25:.K25])))" office:value-type="float" office:value="4.5" calcext:value-type="float">
            <text:p>4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4.5" calcext:value-type="float">
            <text:p>4,5</text:p>
          </table:table-cell>
          <table:table-cell table:style-name="ce55" table:number-columns-repeated="3"/>
          <table:table-cell table:style-name="ce55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55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55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55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55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63" table:formula="of:=IF([.A26]=&quot;&quot;;&quot;&quot;;IF(SUM([.B26:.K26])=0;&quot;&quot;;SUM([.B26:.K26])))" office:value-type="float" office:value="5.3" calcext:value-type="float">
            <text:p>5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59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59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59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59" table:formula="of:=IF([.K$1]=&quot;&quot;;&quot;&quot;;IF([.$A27]=&quot;&quot;;&quot;&quot;;IF(VLOOKUP([.$A27];INDIRECT([.K$1]&amp;&quot;!$a$5:$xa$200&quot;);[.K$3];0)=&quot;não entregou&quot;;0;VLOOKUP([.$A27];INDIRECT([.K$1]&amp;&quot;!$a$5:$xa$200&quot;);[.K$3];0))))">
            <text:p/>
          </table:table-cell>
          <table:table-cell table:style-name="ce64" table:formula="of:=IF([.A27]=&quot;&quot;;&quot;&quot;;IF(SUM([.B27:.K27])=0;&quot;&quot;;SUM([.B27:.K27])))" office:value-type="float" office:value="9.5" calcext:value-type="float">
            <text:p>9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0]=&quot;&quot;;&quot;&quot;;[$'MODELO Resultado'.A30])">
            <text:p/>
          </table:table-cell>
          <table:table-cell table:style-name="ce55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55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55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55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55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55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55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55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55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55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63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1]=&quot;&quot;;&quot;&quot;;[$'MODELO Resultado'.A31])">
            <text:p/>
          </table:table-cell>
          <table:table-cell table:style-name="ce59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59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59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59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59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59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59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59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59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59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6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2]=&quot;&quot;;&quot;&quot;;[$'MODELO Resultado'.A32])">
            <text:p/>
          </table:table-cell>
          <table:table-cell table:style-name="ce55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55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55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55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55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55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55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55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55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55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63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3]=&quot;&quot;;&quot;&quot;;[$'MODELO Resultado'.A33])">
            <text:p/>
          </table:table-cell>
          <table:table-cell table:style-name="ce59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59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59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59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59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59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59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59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59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59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6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4]=&quot;&quot;;&quot;&quot;;[$'MODELO Resultado'.A34])">
            <text:p/>
          </table:table-cell>
          <table:table-cell table:style-name="ce55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55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55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55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55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55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55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55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55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55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63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5]=&quot;&quot;;&quot;&quot;;[$'MODELO Resultado'.A35])">
            <text:p/>
          </table:table-cell>
          <table:table-cell table:style-name="ce59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59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59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59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59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59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59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59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59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59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6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6]=&quot;&quot;;&quot;&quot;;[$'MODELO Resultado'.A36])">
            <text:p/>
          </table:table-cell>
          <table:table-cell table:style-name="ce55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55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55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55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55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55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55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55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55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55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63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7]=&quot;&quot;;&quot;&quot;;[$'MODELO Resultado'.A37])">
            <text:p/>
          </table:table-cell>
          <table:table-cell table:style-name="ce59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59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59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59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59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59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59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59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59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59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6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8]=&quot;&quot;;&quot;&quot;;[$'MODELO Resultado'.A38])">
            <text:p/>
          </table:table-cell>
          <table:table-cell table:style-name="ce55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55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55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55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55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55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55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55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55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55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63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9]=&quot;&quot;;&quot;&quot;;[$'MODELO Resultado'.A39])">
            <text:p/>
          </table:table-cell>
          <table:table-cell table:style-name="ce59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59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59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59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59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59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59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59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59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59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6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0]=&quot;&quot;;&quot;&quot;;[$'MODELO Resultado'.A40])">
            <text:p/>
          </table:table-cell>
          <table:table-cell table:style-name="ce55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55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55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55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55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55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55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55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55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55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63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1]=&quot;&quot;;&quot;&quot;;[$'MODELO Resultado'.A41])">
            <text:p/>
          </table:table-cell>
          <table:table-cell table:style-name="ce59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59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59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59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59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59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59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59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59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59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6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2]=&quot;&quot;;&quot;&quot;;[$'MODELO Resultado'.A42])">
            <text:p/>
          </table:table-cell>
          <table:table-cell table:style-name="ce55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55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55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55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55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55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55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55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55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55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63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3]=&quot;&quot;;&quot;&quot;;[$'MODELO Resultado'.A43])">
            <text:p/>
          </table:table-cell>
          <table:table-cell table:style-name="ce59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59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59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59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59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59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59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59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59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59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6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4]=&quot;&quot;;&quot;&quot;;[$'MODELO Resultado'.A44])">
            <text:p/>
          </table:table-cell>
          <table:table-cell table:style-name="ce55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55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55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55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55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55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55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55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55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55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63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5]=&quot;&quot;;&quot;&quot;;[$'MODELO Resultado'.A45])">
            <text:p/>
          </table:table-cell>
          <table:table-cell table:style-name="ce59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59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59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59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59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59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59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59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59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59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6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6]=&quot;&quot;;&quot;&quot;;[$'MODELO Resultado'.A46])">
            <text:p/>
          </table:table-cell>
          <table:table-cell table:style-name="ce55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55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55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55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55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55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55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55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55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55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63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7]=&quot;&quot;;&quot;&quot;;[$'MODELO Resultado'.A47])">
            <text:p/>
          </table:table-cell>
          <table:table-cell table:style-name="ce59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59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59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59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59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59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59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59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59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59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6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8]=&quot;&quot;;&quot;&quot;;[$'MODELO Resultado'.A48])">
            <text:p/>
          </table:table-cell>
          <table:table-cell table:style-name="ce55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55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55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55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55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55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55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55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55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55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63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9]=&quot;&quot;;&quot;&quot;;[$'MODELO Resultado'.A49])">
            <text:p/>
          </table:table-cell>
          <table:table-cell table:style-name="ce59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59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59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59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59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59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59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59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59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59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6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0]=&quot;&quot;;&quot;&quot;;[$'MODELO Resultado'.A50])">
            <text:p/>
          </table:table-cell>
          <table:table-cell table:style-name="ce55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55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55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55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55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55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55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55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55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55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63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51]=&quot;&quot;;&quot;&quot;;[$'MODELO Resultado'.A51])">
            <text:p/>
          </table:table-cell>
          <table:table-cell table:style-name="ce59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59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59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59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59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59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59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59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59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59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6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2]=&quot;&quot;;&quot;&quot;;[$'MODELO Resultado'.A52])">
            <text:p/>
          </table:table-cell>
          <table:table-cell table:style-name="ce55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55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55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55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55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55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55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55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55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55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63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3]=&quot;&quot;;&quot;&quot;;[$'MODELO Resultado'.A53])">
            <text:p/>
          </table:table-cell>
          <table:table-cell table:style-name="ce55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55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55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55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55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55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55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55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55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55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63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V" table:style-name="ta1">
        <office:forms form:automatic-focus="false" form:apply-design-mode="false"/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Questão</text:p>
          </table:table-cell>
          <table:table-cell table:style-name="ce104" office:value-type="string" calcext:value-type="string">
            <text:p>Q1</text:p>
          </table:table-cell>
          <table:table-cell table:style-name="ce104" office:value-type="string" calcext:value-type="string">
            <text:p>Q2</text:p>
          </table:table-cell>
          <table:table-cell table:style-name="ce104" office:value-type="string" calcext:value-type="string">
            <text:p>Q3</text:p>
          </table:table-cell>
          <table:table-cell table:style-name="ce104" office:value-type="string" calcext:value-type="string">
            <text:p>Q4</text:p>
          </table:table-cell>
          <table:table-cell table:style-name="ce104" office:value-type="string" calcext:value-type="string">
            <text:p>Q5</text:p>
          </table:table-cell>
          <table:table-cell table:style-name="ce104" office:value-type="string" calcext:value-type="string">
            <text:p>Q6</text:p>
          </table:table-cell>
          <table:table-cell table:style-name="ce104" office:value-type="string" calcext:value-type="string">
            <text:p>Q7</text:p>
          </table:table-cell>
          <table:table-cell table:style-name="ce104" table:number-columns-repeated="3"/>
          <table:table-cell table:style-name="ce92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4" calcext:value-type="float">
            <text:p>4</text:p>
          </table:table-cell>
          <table:table-cell table:style-name="ce135" table:formula="of:=COUNTIF([.C6:.C101];&quot;&gt;0&quot;)" office:value-type="float" office:value="4" calcext:value-type="float">
            <text:p>4</text:p>
          </table:table-cell>
          <table:table-cell table:style-name="ce135" table:formula="of:=COUNTIF([.D6:.D101];&quot;&gt;0&quot;)" office:value-type="float" office:value="4" calcext:value-type="float">
            <text:p>4</text:p>
          </table:table-cell>
          <table:table-cell table:style-name="ce135" table:formula="of:=COUNTIF([.E6:.E101];&quot;&gt;0&quot;)" office:value-type="float" office:value="4" calcext:value-type="float">
            <text:p>4</text:p>
          </table:table-cell>
          <table:table-cell table:style-name="ce135" table:formula="of:=COUNTIF([.F6:.F101];&quot;&gt;0&quot;)" office:value-type="float" office:value="2" calcext:value-type="float">
            <text:p>2</text:p>
          </table:table-cell>
          <table:table-cell table:style-name="ce135" table:formula="of:=COUNTIF([.G6:.G101];&quot;&gt;0&quot;)" office:value-type="float" office:value="3" calcext:value-type="float">
            <text:p>3</text:p>
          </table:table-cell>
          <table:table-cell table:style-name="ce135" table:formula="of:=COUNTIF([.H6:.H101];&quot;&gt;0&quot;)" office:value-type="float" office:value="4" calcext:value-type="float">
            <text:p>4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9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Peso</text:p>
          </table:table-cell>
          <table:table-cell table:number-columns-repeated="2" table:style-name="ce137" office:value-type="float" office:value="1.5" calcext:value-type="float">
            <text:p>1,5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37" office:value-type="float" office:value="1.5" calcext:value-type="float">
            <text:p>1,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table:number-columns-repeated="3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 office:value-type="float" office:value="0.475" calcext:value-type="float">
            <text:p>0,5</text:p>
          </table:table-cell>
          <table:table-cell table:style-name="ce56" table:formula="of:=IF(SUM([.C6:.C100])=0;&quot;&quot;;AVERAGEIF([.C$6:.C$100];&quot;&gt;0&quot;;[.C$6:.C$100]))" office:value-type="float" office:value="0.725" calcext:value-type="float">
            <text:p>0,7</text:p>
          </table:table-cell>
          <table:table-cell table:style-name="ce56" table:formula="of:=IF(SUM([.D6:.D100])=0;&quot;&quot;;AVERAGEIF([.D$6:.D$100];&quot;&gt;0&quot;;[.D$6:.D$100]))" office:value-type="float" office:value="0.35" calcext:value-type="float">
            <text:p>0,4</text:p>
          </table:table-cell>
          <table:table-cell table:style-name="ce56" table:formula="of:=IF(SUM([.E6:.E100])=0;&quot;&quot;;AVERAGEIF([.E$6:.E$100];&quot;&gt;0&quot;;[.E$6:.E$100]))" office:value-type="float" office:value="0.975" calcext:value-type="float">
            <text:p>1,0</text:p>
          </table:table-cell>
          <table:table-cell table:style-name="ce56" table:formula="of:=IF(SUM([.F6:.F100])=0;&quot;&quot;;AVERAGEIF([.F$6:.F$100];&quot;&gt;0&quot;;[.F$6:.F$100]))" office:value-type="float" office:value="1.5" calcext:value-type="float">
            <text:p>1,5</text:p>
          </table:table-cell>
          <table:table-cell table:style-name="ce56" table:formula="of:=IF(SUM([.G6:.G100])=0;&quot;&quot;;AVERAGEIF([.G$6:.G$100];&quot;&gt;0&quot;;[.G$6:.G$100]))" office:value-type="float" office:value="0.766666666666667" calcext:value-type="float">
            <text:p>0,8</text:p>
          </table:table-cell>
          <table:table-cell table:style-name="ce56" table:formula="of:=IF(SUM([.H6:.H100])=0;&quot;&quot;;AVERAGEIF([.H$6:.H$100];&quot;&gt;0&quot;;[.H$6:.H$100]))" office:value-type="float" office:value="0.825" calcext:value-type="float">
            <text:p>0,8</text:p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92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number-columns-repeated="7"/>
          <table:table-cell table:style-name="ce138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138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138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144" table:formula="of:=IF([.A6]=&quot;&quot;;&quot;&quot;;IF(SUM([.B6:.K6])=0;&quot;&quot;;SUM([.B6:.K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office:value-type="float" office:value="0.3" calcext:value-type="float">
            <text:p>0,3</text:p>
          </table:table-cell>
          <table:table-cell table:style-name="ce138" office:value-type="float" office:value="0.8" calcext:value-type="float">
            <text:p>0,8</text:p>
          </table:table-cell>
          <table:table-cell table:style-name="ce138" office:value-type="float" office:value="0.4" calcext:value-type="float">
            <text:p>0,4</text:p>
          </table:table-cell>
          <table:table-cell table:style-name="ce138" office:value-type="float" office:value="0.6" calcext:value-type="float">
            <text:p>0,6</text:p>
          </table:table-cell>
          <table:table-cell table:style-name="ce138" office:value-type="float" office:value="1.5" calcext:value-type="float">
            <text:p>1,5</text:p>
          </table:table-cell>
          <table:table-cell table:style-name="ce138" office:value-type="float" office:value="0.7" calcext:value-type="float">
            <text:p>0,7</text:p>
          </table:table-cell>
          <table:table-cell table:style-name="ce138" office:value-type="float" office:value="0.8" calcext:value-type="float">
            <text:p>0,8</text:p>
          </table:table-cell>
          <table:table-cell table:style-name="ce138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138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138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144" table:formula="of:=IF([.A7]=&quot;&quot;;&quot;&quot;;IF(SUM([.B7:.K7])=0;&quot;&quot;;SUM([.B7:.K7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number-columns-repeated="7"/>
          <table:table-cell table:style-name="ce138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138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138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144" table:formula="of:=IF([.A8]=&quot;&quot;;&quot;&quot;;IF(SUM([.B8:.K8])=0;&quot;&quot;;SUM([.B8:.K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number-columns-repeated="7"/>
          <table:table-cell table:style-name="ce138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138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138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144" table:formula="of:=IF([.A9]=&quot;&quot;;&quot;&quot;;IF(SUM([.B9:.K9])=0;&quot;&quot;;SUM([.B9:.K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number-columns-repeated="7"/>
          <table:table-cell table:style-name="ce138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138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138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144" table:formula="of:=IF([.A10]=&quot;&quot;;&quot;&quot;;IF(SUM([.B10:.K10])=0;&quot;&quot;;SUM([.B10:.K1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number-columns-repeated="10"/>
          <table:table-cell table:style-name="ce144" table:formula="of:=IF([.A11]=&quot;&quot;;&quot;&quot;;IF(SUM([.B11:.K11])=0;&quot;&quot;;SUM([.B11:.K1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number-columns-repeated="10"/>
          <table:table-cell table:style-name="ce144" table:formula="of:=IF([.A12]=&quot;&quot;;&quot;&quot;;IF(SUM([.B12:.K12])=0;&quot;&quot;;SUM([.B12:.K1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number-columns-repeated="10"/>
          <table:table-cell table:style-name="ce144" table:formula="of:=IF([.A13]=&quot;&quot;;&quot;&quot;;IF(SUM([.B13:.K13])=0;&quot;&quot;;SUM([.B13:.K1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office:value-type="float" office:value="0.3" calcext:value-type="float">
            <text:p>0,3</text:p>
          </table:table-cell>
          <table:table-cell table:style-name="ce138" office:value-type="float" office:value="0.8" calcext:value-type="float">
            <text:p>0,8</text:p>
          </table:table-cell>
          <table:table-cell table:style-name="ce138" office:value-type="float" office:value="0.2" calcext:value-type="float">
            <text:p>0,2</text:p>
          </table:table-cell>
          <table:table-cell table:style-name="ce138" office:value-type="float" office:value="1.3" calcext:value-type="float">
            <text:p>1,3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0.5" calcext:value-type="float">
            <text:p>0,5</text:p>
          </table:table-cell>
          <table:table-cell table:style-name="ce138" table:number-columns-repeated="3"/>
          <table:table-cell table:style-name="ce144" table:formula="of:=IF([.A14]=&quot;&quot;;&quot;&quot;;IF(SUM([.B14:.K14])=0;&quot;&quot;;SUM([.B14:.K14])))" office:value-type="float" office:value="3.1" calcext:value-type="float">
            <text:p>3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.5" calcext:value-type="float">
            <text:p>0,5</text:p>
          </table:table-cell>
          <table:table-cell table:style-name="ce138" office:value-type="float" office:value="0.6" calcext:value-type="float">
            <text:p>0,6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0.9" calcext:value-type="float">
            <text:p>0,9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44" table:formula="of:=IF([.A15]=&quot;&quot;;&quot;&quot;;IF(SUM([.B15:.K15])=0;&quot;&quot;;SUM([.B15:.K15])))" office:value-type="float" office:value="5" calcext:value-type="float">
            <text:p>5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number-columns-repeated="10"/>
          <table:table-cell table:style-name="ce144" table:formula="of:=IF([.A16]=&quot;&quot;;&quot;&quot;;IF(SUM([.B16:.K16])=0;&quot;&quot;;SUM([.B16:.K1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number-columns-repeated="10"/>
          <table:table-cell table:style-name="ce144" table:formula="of:=IF([.A17]=&quot;&quot;;&quot;&quot;;IF(SUM([.B17:.K17])=0;&quot;&quot;;SUM([.B17:.K1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number-columns-repeated="10"/>
          <table:table-cell table:style-name="ce144" table:formula="of:=IF([.A18]=&quot;&quot;;&quot;&quot;;IF(SUM([.B18:.K18])=0;&quot;&quot;;SUM([.B18:.K1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number-columns-repeated="10"/>
          <table:table-cell table:style-name="ce144" table:formula="of:=IF([.A19]=&quot;&quot;;&quot;&quot;;IF(SUM([.B19:.K19])=0;&quot;&quot;;SUM([.B19:.K1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office:value-type="float" office:value="0.3" calcext:value-type="float">
            <text:p>0,3</text:p>
          </table:table-cell>
          <table:table-cell table:style-name="ce138" office:value-type="float" office:value="0.8" calcext:value-type="float">
            <text:p>0,8</text:p>
          </table:table-cell>
          <table:table-cell table:style-name="ce138" office:value-type="float" office:value="0.2" calcext:value-type="float">
            <text:p>0,2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.5" calcext:value-type="float">
            <text:p>1,5</text:p>
          </table:table-cell>
          <table:table-cell table:style-name="ce138" office:value-type="float" office:value="0.7" calcext:value-type="float">
            <text:p>0,7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44" table:formula="of:=IF([.A20]=&quot;&quot;;&quot;&quot;;IF(SUM([.B20:.K20])=0;&quot;&quot;;SUM([.B20:.K20])))" office:value-type="float" office:value="5.5" calcext:value-type="float">
            <text:p>5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number-columns-repeated="10"/>
          <table:table-cell table:style-name="ce144" table:formula="of:=IF([.A21]=&quot;&quot;;&quot;&quot;;IF(SUM([.B21:.K21])=0;&quot;&quot;;SUM([.B21:.K2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number-columns-repeated="10"/>
          <table:table-cell table:style-name="ce144" table:formula="of:=IF([.A22]=&quot;&quot;;&quot;&quot;;IF(SUM([.B22:.K22])=0;&quot;&quot;;SUM([.B22:.K2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number-columns-repeated="10"/>
          <table:table-cell table:style-name="ce144" table:formula="of:=IF([.A23]=&quot;&quot;;&quot;&quot;;IF(SUM([.B23:.K23])=0;&quot;&quot;;SUM([.B23:.K2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number-columns-repeated="10"/>
          <table:table-cell table:style-name="ce144" table:formula="of:=IF([.A24]=&quot;&quot;;&quot;&quot;;IF(SUM([.B24:.K24])=0;&quot;&quot;;SUM([.B24:.K2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number-columns-repeated="10"/>
          <table:table-cell table:style-name="ce144" table:formula="of:=IF([.A25]=&quot;&quot;;&quot;&quot;;IF(SUM([.B25:.K25])=0;&quot;&quot;;SUM([.B25:.K2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number-columns-repeated="10"/>
          <table:table-cell table:style-name="ce144" table:formula="of:=IF([.A26]=&quot;&quot;;&quot;&quot;;IF(SUM([.B26:.K26])=0;&quot;&quot;;SUM([.B26:.K2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number-columns-repeated="10"/>
          <table:table-cell table:style-name="ce144" table:formula="of:=IF([.A27]=&quot;&quot;;&quot;&quot;;IF(SUM([.B27:.K27])=0;&quot;&quot;;SUM([.B27:.K2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number-columns-repeated="10"/>
          <table:table-cell table:style-name="ce144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number-columns-repeated="10"/>
          <table:table-cell table:style-name="ce14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number-columns-repeated="10"/>
          <table:table-cell table:style-name="ce144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138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138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138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138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138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138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138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138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138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14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138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138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138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138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138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138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138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138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138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144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138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138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138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138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138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138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138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138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138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14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138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138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138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138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138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138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138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138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138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144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138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138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138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138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138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138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138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138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138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14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138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138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138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138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138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138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138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138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138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144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138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138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138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138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138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138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138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138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138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14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138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138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138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138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138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138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138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138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138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144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138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138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138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138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138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138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138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138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138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14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138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138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138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138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138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138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138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138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138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144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138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138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138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138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138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138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138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138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138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14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138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138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138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138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138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138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138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138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138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144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138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138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138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138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138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138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138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138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138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14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138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138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138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138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138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138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138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138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138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144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138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138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138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138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138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138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138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138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138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14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138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138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138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138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138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138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138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138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138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144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138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138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138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138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138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138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138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138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138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14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138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138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138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138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138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138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138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138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138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144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138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138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138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138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138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138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138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138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138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14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138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138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138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138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138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138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138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138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138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144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138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138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138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138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138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138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138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138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138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144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Média Notas" table:style-name="ta1">
        <table:table-column table:style-name="co10" table:default-cell-style-name="ce134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28" office:value-type="string" calcext:value-type="string">
            <text:p>Nome aba:</text:p>
          </table:table-cell>
          <table:table-cell table:style-name="ce104" table:number-columns-repeated="10"/>
          <table:table-cell table:style-name="ce140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0" calcext:value-type="float">
            <text:p>0</text:p>
          </table:table-cell>
          <table:table-cell table:style-name="ce135" table:formula="of:=COUNTIF([.C6:.C101];&quot;&gt;0&quot;)" office:value-type="float" office:value="0" calcext:value-type="float">
            <text:p>0</text:p>
          </table:table-cell>
          <table:table-cell table:style-name="ce135" table:formula="of:=COUNTIF([.D6:.D101];&quot;&gt;0&quot;)" office:value-type="float" office:value="0" calcext:value-type="float">
            <text:p>0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8" office:value-type="string" calcext:value-type="string">
            <text:p>Peso da atividade:</text:p>
          </table:table-cell>
          <table:table-cell table:style-name="ce137" table:number-columns-repeated="10"/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4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56" table:formula="of:=IF(SUM([.C6:.C100])=0;&quot;&quot;;AVERAGEIF([.C$6:.C$100];&quot;&gt;0&quot;;[.C$6:.C$100]))">
            <text:p/>
          </table:table-cell>
          <table:table-cell table:style-name="ce56" table:formula="of:=IF(SUM([.D6:.D100])=0;&quot;&quot;;AVERAGEIF([.D$6:.D$100];&quot;&gt;0&quot;;[.D$6:.D$100]))">
            <text:p/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14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formula="of:=IF([.B$1]=&quot;&quot;;&quot;&quot;;IF([.$A6]=&quot;&quot;;&quot;&quot;;IF(VLOOKUP([.$A6];INDIRECT([.B$1]&amp;&quot;!$a$5:$xa$200&quot;);[.B$4];0)=&quot;não entregou&quot;;0;VLOOKUP([.$A6];INDIRECT([.B$1]&amp;&quot;!$a$5:$xa$200&quot;);[.B$4];0))))">
            <text:p/>
          </table:table-cell>
          <table:table-cell table:style-name="ce138" table:formula="of:=IF([.C$1]=&quot;&quot;;&quot;&quot;;IF([.$A6]=&quot;&quot;;&quot;&quot;;IF(VLOOKUP([.$A6];INDIRECT([.C$1]&amp;&quot;!$a$5:$xa$200&quot;);[.C$4];0)=&quot;não entregou&quot;;0;VLOOKUP([.$A6];INDIRECT([.C$1]&amp;&quot;!$a$5:$xa$200&quot;);[.C$4];0))))">
            <text:p/>
          </table:table-cell>
          <table:table-cell table:style-name="ce138" table:formula="of:=IF([.D$1]=&quot;&quot;;&quot;&quot;;IF([.$A6]=&quot;&quot;;&quot;&quot;;IF(VLOOKUP([.$A6];INDIRECT([.D$1]&amp;&quot;!$a$5:$xa$200&quot;);[.D$4];0)=&quot;não entregou&quot;;0;VLOOKUP([.$A6];INDIRECT([.D$1]&amp;&quot;!$a$5:$xa$200&quot;);[.D$4];0))))">
            <text:p/>
          </table:table-cell>
          <table:table-cell table:style-name="ce138" table:formula="of:=IF([.E$1]=&quot;&quot;;&quot;&quot;;IF([.$A6]=&quot;&quot;;&quot;&quot;;IF(VLOOKUP([.$A6];INDIRECT([.E$1]&amp;&quot;!$a$5:$xa$200&quot;);[.E$4];0)=&quot;não entregou&quot;;0;VLOOKUP([.$A6];INDIRECT([.E$1]&amp;&quot;!$a$5:$xa$200&quot;);[.E$4];0))))">
            <text:p/>
          </table:table-cell>
          <table:table-cell table:style-name="ce138" table:formula="of:=IF([.F$1]=&quot;&quot;;&quot;&quot;;IF([.$A6]=&quot;&quot;;&quot;&quot;;IF(VLOOKUP([.$A6];INDIRECT([.F$1]&amp;&quot;!$a$5:$xa$200&quot;);[.F$4];0)=&quot;não entregou&quot;;0;VLOOKUP([.$A6];INDIRECT([.F$1]&amp;&quot;!$a$5:$xa$200&quot;);[.F$4];0))))">
            <text:p/>
          </table:table-cell>
          <table:table-cell table:style-name="ce138" table:formula="of:=IF([.G$1]=&quot;&quot;;&quot;&quot;;IF([.$A6]=&quot;&quot;;&quot;&quot;;IF(VLOOKUP([.$A6];INDIRECT([.G$1]&amp;&quot;!$a$5:$xa$200&quot;);[.G$4];0)=&quot;não entregou&quot;;0;VLOOKUP([.$A6];INDIRECT([.G$1]&amp;&quot;!$a$5:$xa$200&quot;);[.G$4];0))))">
            <text:p/>
          </table:table-cell>
          <table:table-cell table:style-name="ce138" table:formula="of:=IF([.H$1]=&quot;&quot;;&quot;&quot;;IF([.$A6]=&quot;&quot;;&quot;&quot;;IF(VLOOKUP([.$A6];INDIRECT([.H$1]&amp;&quot;!$a$5:$xa$200&quot;);[.H$4];0)=&quot;não entregou&quot;;0;VLOOKUP([.$A6];INDIRECT([.H$1]&amp;&quot;!$a$5:$xa$200&quot;);[.H$4];0))))">
            <text:p/>
          </table:table-cell>
          <table:table-cell table:style-name="ce138" table:formula="of:=IF([.I$1]=&quot;&quot;;&quot;&quot;;IF([.$A6]=&quot;&quot;;&quot;&quot;;IF(VLOOKUP([.$A6];INDIRECT([.I$1]&amp;&quot;!$a$5:$xa$200&quot;);[.I$4];0)=&quot;não entregou&quot;;0;VLOOKUP([.$A6];INDIRECT([.I$1]&amp;&quot;!$a$5:$xa$200&quot;);[.I$4];0))))">
            <text:p/>
          </table:table-cell>
          <table:table-cell table:style-name="ce138" table:formula="of:=IF([.J$1]=&quot;&quot;;&quot;&quot;;IF([.$A6]=&quot;&quot;;&quot;&quot;;IF(VLOOKUP([.$A6];INDIRECT([.J$1]&amp;&quot;!$a$5:$xa$200&quot;);[.J$4];0)=&quot;não entregou&quot;;0;VLOOKUP([.$A6];INDIRECT([.J$1]&amp;&quot;!$a$5:$xa$200&quot;);[.J$4];0))))">
            <text:p/>
          </table:table-cell>
          <table:table-cell table:style-name="ce138" table:formula="of:=IF([.K$1]=&quot;&quot;;&quot;&quot;;IF([.$A6]=&quot;&quot;;&quot;&quot;;IF(VLOOKUP([.$A6];INDIRECT([.K$1]&amp;&quot;!$a$5:$xa$200&quot;);[.K$4];0)=&quot;não entregou&quot;;0;VLOOKUP([.$A6];INDIRECT([.K$1]&amp;&quot;!$a$5:$xa$200&quot;);[.K$4];0))))">
            <text:p/>
          </table:table-cell>
          <table:table-cell table:style-name="ce144" table:formula="of:=IF([.A6]=&quot;&quot;;&quot;&quot;;IF(SUM([.$B$3:.$K$3])=0;&quot;&quot;;SUMPRODUCT([.$B$3:.$K$3];[.B6:.K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table:formula="of:=IF([.B$1]=&quot;&quot;;&quot;&quot;;IF([.$A7]=&quot;&quot;;&quot;&quot;;IF(VLOOKUP([.$A7];INDIRECT([.B$1]&amp;&quot;!$a$5:$xa$200&quot;);[.B$4];0)=&quot;não entregou&quot;;0;VLOOKUP([.$A7];INDIRECT([.B$1]&amp;&quot;!$a$5:$xa$200&quot;);[.B$4];0))))">
            <text:p/>
          </table:table-cell>
          <table:table-cell table:style-name="ce138" table:formula="of:=IF([.C$1]=&quot;&quot;;&quot;&quot;;IF([.$A7]=&quot;&quot;;&quot;&quot;;IF(VLOOKUP([.$A7];INDIRECT([.C$1]&amp;&quot;!$a$5:$xa$200&quot;);[.C$4];0)=&quot;não entregou&quot;;0;VLOOKUP([.$A7];INDIRECT([.C$1]&amp;&quot;!$a$5:$xa$200&quot;);[.C$4];0))))">
            <text:p/>
          </table:table-cell>
          <table:table-cell table:style-name="ce138" table:formula="of:=IF([.D$1]=&quot;&quot;;&quot;&quot;;IF([.$A7]=&quot;&quot;;&quot;&quot;;IF(VLOOKUP([.$A7];INDIRECT([.D$1]&amp;&quot;!$a$5:$xa$200&quot;);[.D$4];0)=&quot;não entregou&quot;;0;VLOOKUP([.$A7];INDIRECT([.D$1]&amp;&quot;!$a$5:$xa$200&quot;);[.D$4];0))))">
            <text:p/>
          </table:table-cell>
          <table:table-cell table:style-name="ce138" table:formula="of:=IF([.E$1]=&quot;&quot;;&quot;&quot;;IF([.$A7]=&quot;&quot;;&quot;&quot;;IF(VLOOKUP([.$A7];INDIRECT([.E$1]&amp;&quot;!$a$5:$xa$200&quot;);[.E$4];0)=&quot;não entregou&quot;;0;VLOOKUP([.$A7];INDIRECT([.E$1]&amp;&quot;!$a$5:$xa$200&quot;);[.E$4];0))))">
            <text:p/>
          </table:table-cell>
          <table:table-cell table:style-name="ce138" table:formula="of:=IF([.F$1]=&quot;&quot;;&quot;&quot;;IF([.$A7]=&quot;&quot;;&quot;&quot;;IF(VLOOKUP([.$A7];INDIRECT([.F$1]&amp;&quot;!$a$5:$xa$200&quot;);[.F$4];0)=&quot;não entregou&quot;;0;VLOOKUP([.$A7];INDIRECT([.F$1]&amp;&quot;!$a$5:$xa$200&quot;);[.F$4];0))))">
            <text:p/>
          </table:table-cell>
          <table:table-cell table:style-name="ce138" table:formula="of:=IF([.G$1]=&quot;&quot;;&quot;&quot;;IF([.$A7]=&quot;&quot;;&quot;&quot;;IF(VLOOKUP([.$A7];INDIRECT([.G$1]&amp;&quot;!$a$5:$xa$200&quot;);[.G$4];0)=&quot;não entregou&quot;;0;VLOOKUP([.$A7];INDIRECT([.G$1]&amp;&quot;!$a$5:$xa$200&quot;);[.G$4];0))))">
            <text:p/>
          </table:table-cell>
          <table:table-cell table:style-name="ce138" table:formula="of:=IF([.H$1]=&quot;&quot;;&quot;&quot;;IF([.$A7]=&quot;&quot;;&quot;&quot;;IF(VLOOKUP([.$A7];INDIRECT([.H$1]&amp;&quot;!$a$5:$xa$200&quot;);[.H$4];0)=&quot;não entregou&quot;;0;VLOOKUP([.$A7];INDIRECT([.H$1]&amp;&quot;!$a$5:$xa$200&quot;);[.H$4];0))))">
            <text:p/>
          </table:table-cell>
          <table:table-cell table:style-name="ce138" table:formula="of:=IF([.I$1]=&quot;&quot;;&quot;&quot;;IF([.$A7]=&quot;&quot;;&quot;&quot;;IF(VLOOKUP([.$A7];INDIRECT([.I$1]&amp;&quot;!$a$5:$xa$200&quot;);[.I$4];0)=&quot;não entregou&quot;;0;VLOOKUP([.$A7];INDIRECT([.I$1]&amp;&quot;!$a$5:$xa$200&quot;);[.I$4];0))))">
            <text:p/>
          </table:table-cell>
          <table:table-cell table:style-name="ce138" table:formula="of:=IF([.J$1]=&quot;&quot;;&quot;&quot;;IF([.$A7]=&quot;&quot;;&quot;&quot;;IF(VLOOKUP([.$A7];INDIRECT([.J$1]&amp;&quot;!$a$5:$xa$200&quot;);[.J$4];0)=&quot;não entregou&quot;;0;VLOOKUP([.$A7];INDIRECT([.J$1]&amp;&quot;!$a$5:$xa$200&quot;);[.J$4];0))))">
            <text:p/>
          </table:table-cell>
          <table:table-cell table:style-name="ce138" table:formula="of:=IF([.K$1]=&quot;&quot;;&quot;&quot;;IF([.$A7]=&quot;&quot;;&quot;&quot;;IF(VLOOKUP([.$A7];INDIRECT([.K$1]&amp;&quot;!$a$5:$xa$200&quot;);[.K$4];0)=&quot;não entregou&quot;;0;VLOOKUP([.$A7];INDIRECT([.K$1]&amp;&quot;!$a$5:$xa$200&quot;);[.K$4];0))))">
            <text:p/>
          </table:table-cell>
          <table:table-cell table:style-name="ce144" table:formula="of:=IF([.A7]=&quot;&quot;;&quot;&quot;;IF(SUM([.$B$3:.$K$3])=0;&quot;&quot;;SUMPRODUCT([.$B$3:.$K$3];[.B7:.K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formula="of:=IF([.B$1]=&quot;&quot;;&quot;&quot;;IF([.$A8]=&quot;&quot;;&quot;&quot;;IF(VLOOKUP([.$A8];INDIRECT([.B$1]&amp;&quot;!$a$5:$xa$200&quot;);[.B$4];0)=&quot;não entregou&quot;;0;VLOOKUP([.$A8];INDIRECT([.B$1]&amp;&quot;!$a$5:$xa$200&quot;);[.B$4];0))))">
            <text:p/>
          </table:table-cell>
          <table:table-cell table:style-name="ce138" table:formula="of:=IF([.C$1]=&quot;&quot;;&quot;&quot;;IF([.$A8]=&quot;&quot;;&quot;&quot;;IF(VLOOKUP([.$A8];INDIRECT([.C$1]&amp;&quot;!$a$5:$xa$200&quot;);[.C$4];0)=&quot;não entregou&quot;;0;VLOOKUP([.$A8];INDIRECT([.C$1]&amp;&quot;!$a$5:$xa$200&quot;);[.C$4];0))))">
            <text:p/>
          </table:table-cell>
          <table:table-cell table:style-name="ce138" table:formula="of:=IF([.D$1]=&quot;&quot;;&quot;&quot;;IF([.$A8]=&quot;&quot;;&quot;&quot;;IF(VLOOKUP([.$A8];INDIRECT([.D$1]&amp;&quot;!$a$5:$xa$200&quot;);[.D$4];0)=&quot;não entregou&quot;;0;VLOOKUP([.$A8];INDIRECT([.D$1]&amp;&quot;!$a$5:$xa$200&quot;);[.D$4];0))))">
            <text:p/>
          </table:table-cell>
          <table:table-cell table:style-name="ce138" table:formula="of:=IF([.E$1]=&quot;&quot;;&quot;&quot;;IF([.$A8]=&quot;&quot;;&quot;&quot;;IF(VLOOKUP([.$A8];INDIRECT([.E$1]&amp;&quot;!$a$5:$xa$200&quot;);[.E$4];0)=&quot;não entregou&quot;;0;VLOOKUP([.$A8];INDIRECT([.E$1]&amp;&quot;!$a$5:$xa$200&quot;);[.E$4];0))))">
            <text:p/>
          </table:table-cell>
          <table:table-cell table:style-name="ce138" table:formula="of:=IF([.F$1]=&quot;&quot;;&quot;&quot;;IF([.$A8]=&quot;&quot;;&quot;&quot;;IF(VLOOKUP([.$A8];INDIRECT([.F$1]&amp;&quot;!$a$5:$xa$200&quot;);[.F$4];0)=&quot;não entregou&quot;;0;VLOOKUP([.$A8];INDIRECT([.F$1]&amp;&quot;!$a$5:$xa$200&quot;);[.F$4];0))))">
            <text:p/>
          </table:table-cell>
          <table:table-cell table:style-name="ce138" table:formula="of:=IF([.G$1]=&quot;&quot;;&quot;&quot;;IF([.$A8]=&quot;&quot;;&quot;&quot;;IF(VLOOKUP([.$A8];INDIRECT([.G$1]&amp;&quot;!$a$5:$xa$200&quot;);[.G$4];0)=&quot;não entregou&quot;;0;VLOOKUP([.$A8];INDIRECT([.G$1]&amp;&quot;!$a$5:$xa$200&quot;);[.G$4];0))))">
            <text:p/>
          </table:table-cell>
          <table:table-cell table:style-name="ce138" table:formula="of:=IF([.H$1]=&quot;&quot;;&quot;&quot;;IF([.$A8]=&quot;&quot;;&quot;&quot;;IF(VLOOKUP([.$A8];INDIRECT([.H$1]&amp;&quot;!$a$5:$xa$200&quot;);[.H$4];0)=&quot;não entregou&quot;;0;VLOOKUP([.$A8];INDIRECT([.H$1]&amp;&quot;!$a$5:$xa$200&quot;);[.H$4];0))))">
            <text:p/>
          </table:table-cell>
          <table:table-cell table:style-name="ce138" table:formula="of:=IF([.I$1]=&quot;&quot;;&quot;&quot;;IF([.$A8]=&quot;&quot;;&quot;&quot;;IF(VLOOKUP([.$A8];INDIRECT([.I$1]&amp;&quot;!$a$5:$xa$200&quot;);[.I$4];0)=&quot;não entregou&quot;;0;VLOOKUP([.$A8];INDIRECT([.I$1]&amp;&quot;!$a$5:$xa$200&quot;);[.I$4];0))))">
            <text:p/>
          </table:table-cell>
          <table:table-cell table:style-name="ce138" table:formula="of:=IF([.J$1]=&quot;&quot;;&quot;&quot;;IF([.$A8]=&quot;&quot;;&quot;&quot;;IF(VLOOKUP([.$A8];INDIRECT([.J$1]&amp;&quot;!$a$5:$xa$200&quot;);[.J$4];0)=&quot;não entregou&quot;;0;VLOOKUP([.$A8];INDIRECT([.J$1]&amp;&quot;!$a$5:$xa$200&quot;);[.J$4];0))))">
            <text:p/>
          </table:table-cell>
          <table:table-cell table:style-name="ce138" table:formula="of:=IF([.K$1]=&quot;&quot;;&quot;&quot;;IF([.$A8]=&quot;&quot;;&quot;&quot;;IF(VLOOKUP([.$A8];INDIRECT([.K$1]&amp;&quot;!$a$5:$xa$200&quot;);[.K$4];0)=&quot;não entregou&quot;;0;VLOOKUP([.$A8];INDIRECT([.K$1]&amp;&quot;!$a$5:$xa$200&quot;);[.K$4];0))))">
            <text:p/>
          </table:table-cell>
          <table:table-cell table:style-name="ce144" table:formula="of:=IF([.A8]=&quot;&quot;;&quot;&quot;;IF(SUM([.$B$3:.$K$3])=0;&quot;&quot;;SUMPRODUCT([.$B$3:.$K$3];[.B8:.K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formula="of:=IF([.B$1]=&quot;&quot;;&quot;&quot;;IF([.$A9]=&quot;&quot;;&quot;&quot;;IF(VLOOKUP([.$A9];INDIRECT([.B$1]&amp;&quot;!$a$5:$xa$200&quot;);[.B$4];0)=&quot;não entregou&quot;;0;VLOOKUP([.$A9];INDIRECT([.B$1]&amp;&quot;!$a$5:$xa$200&quot;);[.B$4];0))))">
            <text:p/>
          </table:table-cell>
          <table:table-cell table:style-name="ce138" table:formula="of:=IF([.C$1]=&quot;&quot;;&quot;&quot;;IF([.$A9]=&quot;&quot;;&quot;&quot;;IF(VLOOKUP([.$A9];INDIRECT([.C$1]&amp;&quot;!$a$5:$xa$200&quot;);[.C$4];0)=&quot;não entregou&quot;;0;VLOOKUP([.$A9];INDIRECT([.C$1]&amp;&quot;!$a$5:$xa$200&quot;);[.C$4];0))))">
            <text:p/>
          </table:table-cell>
          <table:table-cell table:style-name="ce138" table:formula="of:=IF([.D$1]=&quot;&quot;;&quot;&quot;;IF([.$A9]=&quot;&quot;;&quot;&quot;;IF(VLOOKUP([.$A9];INDIRECT([.D$1]&amp;&quot;!$a$5:$xa$200&quot;);[.D$4];0)=&quot;não entregou&quot;;0;VLOOKUP([.$A9];INDIRECT([.D$1]&amp;&quot;!$a$5:$xa$200&quot;);[.D$4];0))))">
            <text:p/>
          </table:table-cell>
          <table:table-cell table:style-name="ce138" table:formula="of:=IF([.E$1]=&quot;&quot;;&quot;&quot;;IF([.$A9]=&quot;&quot;;&quot;&quot;;IF(VLOOKUP([.$A9];INDIRECT([.E$1]&amp;&quot;!$a$5:$xa$200&quot;);[.E$4];0)=&quot;não entregou&quot;;0;VLOOKUP([.$A9];INDIRECT([.E$1]&amp;&quot;!$a$5:$xa$200&quot;);[.E$4];0))))">
            <text:p/>
          </table:table-cell>
          <table:table-cell table:style-name="ce138" table:formula="of:=IF([.F$1]=&quot;&quot;;&quot;&quot;;IF([.$A9]=&quot;&quot;;&quot;&quot;;IF(VLOOKUP([.$A9];INDIRECT([.F$1]&amp;&quot;!$a$5:$xa$200&quot;);[.F$4];0)=&quot;não entregou&quot;;0;VLOOKUP([.$A9];INDIRECT([.F$1]&amp;&quot;!$a$5:$xa$200&quot;);[.F$4];0))))">
            <text:p/>
          </table:table-cell>
          <table:table-cell table:style-name="ce138" table:formula="of:=IF([.G$1]=&quot;&quot;;&quot;&quot;;IF([.$A9]=&quot;&quot;;&quot;&quot;;IF(VLOOKUP([.$A9];INDIRECT([.G$1]&amp;&quot;!$a$5:$xa$200&quot;);[.G$4];0)=&quot;não entregou&quot;;0;VLOOKUP([.$A9];INDIRECT([.G$1]&amp;&quot;!$a$5:$xa$200&quot;);[.G$4];0))))">
            <text:p/>
          </table:table-cell>
          <table:table-cell table:style-name="ce138" table:formula="of:=IF([.H$1]=&quot;&quot;;&quot;&quot;;IF([.$A9]=&quot;&quot;;&quot;&quot;;IF(VLOOKUP([.$A9];INDIRECT([.H$1]&amp;&quot;!$a$5:$xa$200&quot;);[.H$4];0)=&quot;não entregou&quot;;0;VLOOKUP([.$A9];INDIRECT([.H$1]&amp;&quot;!$a$5:$xa$200&quot;);[.H$4];0))))">
            <text:p/>
          </table:table-cell>
          <table:table-cell table:style-name="ce138" table:formula="of:=IF([.I$1]=&quot;&quot;;&quot;&quot;;IF([.$A9]=&quot;&quot;;&quot;&quot;;IF(VLOOKUP([.$A9];INDIRECT([.I$1]&amp;&quot;!$a$5:$xa$200&quot;);[.I$4];0)=&quot;não entregou&quot;;0;VLOOKUP([.$A9];INDIRECT([.I$1]&amp;&quot;!$a$5:$xa$200&quot;);[.I$4];0))))">
            <text:p/>
          </table:table-cell>
          <table:table-cell table:style-name="ce138" table:formula="of:=IF([.J$1]=&quot;&quot;;&quot;&quot;;IF([.$A9]=&quot;&quot;;&quot;&quot;;IF(VLOOKUP([.$A9];INDIRECT([.J$1]&amp;&quot;!$a$5:$xa$200&quot;);[.J$4];0)=&quot;não entregou&quot;;0;VLOOKUP([.$A9];INDIRECT([.J$1]&amp;&quot;!$a$5:$xa$200&quot;);[.J$4];0))))">
            <text:p/>
          </table:table-cell>
          <table:table-cell table:style-name="ce138" table:formula="of:=IF([.K$1]=&quot;&quot;;&quot;&quot;;IF([.$A9]=&quot;&quot;;&quot;&quot;;IF(VLOOKUP([.$A9];INDIRECT([.K$1]&amp;&quot;!$a$5:$xa$200&quot;);[.K$4];0)=&quot;não entregou&quot;;0;VLOOKUP([.$A9];INDIRECT([.K$1]&amp;&quot;!$a$5:$xa$200&quot;);[.K$4];0))))">
            <text:p/>
          </table:table-cell>
          <table:table-cell table:style-name="ce144" table:formula="of:=IF([.A9]=&quot;&quot;;&quot;&quot;;IF(SUM([.$B$3:.$K$3])=0;&quot;&quot;;SUMPRODUCT([.$B$3:.$K$3];[.B9:.K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formula="of:=IF([.B$1]=&quot;&quot;;&quot;&quot;;IF([.$A10]=&quot;&quot;;&quot;&quot;;IF(VLOOKUP([.$A10];INDIRECT([.B$1]&amp;&quot;!$a$5:$xa$200&quot;);[.B$4];0)=&quot;não entregou&quot;;0;VLOOKUP([.$A10];INDIRECT([.B$1]&amp;&quot;!$a$5:$xa$200&quot;);[.B$4];0))))">
            <text:p/>
          </table:table-cell>
          <table:table-cell table:style-name="ce138" table:formula="of:=IF([.C$1]=&quot;&quot;;&quot;&quot;;IF([.$A10]=&quot;&quot;;&quot;&quot;;IF(VLOOKUP([.$A10];INDIRECT([.C$1]&amp;&quot;!$a$5:$xa$200&quot;);[.C$4];0)=&quot;não entregou&quot;;0;VLOOKUP([.$A10];INDIRECT([.C$1]&amp;&quot;!$a$5:$xa$200&quot;);[.C$4];0))))">
            <text:p/>
          </table:table-cell>
          <table:table-cell table:style-name="ce138" table:formula="of:=IF([.D$1]=&quot;&quot;;&quot;&quot;;IF([.$A10]=&quot;&quot;;&quot;&quot;;IF(VLOOKUP([.$A10];INDIRECT([.D$1]&amp;&quot;!$a$5:$xa$200&quot;);[.D$4];0)=&quot;não entregou&quot;;0;VLOOKUP([.$A10];INDIRECT([.D$1]&amp;&quot;!$a$5:$xa$200&quot;);[.D$4];0))))">
            <text:p/>
          </table:table-cell>
          <table:table-cell table:style-name="ce138" table:formula="of:=IF([.E$1]=&quot;&quot;;&quot;&quot;;IF([.$A10]=&quot;&quot;;&quot;&quot;;IF(VLOOKUP([.$A10];INDIRECT([.E$1]&amp;&quot;!$a$5:$xa$200&quot;);[.E$4];0)=&quot;não entregou&quot;;0;VLOOKUP([.$A10];INDIRECT([.E$1]&amp;&quot;!$a$5:$xa$200&quot;);[.E$4];0))))">
            <text:p/>
          </table:table-cell>
          <table:table-cell table:style-name="ce138" table:formula="of:=IF([.F$1]=&quot;&quot;;&quot;&quot;;IF([.$A10]=&quot;&quot;;&quot;&quot;;IF(VLOOKUP([.$A10];INDIRECT([.F$1]&amp;&quot;!$a$5:$xa$200&quot;);[.F$4];0)=&quot;não entregou&quot;;0;VLOOKUP([.$A10];INDIRECT([.F$1]&amp;&quot;!$a$5:$xa$200&quot;);[.F$4];0))))">
            <text:p/>
          </table:table-cell>
          <table:table-cell table:style-name="ce138" table:formula="of:=IF([.G$1]=&quot;&quot;;&quot;&quot;;IF([.$A10]=&quot;&quot;;&quot;&quot;;IF(VLOOKUP([.$A10];INDIRECT([.G$1]&amp;&quot;!$a$5:$xa$200&quot;);[.G$4];0)=&quot;não entregou&quot;;0;VLOOKUP([.$A10];INDIRECT([.G$1]&amp;&quot;!$a$5:$xa$200&quot;);[.G$4];0))))">
            <text:p/>
          </table:table-cell>
          <table:table-cell table:style-name="ce138" table:formula="of:=IF([.H$1]=&quot;&quot;;&quot;&quot;;IF([.$A10]=&quot;&quot;;&quot;&quot;;IF(VLOOKUP([.$A10];INDIRECT([.H$1]&amp;&quot;!$a$5:$xa$200&quot;);[.H$4];0)=&quot;não entregou&quot;;0;VLOOKUP([.$A10];INDIRECT([.H$1]&amp;&quot;!$a$5:$xa$200&quot;);[.H$4];0))))">
            <text:p/>
          </table:table-cell>
          <table:table-cell table:style-name="ce138" table:formula="of:=IF([.I$1]=&quot;&quot;;&quot;&quot;;IF([.$A10]=&quot;&quot;;&quot;&quot;;IF(VLOOKUP([.$A10];INDIRECT([.I$1]&amp;&quot;!$a$5:$xa$200&quot;);[.I$4];0)=&quot;não entregou&quot;;0;VLOOKUP([.$A10];INDIRECT([.I$1]&amp;&quot;!$a$5:$xa$200&quot;);[.I$4];0))))">
            <text:p/>
          </table:table-cell>
          <table:table-cell table:style-name="ce138" table:formula="of:=IF([.J$1]=&quot;&quot;;&quot;&quot;;IF([.$A10]=&quot;&quot;;&quot;&quot;;IF(VLOOKUP([.$A10];INDIRECT([.J$1]&amp;&quot;!$a$5:$xa$200&quot;);[.J$4];0)=&quot;não entregou&quot;;0;VLOOKUP([.$A10];INDIRECT([.J$1]&amp;&quot;!$a$5:$xa$200&quot;);[.J$4];0))))">
            <text:p/>
          </table:table-cell>
          <table:table-cell table:style-name="ce138" table:formula="of:=IF([.K$1]=&quot;&quot;;&quot;&quot;;IF([.$A10]=&quot;&quot;;&quot;&quot;;IF(VLOOKUP([.$A10];INDIRECT([.K$1]&amp;&quot;!$a$5:$xa$200&quot;);[.K$4];0)=&quot;não entregou&quot;;0;VLOOKUP([.$A10];INDIRECT([.K$1]&amp;&quot;!$a$5:$xa$200&quot;);[.K$4];0))))">
            <text:p/>
          </table:table-cell>
          <table:table-cell table:style-name="ce144" table:formula="of:=IF([.A10]=&quot;&quot;;&quot;&quot;;IF(SUM([.$B$3:.$K$3])=0;&quot;&quot;;SUMPRODUCT([.$B$3:.$K$3];[.B10:.K1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formula="of:=IF([.B$1]=&quot;&quot;;&quot;&quot;;IF([.$A11]=&quot;&quot;;&quot;&quot;;IF(VLOOKUP([.$A11];INDIRECT([.B$1]&amp;&quot;!$a$5:$xa$200&quot;);[.B$4];0)=&quot;não entregou&quot;;0;VLOOKUP([.$A11];INDIRECT([.B$1]&amp;&quot;!$a$5:$xa$200&quot;);[.B$4];0))))">
            <text:p/>
          </table:table-cell>
          <table:table-cell table:style-name="ce138" table:formula="of:=IF([.C$1]=&quot;&quot;;&quot;&quot;;IF([.$A11]=&quot;&quot;;&quot;&quot;;IF(VLOOKUP([.$A11];INDIRECT([.C$1]&amp;&quot;!$a$5:$xa$200&quot;);[.C$4];0)=&quot;não entregou&quot;;0;VLOOKUP([.$A11];INDIRECT([.C$1]&amp;&quot;!$a$5:$xa$200&quot;);[.C$4];0))))">
            <text:p/>
          </table:table-cell>
          <table:table-cell table:style-name="ce138" table:formula="of:=IF([.D$1]=&quot;&quot;;&quot;&quot;;IF([.$A11]=&quot;&quot;;&quot;&quot;;IF(VLOOKUP([.$A11];INDIRECT([.D$1]&amp;&quot;!$a$5:$xa$200&quot;);[.D$4];0)=&quot;não entregou&quot;;0;VLOOKUP([.$A11];INDIRECT([.D$1]&amp;&quot;!$a$5:$xa$200&quot;);[.D$4];0))))">
            <text:p/>
          </table:table-cell>
          <table:table-cell table:style-name="ce138" table:formula="of:=IF([.E$1]=&quot;&quot;;&quot;&quot;;IF([.$A11]=&quot;&quot;;&quot;&quot;;IF(VLOOKUP([.$A11];INDIRECT([.E$1]&amp;&quot;!$a$5:$xa$200&quot;);[.E$4];0)=&quot;não entregou&quot;;0;VLOOKUP([.$A11];INDIRECT([.E$1]&amp;&quot;!$a$5:$xa$200&quot;);[.E$4];0))))">
            <text:p/>
          </table:table-cell>
          <table:table-cell table:style-name="ce138" table:formula="of:=IF([.F$1]=&quot;&quot;;&quot;&quot;;IF([.$A11]=&quot;&quot;;&quot;&quot;;IF(VLOOKUP([.$A11];INDIRECT([.F$1]&amp;&quot;!$a$5:$xa$200&quot;);[.F$4];0)=&quot;não entregou&quot;;0;VLOOKUP([.$A11];INDIRECT([.F$1]&amp;&quot;!$a$5:$xa$200&quot;);[.F$4];0))))">
            <text:p/>
          </table:table-cell>
          <table:table-cell table:style-name="ce138" table:formula="of:=IF([.G$1]=&quot;&quot;;&quot;&quot;;IF([.$A11]=&quot;&quot;;&quot;&quot;;IF(VLOOKUP([.$A11];INDIRECT([.G$1]&amp;&quot;!$a$5:$xa$200&quot;);[.G$4];0)=&quot;não entregou&quot;;0;VLOOKUP([.$A11];INDIRECT([.G$1]&amp;&quot;!$a$5:$xa$200&quot;);[.G$4];0))))">
            <text:p/>
          </table:table-cell>
          <table:table-cell table:style-name="ce138" table:formula="of:=IF([.H$1]=&quot;&quot;;&quot;&quot;;IF([.$A11]=&quot;&quot;;&quot;&quot;;IF(VLOOKUP([.$A11];INDIRECT([.H$1]&amp;&quot;!$a$5:$xa$200&quot;);[.H$4];0)=&quot;não entregou&quot;;0;VLOOKUP([.$A11];INDIRECT([.H$1]&amp;&quot;!$a$5:$xa$200&quot;);[.H$4];0))))">
            <text:p/>
          </table:table-cell>
          <table:table-cell table:style-name="ce138" table:formula="of:=IF([.I$1]=&quot;&quot;;&quot;&quot;;IF([.$A11]=&quot;&quot;;&quot;&quot;;IF(VLOOKUP([.$A11];INDIRECT([.I$1]&amp;&quot;!$a$5:$xa$200&quot;);[.I$4];0)=&quot;não entregou&quot;;0;VLOOKUP([.$A11];INDIRECT([.I$1]&amp;&quot;!$a$5:$xa$200&quot;);[.I$4];0))))">
            <text:p/>
          </table:table-cell>
          <table:table-cell table:style-name="ce138" table:formula="of:=IF([.J$1]=&quot;&quot;;&quot;&quot;;IF([.$A11]=&quot;&quot;;&quot;&quot;;IF(VLOOKUP([.$A11];INDIRECT([.J$1]&amp;&quot;!$a$5:$xa$200&quot;);[.J$4];0)=&quot;não entregou&quot;;0;VLOOKUP([.$A11];INDIRECT([.J$1]&amp;&quot;!$a$5:$xa$200&quot;);[.J$4];0))))">
            <text:p/>
          </table:table-cell>
          <table:table-cell table:style-name="ce138" table:formula="of:=IF([.K$1]=&quot;&quot;;&quot;&quot;;IF([.$A11]=&quot;&quot;;&quot;&quot;;IF(VLOOKUP([.$A11];INDIRECT([.K$1]&amp;&quot;!$a$5:$xa$200&quot;);[.K$4];0)=&quot;não entregou&quot;;0;VLOOKUP([.$A11];INDIRECT([.K$1]&amp;&quot;!$a$5:$xa$200&quot;);[.K$4];0))))">
            <text:p/>
          </table:table-cell>
          <table:table-cell table:style-name="ce144" table:formula="of:=IF([.A11]=&quot;&quot;;&quot;&quot;;IF(SUM([.$B$3:.$K$3])=0;&quot;&quot;;SUMPRODUCT([.$B$3:.$K$3];[.B11:.K1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formula="of:=IF([.B$1]=&quot;&quot;;&quot;&quot;;IF([.$A12]=&quot;&quot;;&quot;&quot;;IF(VLOOKUP([.$A12];INDIRECT([.B$1]&amp;&quot;!$a$5:$xa$200&quot;);[.B$4];0)=&quot;não entregou&quot;;0;VLOOKUP([.$A12];INDIRECT([.B$1]&amp;&quot;!$a$5:$xa$200&quot;);[.B$4];0))))">
            <text:p/>
          </table:table-cell>
          <table:table-cell table:style-name="ce138" table:formula="of:=IF([.C$1]=&quot;&quot;;&quot;&quot;;IF([.$A12]=&quot;&quot;;&quot;&quot;;IF(VLOOKUP([.$A12];INDIRECT([.C$1]&amp;&quot;!$a$5:$xa$200&quot;);[.C$4];0)=&quot;não entregou&quot;;0;VLOOKUP([.$A12];INDIRECT([.C$1]&amp;&quot;!$a$5:$xa$200&quot;);[.C$4];0))))">
            <text:p/>
          </table:table-cell>
          <table:table-cell table:style-name="ce138" table:formula="of:=IF([.D$1]=&quot;&quot;;&quot;&quot;;IF([.$A12]=&quot;&quot;;&quot;&quot;;IF(VLOOKUP([.$A12];INDIRECT([.D$1]&amp;&quot;!$a$5:$xa$200&quot;);[.D$4];0)=&quot;não entregou&quot;;0;VLOOKUP([.$A12];INDIRECT([.D$1]&amp;&quot;!$a$5:$xa$200&quot;);[.D$4];0))))">
            <text:p/>
          </table:table-cell>
          <table:table-cell table:style-name="ce138" table:formula="of:=IF([.E$1]=&quot;&quot;;&quot;&quot;;IF([.$A12]=&quot;&quot;;&quot;&quot;;IF(VLOOKUP([.$A12];INDIRECT([.E$1]&amp;&quot;!$a$5:$xa$200&quot;);[.E$4];0)=&quot;não entregou&quot;;0;VLOOKUP([.$A12];INDIRECT([.E$1]&amp;&quot;!$a$5:$xa$200&quot;);[.E$4];0))))">
            <text:p/>
          </table:table-cell>
          <table:table-cell table:style-name="ce138" table:formula="of:=IF([.F$1]=&quot;&quot;;&quot;&quot;;IF([.$A12]=&quot;&quot;;&quot;&quot;;IF(VLOOKUP([.$A12];INDIRECT([.F$1]&amp;&quot;!$a$5:$xa$200&quot;);[.F$4];0)=&quot;não entregou&quot;;0;VLOOKUP([.$A12];INDIRECT([.F$1]&amp;&quot;!$a$5:$xa$200&quot;);[.F$4];0))))">
            <text:p/>
          </table:table-cell>
          <table:table-cell table:style-name="ce138" table:formula="of:=IF([.G$1]=&quot;&quot;;&quot;&quot;;IF([.$A12]=&quot;&quot;;&quot;&quot;;IF(VLOOKUP([.$A12];INDIRECT([.G$1]&amp;&quot;!$a$5:$xa$200&quot;);[.G$4];0)=&quot;não entregou&quot;;0;VLOOKUP([.$A12];INDIRECT([.G$1]&amp;&quot;!$a$5:$xa$200&quot;);[.G$4];0))))">
            <text:p/>
          </table:table-cell>
          <table:table-cell table:style-name="ce138" table:formula="of:=IF([.H$1]=&quot;&quot;;&quot;&quot;;IF([.$A12]=&quot;&quot;;&quot;&quot;;IF(VLOOKUP([.$A12];INDIRECT([.H$1]&amp;&quot;!$a$5:$xa$200&quot;);[.H$4];0)=&quot;não entregou&quot;;0;VLOOKUP([.$A12];INDIRECT([.H$1]&amp;&quot;!$a$5:$xa$200&quot;);[.H$4];0))))">
            <text:p/>
          </table:table-cell>
          <table:table-cell table:style-name="ce138" table:formula="of:=IF([.I$1]=&quot;&quot;;&quot;&quot;;IF([.$A12]=&quot;&quot;;&quot;&quot;;IF(VLOOKUP([.$A12];INDIRECT([.I$1]&amp;&quot;!$a$5:$xa$200&quot;);[.I$4];0)=&quot;não entregou&quot;;0;VLOOKUP([.$A12];INDIRECT([.I$1]&amp;&quot;!$a$5:$xa$200&quot;);[.I$4];0))))">
            <text:p/>
          </table:table-cell>
          <table:table-cell table:style-name="ce138" table:formula="of:=IF([.J$1]=&quot;&quot;;&quot;&quot;;IF([.$A12]=&quot;&quot;;&quot;&quot;;IF(VLOOKUP([.$A12];INDIRECT([.J$1]&amp;&quot;!$a$5:$xa$200&quot;);[.J$4];0)=&quot;não entregou&quot;;0;VLOOKUP([.$A12];INDIRECT([.J$1]&amp;&quot;!$a$5:$xa$200&quot;);[.J$4];0))))">
            <text:p/>
          </table:table-cell>
          <table:table-cell table:style-name="ce138" table:formula="of:=IF([.K$1]=&quot;&quot;;&quot;&quot;;IF([.$A12]=&quot;&quot;;&quot;&quot;;IF(VLOOKUP([.$A12];INDIRECT([.K$1]&amp;&quot;!$a$5:$xa$200&quot;);[.K$4];0)=&quot;não entregou&quot;;0;VLOOKUP([.$A12];INDIRECT([.K$1]&amp;&quot;!$a$5:$xa$200&quot;);[.K$4];0))))">
            <text:p/>
          </table:table-cell>
          <table:table-cell table:style-name="ce144" table:formula="of:=IF([.A12]=&quot;&quot;;&quot;&quot;;IF(SUM([.$B$3:.$K$3])=0;&quot;&quot;;SUMPRODUCT([.$B$3:.$K$3];[.B12:.K1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formula="of:=IF([.B$1]=&quot;&quot;;&quot;&quot;;IF([.$A13]=&quot;&quot;;&quot;&quot;;IF(VLOOKUP([.$A13];INDIRECT([.B$1]&amp;&quot;!$a$5:$xa$200&quot;);[.B$4];0)=&quot;não entregou&quot;;0;VLOOKUP([.$A13];INDIRECT([.B$1]&amp;&quot;!$a$5:$xa$200&quot;);[.B$4];0))))">
            <text:p/>
          </table:table-cell>
          <table:table-cell table:style-name="ce138" table:formula="of:=IF([.C$1]=&quot;&quot;;&quot;&quot;;IF([.$A13]=&quot;&quot;;&quot;&quot;;IF(VLOOKUP([.$A13];INDIRECT([.C$1]&amp;&quot;!$a$5:$xa$200&quot;);[.C$4];0)=&quot;não entregou&quot;;0;VLOOKUP([.$A13];INDIRECT([.C$1]&amp;&quot;!$a$5:$xa$200&quot;);[.C$4];0))))">
            <text:p/>
          </table:table-cell>
          <table:table-cell table:style-name="ce138" table:formula="of:=IF([.D$1]=&quot;&quot;;&quot;&quot;;IF([.$A13]=&quot;&quot;;&quot;&quot;;IF(VLOOKUP([.$A13];INDIRECT([.D$1]&amp;&quot;!$a$5:$xa$200&quot;);[.D$4];0)=&quot;não entregou&quot;;0;VLOOKUP([.$A13];INDIRECT([.D$1]&amp;&quot;!$a$5:$xa$200&quot;);[.D$4];0))))">
            <text:p/>
          </table:table-cell>
          <table:table-cell table:style-name="ce138" table:formula="of:=IF([.E$1]=&quot;&quot;;&quot;&quot;;IF([.$A13]=&quot;&quot;;&quot;&quot;;IF(VLOOKUP([.$A13];INDIRECT([.E$1]&amp;&quot;!$a$5:$xa$200&quot;);[.E$4];0)=&quot;não entregou&quot;;0;VLOOKUP([.$A13];INDIRECT([.E$1]&amp;&quot;!$a$5:$xa$200&quot;);[.E$4];0))))">
            <text:p/>
          </table:table-cell>
          <table:table-cell table:style-name="ce138" table:formula="of:=IF([.F$1]=&quot;&quot;;&quot;&quot;;IF([.$A13]=&quot;&quot;;&quot;&quot;;IF(VLOOKUP([.$A13];INDIRECT([.F$1]&amp;&quot;!$a$5:$xa$200&quot;);[.F$4];0)=&quot;não entregou&quot;;0;VLOOKUP([.$A13];INDIRECT([.F$1]&amp;&quot;!$a$5:$xa$200&quot;);[.F$4];0))))">
            <text:p/>
          </table:table-cell>
          <table:table-cell table:style-name="ce138" table:formula="of:=IF([.G$1]=&quot;&quot;;&quot;&quot;;IF([.$A13]=&quot;&quot;;&quot;&quot;;IF(VLOOKUP([.$A13];INDIRECT([.G$1]&amp;&quot;!$a$5:$xa$200&quot;);[.G$4];0)=&quot;não entregou&quot;;0;VLOOKUP([.$A13];INDIRECT([.G$1]&amp;&quot;!$a$5:$xa$200&quot;);[.G$4];0))))">
            <text:p/>
          </table:table-cell>
          <table:table-cell table:style-name="ce138" table:formula="of:=IF([.H$1]=&quot;&quot;;&quot;&quot;;IF([.$A13]=&quot;&quot;;&quot;&quot;;IF(VLOOKUP([.$A13];INDIRECT([.H$1]&amp;&quot;!$a$5:$xa$200&quot;);[.H$4];0)=&quot;não entregou&quot;;0;VLOOKUP([.$A13];INDIRECT([.H$1]&amp;&quot;!$a$5:$xa$200&quot;);[.H$4];0))))">
            <text:p/>
          </table:table-cell>
          <table:table-cell table:style-name="ce138" table:formula="of:=IF([.I$1]=&quot;&quot;;&quot;&quot;;IF([.$A13]=&quot;&quot;;&quot;&quot;;IF(VLOOKUP([.$A13];INDIRECT([.I$1]&amp;&quot;!$a$5:$xa$200&quot;);[.I$4];0)=&quot;não entregou&quot;;0;VLOOKUP([.$A13];INDIRECT([.I$1]&amp;&quot;!$a$5:$xa$200&quot;);[.I$4];0))))">
            <text:p/>
          </table:table-cell>
          <table:table-cell table:style-name="ce138" table:formula="of:=IF([.J$1]=&quot;&quot;;&quot;&quot;;IF([.$A13]=&quot;&quot;;&quot;&quot;;IF(VLOOKUP([.$A13];INDIRECT([.J$1]&amp;&quot;!$a$5:$xa$200&quot;);[.J$4];0)=&quot;não entregou&quot;;0;VLOOKUP([.$A13];INDIRECT([.J$1]&amp;&quot;!$a$5:$xa$200&quot;);[.J$4];0))))">
            <text:p/>
          </table:table-cell>
          <table:table-cell table:style-name="ce138" table:formula="of:=IF([.K$1]=&quot;&quot;;&quot;&quot;;IF([.$A13]=&quot;&quot;;&quot;&quot;;IF(VLOOKUP([.$A13];INDIRECT([.K$1]&amp;&quot;!$a$5:$xa$200&quot;);[.K$4];0)=&quot;não entregou&quot;;0;VLOOKUP([.$A13];INDIRECT([.K$1]&amp;&quot;!$a$5:$xa$200&quot;);[.K$4];0))))">
            <text:p/>
          </table:table-cell>
          <table:table-cell table:style-name="ce144" table:formula="of:=IF([.A13]=&quot;&quot;;&quot;&quot;;IF(SUM([.$B$3:.$K$3])=0;&quot;&quot;;SUMPRODUCT([.$B$3:.$K$3];[.B13:.K1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table:formula="of:=IF([.B$1]=&quot;&quot;;&quot;&quot;;IF([.$A14]=&quot;&quot;;&quot;&quot;;IF(VLOOKUP([.$A14];INDIRECT([.B$1]&amp;&quot;!$a$5:$xa$200&quot;);[.B$4];0)=&quot;não entregou&quot;;0;VLOOKUP([.$A14];INDIRECT([.B$1]&amp;&quot;!$a$5:$xa$200&quot;);[.B$4];0))))">
            <text:p/>
          </table:table-cell>
          <table:table-cell table:style-name="ce138" table:formula="of:=IF([.C$1]=&quot;&quot;;&quot;&quot;;IF([.$A14]=&quot;&quot;;&quot;&quot;;IF(VLOOKUP([.$A14];INDIRECT([.C$1]&amp;&quot;!$a$5:$xa$200&quot;);[.C$4];0)=&quot;não entregou&quot;;0;VLOOKUP([.$A14];INDIRECT([.C$1]&amp;&quot;!$a$5:$xa$200&quot;);[.C$4];0))))">
            <text:p/>
          </table:table-cell>
          <table:table-cell table:style-name="ce138" table:formula="of:=IF([.D$1]=&quot;&quot;;&quot;&quot;;IF([.$A14]=&quot;&quot;;&quot;&quot;;IF(VLOOKUP([.$A14];INDIRECT([.D$1]&amp;&quot;!$a$5:$xa$200&quot;);[.D$4];0)=&quot;não entregou&quot;;0;VLOOKUP([.$A14];INDIRECT([.D$1]&amp;&quot;!$a$5:$xa$200&quot;);[.D$4];0))))">
            <text:p/>
          </table:table-cell>
          <table:table-cell table:style-name="ce138" table:formula="of:=IF([.E$1]=&quot;&quot;;&quot;&quot;;IF([.$A14]=&quot;&quot;;&quot;&quot;;IF(VLOOKUP([.$A14];INDIRECT([.E$1]&amp;&quot;!$a$5:$xa$200&quot;);[.E$4];0)=&quot;não entregou&quot;;0;VLOOKUP([.$A14];INDIRECT([.E$1]&amp;&quot;!$a$5:$xa$200&quot;);[.E$4];0))))">
            <text:p/>
          </table:table-cell>
          <table:table-cell table:style-name="ce138" table:formula="of:=IF([.F$1]=&quot;&quot;;&quot;&quot;;IF([.$A14]=&quot;&quot;;&quot;&quot;;IF(VLOOKUP([.$A14];INDIRECT([.F$1]&amp;&quot;!$a$5:$xa$200&quot;);[.F$4];0)=&quot;não entregou&quot;;0;VLOOKUP([.$A14];INDIRECT([.F$1]&amp;&quot;!$a$5:$xa$200&quot;);[.F$4];0))))">
            <text:p/>
          </table:table-cell>
          <table:table-cell table:style-name="ce138" table:formula="of:=IF([.G$1]=&quot;&quot;;&quot;&quot;;IF([.$A14]=&quot;&quot;;&quot;&quot;;IF(VLOOKUP([.$A14];INDIRECT([.G$1]&amp;&quot;!$a$5:$xa$200&quot;);[.G$4];0)=&quot;não entregou&quot;;0;VLOOKUP([.$A14];INDIRECT([.G$1]&amp;&quot;!$a$5:$xa$200&quot;);[.G$4];0))))">
            <text:p/>
          </table:table-cell>
          <table:table-cell table:style-name="ce138" table:formula="of:=IF([.H$1]=&quot;&quot;;&quot;&quot;;IF([.$A14]=&quot;&quot;;&quot;&quot;;IF(VLOOKUP([.$A14];INDIRECT([.H$1]&amp;&quot;!$a$5:$xa$200&quot;);[.H$4];0)=&quot;não entregou&quot;;0;VLOOKUP([.$A14];INDIRECT([.H$1]&amp;&quot;!$a$5:$xa$200&quot;);[.H$4];0))))">
            <text:p/>
          </table:table-cell>
          <table:table-cell table:style-name="ce138" table:formula="of:=IF([.I$1]=&quot;&quot;;&quot;&quot;;IF([.$A14]=&quot;&quot;;&quot;&quot;;IF(VLOOKUP([.$A14];INDIRECT([.I$1]&amp;&quot;!$a$5:$xa$200&quot;);[.I$4];0)=&quot;não entregou&quot;;0;VLOOKUP([.$A14];INDIRECT([.I$1]&amp;&quot;!$a$5:$xa$200&quot;);[.I$4];0))))">
            <text:p/>
          </table:table-cell>
          <table:table-cell table:style-name="ce138" table:formula="of:=IF([.J$1]=&quot;&quot;;&quot;&quot;;IF([.$A14]=&quot;&quot;;&quot;&quot;;IF(VLOOKUP([.$A14];INDIRECT([.J$1]&amp;&quot;!$a$5:$xa$200&quot;);[.J$4];0)=&quot;não entregou&quot;;0;VLOOKUP([.$A14];INDIRECT([.J$1]&amp;&quot;!$a$5:$xa$200&quot;);[.J$4];0))))">
            <text:p/>
          </table:table-cell>
          <table:table-cell table:style-name="ce138" table:formula="of:=IF([.K$1]=&quot;&quot;;&quot;&quot;;IF([.$A14]=&quot;&quot;;&quot;&quot;;IF(VLOOKUP([.$A14];INDIRECT([.K$1]&amp;&quot;!$a$5:$xa$200&quot;);[.K$4];0)=&quot;não entregou&quot;;0;VLOOKUP([.$A14];INDIRECT([.K$1]&amp;&quot;!$a$5:$xa$200&quot;);[.K$4];0))))">
            <text:p/>
          </table:table-cell>
          <table:table-cell table:style-name="ce144" table:formula="of:=IF([.A14]=&quot;&quot;;&quot;&quot;;IF(SUM([.$B$3:.$K$3])=0;&quot;&quot;;SUMPRODUCT([.$B$3:.$K$3];[.B14:.K1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table:formula="of:=IF([.B$1]=&quot;&quot;;&quot;&quot;;IF([.$A15]=&quot;&quot;;&quot;&quot;;IF(VLOOKUP([.$A15];INDIRECT([.B$1]&amp;&quot;!$a$5:$xa$200&quot;);[.B$4];0)=&quot;não entregou&quot;;0;VLOOKUP([.$A15];INDIRECT([.B$1]&amp;&quot;!$a$5:$xa$200&quot;);[.B$4];0))))">
            <text:p/>
          </table:table-cell>
          <table:table-cell table:style-name="ce138" table:formula="of:=IF([.C$1]=&quot;&quot;;&quot;&quot;;IF([.$A15]=&quot;&quot;;&quot;&quot;;IF(VLOOKUP([.$A15];INDIRECT([.C$1]&amp;&quot;!$a$5:$xa$200&quot;);[.C$4];0)=&quot;não entregou&quot;;0;VLOOKUP([.$A15];INDIRECT([.C$1]&amp;&quot;!$a$5:$xa$200&quot;);[.C$4];0))))">
            <text:p/>
          </table:table-cell>
          <table:table-cell table:style-name="ce138" table:formula="of:=IF([.D$1]=&quot;&quot;;&quot;&quot;;IF([.$A15]=&quot;&quot;;&quot;&quot;;IF(VLOOKUP([.$A15];INDIRECT([.D$1]&amp;&quot;!$a$5:$xa$200&quot;);[.D$4];0)=&quot;não entregou&quot;;0;VLOOKUP([.$A15];INDIRECT([.D$1]&amp;&quot;!$a$5:$xa$200&quot;);[.D$4];0))))">
            <text:p/>
          </table:table-cell>
          <table:table-cell table:style-name="ce138" table:formula="of:=IF([.E$1]=&quot;&quot;;&quot;&quot;;IF([.$A15]=&quot;&quot;;&quot;&quot;;IF(VLOOKUP([.$A15];INDIRECT([.E$1]&amp;&quot;!$a$5:$xa$200&quot;);[.E$4];0)=&quot;não entregou&quot;;0;VLOOKUP([.$A15];INDIRECT([.E$1]&amp;&quot;!$a$5:$xa$200&quot;);[.E$4];0))))">
            <text:p/>
          </table:table-cell>
          <table:table-cell table:style-name="ce138" table:formula="of:=IF([.F$1]=&quot;&quot;;&quot;&quot;;IF([.$A15]=&quot;&quot;;&quot;&quot;;IF(VLOOKUP([.$A15];INDIRECT([.F$1]&amp;&quot;!$a$5:$xa$200&quot;);[.F$4];0)=&quot;não entregou&quot;;0;VLOOKUP([.$A15];INDIRECT([.F$1]&amp;&quot;!$a$5:$xa$200&quot;);[.F$4];0))))">
            <text:p/>
          </table:table-cell>
          <table:table-cell table:style-name="ce138" table:formula="of:=IF([.G$1]=&quot;&quot;;&quot;&quot;;IF([.$A15]=&quot;&quot;;&quot;&quot;;IF(VLOOKUP([.$A15];INDIRECT([.G$1]&amp;&quot;!$a$5:$xa$200&quot;);[.G$4];0)=&quot;não entregou&quot;;0;VLOOKUP([.$A15];INDIRECT([.G$1]&amp;&quot;!$a$5:$xa$200&quot;);[.G$4];0))))">
            <text:p/>
          </table:table-cell>
          <table:table-cell table:style-name="ce138" table:formula="of:=IF([.H$1]=&quot;&quot;;&quot;&quot;;IF([.$A15]=&quot;&quot;;&quot;&quot;;IF(VLOOKUP([.$A15];INDIRECT([.H$1]&amp;&quot;!$a$5:$xa$200&quot;);[.H$4];0)=&quot;não entregou&quot;;0;VLOOKUP([.$A15];INDIRECT([.H$1]&amp;&quot;!$a$5:$xa$200&quot;);[.H$4];0))))">
            <text:p/>
          </table:table-cell>
          <table:table-cell table:style-name="ce138" table:formula="of:=IF([.I$1]=&quot;&quot;;&quot;&quot;;IF([.$A15]=&quot;&quot;;&quot;&quot;;IF(VLOOKUP([.$A15];INDIRECT([.I$1]&amp;&quot;!$a$5:$xa$200&quot;);[.I$4];0)=&quot;não entregou&quot;;0;VLOOKUP([.$A15];INDIRECT([.I$1]&amp;&quot;!$a$5:$xa$200&quot;);[.I$4];0))))">
            <text:p/>
          </table:table-cell>
          <table:table-cell table:style-name="ce138" table:formula="of:=IF([.J$1]=&quot;&quot;;&quot;&quot;;IF([.$A15]=&quot;&quot;;&quot;&quot;;IF(VLOOKUP([.$A15];INDIRECT([.J$1]&amp;&quot;!$a$5:$xa$200&quot;);[.J$4];0)=&quot;não entregou&quot;;0;VLOOKUP([.$A15];INDIRECT([.J$1]&amp;&quot;!$a$5:$xa$200&quot;);[.J$4];0))))">
            <text:p/>
          </table:table-cell>
          <table:table-cell table:style-name="ce138" table:formula="of:=IF([.K$1]=&quot;&quot;;&quot;&quot;;IF([.$A15]=&quot;&quot;;&quot;&quot;;IF(VLOOKUP([.$A15];INDIRECT([.K$1]&amp;&quot;!$a$5:$xa$200&quot;);[.K$4];0)=&quot;não entregou&quot;;0;VLOOKUP([.$A15];INDIRECT([.K$1]&amp;&quot;!$a$5:$xa$200&quot;);[.K$4];0))))">
            <text:p/>
          </table:table-cell>
          <table:table-cell table:style-name="ce144" table:formula="of:=IF([.A15]=&quot;&quot;;&quot;&quot;;IF(SUM([.$B$3:.$K$3])=0;&quot;&quot;;SUMPRODUCT([.$B$3:.$K$3];[.B15:.K1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formula="of:=IF([.B$1]=&quot;&quot;;&quot;&quot;;IF([.$A16]=&quot;&quot;;&quot;&quot;;IF(VLOOKUP([.$A16];INDIRECT([.B$1]&amp;&quot;!$a$5:$xa$200&quot;);[.B$4];0)=&quot;não entregou&quot;;0;VLOOKUP([.$A16];INDIRECT([.B$1]&amp;&quot;!$a$5:$xa$200&quot;);[.B$4];0))))">
            <text:p/>
          </table:table-cell>
          <table:table-cell table:style-name="ce138" table:formula="of:=IF([.C$1]=&quot;&quot;;&quot;&quot;;IF([.$A16]=&quot;&quot;;&quot;&quot;;IF(VLOOKUP([.$A16];INDIRECT([.C$1]&amp;&quot;!$a$5:$xa$200&quot;);[.C$4];0)=&quot;não entregou&quot;;0;VLOOKUP([.$A16];INDIRECT([.C$1]&amp;&quot;!$a$5:$xa$200&quot;);[.C$4];0))))">
            <text:p/>
          </table:table-cell>
          <table:table-cell table:style-name="ce138" table:formula="of:=IF([.D$1]=&quot;&quot;;&quot;&quot;;IF([.$A16]=&quot;&quot;;&quot;&quot;;IF(VLOOKUP([.$A16];INDIRECT([.D$1]&amp;&quot;!$a$5:$xa$200&quot;);[.D$4];0)=&quot;não entregou&quot;;0;VLOOKUP([.$A16];INDIRECT([.D$1]&amp;&quot;!$a$5:$xa$200&quot;);[.D$4];0))))">
            <text:p/>
          </table:table-cell>
          <table:table-cell table:style-name="ce138" table:formula="of:=IF([.E$1]=&quot;&quot;;&quot;&quot;;IF([.$A16]=&quot;&quot;;&quot;&quot;;IF(VLOOKUP([.$A16];INDIRECT([.E$1]&amp;&quot;!$a$5:$xa$200&quot;);[.E$4];0)=&quot;não entregou&quot;;0;VLOOKUP([.$A16];INDIRECT([.E$1]&amp;&quot;!$a$5:$xa$200&quot;);[.E$4];0))))">
            <text:p/>
          </table:table-cell>
          <table:table-cell table:style-name="ce138" table:formula="of:=IF([.F$1]=&quot;&quot;;&quot;&quot;;IF([.$A16]=&quot;&quot;;&quot;&quot;;IF(VLOOKUP([.$A16];INDIRECT([.F$1]&amp;&quot;!$a$5:$xa$200&quot;);[.F$4];0)=&quot;não entregou&quot;;0;VLOOKUP([.$A16];INDIRECT([.F$1]&amp;&quot;!$a$5:$xa$200&quot;);[.F$4];0))))">
            <text:p/>
          </table:table-cell>
          <table:table-cell table:style-name="ce138" table:formula="of:=IF([.G$1]=&quot;&quot;;&quot;&quot;;IF([.$A16]=&quot;&quot;;&quot;&quot;;IF(VLOOKUP([.$A16];INDIRECT([.G$1]&amp;&quot;!$a$5:$xa$200&quot;);[.G$4];0)=&quot;não entregou&quot;;0;VLOOKUP([.$A16];INDIRECT([.G$1]&amp;&quot;!$a$5:$xa$200&quot;);[.G$4];0))))">
            <text:p/>
          </table:table-cell>
          <table:table-cell table:style-name="ce138" table:formula="of:=IF([.H$1]=&quot;&quot;;&quot;&quot;;IF([.$A16]=&quot;&quot;;&quot;&quot;;IF(VLOOKUP([.$A16];INDIRECT([.H$1]&amp;&quot;!$a$5:$xa$200&quot;);[.H$4];0)=&quot;não entregou&quot;;0;VLOOKUP([.$A16];INDIRECT([.H$1]&amp;&quot;!$a$5:$xa$200&quot;);[.H$4];0))))">
            <text:p/>
          </table:table-cell>
          <table:table-cell table:style-name="ce138" table:formula="of:=IF([.I$1]=&quot;&quot;;&quot;&quot;;IF([.$A16]=&quot;&quot;;&quot;&quot;;IF(VLOOKUP([.$A16];INDIRECT([.I$1]&amp;&quot;!$a$5:$xa$200&quot;);[.I$4];0)=&quot;não entregou&quot;;0;VLOOKUP([.$A16];INDIRECT([.I$1]&amp;&quot;!$a$5:$xa$200&quot;);[.I$4];0))))">
            <text:p/>
          </table:table-cell>
          <table:table-cell table:style-name="ce138" table:formula="of:=IF([.J$1]=&quot;&quot;;&quot;&quot;;IF([.$A16]=&quot;&quot;;&quot;&quot;;IF(VLOOKUP([.$A16];INDIRECT([.J$1]&amp;&quot;!$a$5:$xa$200&quot;);[.J$4];0)=&quot;não entregou&quot;;0;VLOOKUP([.$A16];INDIRECT([.J$1]&amp;&quot;!$a$5:$xa$200&quot;);[.J$4];0))))">
            <text:p/>
          </table:table-cell>
          <table:table-cell table:style-name="ce138" table:formula="of:=IF([.K$1]=&quot;&quot;;&quot;&quot;;IF([.$A16]=&quot;&quot;;&quot;&quot;;IF(VLOOKUP([.$A16];INDIRECT([.K$1]&amp;&quot;!$a$5:$xa$200&quot;);[.K$4];0)=&quot;não entregou&quot;;0;VLOOKUP([.$A16];INDIRECT([.K$1]&amp;&quot;!$a$5:$xa$200&quot;);[.K$4];0))))">
            <text:p/>
          </table:table-cell>
          <table:table-cell table:style-name="ce144" table:formula="of:=IF([.A16]=&quot;&quot;;&quot;&quot;;IF(SUM([.$B$3:.$K$3])=0;&quot;&quot;;SUMPRODUCT([.$B$3:.$K$3];[.B16:.K1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formula="of:=IF([.B$1]=&quot;&quot;;&quot;&quot;;IF([.$A17]=&quot;&quot;;&quot;&quot;;IF(VLOOKUP([.$A17];INDIRECT([.B$1]&amp;&quot;!$a$5:$xa$200&quot;);[.B$4];0)=&quot;não entregou&quot;;0;VLOOKUP([.$A17];INDIRECT([.B$1]&amp;&quot;!$a$5:$xa$200&quot;);[.B$4];0))))">
            <text:p/>
          </table:table-cell>
          <table:table-cell table:style-name="ce138" table:formula="of:=IF([.C$1]=&quot;&quot;;&quot;&quot;;IF([.$A17]=&quot;&quot;;&quot;&quot;;IF(VLOOKUP([.$A17];INDIRECT([.C$1]&amp;&quot;!$a$5:$xa$200&quot;);[.C$4];0)=&quot;não entregou&quot;;0;VLOOKUP([.$A17];INDIRECT([.C$1]&amp;&quot;!$a$5:$xa$200&quot;);[.C$4];0))))">
            <text:p/>
          </table:table-cell>
          <table:table-cell table:style-name="ce138" table:formula="of:=IF([.D$1]=&quot;&quot;;&quot;&quot;;IF([.$A17]=&quot;&quot;;&quot;&quot;;IF(VLOOKUP([.$A17];INDIRECT([.D$1]&amp;&quot;!$a$5:$xa$200&quot;);[.D$4];0)=&quot;não entregou&quot;;0;VLOOKUP([.$A17];INDIRECT([.D$1]&amp;&quot;!$a$5:$xa$200&quot;);[.D$4];0))))">
            <text:p/>
          </table:table-cell>
          <table:table-cell table:style-name="ce138" table:formula="of:=IF([.E$1]=&quot;&quot;;&quot;&quot;;IF([.$A17]=&quot;&quot;;&quot;&quot;;IF(VLOOKUP([.$A17];INDIRECT([.E$1]&amp;&quot;!$a$5:$xa$200&quot;);[.E$4];0)=&quot;não entregou&quot;;0;VLOOKUP([.$A17];INDIRECT([.E$1]&amp;&quot;!$a$5:$xa$200&quot;);[.E$4];0))))">
            <text:p/>
          </table:table-cell>
          <table:table-cell table:style-name="ce138" table:formula="of:=IF([.F$1]=&quot;&quot;;&quot;&quot;;IF([.$A17]=&quot;&quot;;&quot;&quot;;IF(VLOOKUP([.$A17];INDIRECT([.F$1]&amp;&quot;!$a$5:$xa$200&quot;);[.F$4];0)=&quot;não entregou&quot;;0;VLOOKUP([.$A17];INDIRECT([.F$1]&amp;&quot;!$a$5:$xa$200&quot;);[.F$4];0))))">
            <text:p/>
          </table:table-cell>
          <table:table-cell table:style-name="ce138" table:formula="of:=IF([.G$1]=&quot;&quot;;&quot;&quot;;IF([.$A17]=&quot;&quot;;&quot;&quot;;IF(VLOOKUP([.$A17];INDIRECT([.G$1]&amp;&quot;!$a$5:$xa$200&quot;);[.G$4];0)=&quot;não entregou&quot;;0;VLOOKUP([.$A17];INDIRECT([.G$1]&amp;&quot;!$a$5:$xa$200&quot;);[.G$4];0))))">
            <text:p/>
          </table:table-cell>
          <table:table-cell table:style-name="ce138" table:formula="of:=IF([.H$1]=&quot;&quot;;&quot;&quot;;IF([.$A17]=&quot;&quot;;&quot;&quot;;IF(VLOOKUP([.$A17];INDIRECT([.H$1]&amp;&quot;!$a$5:$xa$200&quot;);[.H$4];0)=&quot;não entregou&quot;;0;VLOOKUP([.$A17];INDIRECT([.H$1]&amp;&quot;!$a$5:$xa$200&quot;);[.H$4];0))))">
            <text:p/>
          </table:table-cell>
          <table:table-cell table:style-name="ce138" table:formula="of:=IF([.I$1]=&quot;&quot;;&quot;&quot;;IF([.$A17]=&quot;&quot;;&quot;&quot;;IF(VLOOKUP([.$A17];INDIRECT([.I$1]&amp;&quot;!$a$5:$xa$200&quot;);[.I$4];0)=&quot;não entregou&quot;;0;VLOOKUP([.$A17];INDIRECT([.I$1]&amp;&quot;!$a$5:$xa$200&quot;);[.I$4];0))))">
            <text:p/>
          </table:table-cell>
          <table:table-cell table:style-name="ce138" table:formula="of:=IF([.J$1]=&quot;&quot;;&quot;&quot;;IF([.$A17]=&quot;&quot;;&quot;&quot;;IF(VLOOKUP([.$A17];INDIRECT([.J$1]&amp;&quot;!$a$5:$xa$200&quot;);[.J$4];0)=&quot;não entregou&quot;;0;VLOOKUP([.$A17];INDIRECT([.J$1]&amp;&quot;!$a$5:$xa$200&quot;);[.J$4];0))))">
            <text:p/>
          </table:table-cell>
          <table:table-cell table:style-name="ce138" table:formula="of:=IF([.K$1]=&quot;&quot;;&quot;&quot;;IF([.$A17]=&quot;&quot;;&quot;&quot;;IF(VLOOKUP([.$A17];INDIRECT([.K$1]&amp;&quot;!$a$5:$xa$200&quot;);[.K$4];0)=&quot;não entregou&quot;;0;VLOOKUP([.$A17];INDIRECT([.K$1]&amp;&quot;!$a$5:$xa$200&quot;);[.K$4];0))))">
            <text:p/>
          </table:table-cell>
          <table:table-cell table:style-name="ce144" table:formula="of:=IF([.A17]=&quot;&quot;;&quot;&quot;;IF(SUM([.$B$3:.$K$3])=0;&quot;&quot;;SUMPRODUCT([.$B$3:.$K$3];[.B17:.K1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formula="of:=IF([.B$1]=&quot;&quot;;&quot;&quot;;IF([.$A18]=&quot;&quot;;&quot;&quot;;IF(VLOOKUP([.$A18];INDIRECT([.B$1]&amp;&quot;!$a$5:$xa$200&quot;);[.B$4];0)=&quot;não entregou&quot;;0;VLOOKUP([.$A18];INDIRECT([.B$1]&amp;&quot;!$a$5:$xa$200&quot;);[.B$4];0))))">
            <text:p/>
          </table:table-cell>
          <table:table-cell table:style-name="ce138" table:formula="of:=IF([.C$1]=&quot;&quot;;&quot;&quot;;IF([.$A18]=&quot;&quot;;&quot;&quot;;IF(VLOOKUP([.$A18];INDIRECT([.C$1]&amp;&quot;!$a$5:$xa$200&quot;);[.C$4];0)=&quot;não entregou&quot;;0;VLOOKUP([.$A18];INDIRECT([.C$1]&amp;&quot;!$a$5:$xa$200&quot;);[.C$4];0))))">
            <text:p/>
          </table:table-cell>
          <table:table-cell table:style-name="ce138" table:formula="of:=IF([.D$1]=&quot;&quot;;&quot;&quot;;IF([.$A18]=&quot;&quot;;&quot;&quot;;IF(VLOOKUP([.$A18];INDIRECT([.D$1]&amp;&quot;!$a$5:$xa$200&quot;);[.D$4];0)=&quot;não entregou&quot;;0;VLOOKUP([.$A18];INDIRECT([.D$1]&amp;&quot;!$a$5:$xa$200&quot;);[.D$4];0))))">
            <text:p/>
          </table:table-cell>
          <table:table-cell table:style-name="ce138" table:formula="of:=IF([.E$1]=&quot;&quot;;&quot;&quot;;IF([.$A18]=&quot;&quot;;&quot;&quot;;IF(VLOOKUP([.$A18];INDIRECT([.E$1]&amp;&quot;!$a$5:$xa$200&quot;);[.E$4];0)=&quot;não entregou&quot;;0;VLOOKUP([.$A18];INDIRECT([.E$1]&amp;&quot;!$a$5:$xa$200&quot;);[.E$4];0))))">
            <text:p/>
          </table:table-cell>
          <table:table-cell table:style-name="ce138" table:formula="of:=IF([.F$1]=&quot;&quot;;&quot;&quot;;IF([.$A18]=&quot;&quot;;&quot;&quot;;IF(VLOOKUP([.$A18];INDIRECT([.F$1]&amp;&quot;!$a$5:$xa$200&quot;);[.F$4];0)=&quot;não entregou&quot;;0;VLOOKUP([.$A18];INDIRECT([.F$1]&amp;&quot;!$a$5:$xa$200&quot;);[.F$4];0))))">
            <text:p/>
          </table:table-cell>
          <table:table-cell table:style-name="ce138" table:formula="of:=IF([.G$1]=&quot;&quot;;&quot;&quot;;IF([.$A18]=&quot;&quot;;&quot;&quot;;IF(VLOOKUP([.$A18];INDIRECT([.G$1]&amp;&quot;!$a$5:$xa$200&quot;);[.G$4];0)=&quot;não entregou&quot;;0;VLOOKUP([.$A18];INDIRECT([.G$1]&amp;&quot;!$a$5:$xa$200&quot;);[.G$4];0))))">
            <text:p/>
          </table:table-cell>
          <table:table-cell table:style-name="ce138" table:formula="of:=IF([.H$1]=&quot;&quot;;&quot;&quot;;IF([.$A18]=&quot;&quot;;&quot;&quot;;IF(VLOOKUP([.$A18];INDIRECT([.H$1]&amp;&quot;!$a$5:$xa$200&quot;);[.H$4];0)=&quot;não entregou&quot;;0;VLOOKUP([.$A18];INDIRECT([.H$1]&amp;&quot;!$a$5:$xa$200&quot;);[.H$4];0))))">
            <text:p/>
          </table:table-cell>
          <table:table-cell table:style-name="ce138" table:formula="of:=IF([.I$1]=&quot;&quot;;&quot;&quot;;IF([.$A18]=&quot;&quot;;&quot;&quot;;IF(VLOOKUP([.$A18];INDIRECT([.I$1]&amp;&quot;!$a$5:$xa$200&quot;);[.I$4];0)=&quot;não entregou&quot;;0;VLOOKUP([.$A18];INDIRECT([.I$1]&amp;&quot;!$a$5:$xa$200&quot;);[.I$4];0))))">
            <text:p/>
          </table:table-cell>
          <table:table-cell table:style-name="ce138" table:formula="of:=IF([.J$1]=&quot;&quot;;&quot;&quot;;IF([.$A18]=&quot;&quot;;&quot;&quot;;IF(VLOOKUP([.$A18];INDIRECT([.J$1]&amp;&quot;!$a$5:$xa$200&quot;);[.J$4];0)=&quot;não entregou&quot;;0;VLOOKUP([.$A18];INDIRECT([.J$1]&amp;&quot;!$a$5:$xa$200&quot;);[.J$4];0))))">
            <text:p/>
          </table:table-cell>
          <table:table-cell table:style-name="ce138" table:formula="of:=IF([.K$1]=&quot;&quot;;&quot;&quot;;IF([.$A18]=&quot;&quot;;&quot;&quot;;IF(VLOOKUP([.$A18];INDIRECT([.K$1]&amp;&quot;!$a$5:$xa$200&quot;);[.K$4];0)=&quot;não entregou&quot;;0;VLOOKUP([.$A18];INDIRECT([.K$1]&amp;&quot;!$a$5:$xa$200&quot;);[.K$4];0))))">
            <text:p/>
          </table:table-cell>
          <table:table-cell table:style-name="ce144" table:formula="of:=IF([.A18]=&quot;&quot;;&quot;&quot;;IF(SUM([.$B$3:.$K$3])=0;&quot;&quot;;SUMPRODUCT([.$B$3:.$K$3];[.B18:.K1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formula="of:=IF([.B$1]=&quot;&quot;;&quot;&quot;;IF([.$A19]=&quot;&quot;;&quot;&quot;;IF(VLOOKUP([.$A19];INDIRECT([.B$1]&amp;&quot;!$a$5:$xa$200&quot;);[.B$4];0)=&quot;não entregou&quot;;0;VLOOKUP([.$A19];INDIRECT([.B$1]&amp;&quot;!$a$5:$xa$200&quot;);[.B$4];0))))">
            <text:p/>
          </table:table-cell>
          <table:table-cell table:style-name="ce138" table:formula="of:=IF([.C$1]=&quot;&quot;;&quot;&quot;;IF([.$A19]=&quot;&quot;;&quot;&quot;;IF(VLOOKUP([.$A19];INDIRECT([.C$1]&amp;&quot;!$a$5:$xa$200&quot;);[.C$4];0)=&quot;não entregou&quot;;0;VLOOKUP([.$A19];INDIRECT([.C$1]&amp;&quot;!$a$5:$xa$200&quot;);[.C$4];0))))">
            <text:p/>
          </table:table-cell>
          <table:table-cell table:style-name="ce138" table:formula="of:=IF([.D$1]=&quot;&quot;;&quot;&quot;;IF([.$A19]=&quot;&quot;;&quot;&quot;;IF(VLOOKUP([.$A19];INDIRECT([.D$1]&amp;&quot;!$a$5:$xa$200&quot;);[.D$4];0)=&quot;não entregou&quot;;0;VLOOKUP([.$A19];INDIRECT([.D$1]&amp;&quot;!$a$5:$xa$200&quot;);[.D$4];0))))">
            <text:p/>
          </table:table-cell>
          <table:table-cell table:style-name="ce138" table:formula="of:=IF([.E$1]=&quot;&quot;;&quot;&quot;;IF([.$A19]=&quot;&quot;;&quot;&quot;;IF(VLOOKUP([.$A19];INDIRECT([.E$1]&amp;&quot;!$a$5:$xa$200&quot;);[.E$4];0)=&quot;não entregou&quot;;0;VLOOKUP([.$A19];INDIRECT([.E$1]&amp;&quot;!$a$5:$xa$200&quot;);[.E$4];0))))">
            <text:p/>
          </table:table-cell>
          <table:table-cell table:style-name="ce138" table:formula="of:=IF([.F$1]=&quot;&quot;;&quot;&quot;;IF([.$A19]=&quot;&quot;;&quot;&quot;;IF(VLOOKUP([.$A19];INDIRECT([.F$1]&amp;&quot;!$a$5:$xa$200&quot;);[.F$4];0)=&quot;não entregou&quot;;0;VLOOKUP([.$A19];INDIRECT([.F$1]&amp;&quot;!$a$5:$xa$200&quot;);[.F$4];0))))">
            <text:p/>
          </table:table-cell>
          <table:table-cell table:style-name="ce138" table:formula="of:=IF([.G$1]=&quot;&quot;;&quot;&quot;;IF([.$A19]=&quot;&quot;;&quot;&quot;;IF(VLOOKUP([.$A19];INDIRECT([.G$1]&amp;&quot;!$a$5:$xa$200&quot;);[.G$4];0)=&quot;não entregou&quot;;0;VLOOKUP([.$A19];INDIRECT([.G$1]&amp;&quot;!$a$5:$xa$200&quot;);[.G$4];0))))">
            <text:p/>
          </table:table-cell>
          <table:table-cell table:style-name="ce138" table:formula="of:=IF([.H$1]=&quot;&quot;;&quot;&quot;;IF([.$A19]=&quot;&quot;;&quot;&quot;;IF(VLOOKUP([.$A19];INDIRECT([.H$1]&amp;&quot;!$a$5:$xa$200&quot;);[.H$4];0)=&quot;não entregou&quot;;0;VLOOKUP([.$A19];INDIRECT([.H$1]&amp;&quot;!$a$5:$xa$200&quot;);[.H$4];0))))">
            <text:p/>
          </table:table-cell>
          <table:table-cell table:style-name="ce138" table:formula="of:=IF([.I$1]=&quot;&quot;;&quot;&quot;;IF([.$A19]=&quot;&quot;;&quot;&quot;;IF(VLOOKUP([.$A19];INDIRECT([.I$1]&amp;&quot;!$a$5:$xa$200&quot;);[.I$4];0)=&quot;não entregou&quot;;0;VLOOKUP([.$A19];INDIRECT([.I$1]&amp;&quot;!$a$5:$xa$200&quot;);[.I$4];0))))">
            <text:p/>
          </table:table-cell>
          <table:table-cell table:style-name="ce138" table:formula="of:=IF([.J$1]=&quot;&quot;;&quot;&quot;;IF([.$A19]=&quot;&quot;;&quot;&quot;;IF(VLOOKUP([.$A19];INDIRECT([.J$1]&amp;&quot;!$a$5:$xa$200&quot;);[.J$4];0)=&quot;não entregou&quot;;0;VLOOKUP([.$A19];INDIRECT([.J$1]&amp;&quot;!$a$5:$xa$200&quot;);[.J$4];0))))">
            <text:p/>
          </table:table-cell>
          <table:table-cell table:style-name="ce138" table:formula="of:=IF([.K$1]=&quot;&quot;;&quot;&quot;;IF([.$A19]=&quot;&quot;;&quot;&quot;;IF(VLOOKUP([.$A19];INDIRECT([.K$1]&amp;&quot;!$a$5:$xa$200&quot;);[.K$4];0)=&quot;não entregou&quot;;0;VLOOKUP([.$A19];INDIRECT([.K$1]&amp;&quot;!$a$5:$xa$200&quot;);[.K$4];0))))">
            <text:p/>
          </table:table-cell>
          <table:table-cell table:style-name="ce144" table:formula="of:=IF([.A19]=&quot;&quot;;&quot;&quot;;IF(SUM([.$B$3:.$K$3])=0;&quot;&quot;;SUMPRODUCT([.$B$3:.$K$3];[.B19:.K1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table:formula="of:=IF([.B$1]=&quot;&quot;;&quot;&quot;;IF([.$A20]=&quot;&quot;;&quot;&quot;;IF(VLOOKUP([.$A20];INDIRECT([.B$1]&amp;&quot;!$a$5:$xa$200&quot;);[.B$4];0)=&quot;não entregou&quot;;0;VLOOKUP([.$A20];INDIRECT([.B$1]&amp;&quot;!$a$5:$xa$200&quot;);[.B$4];0))))">
            <text:p/>
          </table:table-cell>
          <table:table-cell table:style-name="ce138" table:formula="of:=IF([.C$1]=&quot;&quot;;&quot;&quot;;IF([.$A20]=&quot;&quot;;&quot;&quot;;IF(VLOOKUP([.$A20];INDIRECT([.C$1]&amp;&quot;!$a$5:$xa$200&quot;);[.C$4];0)=&quot;não entregou&quot;;0;VLOOKUP([.$A20];INDIRECT([.C$1]&amp;&quot;!$a$5:$xa$200&quot;);[.C$4];0))))">
            <text:p/>
          </table:table-cell>
          <table:table-cell table:style-name="ce138" table:formula="of:=IF([.D$1]=&quot;&quot;;&quot;&quot;;IF([.$A20]=&quot;&quot;;&quot;&quot;;IF(VLOOKUP([.$A20];INDIRECT([.D$1]&amp;&quot;!$a$5:$xa$200&quot;);[.D$4];0)=&quot;não entregou&quot;;0;VLOOKUP([.$A20];INDIRECT([.D$1]&amp;&quot;!$a$5:$xa$200&quot;);[.D$4];0))))">
            <text:p/>
          </table:table-cell>
          <table:table-cell table:style-name="ce138" table:formula="of:=IF([.E$1]=&quot;&quot;;&quot;&quot;;IF([.$A20]=&quot;&quot;;&quot;&quot;;IF(VLOOKUP([.$A20];INDIRECT([.E$1]&amp;&quot;!$a$5:$xa$200&quot;);[.E$4];0)=&quot;não entregou&quot;;0;VLOOKUP([.$A20];INDIRECT([.E$1]&amp;&quot;!$a$5:$xa$200&quot;);[.E$4];0))))">
            <text:p/>
          </table:table-cell>
          <table:table-cell table:style-name="ce138" table:formula="of:=IF([.F$1]=&quot;&quot;;&quot;&quot;;IF([.$A20]=&quot;&quot;;&quot;&quot;;IF(VLOOKUP([.$A20];INDIRECT([.F$1]&amp;&quot;!$a$5:$xa$200&quot;);[.F$4];0)=&quot;não entregou&quot;;0;VLOOKUP([.$A20];INDIRECT([.F$1]&amp;&quot;!$a$5:$xa$200&quot;);[.F$4];0))))">
            <text:p/>
          </table:table-cell>
          <table:table-cell table:style-name="ce138" table:formula="of:=IF([.G$1]=&quot;&quot;;&quot;&quot;;IF([.$A20]=&quot;&quot;;&quot;&quot;;IF(VLOOKUP([.$A20];INDIRECT([.G$1]&amp;&quot;!$a$5:$xa$200&quot;);[.G$4];0)=&quot;não entregou&quot;;0;VLOOKUP([.$A20];INDIRECT([.G$1]&amp;&quot;!$a$5:$xa$200&quot;);[.G$4];0))))">
            <text:p/>
          </table:table-cell>
          <table:table-cell table:style-name="ce138" table:formula="of:=IF([.H$1]=&quot;&quot;;&quot;&quot;;IF([.$A20]=&quot;&quot;;&quot;&quot;;IF(VLOOKUP([.$A20];INDIRECT([.H$1]&amp;&quot;!$a$5:$xa$200&quot;);[.H$4];0)=&quot;não entregou&quot;;0;VLOOKUP([.$A20];INDIRECT([.H$1]&amp;&quot;!$a$5:$xa$200&quot;);[.H$4];0))))">
            <text:p/>
          </table:table-cell>
          <table:table-cell table:style-name="ce138" table:formula="of:=IF([.I$1]=&quot;&quot;;&quot;&quot;;IF([.$A20]=&quot;&quot;;&quot;&quot;;IF(VLOOKUP([.$A20];INDIRECT([.I$1]&amp;&quot;!$a$5:$xa$200&quot;);[.I$4];0)=&quot;não entregou&quot;;0;VLOOKUP([.$A20];INDIRECT([.I$1]&amp;&quot;!$a$5:$xa$200&quot;);[.I$4];0))))">
            <text:p/>
          </table:table-cell>
          <table:table-cell table:style-name="ce138" table:formula="of:=IF([.J$1]=&quot;&quot;;&quot;&quot;;IF([.$A20]=&quot;&quot;;&quot;&quot;;IF(VLOOKUP([.$A20];INDIRECT([.J$1]&amp;&quot;!$a$5:$xa$200&quot;);[.J$4];0)=&quot;não entregou&quot;;0;VLOOKUP([.$A20];INDIRECT([.J$1]&amp;&quot;!$a$5:$xa$200&quot;);[.J$4];0))))">
            <text:p/>
          </table:table-cell>
          <table:table-cell table:style-name="ce138" table:formula="of:=IF([.K$1]=&quot;&quot;;&quot;&quot;;IF([.$A20]=&quot;&quot;;&quot;&quot;;IF(VLOOKUP([.$A20];INDIRECT([.K$1]&amp;&quot;!$a$5:$xa$200&quot;);[.K$4];0)=&quot;não entregou&quot;;0;VLOOKUP([.$A20];INDIRECT([.K$1]&amp;&quot;!$a$5:$xa$200&quot;);[.K$4];0))))">
            <text:p/>
          </table:table-cell>
          <table:table-cell table:style-name="ce144" table:formula="of:=IF([.A20]=&quot;&quot;;&quot;&quot;;IF(SUM([.$B$3:.$K$3])=0;&quot;&quot;;SUMPRODUCT([.$B$3:.$K$3];[.B20:.K2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formula="of:=IF([.B$1]=&quot;&quot;;&quot;&quot;;IF([.$A21]=&quot;&quot;;&quot;&quot;;IF(VLOOKUP([.$A21];INDIRECT([.B$1]&amp;&quot;!$a$5:$xa$200&quot;);[.B$4];0)=&quot;não entregou&quot;;0;VLOOKUP([.$A21];INDIRECT([.B$1]&amp;&quot;!$a$5:$xa$200&quot;);[.B$4];0))))">
            <text:p/>
          </table:table-cell>
          <table:table-cell table:style-name="ce138" table:formula="of:=IF([.C$1]=&quot;&quot;;&quot;&quot;;IF([.$A21]=&quot;&quot;;&quot;&quot;;IF(VLOOKUP([.$A21];INDIRECT([.C$1]&amp;&quot;!$a$5:$xa$200&quot;);[.C$4];0)=&quot;não entregou&quot;;0;VLOOKUP([.$A21];INDIRECT([.C$1]&amp;&quot;!$a$5:$xa$200&quot;);[.C$4];0))))">
            <text:p/>
          </table:table-cell>
          <table:table-cell table:style-name="ce138" table:formula="of:=IF([.D$1]=&quot;&quot;;&quot;&quot;;IF([.$A21]=&quot;&quot;;&quot;&quot;;IF(VLOOKUP([.$A21];INDIRECT([.D$1]&amp;&quot;!$a$5:$xa$200&quot;);[.D$4];0)=&quot;não entregou&quot;;0;VLOOKUP([.$A21];INDIRECT([.D$1]&amp;&quot;!$a$5:$xa$200&quot;);[.D$4];0))))">
            <text:p/>
          </table:table-cell>
          <table:table-cell table:style-name="ce138" table:formula="of:=IF([.E$1]=&quot;&quot;;&quot;&quot;;IF([.$A21]=&quot;&quot;;&quot;&quot;;IF(VLOOKUP([.$A21];INDIRECT([.E$1]&amp;&quot;!$a$5:$xa$200&quot;);[.E$4];0)=&quot;não entregou&quot;;0;VLOOKUP([.$A21];INDIRECT([.E$1]&amp;&quot;!$a$5:$xa$200&quot;);[.E$4];0))))">
            <text:p/>
          </table:table-cell>
          <table:table-cell table:style-name="ce138" table:formula="of:=IF([.F$1]=&quot;&quot;;&quot;&quot;;IF([.$A21]=&quot;&quot;;&quot;&quot;;IF(VLOOKUP([.$A21];INDIRECT([.F$1]&amp;&quot;!$a$5:$xa$200&quot;);[.F$4];0)=&quot;não entregou&quot;;0;VLOOKUP([.$A21];INDIRECT([.F$1]&amp;&quot;!$a$5:$xa$200&quot;);[.F$4];0))))">
            <text:p/>
          </table:table-cell>
          <table:table-cell table:style-name="ce138" table:formula="of:=IF([.G$1]=&quot;&quot;;&quot;&quot;;IF([.$A21]=&quot;&quot;;&quot;&quot;;IF(VLOOKUP([.$A21];INDIRECT([.G$1]&amp;&quot;!$a$5:$xa$200&quot;);[.G$4];0)=&quot;não entregou&quot;;0;VLOOKUP([.$A21];INDIRECT([.G$1]&amp;&quot;!$a$5:$xa$200&quot;);[.G$4];0))))">
            <text:p/>
          </table:table-cell>
          <table:table-cell table:style-name="ce138" table:formula="of:=IF([.H$1]=&quot;&quot;;&quot;&quot;;IF([.$A21]=&quot;&quot;;&quot;&quot;;IF(VLOOKUP([.$A21];INDIRECT([.H$1]&amp;&quot;!$a$5:$xa$200&quot;);[.H$4];0)=&quot;não entregou&quot;;0;VLOOKUP([.$A21];INDIRECT([.H$1]&amp;&quot;!$a$5:$xa$200&quot;);[.H$4];0))))">
            <text:p/>
          </table:table-cell>
          <table:table-cell table:style-name="ce138" table:formula="of:=IF([.I$1]=&quot;&quot;;&quot;&quot;;IF([.$A21]=&quot;&quot;;&quot;&quot;;IF(VLOOKUP([.$A21];INDIRECT([.I$1]&amp;&quot;!$a$5:$xa$200&quot;);[.I$4];0)=&quot;não entregou&quot;;0;VLOOKUP([.$A21];INDIRECT([.I$1]&amp;&quot;!$a$5:$xa$200&quot;);[.I$4];0))))">
            <text:p/>
          </table:table-cell>
          <table:table-cell table:style-name="ce138" table:formula="of:=IF([.J$1]=&quot;&quot;;&quot;&quot;;IF([.$A21]=&quot;&quot;;&quot;&quot;;IF(VLOOKUP([.$A21];INDIRECT([.J$1]&amp;&quot;!$a$5:$xa$200&quot;);[.J$4];0)=&quot;não entregou&quot;;0;VLOOKUP([.$A21];INDIRECT([.J$1]&amp;&quot;!$a$5:$xa$200&quot;);[.J$4];0))))">
            <text:p/>
          </table:table-cell>
          <table:table-cell table:style-name="ce138" table:formula="of:=IF([.K$1]=&quot;&quot;;&quot;&quot;;IF([.$A21]=&quot;&quot;;&quot;&quot;;IF(VLOOKUP([.$A21];INDIRECT([.K$1]&amp;&quot;!$a$5:$xa$200&quot;);[.K$4];0)=&quot;não entregou&quot;;0;VLOOKUP([.$A21];INDIRECT([.K$1]&amp;&quot;!$a$5:$xa$200&quot;);[.K$4];0))))">
            <text:p/>
          </table:table-cell>
          <table:table-cell table:style-name="ce144" table:formula="of:=IF([.A21]=&quot;&quot;;&quot;&quot;;IF(SUM([.$B$3:.$K$3])=0;&quot;&quot;;SUMPRODUCT([.$B$3:.$K$3];[.B21:.K2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formula="of:=IF([.B$1]=&quot;&quot;;&quot;&quot;;IF([.$A22]=&quot;&quot;;&quot;&quot;;IF(VLOOKUP([.$A22];INDIRECT([.B$1]&amp;&quot;!$a$5:$xa$200&quot;);[.B$4];0)=&quot;não entregou&quot;;0;VLOOKUP([.$A22];INDIRECT([.B$1]&amp;&quot;!$a$5:$xa$200&quot;);[.B$4];0))))">
            <text:p/>
          </table:table-cell>
          <table:table-cell table:style-name="ce138" table:formula="of:=IF([.C$1]=&quot;&quot;;&quot;&quot;;IF([.$A22]=&quot;&quot;;&quot;&quot;;IF(VLOOKUP([.$A22];INDIRECT([.C$1]&amp;&quot;!$a$5:$xa$200&quot;);[.C$4];0)=&quot;não entregou&quot;;0;VLOOKUP([.$A22];INDIRECT([.C$1]&amp;&quot;!$a$5:$xa$200&quot;);[.C$4];0))))">
            <text:p/>
          </table:table-cell>
          <table:table-cell table:style-name="ce138" table:formula="of:=IF([.D$1]=&quot;&quot;;&quot;&quot;;IF([.$A22]=&quot;&quot;;&quot;&quot;;IF(VLOOKUP([.$A22];INDIRECT([.D$1]&amp;&quot;!$a$5:$xa$200&quot;);[.D$4];0)=&quot;não entregou&quot;;0;VLOOKUP([.$A22];INDIRECT([.D$1]&amp;&quot;!$a$5:$xa$200&quot;);[.D$4];0))))">
            <text:p/>
          </table:table-cell>
          <table:table-cell table:style-name="ce138" table:formula="of:=IF([.E$1]=&quot;&quot;;&quot;&quot;;IF([.$A22]=&quot;&quot;;&quot;&quot;;IF(VLOOKUP([.$A22];INDIRECT([.E$1]&amp;&quot;!$a$5:$xa$200&quot;);[.E$4];0)=&quot;não entregou&quot;;0;VLOOKUP([.$A22];INDIRECT([.E$1]&amp;&quot;!$a$5:$xa$200&quot;);[.E$4];0))))">
            <text:p/>
          </table:table-cell>
          <table:table-cell table:style-name="ce138" table:formula="of:=IF([.F$1]=&quot;&quot;;&quot;&quot;;IF([.$A22]=&quot;&quot;;&quot;&quot;;IF(VLOOKUP([.$A22];INDIRECT([.F$1]&amp;&quot;!$a$5:$xa$200&quot;);[.F$4];0)=&quot;não entregou&quot;;0;VLOOKUP([.$A22];INDIRECT([.F$1]&amp;&quot;!$a$5:$xa$200&quot;);[.F$4];0))))">
            <text:p/>
          </table:table-cell>
          <table:table-cell table:style-name="ce138" table:formula="of:=IF([.G$1]=&quot;&quot;;&quot;&quot;;IF([.$A22]=&quot;&quot;;&quot;&quot;;IF(VLOOKUP([.$A22];INDIRECT([.G$1]&amp;&quot;!$a$5:$xa$200&quot;);[.G$4];0)=&quot;não entregou&quot;;0;VLOOKUP([.$A22];INDIRECT([.G$1]&amp;&quot;!$a$5:$xa$200&quot;);[.G$4];0))))">
            <text:p/>
          </table:table-cell>
          <table:table-cell table:style-name="ce138" table:formula="of:=IF([.H$1]=&quot;&quot;;&quot;&quot;;IF([.$A22]=&quot;&quot;;&quot;&quot;;IF(VLOOKUP([.$A22];INDIRECT([.H$1]&amp;&quot;!$a$5:$xa$200&quot;);[.H$4];0)=&quot;não entregou&quot;;0;VLOOKUP([.$A22];INDIRECT([.H$1]&amp;&quot;!$a$5:$xa$200&quot;);[.H$4];0))))">
            <text:p/>
          </table:table-cell>
          <table:table-cell table:style-name="ce138" table:formula="of:=IF([.I$1]=&quot;&quot;;&quot;&quot;;IF([.$A22]=&quot;&quot;;&quot;&quot;;IF(VLOOKUP([.$A22];INDIRECT([.I$1]&amp;&quot;!$a$5:$xa$200&quot;);[.I$4];0)=&quot;não entregou&quot;;0;VLOOKUP([.$A22];INDIRECT([.I$1]&amp;&quot;!$a$5:$xa$200&quot;);[.I$4];0))))">
            <text:p/>
          </table:table-cell>
          <table:table-cell table:style-name="ce138" table:formula="of:=IF([.J$1]=&quot;&quot;;&quot;&quot;;IF([.$A22]=&quot;&quot;;&quot;&quot;;IF(VLOOKUP([.$A22];INDIRECT([.J$1]&amp;&quot;!$a$5:$xa$200&quot;);[.J$4];0)=&quot;não entregou&quot;;0;VLOOKUP([.$A22];INDIRECT([.J$1]&amp;&quot;!$a$5:$xa$200&quot;);[.J$4];0))))">
            <text:p/>
          </table:table-cell>
          <table:table-cell table:style-name="ce138" table:formula="of:=IF([.K$1]=&quot;&quot;;&quot;&quot;;IF([.$A22]=&quot;&quot;;&quot;&quot;;IF(VLOOKUP([.$A22];INDIRECT([.K$1]&amp;&quot;!$a$5:$xa$200&quot;);[.K$4];0)=&quot;não entregou&quot;;0;VLOOKUP([.$A22];INDIRECT([.K$1]&amp;&quot;!$a$5:$xa$200&quot;);[.K$4];0))))">
            <text:p/>
          </table:table-cell>
          <table:table-cell table:style-name="ce144" table:formula="of:=IF([.A22]=&quot;&quot;;&quot;&quot;;IF(SUM([.$B$3:.$K$3])=0;&quot;&quot;;SUMPRODUCT([.$B$3:.$K$3];[.B22:.K2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formula="of:=IF([.B$1]=&quot;&quot;;&quot;&quot;;IF([.$A23]=&quot;&quot;;&quot;&quot;;IF(VLOOKUP([.$A23];INDIRECT([.B$1]&amp;&quot;!$a$5:$xa$200&quot;);[.B$4];0)=&quot;não entregou&quot;;0;VLOOKUP([.$A23];INDIRECT([.B$1]&amp;&quot;!$a$5:$xa$200&quot;);[.B$4];0))))">
            <text:p/>
          </table:table-cell>
          <table:table-cell table:style-name="ce138" table:formula="of:=IF([.C$1]=&quot;&quot;;&quot;&quot;;IF([.$A23]=&quot;&quot;;&quot;&quot;;IF(VLOOKUP([.$A23];INDIRECT([.C$1]&amp;&quot;!$a$5:$xa$200&quot;);[.C$4];0)=&quot;não entregou&quot;;0;VLOOKUP([.$A23];INDIRECT([.C$1]&amp;&quot;!$a$5:$xa$200&quot;);[.C$4];0))))">
            <text:p/>
          </table:table-cell>
          <table:table-cell table:style-name="ce138" table:formula="of:=IF([.D$1]=&quot;&quot;;&quot;&quot;;IF([.$A23]=&quot;&quot;;&quot;&quot;;IF(VLOOKUP([.$A23];INDIRECT([.D$1]&amp;&quot;!$a$5:$xa$200&quot;);[.D$4];0)=&quot;não entregou&quot;;0;VLOOKUP([.$A23];INDIRECT([.D$1]&amp;&quot;!$a$5:$xa$200&quot;);[.D$4];0))))">
            <text:p/>
          </table:table-cell>
          <table:table-cell table:style-name="ce138" table:formula="of:=IF([.E$1]=&quot;&quot;;&quot;&quot;;IF([.$A23]=&quot;&quot;;&quot;&quot;;IF(VLOOKUP([.$A23];INDIRECT([.E$1]&amp;&quot;!$a$5:$xa$200&quot;);[.E$4];0)=&quot;não entregou&quot;;0;VLOOKUP([.$A23];INDIRECT([.E$1]&amp;&quot;!$a$5:$xa$200&quot;);[.E$4];0))))">
            <text:p/>
          </table:table-cell>
          <table:table-cell table:style-name="ce138" table:formula="of:=IF([.F$1]=&quot;&quot;;&quot;&quot;;IF([.$A23]=&quot;&quot;;&quot;&quot;;IF(VLOOKUP([.$A23];INDIRECT([.F$1]&amp;&quot;!$a$5:$xa$200&quot;);[.F$4];0)=&quot;não entregou&quot;;0;VLOOKUP([.$A23];INDIRECT([.F$1]&amp;&quot;!$a$5:$xa$200&quot;);[.F$4];0))))">
            <text:p/>
          </table:table-cell>
          <table:table-cell table:style-name="ce138" table:formula="of:=IF([.G$1]=&quot;&quot;;&quot;&quot;;IF([.$A23]=&quot;&quot;;&quot;&quot;;IF(VLOOKUP([.$A23];INDIRECT([.G$1]&amp;&quot;!$a$5:$xa$200&quot;);[.G$4];0)=&quot;não entregou&quot;;0;VLOOKUP([.$A23];INDIRECT([.G$1]&amp;&quot;!$a$5:$xa$200&quot;);[.G$4];0))))">
            <text:p/>
          </table:table-cell>
          <table:table-cell table:style-name="ce138" table:formula="of:=IF([.H$1]=&quot;&quot;;&quot;&quot;;IF([.$A23]=&quot;&quot;;&quot;&quot;;IF(VLOOKUP([.$A23];INDIRECT([.H$1]&amp;&quot;!$a$5:$xa$200&quot;);[.H$4];0)=&quot;não entregou&quot;;0;VLOOKUP([.$A23];INDIRECT([.H$1]&amp;&quot;!$a$5:$xa$200&quot;);[.H$4];0))))">
            <text:p/>
          </table:table-cell>
          <table:table-cell table:style-name="ce138" table:formula="of:=IF([.I$1]=&quot;&quot;;&quot;&quot;;IF([.$A23]=&quot;&quot;;&quot;&quot;;IF(VLOOKUP([.$A23];INDIRECT([.I$1]&amp;&quot;!$a$5:$xa$200&quot;);[.I$4];0)=&quot;não entregou&quot;;0;VLOOKUP([.$A23];INDIRECT([.I$1]&amp;&quot;!$a$5:$xa$200&quot;);[.I$4];0))))">
            <text:p/>
          </table:table-cell>
          <table:table-cell table:style-name="ce138" table:formula="of:=IF([.J$1]=&quot;&quot;;&quot;&quot;;IF([.$A23]=&quot;&quot;;&quot;&quot;;IF(VLOOKUP([.$A23];INDIRECT([.J$1]&amp;&quot;!$a$5:$xa$200&quot;);[.J$4];0)=&quot;não entregou&quot;;0;VLOOKUP([.$A23];INDIRECT([.J$1]&amp;&quot;!$a$5:$xa$200&quot;);[.J$4];0))))">
            <text:p/>
          </table:table-cell>
          <table:table-cell table:style-name="ce138" table:formula="of:=IF([.K$1]=&quot;&quot;;&quot;&quot;;IF([.$A23]=&quot;&quot;;&quot;&quot;;IF(VLOOKUP([.$A23];INDIRECT([.K$1]&amp;&quot;!$a$5:$xa$200&quot;);[.K$4];0)=&quot;não entregou&quot;;0;VLOOKUP([.$A23];INDIRECT([.K$1]&amp;&quot;!$a$5:$xa$200&quot;);[.K$4];0))))">
            <text:p/>
          </table:table-cell>
          <table:table-cell table:style-name="ce144" table:formula="of:=IF([.A23]=&quot;&quot;;&quot;&quot;;IF(SUM([.$B$3:.$K$3])=0;&quot;&quot;;SUMPRODUCT([.$B$3:.$K$3];[.B23:.K2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formula="of:=IF([.B$1]=&quot;&quot;;&quot;&quot;;IF([.$A24]=&quot;&quot;;&quot;&quot;;IF(VLOOKUP([.$A24];INDIRECT([.B$1]&amp;&quot;!$a$5:$xa$200&quot;);[.B$4];0)=&quot;não entregou&quot;;0;VLOOKUP([.$A24];INDIRECT([.B$1]&amp;&quot;!$a$5:$xa$200&quot;);[.B$4];0))))">
            <text:p/>
          </table:table-cell>
          <table:table-cell table:style-name="ce138" table:formula="of:=IF([.C$1]=&quot;&quot;;&quot;&quot;;IF([.$A24]=&quot;&quot;;&quot;&quot;;IF(VLOOKUP([.$A24];INDIRECT([.C$1]&amp;&quot;!$a$5:$xa$200&quot;);[.C$4];0)=&quot;não entregou&quot;;0;VLOOKUP([.$A24];INDIRECT([.C$1]&amp;&quot;!$a$5:$xa$200&quot;);[.C$4];0))))">
            <text:p/>
          </table:table-cell>
          <table:table-cell table:style-name="ce138" table:formula="of:=IF([.D$1]=&quot;&quot;;&quot;&quot;;IF([.$A24]=&quot;&quot;;&quot;&quot;;IF(VLOOKUP([.$A24];INDIRECT([.D$1]&amp;&quot;!$a$5:$xa$200&quot;);[.D$4];0)=&quot;não entregou&quot;;0;VLOOKUP([.$A24];INDIRECT([.D$1]&amp;&quot;!$a$5:$xa$200&quot;);[.D$4];0))))">
            <text:p/>
          </table:table-cell>
          <table:table-cell table:style-name="ce138" table:formula="of:=IF([.E$1]=&quot;&quot;;&quot;&quot;;IF([.$A24]=&quot;&quot;;&quot;&quot;;IF(VLOOKUP([.$A24];INDIRECT([.E$1]&amp;&quot;!$a$5:$xa$200&quot;);[.E$4];0)=&quot;não entregou&quot;;0;VLOOKUP([.$A24];INDIRECT([.E$1]&amp;&quot;!$a$5:$xa$200&quot;);[.E$4];0))))">
            <text:p/>
          </table:table-cell>
          <table:table-cell table:style-name="ce138" table:formula="of:=IF([.F$1]=&quot;&quot;;&quot;&quot;;IF([.$A24]=&quot;&quot;;&quot;&quot;;IF(VLOOKUP([.$A24];INDIRECT([.F$1]&amp;&quot;!$a$5:$xa$200&quot;);[.F$4];0)=&quot;não entregou&quot;;0;VLOOKUP([.$A24];INDIRECT([.F$1]&amp;&quot;!$a$5:$xa$200&quot;);[.F$4];0))))">
            <text:p/>
          </table:table-cell>
          <table:table-cell table:style-name="ce138" table:formula="of:=IF([.G$1]=&quot;&quot;;&quot;&quot;;IF([.$A24]=&quot;&quot;;&quot;&quot;;IF(VLOOKUP([.$A24];INDIRECT([.G$1]&amp;&quot;!$a$5:$xa$200&quot;);[.G$4];0)=&quot;não entregou&quot;;0;VLOOKUP([.$A24];INDIRECT([.G$1]&amp;&quot;!$a$5:$xa$200&quot;);[.G$4];0))))">
            <text:p/>
          </table:table-cell>
          <table:table-cell table:style-name="ce138" table:formula="of:=IF([.H$1]=&quot;&quot;;&quot;&quot;;IF([.$A24]=&quot;&quot;;&quot;&quot;;IF(VLOOKUP([.$A24];INDIRECT([.H$1]&amp;&quot;!$a$5:$xa$200&quot;);[.H$4];0)=&quot;não entregou&quot;;0;VLOOKUP([.$A24];INDIRECT([.H$1]&amp;&quot;!$a$5:$xa$200&quot;);[.H$4];0))))">
            <text:p/>
          </table:table-cell>
          <table:table-cell table:style-name="ce138" table:formula="of:=IF([.I$1]=&quot;&quot;;&quot;&quot;;IF([.$A24]=&quot;&quot;;&quot;&quot;;IF(VLOOKUP([.$A24];INDIRECT([.I$1]&amp;&quot;!$a$5:$xa$200&quot;);[.I$4];0)=&quot;não entregou&quot;;0;VLOOKUP([.$A24];INDIRECT([.I$1]&amp;&quot;!$a$5:$xa$200&quot;);[.I$4];0))))">
            <text:p/>
          </table:table-cell>
          <table:table-cell table:style-name="ce138" table:formula="of:=IF([.J$1]=&quot;&quot;;&quot;&quot;;IF([.$A24]=&quot;&quot;;&quot;&quot;;IF(VLOOKUP([.$A24];INDIRECT([.J$1]&amp;&quot;!$a$5:$xa$200&quot;);[.J$4];0)=&quot;não entregou&quot;;0;VLOOKUP([.$A24];INDIRECT([.J$1]&amp;&quot;!$a$5:$xa$200&quot;);[.J$4];0))))">
            <text:p/>
          </table:table-cell>
          <table:table-cell table:style-name="ce138" table:formula="of:=IF([.K$1]=&quot;&quot;;&quot;&quot;;IF([.$A24]=&quot;&quot;;&quot;&quot;;IF(VLOOKUP([.$A24];INDIRECT([.K$1]&amp;&quot;!$a$5:$xa$200&quot;);[.K$4];0)=&quot;não entregou&quot;;0;VLOOKUP([.$A24];INDIRECT([.K$1]&amp;&quot;!$a$5:$xa$200&quot;);[.K$4];0))))">
            <text:p/>
          </table:table-cell>
          <table:table-cell table:style-name="ce144" table:formula="of:=IF([.A24]=&quot;&quot;;&quot;&quot;;IF(SUM([.$B$3:.$K$3])=0;&quot;&quot;;SUMPRODUCT([.$B$3:.$K$3];[.B24:.K2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formula="of:=IF([.B$1]=&quot;&quot;;&quot;&quot;;IF([.$A25]=&quot;&quot;;&quot;&quot;;IF(VLOOKUP([.$A25];INDIRECT([.B$1]&amp;&quot;!$a$5:$xa$200&quot;);[.B$4];0)=&quot;não entregou&quot;;0;VLOOKUP([.$A25];INDIRECT([.B$1]&amp;&quot;!$a$5:$xa$200&quot;);[.B$4];0))))">
            <text:p/>
          </table:table-cell>
          <table:table-cell table:style-name="ce138" table:formula="of:=IF([.C$1]=&quot;&quot;;&quot;&quot;;IF([.$A25]=&quot;&quot;;&quot;&quot;;IF(VLOOKUP([.$A25];INDIRECT([.C$1]&amp;&quot;!$a$5:$xa$200&quot;);[.C$4];0)=&quot;não entregou&quot;;0;VLOOKUP([.$A25];INDIRECT([.C$1]&amp;&quot;!$a$5:$xa$200&quot;);[.C$4];0))))">
            <text:p/>
          </table:table-cell>
          <table:table-cell table:style-name="ce138" table:formula="of:=IF([.D$1]=&quot;&quot;;&quot;&quot;;IF([.$A25]=&quot;&quot;;&quot;&quot;;IF(VLOOKUP([.$A25];INDIRECT([.D$1]&amp;&quot;!$a$5:$xa$200&quot;);[.D$4];0)=&quot;não entregou&quot;;0;VLOOKUP([.$A25];INDIRECT([.D$1]&amp;&quot;!$a$5:$xa$200&quot;);[.D$4];0))))">
            <text:p/>
          </table:table-cell>
          <table:table-cell table:style-name="ce138" table:formula="of:=IF([.E$1]=&quot;&quot;;&quot;&quot;;IF([.$A25]=&quot;&quot;;&quot;&quot;;IF(VLOOKUP([.$A25];INDIRECT([.E$1]&amp;&quot;!$a$5:$xa$200&quot;);[.E$4];0)=&quot;não entregou&quot;;0;VLOOKUP([.$A25];INDIRECT([.E$1]&amp;&quot;!$a$5:$xa$200&quot;);[.E$4];0))))">
            <text:p/>
          </table:table-cell>
          <table:table-cell table:style-name="ce138" table:formula="of:=IF([.F$1]=&quot;&quot;;&quot;&quot;;IF([.$A25]=&quot;&quot;;&quot;&quot;;IF(VLOOKUP([.$A25];INDIRECT([.F$1]&amp;&quot;!$a$5:$xa$200&quot;);[.F$4];0)=&quot;não entregou&quot;;0;VLOOKUP([.$A25];INDIRECT([.F$1]&amp;&quot;!$a$5:$xa$200&quot;);[.F$4];0))))">
            <text:p/>
          </table:table-cell>
          <table:table-cell table:style-name="ce138" table:formula="of:=IF([.G$1]=&quot;&quot;;&quot;&quot;;IF([.$A25]=&quot;&quot;;&quot;&quot;;IF(VLOOKUP([.$A25];INDIRECT([.G$1]&amp;&quot;!$a$5:$xa$200&quot;);[.G$4];0)=&quot;não entregou&quot;;0;VLOOKUP([.$A25];INDIRECT([.G$1]&amp;&quot;!$a$5:$xa$200&quot;);[.G$4];0))))">
            <text:p/>
          </table:table-cell>
          <table:table-cell table:style-name="ce138" table:formula="of:=IF([.H$1]=&quot;&quot;;&quot;&quot;;IF([.$A25]=&quot;&quot;;&quot;&quot;;IF(VLOOKUP([.$A25];INDIRECT([.H$1]&amp;&quot;!$a$5:$xa$200&quot;);[.H$4];0)=&quot;não entregou&quot;;0;VLOOKUP([.$A25];INDIRECT([.H$1]&amp;&quot;!$a$5:$xa$200&quot;);[.H$4];0))))">
            <text:p/>
          </table:table-cell>
          <table:table-cell table:style-name="ce138" table:formula="of:=IF([.I$1]=&quot;&quot;;&quot;&quot;;IF([.$A25]=&quot;&quot;;&quot;&quot;;IF(VLOOKUP([.$A25];INDIRECT([.I$1]&amp;&quot;!$a$5:$xa$200&quot;);[.I$4];0)=&quot;não entregou&quot;;0;VLOOKUP([.$A25];INDIRECT([.I$1]&amp;&quot;!$a$5:$xa$200&quot;);[.I$4];0))))">
            <text:p/>
          </table:table-cell>
          <table:table-cell table:style-name="ce138" table:formula="of:=IF([.J$1]=&quot;&quot;;&quot;&quot;;IF([.$A25]=&quot;&quot;;&quot;&quot;;IF(VLOOKUP([.$A25];INDIRECT([.J$1]&amp;&quot;!$a$5:$xa$200&quot;);[.J$4];0)=&quot;não entregou&quot;;0;VLOOKUP([.$A25];INDIRECT([.J$1]&amp;&quot;!$a$5:$xa$200&quot;);[.J$4];0))))">
            <text:p/>
          </table:table-cell>
          <table:table-cell table:style-name="ce138" table:formula="of:=IF([.K$1]=&quot;&quot;;&quot;&quot;;IF([.$A25]=&quot;&quot;;&quot;&quot;;IF(VLOOKUP([.$A25];INDIRECT([.K$1]&amp;&quot;!$a$5:$xa$200&quot;);[.K$4];0)=&quot;não entregou&quot;;0;VLOOKUP([.$A25];INDIRECT([.K$1]&amp;&quot;!$a$5:$xa$200&quot;);[.K$4];0))))">
            <text:p/>
          </table:table-cell>
          <table:table-cell table:style-name="ce144" table:formula="of:=IF([.A25]=&quot;&quot;;&quot;&quot;;IF(SUM([.$B$3:.$K$3])=0;&quot;&quot;;SUMPRODUCT([.$B$3:.$K$3];[.B25:.K2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formula="of:=IF([.B$1]=&quot;&quot;;&quot;&quot;;IF([.$A26]=&quot;&quot;;&quot;&quot;;IF(VLOOKUP([.$A26];INDIRECT([.B$1]&amp;&quot;!$a$5:$xa$200&quot;);[.B$4];0)=&quot;não entregou&quot;;0;VLOOKUP([.$A26];INDIRECT([.B$1]&amp;&quot;!$a$5:$xa$200&quot;);[.B$4];0))))">
            <text:p/>
          </table:table-cell>
          <table:table-cell table:style-name="ce138" table:formula="of:=IF([.C$1]=&quot;&quot;;&quot;&quot;;IF([.$A26]=&quot;&quot;;&quot;&quot;;IF(VLOOKUP([.$A26];INDIRECT([.C$1]&amp;&quot;!$a$5:$xa$200&quot;);[.C$4];0)=&quot;não entregou&quot;;0;VLOOKUP([.$A26];INDIRECT([.C$1]&amp;&quot;!$a$5:$xa$200&quot;);[.C$4];0))))">
            <text:p/>
          </table:table-cell>
          <table:table-cell table:style-name="ce138" table:formula="of:=IF([.D$1]=&quot;&quot;;&quot;&quot;;IF([.$A26]=&quot;&quot;;&quot;&quot;;IF(VLOOKUP([.$A26];INDIRECT([.D$1]&amp;&quot;!$a$5:$xa$200&quot;);[.D$4];0)=&quot;não entregou&quot;;0;VLOOKUP([.$A26];INDIRECT([.D$1]&amp;&quot;!$a$5:$xa$200&quot;);[.D$4];0))))">
            <text:p/>
          </table:table-cell>
          <table:table-cell table:style-name="ce138" table:formula="of:=IF([.E$1]=&quot;&quot;;&quot;&quot;;IF([.$A26]=&quot;&quot;;&quot;&quot;;IF(VLOOKUP([.$A26];INDIRECT([.E$1]&amp;&quot;!$a$5:$xa$200&quot;);[.E$4];0)=&quot;não entregou&quot;;0;VLOOKUP([.$A26];INDIRECT([.E$1]&amp;&quot;!$a$5:$xa$200&quot;);[.E$4];0))))">
            <text:p/>
          </table:table-cell>
          <table:table-cell table:style-name="ce138" table:formula="of:=IF([.F$1]=&quot;&quot;;&quot;&quot;;IF([.$A26]=&quot;&quot;;&quot;&quot;;IF(VLOOKUP([.$A26];INDIRECT([.F$1]&amp;&quot;!$a$5:$xa$200&quot;);[.F$4];0)=&quot;não entregou&quot;;0;VLOOKUP([.$A26];INDIRECT([.F$1]&amp;&quot;!$a$5:$xa$200&quot;);[.F$4];0))))">
            <text:p/>
          </table:table-cell>
          <table:table-cell table:style-name="ce138" table:formula="of:=IF([.G$1]=&quot;&quot;;&quot;&quot;;IF([.$A26]=&quot;&quot;;&quot;&quot;;IF(VLOOKUP([.$A26];INDIRECT([.G$1]&amp;&quot;!$a$5:$xa$200&quot;);[.G$4];0)=&quot;não entregou&quot;;0;VLOOKUP([.$A26];INDIRECT([.G$1]&amp;&quot;!$a$5:$xa$200&quot;);[.G$4];0))))">
            <text:p/>
          </table:table-cell>
          <table:table-cell table:style-name="ce138" table:formula="of:=IF([.H$1]=&quot;&quot;;&quot;&quot;;IF([.$A26]=&quot;&quot;;&quot;&quot;;IF(VLOOKUP([.$A26];INDIRECT([.H$1]&amp;&quot;!$a$5:$xa$200&quot;);[.H$4];0)=&quot;não entregou&quot;;0;VLOOKUP([.$A26];INDIRECT([.H$1]&amp;&quot;!$a$5:$xa$200&quot;);[.H$4];0))))">
            <text:p/>
          </table:table-cell>
          <table:table-cell table:style-name="ce138" table:formula="of:=IF([.I$1]=&quot;&quot;;&quot;&quot;;IF([.$A26]=&quot;&quot;;&quot;&quot;;IF(VLOOKUP([.$A26];INDIRECT([.I$1]&amp;&quot;!$a$5:$xa$200&quot;);[.I$4];0)=&quot;não entregou&quot;;0;VLOOKUP([.$A26];INDIRECT([.I$1]&amp;&quot;!$a$5:$xa$200&quot;);[.I$4];0))))">
            <text:p/>
          </table:table-cell>
          <table:table-cell table:style-name="ce138" table:formula="of:=IF([.J$1]=&quot;&quot;;&quot;&quot;;IF([.$A26]=&quot;&quot;;&quot;&quot;;IF(VLOOKUP([.$A26];INDIRECT([.J$1]&amp;&quot;!$a$5:$xa$200&quot;);[.J$4];0)=&quot;não entregou&quot;;0;VLOOKUP([.$A26];INDIRECT([.J$1]&amp;&quot;!$a$5:$xa$200&quot;);[.J$4];0))))">
            <text:p/>
          </table:table-cell>
          <table:table-cell table:style-name="ce138" table:formula="of:=IF([.K$1]=&quot;&quot;;&quot;&quot;;IF([.$A26]=&quot;&quot;;&quot;&quot;;IF(VLOOKUP([.$A26];INDIRECT([.K$1]&amp;&quot;!$a$5:$xa$200&quot;);[.K$4];0)=&quot;não entregou&quot;;0;VLOOKUP([.$A26];INDIRECT([.K$1]&amp;&quot;!$a$5:$xa$200&quot;);[.K$4];0))))">
            <text:p/>
          </table:table-cell>
          <table:table-cell table:style-name="ce144" table:formula="of:=IF([.A26]=&quot;&quot;;&quot;&quot;;IF(SUM([.$B$3:.$K$3])=0;&quot;&quot;;SUMPRODUCT([.$B$3:.$K$3];[.B26:.K2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formula="of:=IF([.B$1]=&quot;&quot;;&quot;&quot;;IF([.$A27]=&quot;&quot;;&quot;&quot;;IF(VLOOKUP([.$A27];INDIRECT([.B$1]&amp;&quot;!$a$5:$xa$200&quot;);[.B$4];0)=&quot;não entregou&quot;;0;VLOOKUP([.$A27];INDIRECT([.B$1]&amp;&quot;!$a$5:$xa$200&quot;);[.B$4];0))))">
            <text:p/>
          </table:table-cell>
          <table:table-cell table:style-name="ce138" table:formula="of:=IF([.C$1]=&quot;&quot;;&quot;&quot;;IF([.$A27]=&quot;&quot;;&quot;&quot;;IF(VLOOKUP([.$A27];INDIRECT([.C$1]&amp;&quot;!$a$5:$xa$200&quot;);[.C$4];0)=&quot;não entregou&quot;;0;VLOOKUP([.$A27];INDIRECT([.C$1]&amp;&quot;!$a$5:$xa$200&quot;);[.C$4];0))))">
            <text:p/>
          </table:table-cell>
          <table:table-cell table:style-name="ce138" table:formula="of:=IF([.D$1]=&quot;&quot;;&quot;&quot;;IF([.$A27]=&quot;&quot;;&quot;&quot;;IF(VLOOKUP([.$A27];INDIRECT([.D$1]&amp;&quot;!$a$5:$xa$200&quot;);[.D$4];0)=&quot;não entregou&quot;;0;VLOOKUP([.$A27];INDIRECT([.D$1]&amp;&quot;!$a$5:$xa$200&quot;);[.D$4];0))))">
            <text:p/>
          </table:table-cell>
          <table:table-cell table:style-name="ce138" table:formula="of:=IF([.E$1]=&quot;&quot;;&quot;&quot;;IF([.$A27]=&quot;&quot;;&quot;&quot;;IF(VLOOKUP([.$A27];INDIRECT([.E$1]&amp;&quot;!$a$5:$xa$200&quot;);[.E$4];0)=&quot;não entregou&quot;;0;VLOOKUP([.$A27];INDIRECT([.E$1]&amp;&quot;!$a$5:$xa$200&quot;);[.E$4];0))))">
            <text:p/>
          </table:table-cell>
          <table:table-cell table:style-name="ce138" table:formula="of:=IF([.F$1]=&quot;&quot;;&quot;&quot;;IF([.$A27]=&quot;&quot;;&quot;&quot;;IF(VLOOKUP([.$A27];INDIRECT([.F$1]&amp;&quot;!$a$5:$xa$200&quot;);[.F$4];0)=&quot;não entregou&quot;;0;VLOOKUP([.$A27];INDIRECT([.F$1]&amp;&quot;!$a$5:$xa$200&quot;);[.F$4];0))))">
            <text:p/>
          </table:table-cell>
          <table:table-cell table:style-name="ce138" table:formula="of:=IF([.G$1]=&quot;&quot;;&quot;&quot;;IF([.$A27]=&quot;&quot;;&quot;&quot;;IF(VLOOKUP([.$A27];INDIRECT([.G$1]&amp;&quot;!$a$5:$xa$200&quot;);[.G$4];0)=&quot;não entregou&quot;;0;VLOOKUP([.$A27];INDIRECT([.G$1]&amp;&quot;!$a$5:$xa$200&quot;);[.G$4];0))))">
            <text:p/>
          </table:table-cell>
          <table:table-cell table:style-name="ce138" table:formula="of:=IF([.H$1]=&quot;&quot;;&quot;&quot;;IF([.$A27]=&quot;&quot;;&quot;&quot;;IF(VLOOKUP([.$A27];INDIRECT([.H$1]&amp;&quot;!$a$5:$xa$200&quot;);[.H$4];0)=&quot;não entregou&quot;;0;VLOOKUP([.$A27];INDIRECT([.H$1]&amp;&quot;!$a$5:$xa$200&quot;);[.H$4];0))))">
            <text:p/>
          </table:table-cell>
          <table:table-cell table:style-name="ce138" table:formula="of:=IF([.I$1]=&quot;&quot;;&quot;&quot;;IF([.$A27]=&quot;&quot;;&quot;&quot;;IF(VLOOKUP([.$A27];INDIRECT([.I$1]&amp;&quot;!$a$5:$xa$200&quot;);[.I$4];0)=&quot;não entregou&quot;;0;VLOOKUP([.$A27];INDIRECT([.I$1]&amp;&quot;!$a$5:$xa$200&quot;);[.I$4];0))))">
            <text:p/>
          </table:table-cell>
          <table:table-cell table:style-name="ce138" table:formula="of:=IF([.J$1]=&quot;&quot;;&quot;&quot;;IF([.$A27]=&quot;&quot;;&quot;&quot;;IF(VLOOKUP([.$A27];INDIRECT([.J$1]&amp;&quot;!$a$5:$xa$200&quot;);[.J$4];0)=&quot;não entregou&quot;;0;VLOOKUP([.$A27];INDIRECT([.J$1]&amp;&quot;!$a$5:$xa$200&quot;);[.J$4];0))))">
            <text:p/>
          </table:table-cell>
          <table:table-cell table:style-name="ce138" table:formula="of:=IF([.K$1]=&quot;&quot;;&quot;&quot;;IF([.$A27]=&quot;&quot;;&quot;&quot;;IF(VLOOKUP([.$A27];INDIRECT([.K$1]&amp;&quot;!$a$5:$xa$200&quot;);[.K$4];0)=&quot;não entregou&quot;;0;VLOOKUP([.$A27];INDIRECT([.K$1]&amp;&quot;!$a$5:$xa$200&quot;);[.K$4];0))))">
            <text:p/>
          </table:table-cell>
          <table:table-cell table:style-name="ce144" table:formula="of:=IF([.A27]=&quot;&quot;;&quot;&quot;;IF(SUM([.$B$3:.$K$3])=0;&quot;&quot;;SUMPRODUCT([.$B$3:.$K$3];[.B27:.K2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formula="of:=IF([.B$1]=&quot;&quot;;&quot;&quot;;IF([.$A28]=&quot;&quot;;&quot;&quot;;IF(VLOOKUP([.$A28];INDIRECT([.B$1]&amp;&quot;!$a$5:$xa$200&quot;);[.B$4];0)=&quot;não entregou&quot;;0;VLOOKUP([.$A28];INDIRECT([.B$1]&amp;&quot;!$a$5:$xa$200&quot;);[.B$4];0))))">
            <text:p/>
          </table:table-cell>
          <table:table-cell table:style-name="ce138" table:formula="of:=IF([.C$1]=&quot;&quot;;&quot;&quot;;IF([.$A28]=&quot;&quot;;&quot;&quot;;IF(VLOOKUP([.$A28];INDIRECT([.C$1]&amp;&quot;!$a$5:$xa$200&quot;);[.C$4];0)=&quot;não entregou&quot;;0;VLOOKUP([.$A28];INDIRECT([.C$1]&amp;&quot;!$a$5:$xa$200&quot;);[.C$4];0))))">
            <text:p/>
          </table:table-cell>
          <table:table-cell table:style-name="ce138" table:formula="of:=IF([.D$1]=&quot;&quot;;&quot;&quot;;IF([.$A28]=&quot;&quot;;&quot;&quot;;IF(VLOOKUP([.$A28];INDIRECT([.D$1]&amp;&quot;!$a$5:$xa$200&quot;);[.D$4];0)=&quot;não entregou&quot;;0;VLOOKUP([.$A28];INDIRECT([.D$1]&amp;&quot;!$a$5:$xa$200&quot;);[.D$4];0))))">
            <text:p/>
          </table:table-cell>
          <table:table-cell table:style-name="ce138" table:formula="of:=IF([.E$1]=&quot;&quot;;&quot;&quot;;IF([.$A28]=&quot;&quot;;&quot;&quot;;IF(VLOOKUP([.$A28];INDIRECT([.E$1]&amp;&quot;!$a$5:$xa$200&quot;);[.E$4];0)=&quot;não entregou&quot;;0;VLOOKUP([.$A28];INDIRECT([.E$1]&amp;&quot;!$a$5:$xa$200&quot;);[.E$4];0))))">
            <text:p/>
          </table:table-cell>
          <table:table-cell table:style-name="ce138" table:formula="of:=IF([.F$1]=&quot;&quot;;&quot;&quot;;IF([.$A28]=&quot;&quot;;&quot;&quot;;IF(VLOOKUP([.$A28];INDIRECT([.F$1]&amp;&quot;!$a$5:$xa$200&quot;);[.F$4];0)=&quot;não entregou&quot;;0;VLOOKUP([.$A28];INDIRECT([.F$1]&amp;&quot;!$a$5:$xa$200&quot;);[.F$4];0))))">
            <text:p/>
          </table:table-cell>
          <table:table-cell table:style-name="ce138" table:formula="of:=IF([.G$1]=&quot;&quot;;&quot;&quot;;IF([.$A28]=&quot;&quot;;&quot;&quot;;IF(VLOOKUP([.$A28];INDIRECT([.G$1]&amp;&quot;!$a$5:$xa$200&quot;);[.G$4];0)=&quot;não entregou&quot;;0;VLOOKUP([.$A28];INDIRECT([.G$1]&amp;&quot;!$a$5:$xa$200&quot;);[.G$4];0))))">
            <text:p/>
          </table:table-cell>
          <table:table-cell table:style-name="ce138" table:formula="of:=IF([.H$1]=&quot;&quot;;&quot;&quot;;IF([.$A28]=&quot;&quot;;&quot;&quot;;IF(VLOOKUP([.$A28];INDIRECT([.H$1]&amp;&quot;!$a$5:$xa$200&quot;);[.H$4];0)=&quot;não entregou&quot;;0;VLOOKUP([.$A28];INDIRECT([.H$1]&amp;&quot;!$a$5:$xa$200&quot;);[.H$4];0))))">
            <text:p/>
          </table:table-cell>
          <table:table-cell table:style-name="ce138" table:formula="of:=IF([.I$1]=&quot;&quot;;&quot;&quot;;IF([.$A28]=&quot;&quot;;&quot;&quot;;IF(VLOOKUP([.$A28];INDIRECT([.I$1]&amp;&quot;!$a$5:$xa$200&quot;);[.I$4];0)=&quot;não entregou&quot;;0;VLOOKUP([.$A28];INDIRECT([.I$1]&amp;&quot;!$a$5:$xa$200&quot;);[.I$4];0))))">
            <text:p/>
          </table:table-cell>
          <table:table-cell table:style-name="ce138" table:formula="of:=IF([.J$1]=&quot;&quot;;&quot;&quot;;IF([.$A28]=&quot;&quot;;&quot;&quot;;IF(VLOOKUP([.$A28];INDIRECT([.J$1]&amp;&quot;!$a$5:$xa$200&quot;);[.J$4];0)=&quot;não entregou&quot;;0;VLOOKUP([.$A28];INDIRECT([.J$1]&amp;&quot;!$a$5:$xa$200&quot;);[.J$4];0))))">
            <text:p/>
          </table:table-cell>
          <table:table-cell table:style-name="ce138" table:formula="of:=IF([.K$1]=&quot;&quot;;&quot;&quot;;IF([.$A28]=&quot;&quot;;&quot;&quot;;IF(VLOOKUP([.$A28];INDIRECT([.K$1]&amp;&quot;!$a$5:$xa$200&quot;);[.K$4];0)=&quot;não entregou&quot;;0;VLOOKUP([.$A28];INDIRECT([.K$1]&amp;&quot;!$a$5:$xa$200&quot;);[.K$4];0))))">
            <text:p/>
          </table:table-cell>
          <table:table-cell table:style-name="ce144" table:formula="of:=IF([.A28]=&quot;&quot;;&quot;&quot;;IF(SUM([.$B$3:.$K$3])=0;&quot;&quot;;SUMPRODUCT([.$B$3:.$K$3];[.B28:.K2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formula="of:=IF([.B$1]=&quot;&quot;;&quot;&quot;;IF([.$A29]=&quot;&quot;;&quot;&quot;;IF(VLOOKUP([.$A29];INDIRECT([.B$1]&amp;&quot;!$a$5:$xa$200&quot;);[.B$4];0)=&quot;não entregou&quot;;0;VLOOKUP([.$A29];INDIRECT([.B$1]&amp;&quot;!$a$5:$xa$200&quot;);[.B$4];0))))">
            <text:p/>
          </table:table-cell>
          <table:table-cell table:style-name="ce138" table:formula="of:=IF([.C$1]=&quot;&quot;;&quot;&quot;;IF([.$A29]=&quot;&quot;;&quot;&quot;;IF(VLOOKUP([.$A29];INDIRECT([.C$1]&amp;&quot;!$a$5:$xa$200&quot;);[.C$4];0)=&quot;não entregou&quot;;0;VLOOKUP([.$A29];INDIRECT([.C$1]&amp;&quot;!$a$5:$xa$200&quot;);[.C$4];0))))">
            <text:p/>
          </table:table-cell>
          <table:table-cell table:style-name="ce138" table:formula="of:=IF([.D$1]=&quot;&quot;;&quot;&quot;;IF([.$A29]=&quot;&quot;;&quot;&quot;;IF(VLOOKUP([.$A29];INDIRECT([.D$1]&amp;&quot;!$a$5:$xa$200&quot;);[.D$4];0)=&quot;não entregou&quot;;0;VLOOKUP([.$A29];INDIRECT([.D$1]&amp;&quot;!$a$5:$xa$200&quot;);[.D$4];0))))">
            <text:p/>
          </table:table-cell>
          <table:table-cell table:style-name="ce138" table:formula="of:=IF([.E$1]=&quot;&quot;;&quot;&quot;;IF([.$A29]=&quot;&quot;;&quot;&quot;;IF(VLOOKUP([.$A29];INDIRECT([.E$1]&amp;&quot;!$a$5:$xa$200&quot;);[.E$4];0)=&quot;não entregou&quot;;0;VLOOKUP([.$A29];INDIRECT([.E$1]&amp;&quot;!$a$5:$xa$200&quot;);[.E$4];0))))">
            <text:p/>
          </table:table-cell>
          <table:table-cell table:style-name="ce138" table:formula="of:=IF([.F$1]=&quot;&quot;;&quot;&quot;;IF([.$A29]=&quot;&quot;;&quot;&quot;;IF(VLOOKUP([.$A29];INDIRECT([.F$1]&amp;&quot;!$a$5:$xa$200&quot;);[.F$4];0)=&quot;não entregou&quot;;0;VLOOKUP([.$A29];INDIRECT([.F$1]&amp;&quot;!$a$5:$xa$200&quot;);[.F$4];0))))">
            <text:p/>
          </table:table-cell>
          <table:table-cell table:style-name="ce138" table:formula="of:=IF([.G$1]=&quot;&quot;;&quot;&quot;;IF([.$A29]=&quot;&quot;;&quot;&quot;;IF(VLOOKUP([.$A29];INDIRECT([.G$1]&amp;&quot;!$a$5:$xa$200&quot;);[.G$4];0)=&quot;não entregou&quot;;0;VLOOKUP([.$A29];INDIRECT([.G$1]&amp;&quot;!$a$5:$xa$200&quot;);[.G$4];0))))">
            <text:p/>
          </table:table-cell>
          <table:table-cell table:style-name="ce138" table:formula="of:=IF([.H$1]=&quot;&quot;;&quot;&quot;;IF([.$A29]=&quot;&quot;;&quot;&quot;;IF(VLOOKUP([.$A29];INDIRECT([.H$1]&amp;&quot;!$a$5:$xa$200&quot;);[.H$4];0)=&quot;não entregou&quot;;0;VLOOKUP([.$A29];INDIRECT([.H$1]&amp;&quot;!$a$5:$xa$200&quot;);[.H$4];0))))">
            <text:p/>
          </table:table-cell>
          <table:table-cell table:style-name="ce138" table:formula="of:=IF([.I$1]=&quot;&quot;;&quot;&quot;;IF([.$A29]=&quot;&quot;;&quot;&quot;;IF(VLOOKUP([.$A29];INDIRECT([.I$1]&amp;&quot;!$a$5:$xa$200&quot;);[.I$4];0)=&quot;não entregou&quot;;0;VLOOKUP([.$A29];INDIRECT([.I$1]&amp;&quot;!$a$5:$xa$200&quot;);[.I$4];0))))">
            <text:p/>
          </table:table-cell>
          <table:table-cell table:style-name="ce138" table:formula="of:=IF([.J$1]=&quot;&quot;;&quot;&quot;;IF([.$A29]=&quot;&quot;;&quot;&quot;;IF(VLOOKUP([.$A29];INDIRECT([.J$1]&amp;&quot;!$a$5:$xa$200&quot;);[.J$4];0)=&quot;não entregou&quot;;0;VLOOKUP([.$A29];INDIRECT([.J$1]&amp;&quot;!$a$5:$xa$200&quot;);[.J$4];0))))">
            <text:p/>
          </table:table-cell>
          <table:table-cell table:style-name="ce138" table:formula="of:=IF([.K$1]=&quot;&quot;;&quot;&quot;;IF([.$A29]=&quot;&quot;;&quot;&quot;;IF(VLOOKUP([.$A29];INDIRECT([.K$1]&amp;&quot;!$a$5:$xa$200&quot;);[.K$4];0)=&quot;não entregou&quot;;0;VLOOKUP([.$A29];INDIRECT([.K$1]&amp;&quot;!$a$5:$xa$200&quot;);[.K$4];0))))">
            <text:p/>
          </table:table-cell>
          <table:table-cell table:style-name="ce144" table:formula="of:=IF([.A29]=&quot;&quot;;&quot;&quot;;IF(SUM([.$B$3:.$K$3])=0;&quot;&quot;;SUMPRODUCT([.$B$3:.$K$3];[.B29:.K2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formula="of:=IF([.B$1]=&quot;&quot;;&quot;&quot;;IF([.$A30]=&quot;&quot;;&quot;&quot;;IF(VLOOKUP([.$A30];INDIRECT([.B$1]&amp;&quot;!$a$5:$xa$200&quot;);[.B$4];0)=&quot;não entregou&quot;;0;VLOOKUP([.$A30];INDIRECT([.B$1]&amp;&quot;!$a$5:$xa$200&quot;);[.B$4];0))))">
            <text:p/>
          </table:table-cell>
          <table:table-cell table:style-name="ce138" table:formula="of:=IF([.C$1]=&quot;&quot;;&quot;&quot;;IF([.$A30]=&quot;&quot;;&quot;&quot;;IF(VLOOKUP([.$A30];INDIRECT([.C$1]&amp;&quot;!$a$5:$xa$200&quot;);[.C$4];0)=&quot;não entregou&quot;;0;VLOOKUP([.$A30];INDIRECT([.C$1]&amp;&quot;!$a$5:$xa$200&quot;);[.C$4];0))))">
            <text:p/>
          </table:table-cell>
          <table:table-cell table:style-name="ce138" table:formula="of:=IF([.D$1]=&quot;&quot;;&quot;&quot;;IF([.$A30]=&quot;&quot;;&quot;&quot;;IF(VLOOKUP([.$A30];INDIRECT([.D$1]&amp;&quot;!$a$5:$xa$200&quot;);[.D$4];0)=&quot;não entregou&quot;;0;VLOOKUP([.$A30];INDIRECT([.D$1]&amp;&quot;!$a$5:$xa$200&quot;);[.D$4];0))))">
            <text:p/>
          </table:table-cell>
          <table:table-cell table:style-name="ce138" table:formula="of:=IF([.E$1]=&quot;&quot;;&quot;&quot;;IF([.$A30]=&quot;&quot;;&quot;&quot;;IF(VLOOKUP([.$A30];INDIRECT([.E$1]&amp;&quot;!$a$5:$xa$200&quot;);[.E$4];0)=&quot;não entregou&quot;;0;VLOOKUP([.$A30];INDIRECT([.E$1]&amp;&quot;!$a$5:$xa$200&quot;);[.E$4];0))))">
            <text:p/>
          </table:table-cell>
          <table:table-cell table:style-name="ce138" table:formula="of:=IF([.F$1]=&quot;&quot;;&quot;&quot;;IF([.$A30]=&quot;&quot;;&quot;&quot;;IF(VLOOKUP([.$A30];INDIRECT([.F$1]&amp;&quot;!$a$5:$xa$200&quot;);[.F$4];0)=&quot;não entregou&quot;;0;VLOOKUP([.$A30];INDIRECT([.F$1]&amp;&quot;!$a$5:$xa$200&quot;);[.F$4];0))))">
            <text:p/>
          </table:table-cell>
          <table:table-cell table:style-name="ce138" table:formula="of:=IF([.G$1]=&quot;&quot;;&quot;&quot;;IF([.$A30]=&quot;&quot;;&quot;&quot;;IF(VLOOKUP([.$A30];INDIRECT([.G$1]&amp;&quot;!$a$5:$xa$200&quot;);[.G$4];0)=&quot;não entregou&quot;;0;VLOOKUP([.$A30];INDIRECT([.G$1]&amp;&quot;!$a$5:$xa$200&quot;);[.G$4];0))))">
            <text:p/>
          </table:table-cell>
          <table:table-cell table:style-name="ce138" table:formula="of:=IF([.H$1]=&quot;&quot;;&quot;&quot;;IF([.$A30]=&quot;&quot;;&quot;&quot;;IF(VLOOKUP([.$A30];INDIRECT([.H$1]&amp;&quot;!$a$5:$xa$200&quot;);[.H$4];0)=&quot;não entregou&quot;;0;VLOOKUP([.$A30];INDIRECT([.H$1]&amp;&quot;!$a$5:$xa$200&quot;);[.H$4];0))))">
            <text:p/>
          </table:table-cell>
          <table:table-cell table:style-name="ce138" table:formula="of:=IF([.I$1]=&quot;&quot;;&quot;&quot;;IF([.$A30]=&quot;&quot;;&quot;&quot;;IF(VLOOKUP([.$A30];INDIRECT([.I$1]&amp;&quot;!$a$5:$xa$200&quot;);[.I$4];0)=&quot;não entregou&quot;;0;VLOOKUP([.$A30];INDIRECT([.I$1]&amp;&quot;!$a$5:$xa$200&quot;);[.I$4];0))))">
            <text:p/>
          </table:table-cell>
          <table:table-cell table:style-name="ce138" table:formula="of:=IF([.J$1]=&quot;&quot;;&quot;&quot;;IF([.$A30]=&quot;&quot;;&quot;&quot;;IF(VLOOKUP([.$A30];INDIRECT([.J$1]&amp;&quot;!$a$5:$xa$200&quot;);[.J$4];0)=&quot;não entregou&quot;;0;VLOOKUP([.$A30];INDIRECT([.J$1]&amp;&quot;!$a$5:$xa$200&quot;);[.J$4];0))))">
            <text:p/>
          </table:table-cell>
          <table:table-cell table:style-name="ce138" table:formula="of:=IF([.K$1]=&quot;&quot;;&quot;&quot;;IF([.$A30]=&quot;&quot;;&quot;&quot;;IF(VLOOKUP([.$A30];INDIRECT([.K$1]&amp;&quot;!$a$5:$xa$200&quot;);[.K$4];0)=&quot;não entregou&quot;;0;VLOOKUP([.$A30];INDIRECT([.K$1]&amp;&quot;!$a$5:$xa$200&quot;);[.K$4];0))))">
            <text:p/>
          </table:table-cell>
          <table:table-cell table:style-name="ce144" table:formula="of:=IF([.A30]=&quot;&quot;;&quot;&quot;;IF(SUM([.$B$3:.$K$3])=0;&quot;&quot;;SUMPRODUCT([.$B$3:.$K$3];[.B30:.K3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4];0)=&quot;não entregou&quot;;0;VLOOKUP([.$A31];INDIRECT([.B$1]&amp;&quot;!$a$5:$xa$200&quot;);[.B$4];0))))">
            <text:p/>
          </table:table-cell>
          <table:table-cell table:style-name="ce138" table:formula="of:=IF([.C$1]=&quot;&quot;;&quot;&quot;;IF([.$A31]=&quot;&quot;;&quot;&quot;;IF(VLOOKUP([.$A31];INDIRECT([.C$1]&amp;&quot;!$a$5:$xa$200&quot;);[.C$4];0)=&quot;não entregou&quot;;0;VLOOKUP([.$A31];INDIRECT([.C$1]&amp;&quot;!$a$5:$xa$200&quot;);[.C$4];0))))">
            <text:p/>
          </table:table-cell>
          <table:table-cell table:style-name="ce138" table:formula="of:=IF([.D$1]=&quot;&quot;;&quot;&quot;;IF([.$A31]=&quot;&quot;;&quot;&quot;;IF(VLOOKUP([.$A31];INDIRECT([.D$1]&amp;&quot;!$a$5:$xa$200&quot;);[.D$4];0)=&quot;não entregou&quot;;0;VLOOKUP([.$A31];INDIRECT([.D$1]&amp;&quot;!$a$5:$xa$200&quot;);[.D$4];0))))">
            <text:p/>
          </table:table-cell>
          <table:table-cell table:style-name="ce138" table:formula="of:=IF([.E$1]=&quot;&quot;;&quot;&quot;;IF([.$A31]=&quot;&quot;;&quot;&quot;;IF(VLOOKUP([.$A31];INDIRECT([.E$1]&amp;&quot;!$a$5:$xa$200&quot;);[.E$4];0)=&quot;não entregou&quot;;0;VLOOKUP([.$A31];INDIRECT([.E$1]&amp;&quot;!$a$5:$xa$200&quot;);[.E$4];0))))">
            <text:p/>
          </table:table-cell>
          <table:table-cell table:style-name="ce138" table:formula="of:=IF([.F$1]=&quot;&quot;;&quot;&quot;;IF([.$A31]=&quot;&quot;;&quot;&quot;;IF(VLOOKUP([.$A31];INDIRECT([.F$1]&amp;&quot;!$a$5:$xa$200&quot;);[.F$4];0)=&quot;não entregou&quot;;0;VLOOKUP([.$A31];INDIRECT([.F$1]&amp;&quot;!$a$5:$xa$200&quot;);[.F$4];0))))">
            <text:p/>
          </table:table-cell>
          <table:table-cell table:style-name="ce138" table:formula="of:=IF([.G$1]=&quot;&quot;;&quot;&quot;;IF([.$A31]=&quot;&quot;;&quot;&quot;;IF(VLOOKUP([.$A31];INDIRECT([.G$1]&amp;&quot;!$a$5:$xa$200&quot;);[.G$4];0)=&quot;não entregou&quot;;0;VLOOKUP([.$A31];INDIRECT([.G$1]&amp;&quot;!$a$5:$xa$200&quot;);[.G$4];0))))">
            <text:p/>
          </table:table-cell>
          <table:table-cell table:style-name="ce138" table:formula="of:=IF([.H$1]=&quot;&quot;;&quot;&quot;;IF([.$A31]=&quot;&quot;;&quot;&quot;;IF(VLOOKUP([.$A31];INDIRECT([.H$1]&amp;&quot;!$a$5:$xa$200&quot;);[.H$4];0)=&quot;não entregou&quot;;0;VLOOKUP([.$A31];INDIRECT([.H$1]&amp;&quot;!$a$5:$xa$200&quot;);[.H$4];0))))">
            <text:p/>
          </table:table-cell>
          <table:table-cell table:style-name="ce138" table:formula="of:=IF([.I$1]=&quot;&quot;;&quot;&quot;;IF([.$A31]=&quot;&quot;;&quot;&quot;;IF(VLOOKUP([.$A31];INDIRECT([.I$1]&amp;&quot;!$a$5:$xa$200&quot;);[.I$4];0)=&quot;não entregou&quot;;0;VLOOKUP([.$A31];INDIRECT([.I$1]&amp;&quot;!$a$5:$xa$200&quot;);[.I$4];0))))">
            <text:p/>
          </table:table-cell>
          <table:table-cell table:style-name="ce138" table:formula="of:=IF([.J$1]=&quot;&quot;;&quot;&quot;;IF([.$A31]=&quot;&quot;;&quot;&quot;;IF(VLOOKUP([.$A31];INDIRECT([.J$1]&amp;&quot;!$a$5:$xa$200&quot;);[.J$4];0)=&quot;não entregou&quot;;0;VLOOKUP([.$A31];INDIRECT([.J$1]&amp;&quot;!$a$5:$xa$200&quot;);[.J$4];0))))">
            <text:p/>
          </table:table-cell>
          <table:table-cell table:style-name="ce138" table:formula="of:=IF([.K$1]=&quot;&quot;;&quot;&quot;;IF([.$A31]=&quot;&quot;;&quot;&quot;;IF(VLOOKUP([.$A31];INDIRECT([.K$1]&amp;&quot;!$a$5:$xa$200&quot;);[.K$4];0)=&quot;não entregou&quot;;0;VLOOKUP([.$A31];INDIRECT([.K$1]&amp;&quot;!$a$5:$xa$200&quot;);[.K$4];0))))">
            <text:p/>
          </table:table-cell>
          <table:table-cell table:style-name="ce144" table:formula="of:=IF([.A31]=&quot;&quot;;&quot;&quot;;IF(SUM([.$B$3:.$K$3])=0;&quot;&quot;;SUMPRODUCT([.$B$3:.$K$3];[.B31:.K3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4];0)=&quot;não entregou&quot;;0;VLOOKUP([.$A32];INDIRECT([.B$1]&amp;&quot;!$a$5:$xa$200&quot;);[.B$4];0))))">
            <text:p/>
          </table:table-cell>
          <table:table-cell table:style-name="ce138" table:formula="of:=IF([.C$1]=&quot;&quot;;&quot;&quot;;IF([.$A32]=&quot;&quot;;&quot;&quot;;IF(VLOOKUP([.$A32];INDIRECT([.C$1]&amp;&quot;!$a$5:$xa$200&quot;);[.C$4];0)=&quot;não entregou&quot;;0;VLOOKUP([.$A32];INDIRECT([.C$1]&amp;&quot;!$a$5:$xa$200&quot;);[.C$4];0))))">
            <text:p/>
          </table:table-cell>
          <table:table-cell table:style-name="ce138" table:formula="of:=IF([.D$1]=&quot;&quot;;&quot;&quot;;IF([.$A32]=&quot;&quot;;&quot;&quot;;IF(VLOOKUP([.$A32];INDIRECT([.D$1]&amp;&quot;!$a$5:$xa$200&quot;);[.D$4];0)=&quot;não entregou&quot;;0;VLOOKUP([.$A32];INDIRECT([.D$1]&amp;&quot;!$a$5:$xa$200&quot;);[.D$4];0))))">
            <text:p/>
          </table:table-cell>
          <table:table-cell table:style-name="ce138" table:formula="of:=IF([.E$1]=&quot;&quot;;&quot;&quot;;IF([.$A32]=&quot;&quot;;&quot;&quot;;IF(VLOOKUP([.$A32];INDIRECT([.E$1]&amp;&quot;!$a$5:$xa$200&quot;);[.E$4];0)=&quot;não entregou&quot;;0;VLOOKUP([.$A32];INDIRECT([.E$1]&amp;&quot;!$a$5:$xa$200&quot;);[.E$4];0))))">
            <text:p/>
          </table:table-cell>
          <table:table-cell table:style-name="ce138" table:formula="of:=IF([.F$1]=&quot;&quot;;&quot;&quot;;IF([.$A32]=&quot;&quot;;&quot;&quot;;IF(VLOOKUP([.$A32];INDIRECT([.F$1]&amp;&quot;!$a$5:$xa$200&quot;);[.F$4];0)=&quot;não entregou&quot;;0;VLOOKUP([.$A32];INDIRECT([.F$1]&amp;&quot;!$a$5:$xa$200&quot;);[.F$4];0))))">
            <text:p/>
          </table:table-cell>
          <table:table-cell table:style-name="ce138" table:formula="of:=IF([.G$1]=&quot;&quot;;&quot;&quot;;IF([.$A32]=&quot;&quot;;&quot;&quot;;IF(VLOOKUP([.$A32];INDIRECT([.G$1]&amp;&quot;!$a$5:$xa$200&quot;);[.G$4];0)=&quot;não entregou&quot;;0;VLOOKUP([.$A32];INDIRECT([.G$1]&amp;&quot;!$a$5:$xa$200&quot;);[.G$4];0))))">
            <text:p/>
          </table:table-cell>
          <table:table-cell table:style-name="ce138" table:formula="of:=IF([.H$1]=&quot;&quot;;&quot;&quot;;IF([.$A32]=&quot;&quot;;&quot;&quot;;IF(VLOOKUP([.$A32];INDIRECT([.H$1]&amp;&quot;!$a$5:$xa$200&quot;);[.H$4];0)=&quot;não entregou&quot;;0;VLOOKUP([.$A32];INDIRECT([.H$1]&amp;&quot;!$a$5:$xa$200&quot;);[.H$4];0))))">
            <text:p/>
          </table:table-cell>
          <table:table-cell table:style-name="ce138" table:formula="of:=IF([.I$1]=&quot;&quot;;&quot;&quot;;IF([.$A32]=&quot;&quot;;&quot;&quot;;IF(VLOOKUP([.$A32];INDIRECT([.I$1]&amp;&quot;!$a$5:$xa$200&quot;);[.I$4];0)=&quot;não entregou&quot;;0;VLOOKUP([.$A32];INDIRECT([.I$1]&amp;&quot;!$a$5:$xa$200&quot;);[.I$4];0))))">
            <text:p/>
          </table:table-cell>
          <table:table-cell table:style-name="ce138" table:formula="of:=IF([.J$1]=&quot;&quot;;&quot;&quot;;IF([.$A32]=&quot;&quot;;&quot;&quot;;IF(VLOOKUP([.$A32];INDIRECT([.J$1]&amp;&quot;!$a$5:$xa$200&quot;);[.J$4];0)=&quot;não entregou&quot;;0;VLOOKUP([.$A32];INDIRECT([.J$1]&amp;&quot;!$a$5:$xa$200&quot;);[.J$4];0))))">
            <text:p/>
          </table:table-cell>
          <table:table-cell table:style-name="ce138" table:formula="of:=IF([.K$1]=&quot;&quot;;&quot;&quot;;IF([.$A32]=&quot;&quot;;&quot;&quot;;IF(VLOOKUP([.$A32];INDIRECT([.K$1]&amp;&quot;!$a$5:$xa$200&quot;);[.K$4];0)=&quot;não entregou&quot;;0;VLOOKUP([.$A32];INDIRECT([.K$1]&amp;&quot;!$a$5:$xa$200&quot;);[.K$4];0))))">
            <text:p/>
          </table:table-cell>
          <table:table-cell table:style-name="ce144" table:formula="of:=IF([.A32]=&quot;&quot;;&quot;&quot;;IF(SUM([.$B$3:.$K$3])=0;&quot;&quot;;SUMPRODUCT([.$B$3:.$K$3];[.B32:.K3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4];0)=&quot;não entregou&quot;;0;VLOOKUP([.$A33];INDIRECT([.B$1]&amp;&quot;!$a$5:$xa$200&quot;);[.B$4];0))))">
            <text:p/>
          </table:table-cell>
          <table:table-cell table:style-name="ce138" table:formula="of:=IF([.C$1]=&quot;&quot;;&quot;&quot;;IF([.$A33]=&quot;&quot;;&quot;&quot;;IF(VLOOKUP([.$A33];INDIRECT([.C$1]&amp;&quot;!$a$5:$xa$200&quot;);[.C$4];0)=&quot;não entregou&quot;;0;VLOOKUP([.$A33];INDIRECT([.C$1]&amp;&quot;!$a$5:$xa$200&quot;);[.C$4];0))))">
            <text:p/>
          </table:table-cell>
          <table:table-cell table:style-name="ce138" table:formula="of:=IF([.D$1]=&quot;&quot;;&quot;&quot;;IF([.$A33]=&quot;&quot;;&quot;&quot;;IF(VLOOKUP([.$A33];INDIRECT([.D$1]&amp;&quot;!$a$5:$xa$200&quot;);[.D$4];0)=&quot;não entregou&quot;;0;VLOOKUP([.$A33];INDIRECT([.D$1]&amp;&quot;!$a$5:$xa$200&quot;);[.D$4];0))))">
            <text:p/>
          </table:table-cell>
          <table:table-cell table:style-name="ce138" table:formula="of:=IF([.E$1]=&quot;&quot;;&quot;&quot;;IF([.$A33]=&quot;&quot;;&quot;&quot;;IF(VLOOKUP([.$A33];INDIRECT([.E$1]&amp;&quot;!$a$5:$xa$200&quot;);[.E$4];0)=&quot;não entregou&quot;;0;VLOOKUP([.$A33];INDIRECT([.E$1]&amp;&quot;!$a$5:$xa$200&quot;);[.E$4];0))))">
            <text:p/>
          </table:table-cell>
          <table:table-cell table:style-name="ce138" table:formula="of:=IF([.F$1]=&quot;&quot;;&quot;&quot;;IF([.$A33]=&quot;&quot;;&quot;&quot;;IF(VLOOKUP([.$A33];INDIRECT([.F$1]&amp;&quot;!$a$5:$xa$200&quot;);[.F$4];0)=&quot;não entregou&quot;;0;VLOOKUP([.$A33];INDIRECT([.F$1]&amp;&quot;!$a$5:$xa$200&quot;);[.F$4];0))))">
            <text:p/>
          </table:table-cell>
          <table:table-cell table:style-name="ce138" table:formula="of:=IF([.G$1]=&quot;&quot;;&quot;&quot;;IF([.$A33]=&quot;&quot;;&quot;&quot;;IF(VLOOKUP([.$A33];INDIRECT([.G$1]&amp;&quot;!$a$5:$xa$200&quot;);[.G$4];0)=&quot;não entregou&quot;;0;VLOOKUP([.$A33];INDIRECT([.G$1]&amp;&quot;!$a$5:$xa$200&quot;);[.G$4];0))))">
            <text:p/>
          </table:table-cell>
          <table:table-cell table:style-name="ce138" table:formula="of:=IF([.H$1]=&quot;&quot;;&quot;&quot;;IF([.$A33]=&quot;&quot;;&quot;&quot;;IF(VLOOKUP([.$A33];INDIRECT([.H$1]&amp;&quot;!$a$5:$xa$200&quot;);[.H$4];0)=&quot;não entregou&quot;;0;VLOOKUP([.$A33];INDIRECT([.H$1]&amp;&quot;!$a$5:$xa$200&quot;);[.H$4];0))))">
            <text:p/>
          </table:table-cell>
          <table:table-cell table:style-name="ce138" table:formula="of:=IF([.I$1]=&quot;&quot;;&quot;&quot;;IF([.$A33]=&quot;&quot;;&quot;&quot;;IF(VLOOKUP([.$A33];INDIRECT([.I$1]&amp;&quot;!$a$5:$xa$200&quot;);[.I$4];0)=&quot;não entregou&quot;;0;VLOOKUP([.$A33];INDIRECT([.I$1]&amp;&quot;!$a$5:$xa$200&quot;);[.I$4];0))))">
            <text:p/>
          </table:table-cell>
          <table:table-cell table:style-name="ce138" table:formula="of:=IF([.J$1]=&quot;&quot;;&quot;&quot;;IF([.$A33]=&quot;&quot;;&quot;&quot;;IF(VLOOKUP([.$A33];INDIRECT([.J$1]&amp;&quot;!$a$5:$xa$200&quot;);[.J$4];0)=&quot;não entregou&quot;;0;VLOOKUP([.$A33];INDIRECT([.J$1]&amp;&quot;!$a$5:$xa$200&quot;);[.J$4];0))))">
            <text:p/>
          </table:table-cell>
          <table:table-cell table:style-name="ce138" table:formula="of:=IF([.K$1]=&quot;&quot;;&quot;&quot;;IF([.$A33]=&quot;&quot;;&quot;&quot;;IF(VLOOKUP([.$A33];INDIRECT([.K$1]&amp;&quot;!$a$5:$xa$200&quot;);[.K$4];0)=&quot;não entregou&quot;;0;VLOOKUP([.$A33];INDIRECT([.K$1]&amp;&quot;!$a$5:$xa$200&quot;);[.K$4];0))))">
            <text:p/>
          </table:table-cell>
          <table:table-cell table:style-name="ce144" table:formula="of:=IF([.A33]=&quot;&quot;;&quot;&quot;;IF(SUM([.$B$3:.$K$3])=0;&quot;&quot;;SUMPRODUCT([.$B$3:.$K$3];[.B33:.K3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4];0)=&quot;não entregou&quot;;0;VLOOKUP([.$A34];INDIRECT([.B$1]&amp;&quot;!$a$5:$xa$200&quot;);[.B$4];0))))">
            <text:p/>
          </table:table-cell>
          <table:table-cell table:style-name="ce138" table:formula="of:=IF([.C$1]=&quot;&quot;;&quot;&quot;;IF([.$A34]=&quot;&quot;;&quot;&quot;;IF(VLOOKUP([.$A34];INDIRECT([.C$1]&amp;&quot;!$a$5:$xa$200&quot;);[.C$4];0)=&quot;não entregou&quot;;0;VLOOKUP([.$A34];INDIRECT([.C$1]&amp;&quot;!$a$5:$xa$200&quot;);[.C$4];0))))">
            <text:p/>
          </table:table-cell>
          <table:table-cell table:style-name="ce138" table:formula="of:=IF([.D$1]=&quot;&quot;;&quot;&quot;;IF([.$A34]=&quot;&quot;;&quot;&quot;;IF(VLOOKUP([.$A34];INDIRECT([.D$1]&amp;&quot;!$a$5:$xa$200&quot;);[.D$4];0)=&quot;não entregou&quot;;0;VLOOKUP([.$A34];INDIRECT([.D$1]&amp;&quot;!$a$5:$xa$200&quot;);[.D$4];0))))">
            <text:p/>
          </table:table-cell>
          <table:table-cell table:style-name="ce138" table:formula="of:=IF([.E$1]=&quot;&quot;;&quot;&quot;;IF([.$A34]=&quot;&quot;;&quot;&quot;;IF(VLOOKUP([.$A34];INDIRECT([.E$1]&amp;&quot;!$a$5:$xa$200&quot;);[.E$4];0)=&quot;não entregou&quot;;0;VLOOKUP([.$A34];INDIRECT([.E$1]&amp;&quot;!$a$5:$xa$200&quot;);[.E$4];0))))">
            <text:p/>
          </table:table-cell>
          <table:table-cell table:style-name="ce138" table:formula="of:=IF([.F$1]=&quot;&quot;;&quot;&quot;;IF([.$A34]=&quot;&quot;;&quot;&quot;;IF(VLOOKUP([.$A34];INDIRECT([.F$1]&amp;&quot;!$a$5:$xa$200&quot;);[.F$4];0)=&quot;não entregou&quot;;0;VLOOKUP([.$A34];INDIRECT([.F$1]&amp;&quot;!$a$5:$xa$200&quot;);[.F$4];0))))">
            <text:p/>
          </table:table-cell>
          <table:table-cell table:style-name="ce138" table:formula="of:=IF([.G$1]=&quot;&quot;;&quot;&quot;;IF([.$A34]=&quot;&quot;;&quot;&quot;;IF(VLOOKUP([.$A34];INDIRECT([.G$1]&amp;&quot;!$a$5:$xa$200&quot;);[.G$4];0)=&quot;não entregou&quot;;0;VLOOKUP([.$A34];INDIRECT([.G$1]&amp;&quot;!$a$5:$xa$200&quot;);[.G$4];0))))">
            <text:p/>
          </table:table-cell>
          <table:table-cell table:style-name="ce138" table:formula="of:=IF([.H$1]=&quot;&quot;;&quot;&quot;;IF([.$A34]=&quot;&quot;;&quot;&quot;;IF(VLOOKUP([.$A34];INDIRECT([.H$1]&amp;&quot;!$a$5:$xa$200&quot;);[.H$4];0)=&quot;não entregou&quot;;0;VLOOKUP([.$A34];INDIRECT([.H$1]&amp;&quot;!$a$5:$xa$200&quot;);[.H$4];0))))">
            <text:p/>
          </table:table-cell>
          <table:table-cell table:style-name="ce138" table:formula="of:=IF([.I$1]=&quot;&quot;;&quot;&quot;;IF([.$A34]=&quot;&quot;;&quot;&quot;;IF(VLOOKUP([.$A34];INDIRECT([.I$1]&amp;&quot;!$a$5:$xa$200&quot;);[.I$4];0)=&quot;não entregou&quot;;0;VLOOKUP([.$A34];INDIRECT([.I$1]&amp;&quot;!$a$5:$xa$200&quot;);[.I$4];0))))">
            <text:p/>
          </table:table-cell>
          <table:table-cell table:style-name="ce138" table:formula="of:=IF([.J$1]=&quot;&quot;;&quot;&quot;;IF([.$A34]=&quot;&quot;;&quot;&quot;;IF(VLOOKUP([.$A34];INDIRECT([.J$1]&amp;&quot;!$a$5:$xa$200&quot;);[.J$4];0)=&quot;não entregou&quot;;0;VLOOKUP([.$A34];INDIRECT([.J$1]&amp;&quot;!$a$5:$xa$200&quot;);[.J$4];0))))">
            <text:p/>
          </table:table-cell>
          <table:table-cell table:style-name="ce138" table:formula="of:=IF([.K$1]=&quot;&quot;;&quot;&quot;;IF([.$A34]=&quot;&quot;;&quot;&quot;;IF(VLOOKUP([.$A34];INDIRECT([.K$1]&amp;&quot;!$a$5:$xa$200&quot;);[.K$4];0)=&quot;não entregou&quot;;0;VLOOKUP([.$A34];INDIRECT([.K$1]&amp;&quot;!$a$5:$xa$200&quot;);[.K$4];0))))">
            <text:p/>
          </table:table-cell>
          <table:table-cell table:style-name="ce144" table:formula="of:=IF([.A34]=&quot;&quot;;&quot;&quot;;IF(SUM([.$B$3:.$K$3])=0;&quot;&quot;;SUMPRODUCT([.$B$3:.$K$3];[.B34:.K3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4];0)=&quot;não entregou&quot;;0;VLOOKUP([.$A35];INDIRECT([.B$1]&amp;&quot;!$a$5:$xa$200&quot;);[.B$4];0))))">
            <text:p/>
          </table:table-cell>
          <table:table-cell table:style-name="ce138" table:formula="of:=IF([.C$1]=&quot;&quot;;&quot;&quot;;IF([.$A35]=&quot;&quot;;&quot;&quot;;IF(VLOOKUP([.$A35];INDIRECT([.C$1]&amp;&quot;!$a$5:$xa$200&quot;);[.C$4];0)=&quot;não entregou&quot;;0;VLOOKUP([.$A35];INDIRECT([.C$1]&amp;&quot;!$a$5:$xa$200&quot;);[.C$4];0))))">
            <text:p/>
          </table:table-cell>
          <table:table-cell table:style-name="ce138" table:formula="of:=IF([.D$1]=&quot;&quot;;&quot;&quot;;IF([.$A35]=&quot;&quot;;&quot;&quot;;IF(VLOOKUP([.$A35];INDIRECT([.D$1]&amp;&quot;!$a$5:$xa$200&quot;);[.D$4];0)=&quot;não entregou&quot;;0;VLOOKUP([.$A35];INDIRECT([.D$1]&amp;&quot;!$a$5:$xa$200&quot;);[.D$4];0))))">
            <text:p/>
          </table:table-cell>
          <table:table-cell table:style-name="ce138" table:formula="of:=IF([.E$1]=&quot;&quot;;&quot;&quot;;IF([.$A35]=&quot;&quot;;&quot;&quot;;IF(VLOOKUP([.$A35];INDIRECT([.E$1]&amp;&quot;!$a$5:$xa$200&quot;);[.E$4];0)=&quot;não entregou&quot;;0;VLOOKUP([.$A35];INDIRECT([.E$1]&amp;&quot;!$a$5:$xa$200&quot;);[.E$4];0))))">
            <text:p/>
          </table:table-cell>
          <table:table-cell table:style-name="ce138" table:formula="of:=IF([.F$1]=&quot;&quot;;&quot;&quot;;IF([.$A35]=&quot;&quot;;&quot;&quot;;IF(VLOOKUP([.$A35];INDIRECT([.F$1]&amp;&quot;!$a$5:$xa$200&quot;);[.F$4];0)=&quot;não entregou&quot;;0;VLOOKUP([.$A35];INDIRECT([.F$1]&amp;&quot;!$a$5:$xa$200&quot;);[.F$4];0))))">
            <text:p/>
          </table:table-cell>
          <table:table-cell table:style-name="ce138" table:formula="of:=IF([.G$1]=&quot;&quot;;&quot;&quot;;IF([.$A35]=&quot;&quot;;&quot;&quot;;IF(VLOOKUP([.$A35];INDIRECT([.G$1]&amp;&quot;!$a$5:$xa$200&quot;);[.G$4];0)=&quot;não entregou&quot;;0;VLOOKUP([.$A35];INDIRECT([.G$1]&amp;&quot;!$a$5:$xa$200&quot;);[.G$4];0))))">
            <text:p/>
          </table:table-cell>
          <table:table-cell table:style-name="ce138" table:formula="of:=IF([.H$1]=&quot;&quot;;&quot;&quot;;IF([.$A35]=&quot;&quot;;&quot;&quot;;IF(VLOOKUP([.$A35];INDIRECT([.H$1]&amp;&quot;!$a$5:$xa$200&quot;);[.H$4];0)=&quot;não entregou&quot;;0;VLOOKUP([.$A35];INDIRECT([.H$1]&amp;&quot;!$a$5:$xa$200&quot;);[.H$4];0))))">
            <text:p/>
          </table:table-cell>
          <table:table-cell table:style-name="ce138" table:formula="of:=IF([.I$1]=&quot;&quot;;&quot;&quot;;IF([.$A35]=&quot;&quot;;&quot;&quot;;IF(VLOOKUP([.$A35];INDIRECT([.I$1]&amp;&quot;!$a$5:$xa$200&quot;);[.I$4];0)=&quot;não entregou&quot;;0;VLOOKUP([.$A35];INDIRECT([.I$1]&amp;&quot;!$a$5:$xa$200&quot;);[.I$4];0))))">
            <text:p/>
          </table:table-cell>
          <table:table-cell table:style-name="ce138" table:formula="of:=IF([.J$1]=&quot;&quot;;&quot;&quot;;IF([.$A35]=&quot;&quot;;&quot;&quot;;IF(VLOOKUP([.$A35];INDIRECT([.J$1]&amp;&quot;!$a$5:$xa$200&quot;);[.J$4];0)=&quot;não entregou&quot;;0;VLOOKUP([.$A35];INDIRECT([.J$1]&amp;&quot;!$a$5:$xa$200&quot;);[.J$4];0))))">
            <text:p/>
          </table:table-cell>
          <table:table-cell table:style-name="ce138" table:formula="of:=IF([.K$1]=&quot;&quot;;&quot;&quot;;IF([.$A35]=&quot;&quot;;&quot;&quot;;IF(VLOOKUP([.$A35];INDIRECT([.K$1]&amp;&quot;!$a$5:$xa$200&quot;);[.K$4];0)=&quot;não entregou&quot;;0;VLOOKUP([.$A35];INDIRECT([.K$1]&amp;&quot;!$a$5:$xa$200&quot;);[.K$4];0))))">
            <text:p/>
          </table:table-cell>
          <table:table-cell table:style-name="ce144" table:formula="of:=IF([.A35]=&quot;&quot;;&quot;&quot;;IF(SUM([.$B$3:.$K$3])=0;&quot;&quot;;SUMPRODUCT([.$B$3:.$K$3];[.B35:.K3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4];0)=&quot;não entregou&quot;;0;VLOOKUP([.$A36];INDIRECT([.B$1]&amp;&quot;!$a$5:$xa$200&quot;);[.B$4];0))))">
            <text:p/>
          </table:table-cell>
          <table:table-cell table:style-name="ce138" table:formula="of:=IF([.C$1]=&quot;&quot;;&quot;&quot;;IF([.$A36]=&quot;&quot;;&quot;&quot;;IF(VLOOKUP([.$A36];INDIRECT([.C$1]&amp;&quot;!$a$5:$xa$200&quot;);[.C$4];0)=&quot;não entregou&quot;;0;VLOOKUP([.$A36];INDIRECT([.C$1]&amp;&quot;!$a$5:$xa$200&quot;);[.C$4];0))))">
            <text:p/>
          </table:table-cell>
          <table:table-cell table:style-name="ce138" table:formula="of:=IF([.D$1]=&quot;&quot;;&quot;&quot;;IF([.$A36]=&quot;&quot;;&quot;&quot;;IF(VLOOKUP([.$A36];INDIRECT([.D$1]&amp;&quot;!$a$5:$xa$200&quot;);[.D$4];0)=&quot;não entregou&quot;;0;VLOOKUP([.$A36];INDIRECT([.D$1]&amp;&quot;!$a$5:$xa$200&quot;);[.D$4];0))))">
            <text:p/>
          </table:table-cell>
          <table:table-cell table:style-name="ce138" table:formula="of:=IF([.E$1]=&quot;&quot;;&quot;&quot;;IF([.$A36]=&quot;&quot;;&quot;&quot;;IF(VLOOKUP([.$A36];INDIRECT([.E$1]&amp;&quot;!$a$5:$xa$200&quot;);[.E$4];0)=&quot;não entregou&quot;;0;VLOOKUP([.$A36];INDIRECT([.E$1]&amp;&quot;!$a$5:$xa$200&quot;);[.E$4];0))))">
            <text:p/>
          </table:table-cell>
          <table:table-cell table:style-name="ce138" table:formula="of:=IF([.F$1]=&quot;&quot;;&quot;&quot;;IF([.$A36]=&quot;&quot;;&quot;&quot;;IF(VLOOKUP([.$A36];INDIRECT([.F$1]&amp;&quot;!$a$5:$xa$200&quot;);[.F$4];0)=&quot;não entregou&quot;;0;VLOOKUP([.$A36];INDIRECT([.F$1]&amp;&quot;!$a$5:$xa$200&quot;);[.F$4];0))))">
            <text:p/>
          </table:table-cell>
          <table:table-cell table:style-name="ce138" table:formula="of:=IF([.G$1]=&quot;&quot;;&quot;&quot;;IF([.$A36]=&quot;&quot;;&quot;&quot;;IF(VLOOKUP([.$A36];INDIRECT([.G$1]&amp;&quot;!$a$5:$xa$200&quot;);[.G$4];0)=&quot;não entregou&quot;;0;VLOOKUP([.$A36];INDIRECT([.G$1]&amp;&quot;!$a$5:$xa$200&quot;);[.G$4];0))))">
            <text:p/>
          </table:table-cell>
          <table:table-cell table:style-name="ce138" table:formula="of:=IF([.H$1]=&quot;&quot;;&quot;&quot;;IF([.$A36]=&quot;&quot;;&quot;&quot;;IF(VLOOKUP([.$A36];INDIRECT([.H$1]&amp;&quot;!$a$5:$xa$200&quot;);[.H$4];0)=&quot;não entregou&quot;;0;VLOOKUP([.$A36];INDIRECT([.H$1]&amp;&quot;!$a$5:$xa$200&quot;);[.H$4];0))))">
            <text:p/>
          </table:table-cell>
          <table:table-cell table:style-name="ce138" table:formula="of:=IF([.I$1]=&quot;&quot;;&quot;&quot;;IF([.$A36]=&quot;&quot;;&quot;&quot;;IF(VLOOKUP([.$A36];INDIRECT([.I$1]&amp;&quot;!$a$5:$xa$200&quot;);[.I$4];0)=&quot;não entregou&quot;;0;VLOOKUP([.$A36];INDIRECT([.I$1]&amp;&quot;!$a$5:$xa$200&quot;);[.I$4];0))))">
            <text:p/>
          </table:table-cell>
          <table:table-cell table:style-name="ce138" table:formula="of:=IF([.J$1]=&quot;&quot;;&quot;&quot;;IF([.$A36]=&quot;&quot;;&quot;&quot;;IF(VLOOKUP([.$A36];INDIRECT([.J$1]&amp;&quot;!$a$5:$xa$200&quot;);[.J$4];0)=&quot;não entregou&quot;;0;VLOOKUP([.$A36];INDIRECT([.J$1]&amp;&quot;!$a$5:$xa$200&quot;);[.J$4];0))))">
            <text:p/>
          </table:table-cell>
          <table:table-cell table:style-name="ce138" table:formula="of:=IF([.K$1]=&quot;&quot;;&quot;&quot;;IF([.$A36]=&quot;&quot;;&quot;&quot;;IF(VLOOKUP([.$A36];INDIRECT([.K$1]&amp;&quot;!$a$5:$xa$200&quot;);[.K$4];0)=&quot;não entregou&quot;;0;VLOOKUP([.$A36];INDIRECT([.K$1]&amp;&quot;!$a$5:$xa$200&quot;);[.K$4];0))))">
            <text:p/>
          </table:table-cell>
          <table:table-cell table:style-name="ce144" table:formula="of:=IF([.A36]=&quot;&quot;;&quot;&quot;;IF(SUM([.$B$3:.$K$3])=0;&quot;&quot;;SUMPRODUCT([.$B$3:.$K$3];[.B36:.K3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4];0)=&quot;não entregou&quot;;0;VLOOKUP([.$A37];INDIRECT([.B$1]&amp;&quot;!$a$5:$xa$200&quot;);[.B$4];0))))">
            <text:p/>
          </table:table-cell>
          <table:table-cell table:style-name="ce138" table:formula="of:=IF([.C$1]=&quot;&quot;;&quot;&quot;;IF([.$A37]=&quot;&quot;;&quot;&quot;;IF(VLOOKUP([.$A37];INDIRECT([.C$1]&amp;&quot;!$a$5:$xa$200&quot;);[.C$4];0)=&quot;não entregou&quot;;0;VLOOKUP([.$A37];INDIRECT([.C$1]&amp;&quot;!$a$5:$xa$200&quot;);[.C$4];0))))">
            <text:p/>
          </table:table-cell>
          <table:table-cell table:style-name="ce138" table:formula="of:=IF([.D$1]=&quot;&quot;;&quot;&quot;;IF([.$A37]=&quot;&quot;;&quot;&quot;;IF(VLOOKUP([.$A37];INDIRECT([.D$1]&amp;&quot;!$a$5:$xa$200&quot;);[.D$4];0)=&quot;não entregou&quot;;0;VLOOKUP([.$A37];INDIRECT([.D$1]&amp;&quot;!$a$5:$xa$200&quot;);[.D$4];0))))">
            <text:p/>
          </table:table-cell>
          <table:table-cell table:style-name="ce138" table:formula="of:=IF([.E$1]=&quot;&quot;;&quot;&quot;;IF([.$A37]=&quot;&quot;;&quot;&quot;;IF(VLOOKUP([.$A37];INDIRECT([.E$1]&amp;&quot;!$a$5:$xa$200&quot;);[.E$4];0)=&quot;não entregou&quot;;0;VLOOKUP([.$A37];INDIRECT([.E$1]&amp;&quot;!$a$5:$xa$200&quot;);[.E$4];0))))">
            <text:p/>
          </table:table-cell>
          <table:table-cell table:style-name="ce138" table:formula="of:=IF([.F$1]=&quot;&quot;;&quot;&quot;;IF([.$A37]=&quot;&quot;;&quot;&quot;;IF(VLOOKUP([.$A37];INDIRECT([.F$1]&amp;&quot;!$a$5:$xa$200&quot;);[.F$4];0)=&quot;não entregou&quot;;0;VLOOKUP([.$A37];INDIRECT([.F$1]&amp;&quot;!$a$5:$xa$200&quot;);[.F$4];0))))">
            <text:p/>
          </table:table-cell>
          <table:table-cell table:style-name="ce138" table:formula="of:=IF([.G$1]=&quot;&quot;;&quot;&quot;;IF([.$A37]=&quot;&quot;;&quot;&quot;;IF(VLOOKUP([.$A37];INDIRECT([.G$1]&amp;&quot;!$a$5:$xa$200&quot;);[.G$4];0)=&quot;não entregou&quot;;0;VLOOKUP([.$A37];INDIRECT([.G$1]&amp;&quot;!$a$5:$xa$200&quot;);[.G$4];0))))">
            <text:p/>
          </table:table-cell>
          <table:table-cell table:style-name="ce138" table:formula="of:=IF([.H$1]=&quot;&quot;;&quot;&quot;;IF([.$A37]=&quot;&quot;;&quot;&quot;;IF(VLOOKUP([.$A37];INDIRECT([.H$1]&amp;&quot;!$a$5:$xa$200&quot;);[.H$4];0)=&quot;não entregou&quot;;0;VLOOKUP([.$A37];INDIRECT([.H$1]&amp;&quot;!$a$5:$xa$200&quot;);[.H$4];0))))">
            <text:p/>
          </table:table-cell>
          <table:table-cell table:style-name="ce138" table:formula="of:=IF([.I$1]=&quot;&quot;;&quot;&quot;;IF([.$A37]=&quot;&quot;;&quot;&quot;;IF(VLOOKUP([.$A37];INDIRECT([.I$1]&amp;&quot;!$a$5:$xa$200&quot;);[.I$4];0)=&quot;não entregou&quot;;0;VLOOKUP([.$A37];INDIRECT([.I$1]&amp;&quot;!$a$5:$xa$200&quot;);[.I$4];0))))">
            <text:p/>
          </table:table-cell>
          <table:table-cell table:style-name="ce138" table:formula="of:=IF([.J$1]=&quot;&quot;;&quot;&quot;;IF([.$A37]=&quot;&quot;;&quot;&quot;;IF(VLOOKUP([.$A37];INDIRECT([.J$1]&amp;&quot;!$a$5:$xa$200&quot;);[.J$4];0)=&quot;não entregou&quot;;0;VLOOKUP([.$A37];INDIRECT([.J$1]&amp;&quot;!$a$5:$xa$200&quot;);[.J$4];0))))">
            <text:p/>
          </table:table-cell>
          <table:table-cell table:style-name="ce138" table:formula="of:=IF([.K$1]=&quot;&quot;;&quot;&quot;;IF([.$A37]=&quot;&quot;;&quot;&quot;;IF(VLOOKUP([.$A37];INDIRECT([.K$1]&amp;&quot;!$a$5:$xa$200&quot;);[.K$4];0)=&quot;não entregou&quot;;0;VLOOKUP([.$A37];INDIRECT([.K$1]&amp;&quot;!$a$5:$xa$200&quot;);[.K$4];0))))">
            <text:p/>
          </table:table-cell>
          <table:table-cell table:style-name="ce144" table:formula="of:=IF([.A37]=&quot;&quot;;&quot;&quot;;IF(SUM([.$B$3:.$K$3])=0;&quot;&quot;;SUMPRODUCT([.$B$3:.$K$3];[.B37:.K3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4];0)=&quot;não entregou&quot;;0;VLOOKUP([.$A38];INDIRECT([.B$1]&amp;&quot;!$a$5:$xa$200&quot;);[.B$4];0))))">
            <text:p/>
          </table:table-cell>
          <table:table-cell table:style-name="ce138" table:formula="of:=IF([.C$1]=&quot;&quot;;&quot;&quot;;IF([.$A38]=&quot;&quot;;&quot;&quot;;IF(VLOOKUP([.$A38];INDIRECT([.C$1]&amp;&quot;!$a$5:$xa$200&quot;);[.C$4];0)=&quot;não entregou&quot;;0;VLOOKUP([.$A38];INDIRECT([.C$1]&amp;&quot;!$a$5:$xa$200&quot;);[.C$4];0))))">
            <text:p/>
          </table:table-cell>
          <table:table-cell table:style-name="ce138" table:formula="of:=IF([.D$1]=&quot;&quot;;&quot;&quot;;IF([.$A38]=&quot;&quot;;&quot;&quot;;IF(VLOOKUP([.$A38];INDIRECT([.D$1]&amp;&quot;!$a$5:$xa$200&quot;);[.D$4];0)=&quot;não entregou&quot;;0;VLOOKUP([.$A38];INDIRECT([.D$1]&amp;&quot;!$a$5:$xa$200&quot;);[.D$4];0))))">
            <text:p/>
          </table:table-cell>
          <table:table-cell table:style-name="ce138" table:formula="of:=IF([.E$1]=&quot;&quot;;&quot;&quot;;IF([.$A38]=&quot;&quot;;&quot;&quot;;IF(VLOOKUP([.$A38];INDIRECT([.E$1]&amp;&quot;!$a$5:$xa$200&quot;);[.E$4];0)=&quot;não entregou&quot;;0;VLOOKUP([.$A38];INDIRECT([.E$1]&amp;&quot;!$a$5:$xa$200&quot;);[.E$4];0))))">
            <text:p/>
          </table:table-cell>
          <table:table-cell table:style-name="ce138" table:formula="of:=IF([.F$1]=&quot;&quot;;&quot;&quot;;IF([.$A38]=&quot;&quot;;&quot;&quot;;IF(VLOOKUP([.$A38];INDIRECT([.F$1]&amp;&quot;!$a$5:$xa$200&quot;);[.F$4];0)=&quot;não entregou&quot;;0;VLOOKUP([.$A38];INDIRECT([.F$1]&amp;&quot;!$a$5:$xa$200&quot;);[.F$4];0))))">
            <text:p/>
          </table:table-cell>
          <table:table-cell table:style-name="ce138" table:formula="of:=IF([.G$1]=&quot;&quot;;&quot;&quot;;IF([.$A38]=&quot;&quot;;&quot;&quot;;IF(VLOOKUP([.$A38];INDIRECT([.G$1]&amp;&quot;!$a$5:$xa$200&quot;);[.G$4];0)=&quot;não entregou&quot;;0;VLOOKUP([.$A38];INDIRECT([.G$1]&amp;&quot;!$a$5:$xa$200&quot;);[.G$4];0))))">
            <text:p/>
          </table:table-cell>
          <table:table-cell table:style-name="ce138" table:formula="of:=IF([.H$1]=&quot;&quot;;&quot;&quot;;IF([.$A38]=&quot;&quot;;&quot;&quot;;IF(VLOOKUP([.$A38];INDIRECT([.H$1]&amp;&quot;!$a$5:$xa$200&quot;);[.H$4];0)=&quot;não entregou&quot;;0;VLOOKUP([.$A38];INDIRECT([.H$1]&amp;&quot;!$a$5:$xa$200&quot;);[.H$4];0))))">
            <text:p/>
          </table:table-cell>
          <table:table-cell table:style-name="ce138" table:formula="of:=IF([.I$1]=&quot;&quot;;&quot;&quot;;IF([.$A38]=&quot;&quot;;&quot;&quot;;IF(VLOOKUP([.$A38];INDIRECT([.I$1]&amp;&quot;!$a$5:$xa$200&quot;);[.I$4];0)=&quot;não entregou&quot;;0;VLOOKUP([.$A38];INDIRECT([.I$1]&amp;&quot;!$a$5:$xa$200&quot;);[.I$4];0))))">
            <text:p/>
          </table:table-cell>
          <table:table-cell table:style-name="ce138" table:formula="of:=IF([.J$1]=&quot;&quot;;&quot;&quot;;IF([.$A38]=&quot;&quot;;&quot;&quot;;IF(VLOOKUP([.$A38];INDIRECT([.J$1]&amp;&quot;!$a$5:$xa$200&quot;);[.J$4];0)=&quot;não entregou&quot;;0;VLOOKUP([.$A38];INDIRECT([.J$1]&amp;&quot;!$a$5:$xa$200&quot;);[.J$4];0))))">
            <text:p/>
          </table:table-cell>
          <table:table-cell table:style-name="ce138" table:formula="of:=IF([.K$1]=&quot;&quot;;&quot;&quot;;IF([.$A38]=&quot;&quot;;&quot;&quot;;IF(VLOOKUP([.$A38];INDIRECT([.K$1]&amp;&quot;!$a$5:$xa$200&quot;);[.K$4];0)=&quot;não entregou&quot;;0;VLOOKUP([.$A38];INDIRECT([.K$1]&amp;&quot;!$a$5:$xa$200&quot;);[.K$4];0))))">
            <text:p/>
          </table:table-cell>
          <table:table-cell table:style-name="ce144" table:formula="of:=IF([.A38]=&quot;&quot;;&quot;&quot;;IF(SUM([.$B$3:.$K$3])=0;&quot;&quot;;SUMPRODUCT([.$B$3:.$K$3];[.B38:.K3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4];0)=&quot;não entregou&quot;;0;VLOOKUP([.$A39];INDIRECT([.B$1]&amp;&quot;!$a$5:$xa$200&quot;);[.B$4];0))))">
            <text:p/>
          </table:table-cell>
          <table:table-cell table:style-name="ce138" table:formula="of:=IF([.C$1]=&quot;&quot;;&quot;&quot;;IF([.$A39]=&quot;&quot;;&quot;&quot;;IF(VLOOKUP([.$A39];INDIRECT([.C$1]&amp;&quot;!$a$5:$xa$200&quot;);[.C$4];0)=&quot;não entregou&quot;;0;VLOOKUP([.$A39];INDIRECT([.C$1]&amp;&quot;!$a$5:$xa$200&quot;);[.C$4];0))))">
            <text:p/>
          </table:table-cell>
          <table:table-cell table:style-name="ce138" table:formula="of:=IF([.D$1]=&quot;&quot;;&quot;&quot;;IF([.$A39]=&quot;&quot;;&quot;&quot;;IF(VLOOKUP([.$A39];INDIRECT([.D$1]&amp;&quot;!$a$5:$xa$200&quot;);[.D$4];0)=&quot;não entregou&quot;;0;VLOOKUP([.$A39];INDIRECT([.D$1]&amp;&quot;!$a$5:$xa$200&quot;);[.D$4];0))))">
            <text:p/>
          </table:table-cell>
          <table:table-cell table:style-name="ce138" table:formula="of:=IF([.E$1]=&quot;&quot;;&quot;&quot;;IF([.$A39]=&quot;&quot;;&quot;&quot;;IF(VLOOKUP([.$A39];INDIRECT([.E$1]&amp;&quot;!$a$5:$xa$200&quot;);[.E$4];0)=&quot;não entregou&quot;;0;VLOOKUP([.$A39];INDIRECT([.E$1]&amp;&quot;!$a$5:$xa$200&quot;);[.E$4];0))))">
            <text:p/>
          </table:table-cell>
          <table:table-cell table:style-name="ce138" table:formula="of:=IF([.F$1]=&quot;&quot;;&quot;&quot;;IF([.$A39]=&quot;&quot;;&quot;&quot;;IF(VLOOKUP([.$A39];INDIRECT([.F$1]&amp;&quot;!$a$5:$xa$200&quot;);[.F$4];0)=&quot;não entregou&quot;;0;VLOOKUP([.$A39];INDIRECT([.F$1]&amp;&quot;!$a$5:$xa$200&quot;);[.F$4];0))))">
            <text:p/>
          </table:table-cell>
          <table:table-cell table:style-name="ce138" table:formula="of:=IF([.G$1]=&quot;&quot;;&quot;&quot;;IF([.$A39]=&quot;&quot;;&quot;&quot;;IF(VLOOKUP([.$A39];INDIRECT([.G$1]&amp;&quot;!$a$5:$xa$200&quot;);[.G$4];0)=&quot;não entregou&quot;;0;VLOOKUP([.$A39];INDIRECT([.G$1]&amp;&quot;!$a$5:$xa$200&quot;);[.G$4];0))))">
            <text:p/>
          </table:table-cell>
          <table:table-cell table:style-name="ce138" table:formula="of:=IF([.H$1]=&quot;&quot;;&quot;&quot;;IF([.$A39]=&quot;&quot;;&quot;&quot;;IF(VLOOKUP([.$A39];INDIRECT([.H$1]&amp;&quot;!$a$5:$xa$200&quot;);[.H$4];0)=&quot;não entregou&quot;;0;VLOOKUP([.$A39];INDIRECT([.H$1]&amp;&quot;!$a$5:$xa$200&quot;);[.H$4];0))))">
            <text:p/>
          </table:table-cell>
          <table:table-cell table:style-name="ce138" table:formula="of:=IF([.I$1]=&quot;&quot;;&quot;&quot;;IF([.$A39]=&quot;&quot;;&quot;&quot;;IF(VLOOKUP([.$A39];INDIRECT([.I$1]&amp;&quot;!$a$5:$xa$200&quot;);[.I$4];0)=&quot;não entregou&quot;;0;VLOOKUP([.$A39];INDIRECT([.I$1]&amp;&quot;!$a$5:$xa$200&quot;);[.I$4];0))))">
            <text:p/>
          </table:table-cell>
          <table:table-cell table:style-name="ce138" table:formula="of:=IF([.J$1]=&quot;&quot;;&quot;&quot;;IF([.$A39]=&quot;&quot;;&quot;&quot;;IF(VLOOKUP([.$A39];INDIRECT([.J$1]&amp;&quot;!$a$5:$xa$200&quot;);[.J$4];0)=&quot;não entregou&quot;;0;VLOOKUP([.$A39];INDIRECT([.J$1]&amp;&quot;!$a$5:$xa$200&quot;);[.J$4];0))))">
            <text:p/>
          </table:table-cell>
          <table:table-cell table:style-name="ce138" table:formula="of:=IF([.K$1]=&quot;&quot;;&quot;&quot;;IF([.$A39]=&quot;&quot;;&quot;&quot;;IF(VLOOKUP([.$A39];INDIRECT([.K$1]&amp;&quot;!$a$5:$xa$200&quot;);[.K$4];0)=&quot;não entregou&quot;;0;VLOOKUP([.$A39];INDIRECT([.K$1]&amp;&quot;!$a$5:$xa$200&quot;);[.K$4];0))))">
            <text:p/>
          </table:table-cell>
          <table:table-cell table:style-name="ce144" table:formula="of:=IF([.A39]=&quot;&quot;;&quot;&quot;;IF(SUM([.$B$3:.$K$3])=0;&quot;&quot;;SUMPRODUCT([.$B$3:.$K$3];[.B39:.K3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4];0)=&quot;não entregou&quot;;0;VLOOKUP([.$A40];INDIRECT([.B$1]&amp;&quot;!$a$5:$xa$200&quot;);[.B$4];0))))">
            <text:p/>
          </table:table-cell>
          <table:table-cell table:style-name="ce138" table:formula="of:=IF([.C$1]=&quot;&quot;;&quot;&quot;;IF([.$A40]=&quot;&quot;;&quot;&quot;;IF(VLOOKUP([.$A40];INDIRECT([.C$1]&amp;&quot;!$a$5:$xa$200&quot;);[.C$4];0)=&quot;não entregou&quot;;0;VLOOKUP([.$A40];INDIRECT([.C$1]&amp;&quot;!$a$5:$xa$200&quot;);[.C$4];0))))">
            <text:p/>
          </table:table-cell>
          <table:table-cell table:style-name="ce138" table:formula="of:=IF([.D$1]=&quot;&quot;;&quot;&quot;;IF([.$A40]=&quot;&quot;;&quot;&quot;;IF(VLOOKUP([.$A40];INDIRECT([.D$1]&amp;&quot;!$a$5:$xa$200&quot;);[.D$4];0)=&quot;não entregou&quot;;0;VLOOKUP([.$A40];INDIRECT([.D$1]&amp;&quot;!$a$5:$xa$200&quot;);[.D$4];0))))">
            <text:p/>
          </table:table-cell>
          <table:table-cell table:style-name="ce138" table:formula="of:=IF([.E$1]=&quot;&quot;;&quot;&quot;;IF([.$A40]=&quot;&quot;;&quot;&quot;;IF(VLOOKUP([.$A40];INDIRECT([.E$1]&amp;&quot;!$a$5:$xa$200&quot;);[.E$4];0)=&quot;não entregou&quot;;0;VLOOKUP([.$A40];INDIRECT([.E$1]&amp;&quot;!$a$5:$xa$200&quot;);[.E$4];0))))">
            <text:p/>
          </table:table-cell>
          <table:table-cell table:style-name="ce138" table:formula="of:=IF([.F$1]=&quot;&quot;;&quot;&quot;;IF([.$A40]=&quot;&quot;;&quot;&quot;;IF(VLOOKUP([.$A40];INDIRECT([.F$1]&amp;&quot;!$a$5:$xa$200&quot;);[.F$4];0)=&quot;não entregou&quot;;0;VLOOKUP([.$A40];INDIRECT([.F$1]&amp;&quot;!$a$5:$xa$200&quot;);[.F$4];0))))">
            <text:p/>
          </table:table-cell>
          <table:table-cell table:style-name="ce138" table:formula="of:=IF([.G$1]=&quot;&quot;;&quot;&quot;;IF([.$A40]=&quot;&quot;;&quot;&quot;;IF(VLOOKUP([.$A40];INDIRECT([.G$1]&amp;&quot;!$a$5:$xa$200&quot;);[.G$4];0)=&quot;não entregou&quot;;0;VLOOKUP([.$A40];INDIRECT([.G$1]&amp;&quot;!$a$5:$xa$200&quot;);[.G$4];0))))">
            <text:p/>
          </table:table-cell>
          <table:table-cell table:style-name="ce138" table:formula="of:=IF([.H$1]=&quot;&quot;;&quot;&quot;;IF([.$A40]=&quot;&quot;;&quot;&quot;;IF(VLOOKUP([.$A40];INDIRECT([.H$1]&amp;&quot;!$a$5:$xa$200&quot;);[.H$4];0)=&quot;não entregou&quot;;0;VLOOKUP([.$A40];INDIRECT([.H$1]&amp;&quot;!$a$5:$xa$200&quot;);[.H$4];0))))">
            <text:p/>
          </table:table-cell>
          <table:table-cell table:style-name="ce138" table:formula="of:=IF([.I$1]=&quot;&quot;;&quot;&quot;;IF([.$A40]=&quot;&quot;;&quot;&quot;;IF(VLOOKUP([.$A40];INDIRECT([.I$1]&amp;&quot;!$a$5:$xa$200&quot;);[.I$4];0)=&quot;não entregou&quot;;0;VLOOKUP([.$A40];INDIRECT([.I$1]&amp;&quot;!$a$5:$xa$200&quot;);[.I$4];0))))">
            <text:p/>
          </table:table-cell>
          <table:table-cell table:style-name="ce138" table:formula="of:=IF([.J$1]=&quot;&quot;;&quot;&quot;;IF([.$A40]=&quot;&quot;;&quot;&quot;;IF(VLOOKUP([.$A40];INDIRECT([.J$1]&amp;&quot;!$a$5:$xa$200&quot;);[.J$4];0)=&quot;não entregou&quot;;0;VLOOKUP([.$A40];INDIRECT([.J$1]&amp;&quot;!$a$5:$xa$200&quot;);[.J$4];0))))">
            <text:p/>
          </table:table-cell>
          <table:table-cell table:style-name="ce138" table:formula="of:=IF([.K$1]=&quot;&quot;;&quot;&quot;;IF([.$A40]=&quot;&quot;;&quot;&quot;;IF(VLOOKUP([.$A40];INDIRECT([.K$1]&amp;&quot;!$a$5:$xa$200&quot;);[.K$4];0)=&quot;não entregou&quot;;0;VLOOKUP([.$A40];INDIRECT([.K$1]&amp;&quot;!$a$5:$xa$200&quot;);[.K$4];0))))">
            <text:p/>
          </table:table-cell>
          <table:table-cell table:style-name="ce144" table:formula="of:=IF([.A40]=&quot;&quot;;&quot;&quot;;IF(SUM([.$B$3:.$K$3])=0;&quot;&quot;;SUMPRODUCT([.$B$3:.$K$3];[.B40:.K4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4];0)=&quot;não entregou&quot;;0;VLOOKUP([.$A41];INDIRECT([.B$1]&amp;&quot;!$a$5:$xa$200&quot;);[.B$4];0))))">
            <text:p/>
          </table:table-cell>
          <table:table-cell table:style-name="ce138" table:formula="of:=IF([.C$1]=&quot;&quot;;&quot;&quot;;IF([.$A41]=&quot;&quot;;&quot;&quot;;IF(VLOOKUP([.$A41];INDIRECT([.C$1]&amp;&quot;!$a$5:$xa$200&quot;);[.C$4];0)=&quot;não entregou&quot;;0;VLOOKUP([.$A41];INDIRECT([.C$1]&amp;&quot;!$a$5:$xa$200&quot;);[.C$4];0))))">
            <text:p/>
          </table:table-cell>
          <table:table-cell table:style-name="ce138" table:formula="of:=IF([.D$1]=&quot;&quot;;&quot;&quot;;IF([.$A41]=&quot;&quot;;&quot;&quot;;IF(VLOOKUP([.$A41];INDIRECT([.D$1]&amp;&quot;!$a$5:$xa$200&quot;);[.D$4];0)=&quot;não entregou&quot;;0;VLOOKUP([.$A41];INDIRECT([.D$1]&amp;&quot;!$a$5:$xa$200&quot;);[.D$4];0))))">
            <text:p/>
          </table:table-cell>
          <table:table-cell table:style-name="ce138" table:formula="of:=IF([.E$1]=&quot;&quot;;&quot;&quot;;IF([.$A41]=&quot;&quot;;&quot;&quot;;IF(VLOOKUP([.$A41];INDIRECT([.E$1]&amp;&quot;!$a$5:$xa$200&quot;);[.E$4];0)=&quot;não entregou&quot;;0;VLOOKUP([.$A41];INDIRECT([.E$1]&amp;&quot;!$a$5:$xa$200&quot;);[.E$4];0))))">
            <text:p/>
          </table:table-cell>
          <table:table-cell table:style-name="ce138" table:formula="of:=IF([.F$1]=&quot;&quot;;&quot;&quot;;IF([.$A41]=&quot;&quot;;&quot;&quot;;IF(VLOOKUP([.$A41];INDIRECT([.F$1]&amp;&quot;!$a$5:$xa$200&quot;);[.F$4];0)=&quot;não entregou&quot;;0;VLOOKUP([.$A41];INDIRECT([.F$1]&amp;&quot;!$a$5:$xa$200&quot;);[.F$4];0))))">
            <text:p/>
          </table:table-cell>
          <table:table-cell table:style-name="ce138" table:formula="of:=IF([.G$1]=&quot;&quot;;&quot;&quot;;IF([.$A41]=&quot;&quot;;&quot;&quot;;IF(VLOOKUP([.$A41];INDIRECT([.G$1]&amp;&quot;!$a$5:$xa$200&quot;);[.G$4];0)=&quot;não entregou&quot;;0;VLOOKUP([.$A41];INDIRECT([.G$1]&amp;&quot;!$a$5:$xa$200&quot;);[.G$4];0))))">
            <text:p/>
          </table:table-cell>
          <table:table-cell table:style-name="ce138" table:formula="of:=IF([.H$1]=&quot;&quot;;&quot;&quot;;IF([.$A41]=&quot;&quot;;&quot;&quot;;IF(VLOOKUP([.$A41];INDIRECT([.H$1]&amp;&quot;!$a$5:$xa$200&quot;);[.H$4];0)=&quot;não entregou&quot;;0;VLOOKUP([.$A41];INDIRECT([.H$1]&amp;&quot;!$a$5:$xa$200&quot;);[.H$4];0))))">
            <text:p/>
          </table:table-cell>
          <table:table-cell table:style-name="ce138" table:formula="of:=IF([.I$1]=&quot;&quot;;&quot;&quot;;IF([.$A41]=&quot;&quot;;&quot;&quot;;IF(VLOOKUP([.$A41];INDIRECT([.I$1]&amp;&quot;!$a$5:$xa$200&quot;);[.I$4];0)=&quot;não entregou&quot;;0;VLOOKUP([.$A41];INDIRECT([.I$1]&amp;&quot;!$a$5:$xa$200&quot;);[.I$4];0))))">
            <text:p/>
          </table:table-cell>
          <table:table-cell table:style-name="ce138" table:formula="of:=IF([.J$1]=&quot;&quot;;&quot;&quot;;IF([.$A41]=&quot;&quot;;&quot;&quot;;IF(VLOOKUP([.$A41];INDIRECT([.J$1]&amp;&quot;!$a$5:$xa$200&quot;);[.J$4];0)=&quot;não entregou&quot;;0;VLOOKUP([.$A41];INDIRECT([.J$1]&amp;&quot;!$a$5:$xa$200&quot;);[.J$4];0))))">
            <text:p/>
          </table:table-cell>
          <table:table-cell table:style-name="ce138" table:formula="of:=IF([.K$1]=&quot;&quot;;&quot;&quot;;IF([.$A41]=&quot;&quot;;&quot;&quot;;IF(VLOOKUP([.$A41];INDIRECT([.K$1]&amp;&quot;!$a$5:$xa$200&quot;);[.K$4];0)=&quot;não entregou&quot;;0;VLOOKUP([.$A41];INDIRECT([.K$1]&amp;&quot;!$a$5:$xa$200&quot;);[.K$4];0))))">
            <text:p/>
          </table:table-cell>
          <table:table-cell table:style-name="ce144" table:formula="of:=IF([.A41]=&quot;&quot;;&quot;&quot;;IF(SUM([.$B$3:.$K$3])=0;&quot;&quot;;SUMPRODUCT([.$B$3:.$K$3];[.B41:.K4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4];0)=&quot;não entregou&quot;;0;VLOOKUP([.$A42];INDIRECT([.B$1]&amp;&quot;!$a$5:$xa$200&quot;);[.B$4];0))))">
            <text:p/>
          </table:table-cell>
          <table:table-cell table:style-name="ce138" table:formula="of:=IF([.C$1]=&quot;&quot;;&quot;&quot;;IF([.$A42]=&quot;&quot;;&quot;&quot;;IF(VLOOKUP([.$A42];INDIRECT([.C$1]&amp;&quot;!$a$5:$xa$200&quot;);[.C$4];0)=&quot;não entregou&quot;;0;VLOOKUP([.$A42];INDIRECT([.C$1]&amp;&quot;!$a$5:$xa$200&quot;);[.C$4];0))))">
            <text:p/>
          </table:table-cell>
          <table:table-cell table:style-name="ce138" table:formula="of:=IF([.D$1]=&quot;&quot;;&quot;&quot;;IF([.$A42]=&quot;&quot;;&quot;&quot;;IF(VLOOKUP([.$A42];INDIRECT([.D$1]&amp;&quot;!$a$5:$xa$200&quot;);[.D$4];0)=&quot;não entregou&quot;;0;VLOOKUP([.$A42];INDIRECT([.D$1]&amp;&quot;!$a$5:$xa$200&quot;);[.D$4];0))))">
            <text:p/>
          </table:table-cell>
          <table:table-cell table:style-name="ce138" table:formula="of:=IF([.E$1]=&quot;&quot;;&quot;&quot;;IF([.$A42]=&quot;&quot;;&quot;&quot;;IF(VLOOKUP([.$A42];INDIRECT([.E$1]&amp;&quot;!$a$5:$xa$200&quot;);[.E$4];0)=&quot;não entregou&quot;;0;VLOOKUP([.$A42];INDIRECT([.E$1]&amp;&quot;!$a$5:$xa$200&quot;);[.E$4];0))))">
            <text:p/>
          </table:table-cell>
          <table:table-cell table:style-name="ce138" table:formula="of:=IF([.F$1]=&quot;&quot;;&quot;&quot;;IF([.$A42]=&quot;&quot;;&quot;&quot;;IF(VLOOKUP([.$A42];INDIRECT([.F$1]&amp;&quot;!$a$5:$xa$200&quot;);[.F$4];0)=&quot;não entregou&quot;;0;VLOOKUP([.$A42];INDIRECT([.F$1]&amp;&quot;!$a$5:$xa$200&quot;);[.F$4];0))))">
            <text:p/>
          </table:table-cell>
          <table:table-cell table:style-name="ce138" table:formula="of:=IF([.G$1]=&quot;&quot;;&quot;&quot;;IF([.$A42]=&quot;&quot;;&quot;&quot;;IF(VLOOKUP([.$A42];INDIRECT([.G$1]&amp;&quot;!$a$5:$xa$200&quot;);[.G$4];0)=&quot;não entregou&quot;;0;VLOOKUP([.$A42];INDIRECT([.G$1]&amp;&quot;!$a$5:$xa$200&quot;);[.G$4];0))))">
            <text:p/>
          </table:table-cell>
          <table:table-cell table:style-name="ce138" table:formula="of:=IF([.H$1]=&quot;&quot;;&quot;&quot;;IF([.$A42]=&quot;&quot;;&quot;&quot;;IF(VLOOKUP([.$A42];INDIRECT([.H$1]&amp;&quot;!$a$5:$xa$200&quot;);[.H$4];0)=&quot;não entregou&quot;;0;VLOOKUP([.$A42];INDIRECT([.H$1]&amp;&quot;!$a$5:$xa$200&quot;);[.H$4];0))))">
            <text:p/>
          </table:table-cell>
          <table:table-cell table:style-name="ce138" table:formula="of:=IF([.I$1]=&quot;&quot;;&quot;&quot;;IF([.$A42]=&quot;&quot;;&quot;&quot;;IF(VLOOKUP([.$A42];INDIRECT([.I$1]&amp;&quot;!$a$5:$xa$200&quot;);[.I$4];0)=&quot;não entregou&quot;;0;VLOOKUP([.$A42];INDIRECT([.I$1]&amp;&quot;!$a$5:$xa$200&quot;);[.I$4];0))))">
            <text:p/>
          </table:table-cell>
          <table:table-cell table:style-name="ce138" table:formula="of:=IF([.J$1]=&quot;&quot;;&quot;&quot;;IF([.$A42]=&quot;&quot;;&quot;&quot;;IF(VLOOKUP([.$A42];INDIRECT([.J$1]&amp;&quot;!$a$5:$xa$200&quot;);[.J$4];0)=&quot;não entregou&quot;;0;VLOOKUP([.$A42];INDIRECT([.J$1]&amp;&quot;!$a$5:$xa$200&quot;);[.J$4];0))))">
            <text:p/>
          </table:table-cell>
          <table:table-cell table:style-name="ce138" table:formula="of:=IF([.K$1]=&quot;&quot;;&quot;&quot;;IF([.$A42]=&quot;&quot;;&quot;&quot;;IF(VLOOKUP([.$A42];INDIRECT([.K$1]&amp;&quot;!$a$5:$xa$200&quot;);[.K$4];0)=&quot;não entregou&quot;;0;VLOOKUP([.$A42];INDIRECT([.K$1]&amp;&quot;!$a$5:$xa$200&quot;);[.K$4];0))))">
            <text:p/>
          </table:table-cell>
          <table:table-cell table:style-name="ce144" table:formula="of:=IF([.A42]=&quot;&quot;;&quot;&quot;;IF(SUM([.$B$3:.$K$3])=0;&quot;&quot;;SUMPRODUCT([.$B$3:.$K$3];[.B42:.K4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4];0)=&quot;não entregou&quot;;0;VLOOKUP([.$A43];INDIRECT([.B$1]&amp;&quot;!$a$5:$xa$200&quot;);[.B$4];0))))">
            <text:p/>
          </table:table-cell>
          <table:table-cell table:style-name="ce138" table:formula="of:=IF([.C$1]=&quot;&quot;;&quot;&quot;;IF([.$A43]=&quot;&quot;;&quot;&quot;;IF(VLOOKUP([.$A43];INDIRECT([.C$1]&amp;&quot;!$a$5:$xa$200&quot;);[.C$4];0)=&quot;não entregou&quot;;0;VLOOKUP([.$A43];INDIRECT([.C$1]&amp;&quot;!$a$5:$xa$200&quot;);[.C$4];0))))">
            <text:p/>
          </table:table-cell>
          <table:table-cell table:style-name="ce138" table:formula="of:=IF([.D$1]=&quot;&quot;;&quot;&quot;;IF([.$A43]=&quot;&quot;;&quot;&quot;;IF(VLOOKUP([.$A43];INDIRECT([.D$1]&amp;&quot;!$a$5:$xa$200&quot;);[.D$4];0)=&quot;não entregou&quot;;0;VLOOKUP([.$A43];INDIRECT([.D$1]&amp;&quot;!$a$5:$xa$200&quot;);[.D$4];0))))">
            <text:p/>
          </table:table-cell>
          <table:table-cell table:style-name="ce138" table:formula="of:=IF([.E$1]=&quot;&quot;;&quot;&quot;;IF([.$A43]=&quot;&quot;;&quot;&quot;;IF(VLOOKUP([.$A43];INDIRECT([.E$1]&amp;&quot;!$a$5:$xa$200&quot;);[.E$4];0)=&quot;não entregou&quot;;0;VLOOKUP([.$A43];INDIRECT([.E$1]&amp;&quot;!$a$5:$xa$200&quot;);[.E$4];0))))">
            <text:p/>
          </table:table-cell>
          <table:table-cell table:style-name="ce138" table:formula="of:=IF([.F$1]=&quot;&quot;;&quot;&quot;;IF([.$A43]=&quot;&quot;;&quot;&quot;;IF(VLOOKUP([.$A43];INDIRECT([.F$1]&amp;&quot;!$a$5:$xa$200&quot;);[.F$4];0)=&quot;não entregou&quot;;0;VLOOKUP([.$A43];INDIRECT([.F$1]&amp;&quot;!$a$5:$xa$200&quot;);[.F$4];0))))">
            <text:p/>
          </table:table-cell>
          <table:table-cell table:style-name="ce138" table:formula="of:=IF([.G$1]=&quot;&quot;;&quot;&quot;;IF([.$A43]=&quot;&quot;;&quot;&quot;;IF(VLOOKUP([.$A43];INDIRECT([.G$1]&amp;&quot;!$a$5:$xa$200&quot;);[.G$4];0)=&quot;não entregou&quot;;0;VLOOKUP([.$A43];INDIRECT([.G$1]&amp;&quot;!$a$5:$xa$200&quot;);[.G$4];0))))">
            <text:p/>
          </table:table-cell>
          <table:table-cell table:style-name="ce138" table:formula="of:=IF([.H$1]=&quot;&quot;;&quot;&quot;;IF([.$A43]=&quot;&quot;;&quot;&quot;;IF(VLOOKUP([.$A43];INDIRECT([.H$1]&amp;&quot;!$a$5:$xa$200&quot;);[.H$4];0)=&quot;não entregou&quot;;0;VLOOKUP([.$A43];INDIRECT([.H$1]&amp;&quot;!$a$5:$xa$200&quot;);[.H$4];0))))">
            <text:p/>
          </table:table-cell>
          <table:table-cell table:style-name="ce138" table:formula="of:=IF([.I$1]=&quot;&quot;;&quot;&quot;;IF([.$A43]=&quot;&quot;;&quot;&quot;;IF(VLOOKUP([.$A43];INDIRECT([.I$1]&amp;&quot;!$a$5:$xa$200&quot;);[.I$4];0)=&quot;não entregou&quot;;0;VLOOKUP([.$A43];INDIRECT([.I$1]&amp;&quot;!$a$5:$xa$200&quot;);[.I$4];0))))">
            <text:p/>
          </table:table-cell>
          <table:table-cell table:style-name="ce138" table:formula="of:=IF([.J$1]=&quot;&quot;;&quot;&quot;;IF([.$A43]=&quot;&quot;;&quot;&quot;;IF(VLOOKUP([.$A43];INDIRECT([.J$1]&amp;&quot;!$a$5:$xa$200&quot;);[.J$4];0)=&quot;não entregou&quot;;0;VLOOKUP([.$A43];INDIRECT([.J$1]&amp;&quot;!$a$5:$xa$200&quot;);[.J$4];0))))">
            <text:p/>
          </table:table-cell>
          <table:table-cell table:style-name="ce138" table:formula="of:=IF([.K$1]=&quot;&quot;;&quot;&quot;;IF([.$A43]=&quot;&quot;;&quot;&quot;;IF(VLOOKUP([.$A43];INDIRECT([.K$1]&amp;&quot;!$a$5:$xa$200&quot;);[.K$4];0)=&quot;não entregou&quot;;0;VLOOKUP([.$A43];INDIRECT([.K$1]&amp;&quot;!$a$5:$xa$200&quot;);[.K$4];0))))">
            <text:p/>
          </table:table-cell>
          <table:table-cell table:style-name="ce144" table:formula="of:=IF([.A43]=&quot;&quot;;&quot;&quot;;IF(SUM([.$B$3:.$K$3])=0;&quot;&quot;;SUMPRODUCT([.$B$3:.$K$3];[.B43:.K4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4];0)=&quot;não entregou&quot;;0;VLOOKUP([.$A44];INDIRECT([.B$1]&amp;&quot;!$a$5:$xa$200&quot;);[.B$4];0))))">
            <text:p/>
          </table:table-cell>
          <table:table-cell table:style-name="ce138" table:formula="of:=IF([.C$1]=&quot;&quot;;&quot;&quot;;IF([.$A44]=&quot;&quot;;&quot;&quot;;IF(VLOOKUP([.$A44];INDIRECT([.C$1]&amp;&quot;!$a$5:$xa$200&quot;);[.C$4];0)=&quot;não entregou&quot;;0;VLOOKUP([.$A44];INDIRECT([.C$1]&amp;&quot;!$a$5:$xa$200&quot;);[.C$4];0))))">
            <text:p/>
          </table:table-cell>
          <table:table-cell table:style-name="ce138" table:formula="of:=IF([.D$1]=&quot;&quot;;&quot;&quot;;IF([.$A44]=&quot;&quot;;&quot;&quot;;IF(VLOOKUP([.$A44];INDIRECT([.D$1]&amp;&quot;!$a$5:$xa$200&quot;);[.D$4];0)=&quot;não entregou&quot;;0;VLOOKUP([.$A44];INDIRECT([.D$1]&amp;&quot;!$a$5:$xa$200&quot;);[.D$4];0))))">
            <text:p/>
          </table:table-cell>
          <table:table-cell table:style-name="ce138" table:formula="of:=IF([.E$1]=&quot;&quot;;&quot;&quot;;IF([.$A44]=&quot;&quot;;&quot;&quot;;IF(VLOOKUP([.$A44];INDIRECT([.E$1]&amp;&quot;!$a$5:$xa$200&quot;);[.E$4];0)=&quot;não entregou&quot;;0;VLOOKUP([.$A44];INDIRECT([.E$1]&amp;&quot;!$a$5:$xa$200&quot;);[.E$4];0))))">
            <text:p/>
          </table:table-cell>
          <table:table-cell table:style-name="ce138" table:formula="of:=IF([.F$1]=&quot;&quot;;&quot;&quot;;IF([.$A44]=&quot;&quot;;&quot;&quot;;IF(VLOOKUP([.$A44];INDIRECT([.F$1]&amp;&quot;!$a$5:$xa$200&quot;);[.F$4];0)=&quot;não entregou&quot;;0;VLOOKUP([.$A44];INDIRECT([.F$1]&amp;&quot;!$a$5:$xa$200&quot;);[.F$4];0))))">
            <text:p/>
          </table:table-cell>
          <table:table-cell table:style-name="ce138" table:formula="of:=IF([.G$1]=&quot;&quot;;&quot;&quot;;IF([.$A44]=&quot;&quot;;&quot;&quot;;IF(VLOOKUP([.$A44];INDIRECT([.G$1]&amp;&quot;!$a$5:$xa$200&quot;);[.G$4];0)=&quot;não entregou&quot;;0;VLOOKUP([.$A44];INDIRECT([.G$1]&amp;&quot;!$a$5:$xa$200&quot;);[.G$4];0))))">
            <text:p/>
          </table:table-cell>
          <table:table-cell table:style-name="ce138" table:formula="of:=IF([.H$1]=&quot;&quot;;&quot;&quot;;IF([.$A44]=&quot;&quot;;&quot;&quot;;IF(VLOOKUP([.$A44];INDIRECT([.H$1]&amp;&quot;!$a$5:$xa$200&quot;);[.H$4];0)=&quot;não entregou&quot;;0;VLOOKUP([.$A44];INDIRECT([.H$1]&amp;&quot;!$a$5:$xa$200&quot;);[.H$4];0))))">
            <text:p/>
          </table:table-cell>
          <table:table-cell table:style-name="ce138" table:formula="of:=IF([.I$1]=&quot;&quot;;&quot;&quot;;IF([.$A44]=&quot;&quot;;&quot;&quot;;IF(VLOOKUP([.$A44];INDIRECT([.I$1]&amp;&quot;!$a$5:$xa$200&quot;);[.I$4];0)=&quot;não entregou&quot;;0;VLOOKUP([.$A44];INDIRECT([.I$1]&amp;&quot;!$a$5:$xa$200&quot;);[.I$4];0))))">
            <text:p/>
          </table:table-cell>
          <table:table-cell table:style-name="ce138" table:formula="of:=IF([.J$1]=&quot;&quot;;&quot;&quot;;IF([.$A44]=&quot;&quot;;&quot;&quot;;IF(VLOOKUP([.$A44];INDIRECT([.J$1]&amp;&quot;!$a$5:$xa$200&quot;);[.J$4];0)=&quot;não entregou&quot;;0;VLOOKUP([.$A44];INDIRECT([.J$1]&amp;&quot;!$a$5:$xa$200&quot;);[.J$4];0))))">
            <text:p/>
          </table:table-cell>
          <table:table-cell table:style-name="ce138" table:formula="of:=IF([.K$1]=&quot;&quot;;&quot;&quot;;IF([.$A44]=&quot;&quot;;&quot;&quot;;IF(VLOOKUP([.$A44];INDIRECT([.K$1]&amp;&quot;!$a$5:$xa$200&quot;);[.K$4];0)=&quot;não entregou&quot;;0;VLOOKUP([.$A44];INDIRECT([.K$1]&amp;&quot;!$a$5:$xa$200&quot;);[.K$4];0))))">
            <text:p/>
          </table:table-cell>
          <table:table-cell table:style-name="ce144" table:formula="of:=IF([.A44]=&quot;&quot;;&quot;&quot;;IF(SUM([.$B$3:.$K$3])=0;&quot;&quot;;SUMPRODUCT([.$B$3:.$K$3];[.B44:.K4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4];0)=&quot;não entregou&quot;;0;VLOOKUP([.$A45];INDIRECT([.B$1]&amp;&quot;!$a$5:$xa$200&quot;);[.B$4];0))))">
            <text:p/>
          </table:table-cell>
          <table:table-cell table:style-name="ce138" table:formula="of:=IF([.C$1]=&quot;&quot;;&quot;&quot;;IF([.$A45]=&quot;&quot;;&quot;&quot;;IF(VLOOKUP([.$A45];INDIRECT([.C$1]&amp;&quot;!$a$5:$xa$200&quot;);[.C$4];0)=&quot;não entregou&quot;;0;VLOOKUP([.$A45];INDIRECT([.C$1]&amp;&quot;!$a$5:$xa$200&quot;);[.C$4];0))))">
            <text:p/>
          </table:table-cell>
          <table:table-cell table:style-name="ce138" table:formula="of:=IF([.D$1]=&quot;&quot;;&quot;&quot;;IF([.$A45]=&quot;&quot;;&quot;&quot;;IF(VLOOKUP([.$A45];INDIRECT([.D$1]&amp;&quot;!$a$5:$xa$200&quot;);[.D$4];0)=&quot;não entregou&quot;;0;VLOOKUP([.$A45];INDIRECT([.D$1]&amp;&quot;!$a$5:$xa$200&quot;);[.D$4];0))))">
            <text:p/>
          </table:table-cell>
          <table:table-cell table:style-name="ce138" table:formula="of:=IF([.E$1]=&quot;&quot;;&quot;&quot;;IF([.$A45]=&quot;&quot;;&quot;&quot;;IF(VLOOKUP([.$A45];INDIRECT([.E$1]&amp;&quot;!$a$5:$xa$200&quot;);[.E$4];0)=&quot;não entregou&quot;;0;VLOOKUP([.$A45];INDIRECT([.E$1]&amp;&quot;!$a$5:$xa$200&quot;);[.E$4];0))))">
            <text:p/>
          </table:table-cell>
          <table:table-cell table:style-name="ce138" table:formula="of:=IF([.F$1]=&quot;&quot;;&quot;&quot;;IF([.$A45]=&quot;&quot;;&quot;&quot;;IF(VLOOKUP([.$A45];INDIRECT([.F$1]&amp;&quot;!$a$5:$xa$200&quot;);[.F$4];0)=&quot;não entregou&quot;;0;VLOOKUP([.$A45];INDIRECT([.F$1]&amp;&quot;!$a$5:$xa$200&quot;);[.F$4];0))))">
            <text:p/>
          </table:table-cell>
          <table:table-cell table:style-name="ce138" table:formula="of:=IF([.G$1]=&quot;&quot;;&quot;&quot;;IF([.$A45]=&quot;&quot;;&quot;&quot;;IF(VLOOKUP([.$A45];INDIRECT([.G$1]&amp;&quot;!$a$5:$xa$200&quot;);[.G$4];0)=&quot;não entregou&quot;;0;VLOOKUP([.$A45];INDIRECT([.G$1]&amp;&quot;!$a$5:$xa$200&quot;);[.G$4];0))))">
            <text:p/>
          </table:table-cell>
          <table:table-cell table:style-name="ce138" table:formula="of:=IF([.H$1]=&quot;&quot;;&quot;&quot;;IF([.$A45]=&quot;&quot;;&quot;&quot;;IF(VLOOKUP([.$A45];INDIRECT([.H$1]&amp;&quot;!$a$5:$xa$200&quot;);[.H$4];0)=&quot;não entregou&quot;;0;VLOOKUP([.$A45];INDIRECT([.H$1]&amp;&quot;!$a$5:$xa$200&quot;);[.H$4];0))))">
            <text:p/>
          </table:table-cell>
          <table:table-cell table:style-name="ce138" table:formula="of:=IF([.I$1]=&quot;&quot;;&quot;&quot;;IF([.$A45]=&quot;&quot;;&quot;&quot;;IF(VLOOKUP([.$A45];INDIRECT([.I$1]&amp;&quot;!$a$5:$xa$200&quot;);[.I$4];0)=&quot;não entregou&quot;;0;VLOOKUP([.$A45];INDIRECT([.I$1]&amp;&quot;!$a$5:$xa$200&quot;);[.I$4];0))))">
            <text:p/>
          </table:table-cell>
          <table:table-cell table:style-name="ce138" table:formula="of:=IF([.J$1]=&quot;&quot;;&quot;&quot;;IF([.$A45]=&quot;&quot;;&quot;&quot;;IF(VLOOKUP([.$A45];INDIRECT([.J$1]&amp;&quot;!$a$5:$xa$200&quot;);[.J$4];0)=&quot;não entregou&quot;;0;VLOOKUP([.$A45];INDIRECT([.J$1]&amp;&quot;!$a$5:$xa$200&quot;);[.J$4];0))))">
            <text:p/>
          </table:table-cell>
          <table:table-cell table:style-name="ce138" table:formula="of:=IF([.K$1]=&quot;&quot;;&quot;&quot;;IF([.$A45]=&quot;&quot;;&quot;&quot;;IF(VLOOKUP([.$A45];INDIRECT([.K$1]&amp;&quot;!$a$5:$xa$200&quot;);[.K$4];0)=&quot;não entregou&quot;;0;VLOOKUP([.$A45];INDIRECT([.K$1]&amp;&quot;!$a$5:$xa$200&quot;);[.K$4];0))))">
            <text:p/>
          </table:table-cell>
          <table:table-cell table:style-name="ce144" table:formula="of:=IF([.A45]=&quot;&quot;;&quot;&quot;;IF(SUM([.$B$3:.$K$3])=0;&quot;&quot;;SUMPRODUCT([.$B$3:.$K$3];[.B45:.K4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4];0)=&quot;não entregou&quot;;0;VLOOKUP([.$A46];INDIRECT([.B$1]&amp;&quot;!$a$5:$xa$200&quot;);[.B$4];0))))">
            <text:p/>
          </table:table-cell>
          <table:table-cell table:style-name="ce138" table:formula="of:=IF([.C$1]=&quot;&quot;;&quot;&quot;;IF([.$A46]=&quot;&quot;;&quot;&quot;;IF(VLOOKUP([.$A46];INDIRECT([.C$1]&amp;&quot;!$a$5:$xa$200&quot;);[.C$4];0)=&quot;não entregou&quot;;0;VLOOKUP([.$A46];INDIRECT([.C$1]&amp;&quot;!$a$5:$xa$200&quot;);[.C$4];0))))">
            <text:p/>
          </table:table-cell>
          <table:table-cell table:style-name="ce138" table:formula="of:=IF([.D$1]=&quot;&quot;;&quot;&quot;;IF([.$A46]=&quot;&quot;;&quot;&quot;;IF(VLOOKUP([.$A46];INDIRECT([.D$1]&amp;&quot;!$a$5:$xa$200&quot;);[.D$4];0)=&quot;não entregou&quot;;0;VLOOKUP([.$A46];INDIRECT([.D$1]&amp;&quot;!$a$5:$xa$200&quot;);[.D$4];0))))">
            <text:p/>
          </table:table-cell>
          <table:table-cell table:style-name="ce138" table:formula="of:=IF([.E$1]=&quot;&quot;;&quot;&quot;;IF([.$A46]=&quot;&quot;;&quot;&quot;;IF(VLOOKUP([.$A46];INDIRECT([.E$1]&amp;&quot;!$a$5:$xa$200&quot;);[.E$4];0)=&quot;não entregou&quot;;0;VLOOKUP([.$A46];INDIRECT([.E$1]&amp;&quot;!$a$5:$xa$200&quot;);[.E$4];0))))">
            <text:p/>
          </table:table-cell>
          <table:table-cell table:style-name="ce138" table:formula="of:=IF([.F$1]=&quot;&quot;;&quot;&quot;;IF([.$A46]=&quot;&quot;;&quot;&quot;;IF(VLOOKUP([.$A46];INDIRECT([.F$1]&amp;&quot;!$a$5:$xa$200&quot;);[.F$4];0)=&quot;não entregou&quot;;0;VLOOKUP([.$A46];INDIRECT([.F$1]&amp;&quot;!$a$5:$xa$200&quot;);[.F$4];0))))">
            <text:p/>
          </table:table-cell>
          <table:table-cell table:style-name="ce138" table:formula="of:=IF([.G$1]=&quot;&quot;;&quot;&quot;;IF([.$A46]=&quot;&quot;;&quot;&quot;;IF(VLOOKUP([.$A46];INDIRECT([.G$1]&amp;&quot;!$a$5:$xa$200&quot;);[.G$4];0)=&quot;não entregou&quot;;0;VLOOKUP([.$A46];INDIRECT([.G$1]&amp;&quot;!$a$5:$xa$200&quot;);[.G$4];0))))">
            <text:p/>
          </table:table-cell>
          <table:table-cell table:style-name="ce138" table:formula="of:=IF([.H$1]=&quot;&quot;;&quot;&quot;;IF([.$A46]=&quot;&quot;;&quot;&quot;;IF(VLOOKUP([.$A46];INDIRECT([.H$1]&amp;&quot;!$a$5:$xa$200&quot;);[.H$4];0)=&quot;não entregou&quot;;0;VLOOKUP([.$A46];INDIRECT([.H$1]&amp;&quot;!$a$5:$xa$200&quot;);[.H$4];0))))">
            <text:p/>
          </table:table-cell>
          <table:table-cell table:style-name="ce138" table:formula="of:=IF([.I$1]=&quot;&quot;;&quot;&quot;;IF([.$A46]=&quot;&quot;;&quot;&quot;;IF(VLOOKUP([.$A46];INDIRECT([.I$1]&amp;&quot;!$a$5:$xa$200&quot;);[.I$4];0)=&quot;não entregou&quot;;0;VLOOKUP([.$A46];INDIRECT([.I$1]&amp;&quot;!$a$5:$xa$200&quot;);[.I$4];0))))">
            <text:p/>
          </table:table-cell>
          <table:table-cell table:style-name="ce138" table:formula="of:=IF([.J$1]=&quot;&quot;;&quot;&quot;;IF([.$A46]=&quot;&quot;;&quot;&quot;;IF(VLOOKUP([.$A46];INDIRECT([.J$1]&amp;&quot;!$a$5:$xa$200&quot;);[.J$4];0)=&quot;não entregou&quot;;0;VLOOKUP([.$A46];INDIRECT([.J$1]&amp;&quot;!$a$5:$xa$200&quot;);[.J$4];0))))">
            <text:p/>
          </table:table-cell>
          <table:table-cell table:style-name="ce138" table:formula="of:=IF([.K$1]=&quot;&quot;;&quot;&quot;;IF([.$A46]=&quot;&quot;;&quot;&quot;;IF(VLOOKUP([.$A46];INDIRECT([.K$1]&amp;&quot;!$a$5:$xa$200&quot;);[.K$4];0)=&quot;não entregou&quot;;0;VLOOKUP([.$A46];INDIRECT([.K$1]&amp;&quot;!$a$5:$xa$200&quot;);[.K$4];0))))">
            <text:p/>
          </table:table-cell>
          <table:table-cell table:style-name="ce144" table:formula="of:=IF([.A46]=&quot;&quot;;&quot;&quot;;IF(SUM([.$B$3:.$K$3])=0;&quot;&quot;;SUMPRODUCT([.$B$3:.$K$3];[.B46:.K4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4];0)=&quot;não entregou&quot;;0;VLOOKUP([.$A47];INDIRECT([.B$1]&amp;&quot;!$a$5:$xa$200&quot;);[.B$4];0))))">
            <text:p/>
          </table:table-cell>
          <table:table-cell table:style-name="ce138" table:formula="of:=IF([.C$1]=&quot;&quot;;&quot;&quot;;IF([.$A47]=&quot;&quot;;&quot;&quot;;IF(VLOOKUP([.$A47];INDIRECT([.C$1]&amp;&quot;!$a$5:$xa$200&quot;);[.C$4];0)=&quot;não entregou&quot;;0;VLOOKUP([.$A47];INDIRECT([.C$1]&amp;&quot;!$a$5:$xa$200&quot;);[.C$4];0))))">
            <text:p/>
          </table:table-cell>
          <table:table-cell table:style-name="ce138" table:formula="of:=IF([.D$1]=&quot;&quot;;&quot;&quot;;IF([.$A47]=&quot;&quot;;&quot;&quot;;IF(VLOOKUP([.$A47];INDIRECT([.D$1]&amp;&quot;!$a$5:$xa$200&quot;);[.D$4];0)=&quot;não entregou&quot;;0;VLOOKUP([.$A47];INDIRECT([.D$1]&amp;&quot;!$a$5:$xa$200&quot;);[.D$4];0))))">
            <text:p/>
          </table:table-cell>
          <table:table-cell table:style-name="ce138" table:formula="of:=IF([.E$1]=&quot;&quot;;&quot;&quot;;IF([.$A47]=&quot;&quot;;&quot;&quot;;IF(VLOOKUP([.$A47];INDIRECT([.E$1]&amp;&quot;!$a$5:$xa$200&quot;);[.E$4];0)=&quot;não entregou&quot;;0;VLOOKUP([.$A47];INDIRECT([.E$1]&amp;&quot;!$a$5:$xa$200&quot;);[.E$4];0))))">
            <text:p/>
          </table:table-cell>
          <table:table-cell table:style-name="ce138" table:formula="of:=IF([.F$1]=&quot;&quot;;&quot;&quot;;IF([.$A47]=&quot;&quot;;&quot;&quot;;IF(VLOOKUP([.$A47];INDIRECT([.F$1]&amp;&quot;!$a$5:$xa$200&quot;);[.F$4];0)=&quot;não entregou&quot;;0;VLOOKUP([.$A47];INDIRECT([.F$1]&amp;&quot;!$a$5:$xa$200&quot;);[.F$4];0))))">
            <text:p/>
          </table:table-cell>
          <table:table-cell table:style-name="ce138" table:formula="of:=IF([.G$1]=&quot;&quot;;&quot;&quot;;IF([.$A47]=&quot;&quot;;&quot;&quot;;IF(VLOOKUP([.$A47];INDIRECT([.G$1]&amp;&quot;!$a$5:$xa$200&quot;);[.G$4];0)=&quot;não entregou&quot;;0;VLOOKUP([.$A47];INDIRECT([.G$1]&amp;&quot;!$a$5:$xa$200&quot;);[.G$4];0))))">
            <text:p/>
          </table:table-cell>
          <table:table-cell table:style-name="ce138" table:formula="of:=IF([.H$1]=&quot;&quot;;&quot;&quot;;IF([.$A47]=&quot;&quot;;&quot;&quot;;IF(VLOOKUP([.$A47];INDIRECT([.H$1]&amp;&quot;!$a$5:$xa$200&quot;);[.H$4];0)=&quot;não entregou&quot;;0;VLOOKUP([.$A47];INDIRECT([.H$1]&amp;&quot;!$a$5:$xa$200&quot;);[.H$4];0))))">
            <text:p/>
          </table:table-cell>
          <table:table-cell table:style-name="ce138" table:formula="of:=IF([.I$1]=&quot;&quot;;&quot;&quot;;IF([.$A47]=&quot;&quot;;&quot;&quot;;IF(VLOOKUP([.$A47];INDIRECT([.I$1]&amp;&quot;!$a$5:$xa$200&quot;);[.I$4];0)=&quot;não entregou&quot;;0;VLOOKUP([.$A47];INDIRECT([.I$1]&amp;&quot;!$a$5:$xa$200&quot;);[.I$4];0))))">
            <text:p/>
          </table:table-cell>
          <table:table-cell table:style-name="ce138" table:formula="of:=IF([.J$1]=&quot;&quot;;&quot;&quot;;IF([.$A47]=&quot;&quot;;&quot;&quot;;IF(VLOOKUP([.$A47];INDIRECT([.J$1]&amp;&quot;!$a$5:$xa$200&quot;);[.J$4];0)=&quot;não entregou&quot;;0;VLOOKUP([.$A47];INDIRECT([.J$1]&amp;&quot;!$a$5:$xa$200&quot;);[.J$4];0))))">
            <text:p/>
          </table:table-cell>
          <table:table-cell table:style-name="ce138" table:formula="of:=IF([.K$1]=&quot;&quot;;&quot;&quot;;IF([.$A47]=&quot;&quot;;&quot;&quot;;IF(VLOOKUP([.$A47];INDIRECT([.K$1]&amp;&quot;!$a$5:$xa$200&quot;);[.K$4];0)=&quot;não entregou&quot;;0;VLOOKUP([.$A47];INDIRECT([.K$1]&amp;&quot;!$a$5:$xa$200&quot;);[.K$4];0))))">
            <text:p/>
          </table:table-cell>
          <table:table-cell table:style-name="ce144" table:formula="of:=IF([.A47]=&quot;&quot;;&quot;&quot;;IF(SUM([.$B$3:.$K$3])=0;&quot;&quot;;SUMPRODUCT([.$B$3:.$K$3];[.B47:.K4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4];0)=&quot;não entregou&quot;;0;VLOOKUP([.$A48];INDIRECT([.B$1]&amp;&quot;!$a$5:$xa$200&quot;);[.B$4];0))))">
            <text:p/>
          </table:table-cell>
          <table:table-cell table:style-name="ce138" table:formula="of:=IF([.C$1]=&quot;&quot;;&quot;&quot;;IF([.$A48]=&quot;&quot;;&quot;&quot;;IF(VLOOKUP([.$A48];INDIRECT([.C$1]&amp;&quot;!$a$5:$xa$200&quot;);[.C$4];0)=&quot;não entregou&quot;;0;VLOOKUP([.$A48];INDIRECT([.C$1]&amp;&quot;!$a$5:$xa$200&quot;);[.C$4];0))))">
            <text:p/>
          </table:table-cell>
          <table:table-cell table:style-name="ce138" table:formula="of:=IF([.D$1]=&quot;&quot;;&quot;&quot;;IF([.$A48]=&quot;&quot;;&quot;&quot;;IF(VLOOKUP([.$A48];INDIRECT([.D$1]&amp;&quot;!$a$5:$xa$200&quot;);[.D$4];0)=&quot;não entregou&quot;;0;VLOOKUP([.$A48];INDIRECT([.D$1]&amp;&quot;!$a$5:$xa$200&quot;);[.D$4];0))))">
            <text:p/>
          </table:table-cell>
          <table:table-cell table:style-name="ce138" table:formula="of:=IF([.E$1]=&quot;&quot;;&quot;&quot;;IF([.$A48]=&quot;&quot;;&quot;&quot;;IF(VLOOKUP([.$A48];INDIRECT([.E$1]&amp;&quot;!$a$5:$xa$200&quot;);[.E$4];0)=&quot;não entregou&quot;;0;VLOOKUP([.$A48];INDIRECT([.E$1]&amp;&quot;!$a$5:$xa$200&quot;);[.E$4];0))))">
            <text:p/>
          </table:table-cell>
          <table:table-cell table:style-name="ce138" table:formula="of:=IF([.F$1]=&quot;&quot;;&quot;&quot;;IF([.$A48]=&quot;&quot;;&quot;&quot;;IF(VLOOKUP([.$A48];INDIRECT([.F$1]&amp;&quot;!$a$5:$xa$200&quot;);[.F$4];0)=&quot;não entregou&quot;;0;VLOOKUP([.$A48];INDIRECT([.F$1]&amp;&quot;!$a$5:$xa$200&quot;);[.F$4];0))))">
            <text:p/>
          </table:table-cell>
          <table:table-cell table:style-name="ce138" table:formula="of:=IF([.G$1]=&quot;&quot;;&quot;&quot;;IF([.$A48]=&quot;&quot;;&quot;&quot;;IF(VLOOKUP([.$A48];INDIRECT([.G$1]&amp;&quot;!$a$5:$xa$200&quot;);[.G$4];0)=&quot;não entregou&quot;;0;VLOOKUP([.$A48];INDIRECT([.G$1]&amp;&quot;!$a$5:$xa$200&quot;);[.G$4];0))))">
            <text:p/>
          </table:table-cell>
          <table:table-cell table:style-name="ce138" table:formula="of:=IF([.H$1]=&quot;&quot;;&quot;&quot;;IF([.$A48]=&quot;&quot;;&quot;&quot;;IF(VLOOKUP([.$A48];INDIRECT([.H$1]&amp;&quot;!$a$5:$xa$200&quot;);[.H$4];0)=&quot;não entregou&quot;;0;VLOOKUP([.$A48];INDIRECT([.H$1]&amp;&quot;!$a$5:$xa$200&quot;);[.H$4];0))))">
            <text:p/>
          </table:table-cell>
          <table:table-cell table:style-name="ce138" table:formula="of:=IF([.I$1]=&quot;&quot;;&quot;&quot;;IF([.$A48]=&quot;&quot;;&quot;&quot;;IF(VLOOKUP([.$A48];INDIRECT([.I$1]&amp;&quot;!$a$5:$xa$200&quot;);[.I$4];0)=&quot;não entregou&quot;;0;VLOOKUP([.$A48];INDIRECT([.I$1]&amp;&quot;!$a$5:$xa$200&quot;);[.I$4];0))))">
            <text:p/>
          </table:table-cell>
          <table:table-cell table:style-name="ce138" table:formula="of:=IF([.J$1]=&quot;&quot;;&quot;&quot;;IF([.$A48]=&quot;&quot;;&quot;&quot;;IF(VLOOKUP([.$A48];INDIRECT([.J$1]&amp;&quot;!$a$5:$xa$200&quot;);[.J$4];0)=&quot;não entregou&quot;;0;VLOOKUP([.$A48];INDIRECT([.J$1]&amp;&quot;!$a$5:$xa$200&quot;);[.J$4];0))))">
            <text:p/>
          </table:table-cell>
          <table:table-cell table:style-name="ce138" table:formula="of:=IF([.K$1]=&quot;&quot;;&quot;&quot;;IF([.$A48]=&quot;&quot;;&quot;&quot;;IF(VLOOKUP([.$A48];INDIRECT([.K$1]&amp;&quot;!$a$5:$xa$200&quot;);[.K$4];0)=&quot;não entregou&quot;;0;VLOOKUP([.$A48];INDIRECT([.K$1]&amp;&quot;!$a$5:$xa$200&quot;);[.K$4];0))))">
            <text:p/>
          </table:table-cell>
          <table:table-cell table:style-name="ce144" table:formula="of:=IF([.A48]=&quot;&quot;;&quot;&quot;;IF(SUM([.$B$3:.$K$3])=0;&quot;&quot;;SUMPRODUCT([.$B$3:.$K$3];[.B48:.K4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4];0)=&quot;não entregou&quot;;0;VLOOKUP([.$A49];INDIRECT([.B$1]&amp;&quot;!$a$5:$xa$200&quot;);[.B$4];0))))">
            <text:p/>
          </table:table-cell>
          <table:table-cell table:style-name="ce138" table:formula="of:=IF([.C$1]=&quot;&quot;;&quot;&quot;;IF([.$A49]=&quot;&quot;;&quot;&quot;;IF(VLOOKUP([.$A49];INDIRECT([.C$1]&amp;&quot;!$a$5:$xa$200&quot;);[.C$4];0)=&quot;não entregou&quot;;0;VLOOKUP([.$A49];INDIRECT([.C$1]&amp;&quot;!$a$5:$xa$200&quot;);[.C$4];0))))">
            <text:p/>
          </table:table-cell>
          <table:table-cell table:style-name="ce138" table:formula="of:=IF([.D$1]=&quot;&quot;;&quot;&quot;;IF([.$A49]=&quot;&quot;;&quot;&quot;;IF(VLOOKUP([.$A49];INDIRECT([.D$1]&amp;&quot;!$a$5:$xa$200&quot;);[.D$4];0)=&quot;não entregou&quot;;0;VLOOKUP([.$A49];INDIRECT([.D$1]&amp;&quot;!$a$5:$xa$200&quot;);[.D$4];0))))">
            <text:p/>
          </table:table-cell>
          <table:table-cell table:style-name="ce138" table:formula="of:=IF([.E$1]=&quot;&quot;;&quot;&quot;;IF([.$A49]=&quot;&quot;;&quot;&quot;;IF(VLOOKUP([.$A49];INDIRECT([.E$1]&amp;&quot;!$a$5:$xa$200&quot;);[.E$4];0)=&quot;não entregou&quot;;0;VLOOKUP([.$A49];INDIRECT([.E$1]&amp;&quot;!$a$5:$xa$200&quot;);[.E$4];0))))">
            <text:p/>
          </table:table-cell>
          <table:table-cell table:style-name="ce138" table:formula="of:=IF([.F$1]=&quot;&quot;;&quot;&quot;;IF([.$A49]=&quot;&quot;;&quot;&quot;;IF(VLOOKUP([.$A49];INDIRECT([.F$1]&amp;&quot;!$a$5:$xa$200&quot;);[.F$4];0)=&quot;não entregou&quot;;0;VLOOKUP([.$A49];INDIRECT([.F$1]&amp;&quot;!$a$5:$xa$200&quot;);[.F$4];0))))">
            <text:p/>
          </table:table-cell>
          <table:table-cell table:style-name="ce138" table:formula="of:=IF([.G$1]=&quot;&quot;;&quot;&quot;;IF([.$A49]=&quot;&quot;;&quot;&quot;;IF(VLOOKUP([.$A49];INDIRECT([.G$1]&amp;&quot;!$a$5:$xa$200&quot;);[.G$4];0)=&quot;não entregou&quot;;0;VLOOKUP([.$A49];INDIRECT([.G$1]&amp;&quot;!$a$5:$xa$200&quot;);[.G$4];0))))">
            <text:p/>
          </table:table-cell>
          <table:table-cell table:style-name="ce138" table:formula="of:=IF([.H$1]=&quot;&quot;;&quot;&quot;;IF([.$A49]=&quot;&quot;;&quot;&quot;;IF(VLOOKUP([.$A49];INDIRECT([.H$1]&amp;&quot;!$a$5:$xa$200&quot;);[.H$4];0)=&quot;não entregou&quot;;0;VLOOKUP([.$A49];INDIRECT([.H$1]&amp;&quot;!$a$5:$xa$200&quot;);[.H$4];0))))">
            <text:p/>
          </table:table-cell>
          <table:table-cell table:style-name="ce138" table:formula="of:=IF([.I$1]=&quot;&quot;;&quot;&quot;;IF([.$A49]=&quot;&quot;;&quot;&quot;;IF(VLOOKUP([.$A49];INDIRECT([.I$1]&amp;&quot;!$a$5:$xa$200&quot;);[.I$4];0)=&quot;não entregou&quot;;0;VLOOKUP([.$A49];INDIRECT([.I$1]&amp;&quot;!$a$5:$xa$200&quot;);[.I$4];0))))">
            <text:p/>
          </table:table-cell>
          <table:table-cell table:style-name="ce138" table:formula="of:=IF([.J$1]=&quot;&quot;;&quot;&quot;;IF([.$A49]=&quot;&quot;;&quot;&quot;;IF(VLOOKUP([.$A49];INDIRECT([.J$1]&amp;&quot;!$a$5:$xa$200&quot;);[.J$4];0)=&quot;não entregou&quot;;0;VLOOKUP([.$A49];INDIRECT([.J$1]&amp;&quot;!$a$5:$xa$200&quot;);[.J$4];0))))">
            <text:p/>
          </table:table-cell>
          <table:table-cell table:style-name="ce138" table:formula="of:=IF([.K$1]=&quot;&quot;;&quot;&quot;;IF([.$A49]=&quot;&quot;;&quot;&quot;;IF(VLOOKUP([.$A49];INDIRECT([.K$1]&amp;&quot;!$a$5:$xa$200&quot;);[.K$4];0)=&quot;não entregou&quot;;0;VLOOKUP([.$A49];INDIRECT([.K$1]&amp;&quot;!$a$5:$xa$200&quot;);[.K$4];0))))">
            <text:p/>
          </table:table-cell>
          <table:table-cell table:style-name="ce144" table:formula="of:=IF([.A49]=&quot;&quot;;&quot;&quot;;IF(SUM([.$B$3:.$K$3])=0;&quot;&quot;;SUMPRODUCT([.$B$3:.$K$3];[.B49:.K4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4];0)=&quot;não entregou&quot;;0;VLOOKUP([.$A50];INDIRECT([.B$1]&amp;&quot;!$a$5:$xa$200&quot;);[.B$4];0))))">
            <text:p/>
          </table:table-cell>
          <table:table-cell table:style-name="ce138" table:formula="of:=IF([.C$1]=&quot;&quot;;&quot;&quot;;IF([.$A50]=&quot;&quot;;&quot;&quot;;IF(VLOOKUP([.$A50];INDIRECT([.C$1]&amp;&quot;!$a$5:$xa$200&quot;);[.C$4];0)=&quot;não entregou&quot;;0;VLOOKUP([.$A50];INDIRECT([.C$1]&amp;&quot;!$a$5:$xa$200&quot;);[.C$4];0))))">
            <text:p/>
          </table:table-cell>
          <table:table-cell table:style-name="ce138" table:formula="of:=IF([.D$1]=&quot;&quot;;&quot;&quot;;IF([.$A50]=&quot;&quot;;&quot;&quot;;IF(VLOOKUP([.$A50];INDIRECT([.D$1]&amp;&quot;!$a$5:$xa$200&quot;);[.D$4];0)=&quot;não entregou&quot;;0;VLOOKUP([.$A50];INDIRECT([.D$1]&amp;&quot;!$a$5:$xa$200&quot;);[.D$4];0))))">
            <text:p/>
          </table:table-cell>
          <table:table-cell table:style-name="ce138" table:formula="of:=IF([.E$1]=&quot;&quot;;&quot;&quot;;IF([.$A50]=&quot;&quot;;&quot;&quot;;IF(VLOOKUP([.$A50];INDIRECT([.E$1]&amp;&quot;!$a$5:$xa$200&quot;);[.E$4];0)=&quot;não entregou&quot;;0;VLOOKUP([.$A50];INDIRECT([.E$1]&amp;&quot;!$a$5:$xa$200&quot;);[.E$4];0))))">
            <text:p/>
          </table:table-cell>
          <table:table-cell table:style-name="ce138" table:formula="of:=IF([.F$1]=&quot;&quot;;&quot;&quot;;IF([.$A50]=&quot;&quot;;&quot;&quot;;IF(VLOOKUP([.$A50];INDIRECT([.F$1]&amp;&quot;!$a$5:$xa$200&quot;);[.F$4];0)=&quot;não entregou&quot;;0;VLOOKUP([.$A50];INDIRECT([.F$1]&amp;&quot;!$a$5:$xa$200&quot;);[.F$4];0))))">
            <text:p/>
          </table:table-cell>
          <table:table-cell table:style-name="ce138" table:formula="of:=IF([.G$1]=&quot;&quot;;&quot;&quot;;IF([.$A50]=&quot;&quot;;&quot;&quot;;IF(VLOOKUP([.$A50];INDIRECT([.G$1]&amp;&quot;!$a$5:$xa$200&quot;);[.G$4];0)=&quot;não entregou&quot;;0;VLOOKUP([.$A50];INDIRECT([.G$1]&amp;&quot;!$a$5:$xa$200&quot;);[.G$4];0))))">
            <text:p/>
          </table:table-cell>
          <table:table-cell table:style-name="ce138" table:formula="of:=IF([.H$1]=&quot;&quot;;&quot;&quot;;IF([.$A50]=&quot;&quot;;&quot;&quot;;IF(VLOOKUP([.$A50];INDIRECT([.H$1]&amp;&quot;!$a$5:$xa$200&quot;);[.H$4];0)=&quot;não entregou&quot;;0;VLOOKUP([.$A50];INDIRECT([.H$1]&amp;&quot;!$a$5:$xa$200&quot;);[.H$4];0))))">
            <text:p/>
          </table:table-cell>
          <table:table-cell table:style-name="ce138" table:formula="of:=IF([.I$1]=&quot;&quot;;&quot;&quot;;IF([.$A50]=&quot;&quot;;&quot;&quot;;IF(VLOOKUP([.$A50];INDIRECT([.I$1]&amp;&quot;!$a$5:$xa$200&quot;);[.I$4];0)=&quot;não entregou&quot;;0;VLOOKUP([.$A50];INDIRECT([.I$1]&amp;&quot;!$a$5:$xa$200&quot;);[.I$4];0))))">
            <text:p/>
          </table:table-cell>
          <table:table-cell table:style-name="ce138" table:formula="of:=IF([.J$1]=&quot;&quot;;&quot;&quot;;IF([.$A50]=&quot;&quot;;&quot;&quot;;IF(VLOOKUP([.$A50];INDIRECT([.J$1]&amp;&quot;!$a$5:$xa$200&quot;);[.J$4];0)=&quot;não entregou&quot;;0;VLOOKUP([.$A50];INDIRECT([.J$1]&amp;&quot;!$a$5:$xa$200&quot;);[.J$4];0))))">
            <text:p/>
          </table:table-cell>
          <table:table-cell table:style-name="ce138" table:formula="of:=IF([.K$1]=&quot;&quot;;&quot;&quot;;IF([.$A50]=&quot;&quot;;&quot;&quot;;IF(VLOOKUP([.$A50];INDIRECT([.K$1]&amp;&quot;!$a$5:$xa$200&quot;);[.K$4];0)=&quot;não entregou&quot;;0;VLOOKUP([.$A50];INDIRECT([.K$1]&amp;&quot;!$a$5:$xa$200&quot;);[.K$4];0))))">
            <text:p/>
          </table:table-cell>
          <table:table-cell table:style-name="ce144" table:formula="of:=IF([.A50]=&quot;&quot;;&quot;&quot;;IF(SUM([.$B$3:.$K$3])=0;&quot;&quot;;SUMPRODUCT([.$B$3:.$K$3];[.B50:.K5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4];0)=&quot;não entregou&quot;;0;VLOOKUP([.$A51];INDIRECT([.B$1]&amp;&quot;!$a$5:$xa$200&quot;);[.B$4];0))))">
            <text:p/>
          </table:table-cell>
          <table:table-cell table:style-name="ce138" table:formula="of:=IF([.C$1]=&quot;&quot;;&quot;&quot;;IF([.$A51]=&quot;&quot;;&quot;&quot;;IF(VLOOKUP([.$A51];INDIRECT([.C$1]&amp;&quot;!$a$5:$xa$200&quot;);[.C$4];0)=&quot;não entregou&quot;;0;VLOOKUP([.$A51];INDIRECT([.C$1]&amp;&quot;!$a$5:$xa$200&quot;);[.C$4];0))))">
            <text:p/>
          </table:table-cell>
          <table:table-cell table:style-name="ce138" table:formula="of:=IF([.D$1]=&quot;&quot;;&quot;&quot;;IF([.$A51]=&quot;&quot;;&quot;&quot;;IF(VLOOKUP([.$A51];INDIRECT([.D$1]&amp;&quot;!$a$5:$xa$200&quot;);[.D$4];0)=&quot;não entregou&quot;;0;VLOOKUP([.$A51];INDIRECT([.D$1]&amp;&quot;!$a$5:$xa$200&quot;);[.D$4];0))))">
            <text:p/>
          </table:table-cell>
          <table:table-cell table:style-name="ce138" table:formula="of:=IF([.E$1]=&quot;&quot;;&quot;&quot;;IF([.$A51]=&quot;&quot;;&quot;&quot;;IF(VLOOKUP([.$A51];INDIRECT([.E$1]&amp;&quot;!$a$5:$xa$200&quot;);[.E$4];0)=&quot;não entregou&quot;;0;VLOOKUP([.$A51];INDIRECT([.E$1]&amp;&quot;!$a$5:$xa$200&quot;);[.E$4];0))))">
            <text:p/>
          </table:table-cell>
          <table:table-cell table:style-name="ce138" table:formula="of:=IF([.F$1]=&quot;&quot;;&quot;&quot;;IF([.$A51]=&quot;&quot;;&quot;&quot;;IF(VLOOKUP([.$A51];INDIRECT([.F$1]&amp;&quot;!$a$5:$xa$200&quot;);[.F$4];0)=&quot;não entregou&quot;;0;VLOOKUP([.$A51];INDIRECT([.F$1]&amp;&quot;!$a$5:$xa$200&quot;);[.F$4];0))))">
            <text:p/>
          </table:table-cell>
          <table:table-cell table:style-name="ce138" table:formula="of:=IF([.G$1]=&quot;&quot;;&quot;&quot;;IF([.$A51]=&quot;&quot;;&quot;&quot;;IF(VLOOKUP([.$A51];INDIRECT([.G$1]&amp;&quot;!$a$5:$xa$200&quot;);[.G$4];0)=&quot;não entregou&quot;;0;VLOOKUP([.$A51];INDIRECT([.G$1]&amp;&quot;!$a$5:$xa$200&quot;);[.G$4];0))))">
            <text:p/>
          </table:table-cell>
          <table:table-cell table:style-name="ce138" table:formula="of:=IF([.H$1]=&quot;&quot;;&quot;&quot;;IF([.$A51]=&quot;&quot;;&quot;&quot;;IF(VLOOKUP([.$A51];INDIRECT([.H$1]&amp;&quot;!$a$5:$xa$200&quot;);[.H$4];0)=&quot;não entregou&quot;;0;VLOOKUP([.$A51];INDIRECT([.H$1]&amp;&quot;!$a$5:$xa$200&quot;);[.H$4];0))))">
            <text:p/>
          </table:table-cell>
          <table:table-cell table:style-name="ce138" table:formula="of:=IF([.I$1]=&quot;&quot;;&quot;&quot;;IF([.$A51]=&quot;&quot;;&quot;&quot;;IF(VLOOKUP([.$A51];INDIRECT([.I$1]&amp;&quot;!$a$5:$xa$200&quot;);[.I$4];0)=&quot;não entregou&quot;;0;VLOOKUP([.$A51];INDIRECT([.I$1]&amp;&quot;!$a$5:$xa$200&quot;);[.I$4];0))))">
            <text:p/>
          </table:table-cell>
          <table:table-cell table:style-name="ce138" table:formula="of:=IF([.J$1]=&quot;&quot;;&quot;&quot;;IF([.$A51]=&quot;&quot;;&quot;&quot;;IF(VLOOKUP([.$A51];INDIRECT([.J$1]&amp;&quot;!$a$5:$xa$200&quot;);[.J$4];0)=&quot;não entregou&quot;;0;VLOOKUP([.$A51];INDIRECT([.J$1]&amp;&quot;!$a$5:$xa$200&quot;);[.J$4];0))))">
            <text:p/>
          </table:table-cell>
          <table:table-cell table:style-name="ce138" table:formula="of:=IF([.K$1]=&quot;&quot;;&quot;&quot;;IF([.$A51]=&quot;&quot;;&quot;&quot;;IF(VLOOKUP([.$A51];INDIRECT([.K$1]&amp;&quot;!$a$5:$xa$200&quot;);[.K$4];0)=&quot;não entregou&quot;;0;VLOOKUP([.$A51];INDIRECT([.K$1]&amp;&quot;!$a$5:$xa$200&quot;);[.K$4];0))))">
            <text:p/>
          </table:table-cell>
          <table:table-cell table:style-name="ce144" table:formula="of:=IF([.A51]=&quot;&quot;;&quot;&quot;;IF(SUM([.$B$3:.$K$3])=0;&quot;&quot;;SUMPRODUCT([.$B$3:.$K$3];[.B51:.K5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1 Nota" table:style-name="ta1">
        <table:table-column table:style-name="co13" table:default-cell-style-name="ce134"/>
        <table:table-column table:style-name="co14" table:default-cell-style-name="ce145"/>
        <table:table-column table:style-name="co5" table:number-columns-repeated="1022" table:default-cell-style-name="ce125"/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53" table:formula="of:=COUNT([.B6:.B101])" office:value-type="float" office:value="0" calcext:value-type="float">
            <text:p>0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52" office:value-type="string" calcext:value-type="string">
            <text:p>Média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52"/>
          <table:table-cell table:style-name="ce56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13"/>
          <table:table-cell table:style-name="ce154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13" office:value-type="string" calcext:value-type="string">
            <text:p>ESTUDANTES</text:p>
          </table:table-cell>
          <table:table-cell table:style-name="ce154" office:value-type="string" calcext:value-type="string">
            <text:p>Nota</text:p>
          </table:table-cell>
          <table:table-cell table:style-name="ce123" table:number-columns-repeated="13"/>
          <table:table-cell table:style-name="ce150" table:number-columns-repeated="985"/>
          <table:table-cell table:number-columns-repeated="2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Questão por questão" table:style-name="ta1">
        <table:table-column table:style-name="co15" table:default-cell-style-name="ce134"/>
        <table:table-column table:style-name="co16" table:default-cell-style-name="ce139"/>
        <table:table-column table:style-name="co17" table:number-columns-repeated="40" table:default-cell-style-name="ce139"/>
        <table:table-column table:style-name="co18" table:default-cell-style-name="ce145"/>
        <table:table-column table:style-name="co5" table:number-columns-repeated="98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53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13" office:value-type="string" calcext:value-type="string">
            <text:p>Q11</text:p>
          </table:table-cell>
          <table:table-cell table:style-name="ce113" office:value-type="string" calcext:value-type="string">
            <text:p>Q12</text:p>
          </table:table-cell>
          <table:table-cell table:style-name="ce113" office:value-type="string" calcext:value-type="string">
            <text:p>Q13</text:p>
          </table:table-cell>
          <table:table-cell table:style-name="ce113" office:value-type="string" calcext:value-type="string">
            <text:p>Q14</text:p>
          </table:table-cell>
          <table:table-cell table:style-name="ce113" office:value-type="string" calcext:value-type="string">
            <text:p>Q15</text:p>
          </table:table-cell>
          <table:table-cell table:style-name="ce113" office:value-type="string" calcext:value-type="string">
            <text:p>Q16</text:p>
          </table:table-cell>
          <table:table-cell table:style-name="ce113" office:value-type="string" calcext:value-type="string">
            <text:p>Q17</text:p>
          </table:table-cell>
          <table:table-cell table:style-name="ce113" office:value-type="string" calcext:value-type="string">
            <text:p>Q18</text:p>
          </table:table-cell>
          <table:table-cell table:style-name="ce113" office:value-type="string" calcext:value-type="string">
            <text:p>Q19</text:p>
          </table:table-cell>
          <table:table-cell table:style-name="ce113" office:value-type="string" calcext:value-type="string">
            <text:p>Q20</text:p>
          </table:table-cell>
          <table:table-cell table:style-name="ce113" office:value-type="string" calcext:value-type="string">
            <text:p>Q21</text:p>
          </table:table-cell>
          <table:table-cell table:style-name="ce113" office:value-type="string" calcext:value-type="string">
            <text:p>Q22</text:p>
          </table:table-cell>
          <table:table-cell table:style-name="ce113" office:value-type="string" calcext:value-type="string">
            <text:p>Q23</text:p>
          </table:table-cell>
          <table:table-cell table:style-name="ce113" office:value-type="string" calcext:value-type="string">
            <text:p>Q24</text:p>
          </table:table-cell>
          <table:table-cell table:style-name="ce113" office:value-type="string" calcext:value-type="string">
            <text:p>Q25</text:p>
          </table:table-cell>
          <table:table-cell table:style-name="ce113" office:value-type="string" calcext:value-type="string">
            <text:p>Q26</text:p>
          </table:table-cell>
          <table:table-cell table:style-name="ce113" office:value-type="string" calcext:value-type="string">
            <text:p>Q27</text:p>
          </table:table-cell>
          <table:table-cell table:style-name="ce113" office:value-type="string" calcext:value-type="string">
            <text:p>Q28</text:p>
          </table:table-cell>
          <table:table-cell table:style-name="ce113" office:value-type="string" calcext:value-type="string">
            <text:p>Q29</text:p>
          </table:table-cell>
          <table:table-cell table:style-name="ce113" office:value-type="string" calcext:value-type="string">
            <text:p>Q30</text:p>
          </table:table-cell>
          <table:table-cell table:style-name="ce113" office:value-type="string" calcext:value-type="string">
            <text:p>Q31</text:p>
          </table:table-cell>
          <table:table-cell table:style-name="ce113" office:value-type="string" calcext:value-type="string">
            <text:p>Q32</text:p>
          </table:table-cell>
          <table:table-cell table:style-name="ce113" office:value-type="string" calcext:value-type="string">
            <text:p>Q33</text:p>
          </table:table-cell>
          <table:table-cell table:style-name="ce113" office:value-type="string" calcext:value-type="string">
            <text:p>Q34</text:p>
          </table:table-cell>
          <table:table-cell table:style-name="ce113" office:value-type="string" calcext:value-type="string">
            <text:p>Q35</text:p>
          </table:table-cell>
          <table:table-cell table:style-name="ce113" office:value-type="string" calcext:value-type="string">
            <text:p>Q36</text:p>
          </table:table-cell>
          <table:table-cell table:style-name="ce113" office:value-type="string" calcext:value-type="string">
            <text:p>Q37</text:p>
          </table:table-cell>
          <table:table-cell table:style-name="ce113" office:value-type="string" calcext:value-type="string">
            <text:p>Q38</text:p>
          </table:table-cell>
          <table:table-cell table:style-name="ce113" office:value-type="string" calcext:value-type="string">
            <text:p>Q39</text:p>
          </table:table-cell>
          <table:table-cell table:style-name="ce113" office:value-type="string" calcext:value-type="string">
            <text:p>Q40</text:p>
          </table:table-cell>
          <table:table-cell table:style-name="ce92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0" office:value-type="string" calcext:value-type="string" table:number-columns-spanned="2" table:number-rows-spanned="1">
            <office:annotation draw:style-name="gr1" draw:text-style-name="P2" svg:width="2.899cm" svg:height="1.799cm" svg:x="8.514cm" svg:y="0.206cm" draw:caption-point-x="-0.609cm" draw:caption-point-y="0.462cm">
              <dc:date>2022-05-05T00:00:00</dc:date>
              <text:p text:style-name="P1"><text:span text:style-name="T1">A </text:span></text:p>
              <text:p text:style-name="P1"><text:span text:style-name="T1">soma deve ser 10</text:span></text:p>
              <text:p text:style-name="P1"><text:span text:style-name="T1"/></text:p>
            </office:annotation>
            <text:p>Valor questão:</text:p>
          </table:table-cell>
          <table:covered-table-cell table:style-name="ce157"/>
          <table:table-cell table:number-columns-repeated="40" table:style-name="ce157" office:value-type="float" office:value="0" calcext:value-type="float">
            <text:p>0</text:p>
          </table:table-cell>
          <table:covered-table-cell table:style-name="ce92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52" office:value-type="string" calcext:value-type="string" table:number-columns-spanned="2" table:number-rows-spanned="1">
            <text:p>Erros:</text:p>
          </table:table-cell>
          <table:covered-table-cell table:style-name="ce154"/>
          <table:table-cell table:style-name="ce154" table:formula="of:=[.$B$1]-SUM([.C6:.C51])" office:value-type="float" office:value="0" calcext:value-type="float">
            <text:p>0</text:p>
          </table:table-cell>
          <table:table-cell table:style-name="ce154" table:formula="of:=[.$B$1]-SUM([.D6:.D51])" office:value-type="float" office:value="0" calcext:value-type="float">
            <text:p>0</text:p>
          </table:table-cell>
          <table:table-cell table:style-name="ce154" table:formula="of:=[.$B$1]-SUM([.E6:.E51])" office:value-type="float" office:value="0" calcext:value-type="float">
            <text:p>0</text:p>
          </table:table-cell>
          <table:table-cell table:style-name="ce154" table:formula="of:=[.$B$1]-SUM([.F6:.F51])" office:value-type="float" office:value="0" calcext:value-type="float">
            <text:p>0</text:p>
          </table:table-cell>
          <table:table-cell table:style-name="ce154" table:formula="of:=[.$B$1]-SUM([.G6:.G51])" office:value-type="float" office:value="0" calcext:value-type="float">
            <text:p>0</text:p>
          </table:table-cell>
          <table:table-cell table:style-name="ce154" table:formula="of:=[.$B$1]-SUM([.H6:.H51])" office:value-type="float" office:value="0" calcext:value-type="float">
            <text:p>0</text:p>
          </table:table-cell>
          <table:table-cell table:style-name="ce154" table:formula="of:=[.$B$1]-SUM([.I6:.I51])" office:value-type="float" office:value="0" calcext:value-type="float">
            <text:p>0</text:p>
          </table:table-cell>
          <table:table-cell table:style-name="ce154" table:formula="of:=[.$B$1]-SUM([.J6:.J51])" office:value-type="float" office:value="0" calcext:value-type="float">
            <text:p>0</text:p>
          </table:table-cell>
          <table:table-cell table:style-name="ce154" table:formula="of:=[.$B$1]-SUM([.K6:.K51])" office:value-type="float" office:value="0" calcext:value-type="float">
            <text:p>0</text:p>
          </table:table-cell>
          <table:table-cell table:style-name="ce154" table:formula="of:=[.$B$1]-SUM([.L6:.L51])" office:value-type="float" office:value="0" calcext:value-type="float">
            <text:p>0</text:p>
          </table:table-cell>
          <table:table-cell table:style-name="ce154" table:formula="of:=[.$B$1]-SUM([.M6:.M51])" office:value-type="float" office:value="0" calcext:value-type="float">
            <text:p>0</text:p>
          </table:table-cell>
          <table:table-cell table:style-name="ce154" table:formula="of:=[.$B$1]-SUM([.N6:.N51])" office:value-type="float" office:value="0" calcext:value-type="float">
            <text:p>0</text:p>
          </table:table-cell>
          <table:table-cell table:style-name="ce154" table:formula="of:=[.$B$1]-SUM([.O6:.O51])" office:value-type="float" office:value="0" calcext:value-type="float">
            <text:p>0</text:p>
          </table:table-cell>
          <table:table-cell table:style-name="ce154" table:formula="of:=[.$B$1]-SUM([.P6:.P51])" office:value-type="float" office:value="0" calcext:value-type="float">
            <text:p>0</text:p>
          </table:table-cell>
          <table:table-cell table:style-name="ce154" table:formula="of:=[.$B$1]-SUM([.Q6:.Q51])" office:value-type="float" office:value="0" calcext:value-type="float">
            <text:p>0</text:p>
          </table:table-cell>
          <table:table-cell table:style-name="ce154" table:formula="of:=[.$B$1]-SUM([.R6:.R51])" office:value-type="float" office:value="0" calcext:value-type="float">
            <text:p>0</text:p>
          </table:table-cell>
          <table:table-cell table:style-name="ce154" table:formula="of:=[.$B$1]-SUM([.S6:.S51])" office:value-type="float" office:value="0" calcext:value-type="float">
            <text:p>0</text:p>
          </table:table-cell>
          <table:table-cell table:style-name="ce154" table:formula="of:=[.$B$1]-SUM([.T6:.T51])" office:value-type="float" office:value="0" calcext:value-type="float">
            <text:p>0</text:p>
          </table:table-cell>
          <table:table-cell table:style-name="ce154" table:formula="of:=[.$B$1]-SUM([.U6:.U51])" office:value-type="float" office:value="0" calcext:value-type="float">
            <text:p>0</text:p>
          </table:table-cell>
          <table:table-cell table:style-name="ce154" table:formula="of:=[.$B$1]-SUM([.V6:.V51])" office:value-type="float" office:value="0" calcext:value-type="float">
            <text:p>0</text:p>
          </table:table-cell>
          <table:table-cell table:style-name="ce154" table:formula="of:=[.$B$1]-SUM([.W6:.W51])" office:value-type="float" office:value="0" calcext:value-type="float">
            <text:p>0</text:p>
          </table:table-cell>
          <table:table-cell table:style-name="ce154" table:formula="of:=[.$B$1]-SUM([.X6:.X51])" office:value-type="float" office:value="0" calcext:value-type="float">
            <text:p>0</text:p>
          </table:table-cell>
          <table:table-cell table:style-name="ce154" table:formula="of:=[.$B$1]-SUM([.Y6:.Y51])" office:value-type="float" office:value="0" calcext:value-type="float">
            <text:p>0</text:p>
          </table:table-cell>
          <table:table-cell table:style-name="ce154" table:formula="of:=[.$B$1]-SUM([.Z6:.Z51])" office:value-type="float" office:value="0" calcext:value-type="float">
            <text:p>0</text:p>
          </table:table-cell>
          <table:table-cell table:style-name="ce154" table:formula="of:=[.$B$1]-SUM([.AA6:.AA51])" office:value-type="float" office:value="0" calcext:value-type="float">
            <text:p>0</text:p>
          </table:table-cell>
          <table:table-cell table:style-name="ce154" table:formula="of:=[.$B$1]-SUM([.AB6:.AB51])" office:value-type="float" office:value="0" calcext:value-type="float">
            <text:p>0</text:p>
          </table:table-cell>
          <table:table-cell table:style-name="ce154" table:formula="of:=[.$B$1]-SUM([.AC6:.AC51])" office:value-type="float" office:value="0" calcext:value-type="float">
            <text:p>0</text:p>
          </table:table-cell>
          <table:table-cell table:style-name="ce154" table:formula="of:=[.$B$1]-SUM([.AD6:.AD51])" office:value-type="float" office:value="0" calcext:value-type="float">
            <text:p>0</text:p>
          </table:table-cell>
          <table:table-cell table:style-name="ce154" table:formula="of:=[.$B$1]-SUM([.AE6:.AE51])" office:value-type="float" office:value="0" calcext:value-type="float">
            <text:p>0</text:p>
          </table:table-cell>
          <table:table-cell table:style-name="ce154" table:formula="of:=[.$B$1]-SUM([.AF6:.AF51])" office:value-type="float" office:value="0" calcext:value-type="float">
            <text:p>0</text:p>
          </table:table-cell>
          <table:table-cell table:style-name="ce154" table:formula="of:=[.$B$1]-SUM([.AG6:.AG51])" office:value-type="float" office:value="0" calcext:value-type="float">
            <text:p>0</text:p>
          </table:table-cell>
          <table:table-cell table:style-name="ce154" table:formula="of:=[.$B$1]-SUM([.AH6:.AH51])" office:value-type="float" office:value="0" calcext:value-type="float">
            <text:p>0</text:p>
          </table:table-cell>
          <table:table-cell table:style-name="ce154" table:formula="of:=[.$B$1]-SUM([.AI6:.AI51])" office:value-type="float" office:value="0" calcext:value-type="float">
            <text:p>0</text:p>
          </table:table-cell>
          <table:table-cell table:style-name="ce154" table:formula="of:=[.$B$1]-SUM([.AJ6:.AJ51])" office:value-type="float" office:value="0" calcext:value-type="float">
            <text:p>0</text:p>
          </table:table-cell>
          <table:table-cell table:style-name="ce154" table:formula="of:=[.$B$1]-SUM([.AK6:.AK51])" office:value-type="float" office:value="0" calcext:value-type="float">
            <text:p>0</text:p>
          </table:table-cell>
          <table:table-cell table:style-name="ce154" table:formula="of:=[.$B$1]-SUM([.AL6:.AL51])" office:value-type="float" office:value="0" calcext:value-type="float">
            <text:p>0</text:p>
          </table:table-cell>
          <table:table-cell table:style-name="ce154" table:formula="of:=[.$B$1]-SUM([.AM6:.AM51])" office:value-type="float" office:value="0" calcext:value-type="float">
            <text:p>0</text:p>
          </table:table-cell>
          <table:table-cell table:style-name="ce154" table:formula="of:=[.$B$1]-SUM([.AN6:.AN51])" office:value-type="float" office:value="0" calcext:value-type="float">
            <text:p>0</text:p>
          </table:table-cell>
          <table:table-cell table:style-name="ce154" table:formula="of:=[.$B$1]-SUM([.AO6:.AO51])" office:value-type="float" office:value="0" calcext:value-type="float">
            <text:p>0</text:p>
          </table:table-cell>
          <table:table-cell table:style-name="ce154" table:formula="of:=[.$B$1]-SUM([.AP6:.AP51])" office:value-type="float" office:value="0" calcext:value-type="float">
            <text:p>0</text:p>
          </table:table-cell>
          <table:covered-table-cell table:style-name="ce155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1" office:value-type="string" calcext:value-type="string" table:number-columns-spanned="2" table:number-rows-spanned="1">
            <text:p>% de acerto:</text:p>
          </table:table-cell>
          <table:covered-table-cell table:style-name="ce131"/>
          <table:table-cell table:style-name="ce159" table:formula="of:=IF([.$B$1]=0;&quot;&quot;;([.$B$1]-[.C3])/[.$B$1])">
            <text:p/>
          </table:table-cell>
          <table:table-cell table:style-name="ce159" table:formula="of:=IF([.$B$1]=0;&quot;&quot;;([.$B$1]-[.D3])/[.$B$1])">
            <text:p/>
          </table:table-cell>
          <table:table-cell table:style-name="ce159" table:formula="of:=IF([.$B$1]=0;&quot;&quot;;([.$B$1]-[.E3])/[.$B$1])">
            <text:p/>
          </table:table-cell>
          <table:table-cell table:style-name="ce159" table:formula="of:=IF([.$B$1]=0;&quot;&quot;;([.$B$1]-[.F3])/[.$B$1])">
            <text:p/>
          </table:table-cell>
          <table:table-cell table:style-name="ce159" table:formula="of:=IF([.$B$1]=0;&quot;&quot;;([.$B$1]-[.G3])/[.$B$1])">
            <text:p/>
          </table:table-cell>
          <table:table-cell table:style-name="ce159" table:formula="of:=IF([.$B$1]=0;&quot;&quot;;([.$B$1]-[.H3])/[.$B$1])">
            <text:p/>
          </table:table-cell>
          <table:table-cell table:style-name="ce159" table:formula="of:=IF([.$B$1]=0;&quot;&quot;;([.$B$1]-[.I3])/[.$B$1])">
            <text:p/>
          </table:table-cell>
          <table:table-cell table:style-name="ce159" table:formula="of:=IF([.$B$1]=0;&quot;&quot;;([.$B$1]-[.J3])/[.$B$1])">
            <text:p/>
          </table:table-cell>
          <table:table-cell table:style-name="ce159" table:formula="of:=IF([.$B$1]=0;&quot;&quot;;([.$B$1]-[.K3])/[.$B$1])">
            <text:p/>
          </table:table-cell>
          <table:table-cell table:style-name="ce159" table:formula="of:=IF([.$B$1]=0;&quot;&quot;;([.$B$1]-[.L3])/[.$B$1])">
            <text:p/>
          </table:table-cell>
          <table:table-cell table:style-name="ce159" table:formula="of:=IF([.$B$1]=0;&quot;&quot;;([.$B$1]-[.M3])/[.$B$1])">
            <text:p/>
          </table:table-cell>
          <table:table-cell table:style-name="ce159" table:formula="of:=IF([.$B$1]=0;&quot;&quot;;([.$B$1]-[.N3])/[.$B$1])">
            <text:p/>
          </table:table-cell>
          <table:table-cell table:style-name="ce159" table:formula="of:=IF([.$B$1]=0;&quot;&quot;;([.$B$1]-[.O3])/[.$B$1])">
            <text:p/>
          </table:table-cell>
          <table:table-cell table:style-name="ce159" table:formula="of:=IF([.$B$1]=0;&quot;&quot;;([.$B$1]-[.P3])/[.$B$1])">
            <text:p/>
          </table:table-cell>
          <table:table-cell table:style-name="ce159" table:formula="of:=IF([.$B$1]=0;&quot;&quot;;([.$B$1]-[.Q3])/[.$B$1])">
            <text:p/>
          </table:table-cell>
          <table:table-cell table:style-name="ce159" table:formula="of:=IF([.$B$1]=0;&quot;&quot;;([.$B$1]-[.R3])/[.$B$1])">
            <text:p/>
          </table:table-cell>
          <table:table-cell table:style-name="ce159" table:formula="of:=IF([.$B$1]=0;&quot;&quot;;([.$B$1]-[.S3])/[.$B$1])">
            <text:p/>
          </table:table-cell>
          <table:table-cell table:style-name="ce159" table:formula="of:=IF([.$B$1]=0;&quot;&quot;;([.$B$1]-[.T3])/[.$B$1])">
            <text:p/>
          </table:table-cell>
          <table:table-cell table:style-name="ce159" table:formula="of:=IF([.$B$1]=0;&quot;&quot;;([.$B$1]-[.U3])/[.$B$1])">
            <text:p/>
          </table:table-cell>
          <table:table-cell table:style-name="ce159" table:formula="of:=IF([.$B$1]=0;&quot;&quot;;([.$B$1]-[.V3])/[.$B$1])">
            <text:p/>
          </table:table-cell>
          <table:table-cell table:style-name="ce159" table:formula="of:=IF([.$B$1]=0;&quot;&quot;;([.$B$1]-[.W3])/[.$B$1])">
            <text:p/>
          </table:table-cell>
          <table:table-cell table:style-name="ce159" table:formula="of:=IF([.$B$1]=0;&quot;&quot;;([.$B$1]-[.X3])/[.$B$1])">
            <text:p/>
          </table:table-cell>
          <table:table-cell table:style-name="ce159" table:formula="of:=IF([.$B$1]=0;&quot;&quot;;([.$B$1]-[.Y3])/[.$B$1])">
            <text:p/>
          </table:table-cell>
          <table:table-cell table:style-name="ce159" table:formula="of:=IF([.$B$1]=0;&quot;&quot;;([.$B$1]-[.Z3])/[.$B$1])">
            <text:p/>
          </table:table-cell>
          <table:table-cell table:style-name="ce159" table:formula="of:=IF([.$B$1]=0;&quot;&quot;;([.$B$1]-[.AA3])/[.$B$1])">
            <text:p/>
          </table:table-cell>
          <table:table-cell table:style-name="ce159" table:formula="of:=IF([.$B$1]=0;&quot;&quot;;([.$B$1]-[.AB3])/[.$B$1])">
            <text:p/>
          </table:table-cell>
          <table:table-cell table:style-name="ce159" table:formula="of:=IF([.$B$1]=0;&quot;&quot;;([.$B$1]-[.AC3])/[.$B$1])">
            <text:p/>
          </table:table-cell>
          <table:table-cell table:style-name="ce159" table:formula="of:=IF([.$B$1]=0;&quot;&quot;;([.$B$1]-[.AD3])/[.$B$1])">
            <text:p/>
          </table:table-cell>
          <table:table-cell table:style-name="ce159" table:formula="of:=IF([.$B$1]=0;&quot;&quot;;([.$B$1]-[.AE3])/[.$B$1])">
            <text:p/>
          </table:table-cell>
          <table:table-cell table:style-name="ce159" table:formula="of:=IF([.$B$1]=0;&quot;&quot;;([.$B$1]-[.AF3])/[.$B$1])">
            <text:p/>
          </table:table-cell>
          <table:table-cell table:style-name="ce159" table:formula="of:=IF([.$B$1]=0;&quot;&quot;;([.$B$1]-[.AG3])/[.$B$1])">
            <text:p/>
          </table:table-cell>
          <table:table-cell table:style-name="ce159" table:formula="of:=IF([.$B$1]=0;&quot;&quot;;([.$B$1]-[.AH3])/[.$B$1])">
            <text:p/>
          </table:table-cell>
          <table:table-cell table:style-name="ce159" table:formula="of:=IF([.$B$1]=0;&quot;&quot;;([.$B$1]-[.AI3])/[.$B$1])">
            <text:p/>
          </table:table-cell>
          <table:table-cell table:style-name="ce159" table:formula="of:=IF([.$B$1]=0;&quot;&quot;;([.$B$1]-[.AJ3])/[.$B$1])">
            <text:p/>
          </table:table-cell>
          <table:table-cell table:style-name="ce159" table:formula="of:=IF([.$B$1]=0;&quot;&quot;;([.$B$1]-[.AK3])/[.$B$1])">
            <text:p/>
          </table:table-cell>
          <table:table-cell table:style-name="ce159" table:formula="of:=IF([.$B$1]=0;&quot;&quot;;([.$B$1]-[.AL3])/[.$B$1])">
            <text:p/>
          </table:table-cell>
          <table:table-cell table:style-name="ce159" table:formula="of:=IF([.$B$1]=0;&quot;&quot;;([.$B$1]-[.AM3])/[.$B$1])">
            <text:p/>
          </table:table-cell>
          <table:table-cell table:style-name="ce159" table:formula="of:=IF([.$B$1]=0;&quot;&quot;;([.$B$1]-[.AN3])/[.$B$1])">
            <text:p/>
          </table:table-cell>
          <table:table-cell table:style-name="ce159" table:formula="of:=IF([.$B$1]=0;&quot;&quot;;([.$B$1]-[.AO3])/[.$B$1])">
            <text:p/>
          </table:table-cell>
          <table:table-cell table:style-name="ce159" table:formula="of:=IF([.$B$1]=0;&quot;&quot;;([.$B$1]-[.AP3])/[.$B$1])">
            <text:p/>
          </table:table-cell>
          <table:covered-table-cell table:style-name="ce92"/>
          <table:table-cell table:style-name="ce123" table:number-columns-repeated="13"/>
          <table:table-cell table:style-name="ce150" table:number-columns-repeated="967"/>
          <table:table-cell/>
        </table:table-row>
        <table:table-row table:style-name="ro5">
          <table:table-cell table:style-name="ce156" office:value-type="string" calcext:value-type="string">
            <text:p>Estudante</text:p>
          </table:table-cell>
          <table:table-cell table:style-name="ce154" office:value-type="string" calcext:value-type="string">
            <text:p>Corrigido=X</text:p>
          </table:table-cell>
          <table:table-cell table:style-name="ce153" office:value-type="string" calcext:value-type="string" table:number-columns-spanned="40" table:number-rows-spanned="1">
            <text:p>Digitar 1 nas questões que acertou</text:p>
          </table:table-cell>
          <table:covered-table-cell table:number-columns-repeated="39" table:style-name="ce113"/>
          <table:covered-table-cell table:style-name="ce92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6]=&quot;&quot;;&quot;&quot;;IF([.B6]=&quot;&quot;;&quot;não entregou&quot;;SUMPRODUCT([.$C$2:.$AP$2];[.C6:.AP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7]=&quot;&quot;;&quot;&quot;;IF([.B7]=&quot;&quot;;&quot;não entregou&quot;;SUMPRODUCT([.$C$2:.$AP$2];[.C7:.AP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8]=&quot;&quot;;&quot;&quot;;IF([.B8]=&quot;&quot;;&quot;não entregou&quot;;SUMPRODUCT([.$C$2:.$AP$2];[.C8:.AP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9]=&quot;&quot;;&quot;&quot;;IF([.B9]=&quot;&quot;;&quot;não entregou&quot;;SUMPRODUCT([.$C$2:.$AP$2];[.C9:.AP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0]=&quot;&quot;;&quot;&quot;;IF([.B10]=&quot;&quot;;&quot;não entregou&quot;;SUMPRODUCT([.$C$2:.$AP$2];[.C10:.AP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1]=&quot;&quot;;&quot;&quot;;IF([.B11]=&quot;&quot;;&quot;não entregou&quot;;SUMPRODUCT([.$C$2:.$AP$2];[.C11:.AP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2]=&quot;&quot;;&quot;&quot;;IF([.B12]=&quot;&quot;;&quot;não entregou&quot;;SUMPRODUCT([.$C$2:.$AP$2];[.C12:.AP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3]=&quot;&quot;;&quot;&quot;;IF([.B13]=&quot;&quot;;&quot;não entregou&quot;;SUMPRODUCT([.$C$2:.$AP$2];[.C13:.AP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4]=&quot;&quot;;&quot;&quot;;IF([.B14]=&quot;&quot;;&quot;não entregou&quot;;SUMPRODUCT([.$C$2:.$AP$2];[.C14:.AP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5]=&quot;&quot;;&quot;&quot;;IF([.B15]=&quot;&quot;;&quot;não entregou&quot;;SUMPRODUCT([.$C$2:.$AP$2];[.C15:.AP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6]=&quot;&quot;;&quot;&quot;;IF([.B16]=&quot;&quot;;&quot;não entregou&quot;;SUMPRODUCT([.$C$2:.$AP$2];[.C16:.AP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7]=&quot;&quot;;&quot;&quot;;IF([.B17]=&quot;&quot;;&quot;não entregou&quot;;SUMPRODUCT([.$C$2:.$AP$2];[.C17:.AP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8]=&quot;&quot;;&quot;&quot;;IF([.B18]=&quot;&quot;;&quot;não entregou&quot;;SUMPRODUCT([.$C$2:.$AP$2];[.C18:.AP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9]=&quot;&quot;;&quot;&quot;;IF([.B19]=&quot;&quot;;&quot;não entregou&quot;;SUMPRODUCT([.$C$2:.$AP$2];[.C19:.AP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0]=&quot;&quot;;&quot;&quot;;IF([.B20]=&quot;&quot;;&quot;não entregou&quot;;SUMPRODUCT([.$C$2:.$AP$2];[.C20:.AP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1]=&quot;&quot;;&quot;&quot;;IF([.B21]=&quot;&quot;;&quot;não entregou&quot;;SUMPRODUCT([.$C$2:.$AP$2];[.C21:.AP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2]=&quot;&quot;;&quot;&quot;;IF([.B22]=&quot;&quot;;&quot;não entregou&quot;;SUMPRODUCT([.$C$2:.$AP$2];[.C22:.AP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3]=&quot;&quot;;&quot;&quot;;IF([.B23]=&quot;&quot;;&quot;não entregou&quot;;SUMPRODUCT([.$C$2:.$AP$2];[.C23:.AP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4]=&quot;&quot;;&quot;&quot;;IF([.B24]=&quot;&quot;;&quot;não entregou&quot;;SUMPRODUCT([.$C$2:.$AP$2];[.C24:.AP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5]=&quot;&quot;;&quot;&quot;;IF([.B25]=&quot;&quot;;&quot;não entregou&quot;;SUMPRODUCT([.$C$2:.$AP$2];[.C25:.AP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6]=&quot;&quot;;&quot;&quot;;IF([.B26]=&quot;&quot;;&quot;não entregou&quot;;SUMPRODUCT([.$C$2:.$AP$2];[.C26:.AP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7]=&quot;&quot;;&quot;&quot;;IF([.B27]=&quot;&quot;;&quot;não entregou&quot;;SUMPRODUCT([.$C$2:.$AP$2];[.C27:.AP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8]=&quot;&quot;;&quot;&quot;;IF([.B28]=&quot;&quot;;&quot;não entregou&quot;;SUMPRODUCT([.$C$2:.$AP$2];[.C28:.AP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9]=&quot;&quot;;&quot;&quot;;IF([.B29]=&quot;&quot;;&quot;não entregou&quot;;SUMPRODUCT([.$C$2:.$AP$2];[.C29:.AP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0]=&quot;&quot;;&quot;&quot;;IF([.B30]=&quot;&quot;;&quot;não entregou&quot;;SUMPRODUCT([.$C$2:.$AP$2];[.C30:.AP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1]=&quot;&quot;;&quot;&quot;;IF([.B31]=&quot;&quot;;&quot;não entregou&quot;;SUMPRODUCT([.$C$2:.$AP$2];[.C31:.AP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2]=&quot;&quot;;&quot;&quot;;IF([.B32]=&quot;&quot;;&quot;não entregou&quot;;SUMPRODUCT([.$C$2:.$AP$2];[.C32:.AP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3]=&quot;&quot;;&quot;&quot;;IF([.B33]=&quot;&quot;;&quot;não entregou&quot;;SUMPRODUCT([.$C$2:.$AP$2];[.C33:.AP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4]=&quot;&quot;;&quot;&quot;;IF([.B34]=&quot;&quot;;&quot;não entregou&quot;;SUMPRODUCT([.$C$2:.$AP$2];[.C34:.AP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5]=&quot;&quot;;&quot;&quot;;IF([.B35]=&quot;&quot;;&quot;não entregou&quot;;SUMPRODUCT([.$C$2:.$AP$2];[.C35:.AP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6]=&quot;&quot;;&quot;&quot;;IF([.B36]=&quot;&quot;;&quot;não entregou&quot;;SUMPRODUCT([.$C$2:.$AP$2];[.C36:.AP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7]=&quot;&quot;;&quot;&quot;;IF([.B37]=&quot;&quot;;&quot;não entregou&quot;;SUMPRODUCT([.$C$2:.$AP$2];[.C37:.AP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8]=&quot;&quot;;&quot;&quot;;IF([.B38]=&quot;&quot;;&quot;não entregou&quot;;SUMPRODUCT([.$C$2:.$AP$2];[.C38:.AP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9]=&quot;&quot;;&quot;&quot;;IF([.B39]=&quot;&quot;;&quot;não entregou&quot;;SUMPRODUCT([.$C$2:.$AP$2];[.C39:.AP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0]=&quot;&quot;;&quot;&quot;;IF([.B40]=&quot;&quot;;&quot;não entregou&quot;;SUMPRODUCT([.$C$2:.$AP$2];[.C40:.AP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1]=&quot;&quot;;&quot;&quot;;IF([.B41]=&quot;&quot;;&quot;não entregou&quot;;SUMPRODUCT([.$C$2:.$AP$2];[.C41:.AP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2]=&quot;&quot;;&quot;&quot;;IF([.B42]=&quot;&quot;;&quot;não entregou&quot;;SUMPRODUCT([.$C$2:.$AP$2];[.C42:.AP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3]=&quot;&quot;;&quot;&quot;;IF([.B43]=&quot;&quot;;&quot;não entregou&quot;;SUMPRODUCT([.$C$2:.$AP$2];[.C43:.AP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4]=&quot;&quot;;&quot;&quot;;IF([.B44]=&quot;&quot;;&quot;não entregou&quot;;SUMPRODUCT([.$C$2:.$AP$2];[.C44:.AP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5]=&quot;&quot;;&quot;&quot;;IF([.B45]=&quot;&quot;;&quot;não entregou&quot;;SUMPRODUCT([.$C$2:.$AP$2];[.C45:.AP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6]=&quot;&quot;;&quot;&quot;;IF([.B46]=&quot;&quot;;&quot;não entregou&quot;;SUMPRODUCT([.$C$2:.$AP$2];[.C46:.AP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7]=&quot;&quot;;&quot;&quot;;IF([.B47]=&quot;&quot;;&quot;não entregou&quot;;SUMPRODUCT([.$C$2:.$AP$2];[.C47:.AP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8]=&quot;&quot;;&quot;&quot;;IF([.B48]=&quot;&quot;;&quot;não entregou&quot;;SUMPRODUCT([.$C$2:.$AP$2];[.C48:.AP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9]=&quot;&quot;;&quot;&quot;;IF([.B49]=&quot;&quot;;&quot;não entregou&quot;;SUMPRODUCT([.$C$2:.$AP$2];[.C49:.AP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0]=&quot;&quot;;&quot;&quot;;IF([.B50]=&quot;&quot;;&quot;não entregou&quot;;SUMPRODUCT([.$C$2:.$AP$2];[.C50:.AP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1]=&quot;&quot;;&quot;&quot;;IF([.B51]=&quot;&quot;;&quot;não entregou&quot;;SUMPRODUCT([.$C$2:.$AP$2];[.C51:.AP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Questão por questão'.C4:'MODELO Questão por questão'.AP4">
            <calcext:condition calcext:apply-style-name="Sem título5" calcext:value="&lt;50%" calcext:base-cell-address="'MODELO Questão por questão'.C4"/>
          </calcext:conditional-format>
          <calcext:conditional-format calcext:target-range-address="'MODELO Questão por questão'.AQ6:'MODELO Questão por questão'.AQ51">
            <calcext:condition calcext:apply-style-name="Sem título6" calcext:value="&lt;7" calcext:base-cell-address="'MODELO Questão por questão'.AQ6"/>
          </calcext:conditional-format>
        </calcext:conditional-formats>
      </table:table>
      <table:table table:name="MODELO desc padrao" table:style-name="ta1">
        <table:table-column table:style-name="co19" table:default-cell-style-name="ce134"/>
        <table:table-column table:style-name="co20" table:default-cell-style-name="ce139"/>
        <table:table-column table:style-name="co21" table:number-columns-repeated="10" table:default-cell-style-name="ce139"/>
        <table:table-column table:style-name="co22" table:default-cell-style-name="ce145"/>
        <table:table-column table:style-name="co23" table:number-columns-repeated="10" table:default-cell-style-name="ce145"/>
        <table:table-column table:style-name="co5" table:number-columns-repeated="1001" table:default-cell-style-name="ce125"/>
        <table:table-row table:style-name="ro6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41" office:value-type="string" calcext:value-type="string" table:number-columns-spanned="1" table:number-rows-spanned="5">
            <text:p>NOTA FINAL</text:p>
          </table:table-cell>
          <table:table-cell table:style-name="ce58" office:value-type="string" calcext:value-type="string" table:number-columns-spanned="10" table:number-rows-spanned="2">
            <text:p>Digitar abaixo os quesitos avaliados para cada estudante o quanto da questão que ele errou</text:p>
            <text:p>Exemplo: 1 se errou o quesito inteiro, 0,5 se errou metade</text:p>
          </table:table-cell>
          <table:covered-table-cell table:number-columns-repeated="9" table:style-name="ce174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28" office:value-type="string" calcext:value-type="string" table:number-columns-spanned="2" table:number-rows-spanned="1">
            <text:p>Valor questão</text:p>
          </table:table-cell>
          <table:covered-table-cell table:style-name="ce171"/>
          <table:table-cell table:number-columns-repeated="10" table:style-name="ce137" office:value-type="float" office:value="1" calcext:value-type="float">
            <text:p>1</text:p>
          </table:table-cell>
          <table:covered-table-cell table:style-name="ce141"/>
          <table:covered-table-cell table:number-columns-repeated="10" table:style-name="ce192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30" office:value-type="string" calcext:value-type="string" table:number-columns-spanned="2" table:number-rows-spanned="1">
            <text:p>Desconto p/erro</text:p>
          </table:table-cell>
          <table:covered-table-cell table:style-name="ce172"/>
          <table:table-cell table:number-columns-repeated="5"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.5" calcext:value-type="float">
            <text:p>0,5</text:p>
          </table:table-cell>
          <table:covered-table-cell table:style-name="ce142"/>
          <table:table-cell table:style-name="ce192" office:value-type="string" calcext:value-type="string" table:number-columns-spanned="1" table:number-rows-spanned="3">
            <text:p>Quesito 1</text:p>
          </table:table-cell>
          <table:table-cell table:style-name="ce192" office:value-type="string" calcext:value-type="string" table:number-columns-spanned="1" table:number-rows-spanned="3">
            <text:p>Quesito 2</text:p>
          </table:table-cell>
          <table:table-cell table:style-name="ce192" office:value-type="string" calcext:value-type="string" table:number-columns-spanned="1" table:number-rows-spanned="3">
            <text:p>Quesito 3</text:p>
          </table:table-cell>
          <table:table-cell table:style-name="ce192" office:value-type="string" calcext:value-type="string" table:number-columns-spanned="1" table:number-rows-spanned="3">
            <text:p>Quesito 4</text:p>
          </table:table-cell>
          <table:table-cell table:style-name="ce192" office:value-type="string" calcext:value-type="string" table:number-columns-spanned="1" table:number-rows-spanned="3">
            <text:p>Quesito 5</text:p>
          </table:table-cell>
          <table:table-cell table:style-name="ce192" office:value-type="string" calcext:value-type="string" table:number-columns-spanned="1" table:number-rows-spanned="3">
            <text:p>Quesito 6</text:p>
          </table:table-cell>
          <table:table-cell table:style-name="ce192" office:value-type="string" calcext:value-type="string" table:number-columns-spanned="1" table:number-rows-spanned="3">
            <text:p>Quesito 7</text:p>
          </table:table-cell>
          <table:table-cell table:style-name="ce192" office:value-type="string" calcext:value-type="string" table:number-columns-spanned="1" table:number-rows-spanned="3">
            <text:p>Quesito 8</text:p>
          </table:table-cell>
          <table:table-cell table:style-name="ce192" office:value-type="string" calcext:value-type="string" table:number-columns-spanned="1" table:number-rows-spanned="3">
            <text:p>Quesito 9</text:p>
          </table:table-cell>
          <table:table-cell table:style-name="ce192" office:value-type="string" calcext:value-type="string" table:number-columns-spanned="1" table:number-rows-spanned="3">
            <text:p>Quesito 10</text:p>
          </table:table-cell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3">
          <table:table-cell table:style-name="ce154" office:value-type="string" calcext:value-type="string" table:number-columns-spanned="1" table:number-rows-spanned="2">
            <text:p>ESTUDANTES</text:p>
          </table:table-cell>
          <table:table-cell table:style-name="ce154" office:value-type="string" calcext:value-type="string" table:number-columns-spanned="1" table:number-rows-spanned="2">
            <text:p>Corrigido=X</text:p>
          </table:table-cell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covered-table-cell table:style-name="ce143"/>
          <table:covered-table-cell table:number-columns-repeated="10" table:style-name="ce192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3">
          <table:covered-table-cell table:number-columns-repeated="12" table:style-name="ce154"/>
          <table:covered-table-cell table:style-name="ce143"/>
          <table:covered-table-cell table:number-columns-repeated="10" table:style-name="ce192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38"/>
          <table:table-cell table:style-name="ce138" table:formula="of:=IF([.O6]=&quot;&quot;;&quot;&quot;;[.D$3]*[.O6])">
            <text:p/>
          </table:table-cell>
          <table:table-cell table:style-name="ce138" table:formula="of:=IF([.P6]=&quot;&quot;;&quot;&quot;;[.E$3]*[.P6])">
            <text:p/>
          </table:table-cell>
          <table:table-cell table:style-name="ce138" table:formula="of:=IF([.Q6]=&quot;&quot;;&quot;&quot;;[.F$3]*[.Q6])">
            <text:p/>
          </table:table-cell>
          <table:table-cell table:style-name="ce138" table:formula="of:=IF([.R6]=&quot;&quot;;&quot;&quot;;[.G$3]*[.R6])">
            <text:p/>
          </table:table-cell>
          <table:table-cell table:style-name="ce138" table:formula="of:=IF([.S6]=&quot;&quot;;&quot;&quot;;[.H$3]*[.S6])">
            <text:p/>
          </table:table-cell>
          <table:table-cell table:style-name="ce138" table:formula="of:=IF([.T6]=&quot;&quot;;&quot;&quot;;[.I$3]*[.T6])">
            <text:p/>
          </table:table-cell>
          <table:table-cell table:style-name="ce138" table:formula="of:=IF([.U6]=&quot;&quot;;&quot;&quot;;[.J$3]*[.U6])">
            <text:p/>
          </table:table-cell>
          <table:table-cell table:style-name="ce138" table:formula="of:=IF([.V6]=&quot;&quot;;&quot;&quot;;[.K$3]*[.V6])">
            <text:p/>
          </table:table-cell>
          <table:table-cell table:style-name="ce138" table:formula="of:=IF([.W6]=&quot;&quot;;&quot;&quot;;[.L$3]*[.W6])">
            <text:p/>
          </table:table-cell>
          <table:table-cell table:style-name="ce144" table:formula="of:=IF([.A6]=&quot;&quot;;&quot;&quot;;IF([.B6]=&quot;&quot;;&quot;não entregou&quot;;SUM([.$C$2:.$L$2])-SUM([.C6:.L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38" table:formula="of:=IF([.N7]=&quot;&quot;;&quot;&quot;;[.C$3]*[.N7])">
            <text:p/>
          </table:table-cell>
          <table:table-cell table:style-name="ce138" table:formula="of:=IF([.O7]=&quot;&quot;;&quot;&quot;;[.D$3]*[.O7])">
            <text:p/>
          </table:table-cell>
          <table:table-cell table:style-name="ce138" table:formula="of:=IF([.P7]=&quot;&quot;;&quot;&quot;;[.E$3]*[.P7])">
            <text:p/>
          </table:table-cell>
          <table:table-cell table:style-name="ce138" table:formula="of:=IF([.Q7]=&quot;&quot;;&quot;&quot;;[.F$3]*[.Q7])">
            <text:p/>
          </table:table-cell>
          <table:table-cell table:style-name="ce138" table:formula="of:=IF([.R7]=&quot;&quot;;&quot;&quot;;[.G$3]*[.R7])">
            <text:p/>
          </table:table-cell>
          <table:table-cell table:style-name="ce138" table:formula="of:=IF([.S7]=&quot;&quot;;&quot;&quot;;[.H$3]*[.S7])">
            <text:p/>
          </table:table-cell>
          <table:table-cell table:style-name="ce138" table:formula="of:=IF([.T7]=&quot;&quot;;&quot;&quot;;[.I$3]*[.T7])">
            <text:p/>
          </table:table-cell>
          <table:table-cell table:style-name="ce138" table:formula="of:=IF([.U7]=&quot;&quot;;&quot;&quot;;[.J$3]*[.U7])">
            <text:p/>
          </table:table-cell>
          <table:table-cell table:style-name="ce138" table:formula="of:=IF([.V7]=&quot;&quot;;&quot;&quot;;[.K$3]*[.V7])">
            <text:p/>
          </table:table-cell>
          <table:table-cell table:style-name="ce138" table:formula="of:=IF([.W7]=&quot;&quot;;&quot;&quot;;[.L$3]*[.W7])">
            <text:p/>
          </table:table-cell>
          <table:table-cell table:style-name="ce144" table:formula="of:=IF([.A7]=&quot;&quot;;&quot;&quot;;IF([.B7]=&quot;&quot;;&quot;não entregou&quot;;SUM([.$C$2:.$L$2])-SUM([.C7:.L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38" table:formula="of:=IF([.N8]=&quot;&quot;;&quot;&quot;;[.C$3]*[.N8])">
            <text:p/>
          </table:table-cell>
          <table:table-cell table:style-name="ce138" table:formula="of:=IF([.O8]=&quot;&quot;;&quot;&quot;;[.D$3]*[.O8])">
            <text:p/>
          </table:table-cell>
          <table:table-cell table:style-name="ce138" table:formula="of:=IF([.P8]=&quot;&quot;;&quot;&quot;;[.E$3]*[.P8])">
            <text:p/>
          </table:table-cell>
          <table:table-cell table:style-name="ce138" table:formula="of:=IF([.Q8]=&quot;&quot;;&quot;&quot;;[.F$3]*[.Q8])">
            <text:p/>
          </table:table-cell>
          <table:table-cell table:style-name="ce138" table:formula="of:=IF([.R8]=&quot;&quot;;&quot;&quot;;[.G$3]*[.R8])">
            <text:p/>
          </table:table-cell>
          <table:table-cell table:style-name="ce138" table:formula="of:=IF([.S8]=&quot;&quot;;&quot;&quot;;[.H$3]*[.S8])">
            <text:p/>
          </table:table-cell>
          <table:table-cell table:style-name="ce138" table:formula="of:=IF([.T8]=&quot;&quot;;&quot;&quot;;[.I$3]*[.T8])">
            <text:p/>
          </table:table-cell>
          <table:table-cell table:style-name="ce138" table:formula="of:=IF([.U8]=&quot;&quot;;&quot;&quot;;[.J$3]*[.U8])">
            <text:p/>
          </table:table-cell>
          <table:table-cell table:style-name="ce138" table:formula="of:=IF([.V8]=&quot;&quot;;&quot;&quot;;[.K$3]*[.V8])">
            <text:p/>
          </table:table-cell>
          <table:table-cell table:style-name="ce138" table:formula="of:=IF([.W8]=&quot;&quot;;&quot;&quot;;[.L$3]*[.W8])">
            <text:p/>
          </table:table-cell>
          <table:table-cell table:style-name="ce144" table:formula="of:=IF([.A8]=&quot;&quot;;&quot;&quot;;IF([.B8]=&quot;&quot;;&quot;não entregou&quot;;SUM([.$C$2:.$L$2])-SUM([.C8:.L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38" table:formula="of:=IF([.N9]=&quot;&quot;;&quot;&quot;;[.C$3]*[.N9])">
            <text:p/>
          </table:table-cell>
          <table:table-cell table:style-name="ce138" table:formula="of:=IF([.O9]=&quot;&quot;;&quot;&quot;;[.D$3]*[.O9])">
            <text:p/>
          </table:table-cell>
          <table:table-cell table:style-name="ce138" table:formula="of:=IF([.P9]=&quot;&quot;;&quot;&quot;;[.E$3]*[.P9])">
            <text:p/>
          </table:table-cell>
          <table:table-cell table:style-name="ce138" table:formula="of:=IF([.Q9]=&quot;&quot;;&quot;&quot;;[.F$3]*[.Q9])">
            <text:p/>
          </table:table-cell>
          <table:table-cell table:style-name="ce138" table:formula="of:=IF([.R9]=&quot;&quot;;&quot;&quot;;[.G$3]*[.R9])">
            <text:p/>
          </table:table-cell>
          <table:table-cell table:style-name="ce138" table:formula="of:=IF([.S9]=&quot;&quot;;&quot;&quot;;[.H$3]*[.S9])">
            <text:p/>
          </table:table-cell>
          <table:table-cell table:style-name="ce138" table:formula="of:=IF([.T9]=&quot;&quot;;&quot;&quot;;[.I$3]*[.T9])">
            <text:p/>
          </table:table-cell>
          <table:table-cell table:style-name="ce138" table:formula="of:=IF([.U9]=&quot;&quot;;&quot;&quot;;[.J$3]*[.U9])">
            <text:p/>
          </table:table-cell>
          <table:table-cell table:style-name="ce138" table:formula="of:=IF([.V9]=&quot;&quot;;&quot;&quot;;[.K$3]*[.V9])">
            <text:p/>
          </table:table-cell>
          <table:table-cell table:style-name="ce138" table:formula="of:=IF([.W9]=&quot;&quot;;&quot;&quot;;[.L$3]*[.W9])">
            <text:p/>
          </table:table-cell>
          <table:table-cell table:style-name="ce144" table:formula="of:=IF([.A9]=&quot;&quot;;&quot;&quot;;IF([.B9]=&quot;&quot;;&quot;não entregou&quot;;SUM([.$C$2:.$L$2])-SUM([.C9:.L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38" table:formula="of:=IF([.N10]=&quot;&quot;;&quot;&quot;;[.C$3]*[.N10])">
            <text:p/>
          </table:table-cell>
          <table:table-cell table:style-name="ce138" table:formula="of:=IF([.O10]=&quot;&quot;;&quot;&quot;;[.D$3]*[.O10])">
            <text:p/>
          </table:table-cell>
          <table:table-cell table:style-name="ce138" table:formula="of:=IF([.P10]=&quot;&quot;;&quot;&quot;;[.E$3]*[.P10])">
            <text:p/>
          </table:table-cell>
          <table:table-cell table:style-name="ce138" table:formula="of:=IF([.Q10]=&quot;&quot;;&quot;&quot;;[.F$3]*[.Q10])">
            <text:p/>
          </table:table-cell>
          <table:table-cell table:style-name="ce138" table:formula="of:=IF([.R10]=&quot;&quot;;&quot;&quot;;[.G$3]*[.R10])">
            <text:p/>
          </table:table-cell>
          <table:table-cell table:style-name="ce138" table:formula="of:=IF([.S10]=&quot;&quot;;&quot;&quot;;[.H$3]*[.S10])">
            <text:p/>
          </table:table-cell>
          <table:table-cell table:style-name="ce138" table:formula="of:=IF([.T10]=&quot;&quot;;&quot;&quot;;[.I$3]*[.T10])">
            <text:p/>
          </table:table-cell>
          <table:table-cell table:style-name="ce138" table:formula="of:=IF([.U10]=&quot;&quot;;&quot;&quot;;[.J$3]*[.U10])">
            <text:p/>
          </table:table-cell>
          <table:table-cell table:style-name="ce138" table:formula="of:=IF([.V10]=&quot;&quot;;&quot;&quot;;[.K$3]*[.V10])">
            <text:p/>
          </table:table-cell>
          <table:table-cell table:style-name="ce138" table:formula="of:=IF([.W10]=&quot;&quot;;&quot;&quot;;[.L$3]*[.W10])">
            <text:p/>
          </table:table-cell>
          <table:table-cell table:style-name="ce144" table:formula="of:=IF([.A10]=&quot;&quot;;&quot;&quot;;IF([.B10]=&quot;&quot;;&quot;não entregou&quot;;SUM([.$C$2:.$L$2])-SUM([.C10:.L1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38" table:formula="of:=IF([.N11]=&quot;&quot;;&quot;&quot;;[.C$3]*[.N11])">
            <text:p/>
          </table:table-cell>
          <table:table-cell table:style-name="ce138" table:formula="of:=IF([.O11]=&quot;&quot;;&quot;&quot;;[.D$3]*[.O11])">
            <text:p/>
          </table:table-cell>
          <table:table-cell table:style-name="ce138" table:formula="of:=IF([.P11]=&quot;&quot;;&quot;&quot;;[.E$3]*[.P11])">
            <text:p/>
          </table:table-cell>
          <table:table-cell table:style-name="ce138" table:formula="of:=IF([.Q11]=&quot;&quot;;&quot;&quot;;[.F$3]*[.Q11])">
            <text:p/>
          </table:table-cell>
          <table:table-cell table:style-name="ce138" table:formula="of:=IF([.R11]=&quot;&quot;;&quot;&quot;;[.G$3]*[.R11])">
            <text:p/>
          </table:table-cell>
          <table:table-cell table:style-name="ce138" table:formula="of:=IF([.S11]=&quot;&quot;;&quot;&quot;;[.H$3]*[.S11])">
            <text:p/>
          </table:table-cell>
          <table:table-cell table:style-name="ce138" table:formula="of:=IF([.T11]=&quot;&quot;;&quot;&quot;;[.I$3]*[.T11])">
            <text:p/>
          </table:table-cell>
          <table:table-cell table:style-name="ce138" table:formula="of:=IF([.U11]=&quot;&quot;;&quot;&quot;;[.J$3]*[.U11])">
            <text:p/>
          </table:table-cell>
          <table:table-cell table:style-name="ce138" table:formula="of:=IF([.V11]=&quot;&quot;;&quot;&quot;;[.K$3]*[.V11])">
            <text:p/>
          </table:table-cell>
          <table:table-cell table:style-name="ce138" table:formula="of:=IF([.W11]=&quot;&quot;;&quot;&quot;;[.L$3]*[.W11])">
            <text:p/>
          </table:table-cell>
          <table:table-cell table:style-name="ce144" table:formula="of:=IF([.A11]=&quot;&quot;;&quot;&quot;;IF([.B11]=&quot;&quot;;&quot;não entregou&quot;;SUM([.$C$2:.$L$2])-SUM([.C11:.L11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38" table:formula="of:=IF([.N12]=&quot;&quot;;&quot;&quot;;[.C$3]*[.N12])">
            <text:p/>
          </table:table-cell>
          <table:table-cell table:style-name="ce138" table:formula="of:=IF([.O12]=&quot;&quot;;&quot;&quot;;[.D$3]*[.O12])">
            <text:p/>
          </table:table-cell>
          <table:table-cell table:style-name="ce138" table:formula="of:=IF([.P12]=&quot;&quot;;&quot;&quot;;[.E$3]*[.P12])">
            <text:p/>
          </table:table-cell>
          <table:table-cell table:style-name="ce138" table:formula="of:=IF([.Q12]=&quot;&quot;;&quot;&quot;;[.F$3]*[.Q12])">
            <text:p/>
          </table:table-cell>
          <table:table-cell table:style-name="ce138" table:formula="of:=IF([.R12]=&quot;&quot;;&quot;&quot;;[.G$3]*[.R12])">
            <text:p/>
          </table:table-cell>
          <table:table-cell table:style-name="ce138" table:formula="of:=IF([.S12]=&quot;&quot;;&quot;&quot;;[.H$3]*[.S12])">
            <text:p/>
          </table:table-cell>
          <table:table-cell table:style-name="ce138" table:formula="of:=IF([.T12]=&quot;&quot;;&quot;&quot;;[.I$3]*[.T12])">
            <text:p/>
          </table:table-cell>
          <table:table-cell table:style-name="ce138" table:formula="of:=IF([.U12]=&quot;&quot;;&quot;&quot;;[.J$3]*[.U12])">
            <text:p/>
          </table:table-cell>
          <table:table-cell table:style-name="ce138" table:formula="of:=IF([.V12]=&quot;&quot;;&quot;&quot;;[.K$3]*[.V12])">
            <text:p/>
          </table:table-cell>
          <table:table-cell table:style-name="ce138" table:formula="of:=IF([.W12]=&quot;&quot;;&quot;&quot;;[.L$3]*[.W12])">
            <text:p/>
          </table:table-cell>
          <table:table-cell table:style-name="ce144" table:formula="of:=IF([.A12]=&quot;&quot;;&quot;&quot;;IF([.B12]=&quot;&quot;;&quot;não entregou&quot;;SUM([.$C$2:.$L$2])-SUM([.C12:.L1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38" table:formula="of:=IF([.N13]=&quot;&quot;;&quot;&quot;;[.C$3]*[.N13])">
            <text:p/>
          </table:table-cell>
          <table:table-cell table:style-name="ce138" table:formula="of:=IF([.O13]=&quot;&quot;;&quot;&quot;;[.D$3]*[.O13])">
            <text:p/>
          </table:table-cell>
          <table:table-cell table:style-name="ce138" table:formula="of:=IF([.P13]=&quot;&quot;;&quot;&quot;;[.E$3]*[.P13])">
            <text:p/>
          </table:table-cell>
          <table:table-cell table:style-name="ce138" table:formula="of:=IF([.Q13]=&quot;&quot;;&quot;&quot;;[.F$3]*[.Q13])">
            <text:p/>
          </table:table-cell>
          <table:table-cell table:style-name="ce138" table:formula="of:=IF([.R13]=&quot;&quot;;&quot;&quot;;[.G$3]*[.R13])">
            <text:p/>
          </table:table-cell>
          <table:table-cell table:style-name="ce138" table:formula="of:=IF([.S13]=&quot;&quot;;&quot;&quot;;[.H$3]*[.S13])">
            <text:p/>
          </table:table-cell>
          <table:table-cell table:style-name="ce138" table:formula="of:=IF([.T13]=&quot;&quot;;&quot;&quot;;[.I$3]*[.T13])">
            <text:p/>
          </table:table-cell>
          <table:table-cell table:style-name="ce138" table:formula="of:=IF([.U13]=&quot;&quot;;&quot;&quot;;[.J$3]*[.U13])">
            <text:p/>
          </table:table-cell>
          <table:table-cell table:style-name="ce138" table:formula="of:=IF([.V13]=&quot;&quot;;&quot;&quot;;[.K$3]*[.V13])">
            <text:p/>
          </table:table-cell>
          <table:table-cell table:style-name="ce138" table:formula="of:=IF([.W13]=&quot;&quot;;&quot;&quot;;[.L$3]*[.W13])">
            <text:p/>
          </table:table-cell>
          <table:table-cell table:style-name="ce144" table:formula="of:=IF([.A13]=&quot;&quot;;&quot;&quot;;IF([.B13]=&quot;&quot;;&quot;não entregou&quot;;SUM([.$C$2:.$L$2])-SUM([.C13:.L1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38" table:formula="of:=IF([.N14]=&quot;&quot;;&quot;&quot;;[.C$3]*[.N14])">
            <text:p/>
          </table:table-cell>
          <table:table-cell table:style-name="ce138" table:formula="of:=IF([.O14]=&quot;&quot;;&quot;&quot;;[.D$3]*[.O14])">
            <text:p/>
          </table:table-cell>
          <table:table-cell table:style-name="ce138" table:formula="of:=IF([.P14]=&quot;&quot;;&quot;&quot;;[.E$3]*[.P14])">
            <text:p/>
          </table:table-cell>
          <table:table-cell table:style-name="ce138" table:formula="of:=IF([.Q14]=&quot;&quot;;&quot;&quot;;[.F$3]*[.Q14])">
            <text:p/>
          </table:table-cell>
          <table:table-cell table:style-name="ce138" table:formula="of:=IF([.R14]=&quot;&quot;;&quot;&quot;;[.G$3]*[.R14])">
            <text:p/>
          </table:table-cell>
          <table:table-cell table:style-name="ce138" table:formula="of:=IF([.S14]=&quot;&quot;;&quot;&quot;;[.H$3]*[.S14])">
            <text:p/>
          </table:table-cell>
          <table:table-cell table:style-name="ce138" table:formula="of:=IF([.T14]=&quot;&quot;;&quot;&quot;;[.I$3]*[.T14])">
            <text:p/>
          </table:table-cell>
          <table:table-cell table:style-name="ce138" table:formula="of:=IF([.U14]=&quot;&quot;;&quot;&quot;;[.J$3]*[.U14])">
            <text:p/>
          </table:table-cell>
          <table:table-cell table:style-name="ce138" table:formula="of:=IF([.V14]=&quot;&quot;;&quot;&quot;;[.K$3]*[.V14])">
            <text:p/>
          </table:table-cell>
          <table:table-cell table:style-name="ce138" table:formula="of:=IF([.W14]=&quot;&quot;;&quot;&quot;;[.L$3]*[.W14])">
            <text:p/>
          </table:table-cell>
          <table:table-cell table:style-name="ce144" table:formula="of:=IF([.A14]=&quot;&quot;;&quot;&quot;;IF([.B14]=&quot;&quot;;&quot;não entregou&quot;;SUM([.$C$2:.$L$2])-SUM([.C14:.L1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38" table:formula="of:=IF([.N15]=&quot;&quot;;&quot;&quot;;[.C$3]*[.N15])">
            <text:p/>
          </table:table-cell>
          <table:table-cell table:style-name="ce138" table:formula="of:=IF([.O15]=&quot;&quot;;&quot;&quot;;[.D$3]*[.O15])">
            <text:p/>
          </table:table-cell>
          <table:table-cell table:style-name="ce138" table:formula="of:=IF([.P15]=&quot;&quot;;&quot;&quot;;[.E$3]*[.P15])">
            <text:p/>
          </table:table-cell>
          <table:table-cell table:style-name="ce138" table:formula="of:=IF([.Q15]=&quot;&quot;;&quot;&quot;;[.F$3]*[.Q15])">
            <text:p/>
          </table:table-cell>
          <table:table-cell table:style-name="ce138" table:formula="of:=IF([.R15]=&quot;&quot;;&quot;&quot;;[.G$3]*[.R15])">
            <text:p/>
          </table:table-cell>
          <table:table-cell table:style-name="ce138" table:formula="of:=IF([.S15]=&quot;&quot;;&quot;&quot;;[.H$3]*[.S15])">
            <text:p/>
          </table:table-cell>
          <table:table-cell table:style-name="ce138" table:formula="of:=IF([.T15]=&quot;&quot;;&quot;&quot;;[.I$3]*[.T15])">
            <text:p/>
          </table:table-cell>
          <table:table-cell table:style-name="ce138" table:formula="of:=IF([.U15]=&quot;&quot;;&quot;&quot;;[.J$3]*[.U15])">
            <text:p/>
          </table:table-cell>
          <table:table-cell table:style-name="ce138" table:formula="of:=IF([.V15]=&quot;&quot;;&quot;&quot;;[.K$3]*[.V15])">
            <text:p/>
          </table:table-cell>
          <table:table-cell table:style-name="ce138" table:formula="of:=IF([.W15]=&quot;&quot;;&quot;&quot;;[.L$3]*[.W15])">
            <text:p/>
          </table:table-cell>
          <table:table-cell table:style-name="ce144" table:formula="of:=IF([.A15]=&quot;&quot;;&quot;&quot;;IF([.B15]=&quot;&quot;;&quot;não entregou&quot;;SUM([.$C$2:.$L$2])-SUM([.C15:.L1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38" table:formula="of:=IF([.N16]=&quot;&quot;;&quot;&quot;;[.C$3]*[.N16])">
            <text:p/>
          </table:table-cell>
          <table:table-cell table:style-name="ce138" table:formula="of:=IF([.O16]=&quot;&quot;;&quot;&quot;;[.D$3]*[.O16])">
            <text:p/>
          </table:table-cell>
          <table:table-cell table:style-name="ce138" table:formula="of:=IF([.P16]=&quot;&quot;;&quot;&quot;;[.E$3]*[.P16])">
            <text:p/>
          </table:table-cell>
          <table:table-cell table:style-name="ce138" table:formula="of:=IF([.Q16]=&quot;&quot;;&quot;&quot;;[.F$3]*[.Q16])">
            <text:p/>
          </table:table-cell>
          <table:table-cell table:style-name="ce138" table:formula="of:=IF([.R16]=&quot;&quot;;&quot;&quot;;[.G$3]*[.R16])">
            <text:p/>
          </table:table-cell>
          <table:table-cell table:style-name="ce138" table:formula="of:=IF([.S16]=&quot;&quot;;&quot;&quot;;[.H$3]*[.S16])">
            <text:p/>
          </table:table-cell>
          <table:table-cell table:style-name="ce138" table:formula="of:=IF([.T16]=&quot;&quot;;&quot;&quot;;[.I$3]*[.T16])">
            <text:p/>
          </table:table-cell>
          <table:table-cell table:style-name="ce138" table:formula="of:=IF([.U16]=&quot;&quot;;&quot;&quot;;[.J$3]*[.U16])">
            <text:p/>
          </table:table-cell>
          <table:table-cell table:style-name="ce138" table:formula="of:=IF([.V16]=&quot;&quot;;&quot;&quot;;[.K$3]*[.V16])">
            <text:p/>
          </table:table-cell>
          <table:table-cell table:style-name="ce138" table:formula="of:=IF([.W16]=&quot;&quot;;&quot;&quot;;[.L$3]*[.W16])">
            <text:p/>
          </table:table-cell>
          <table:table-cell table:style-name="ce144" table:formula="of:=IF([.A16]=&quot;&quot;;&quot;&quot;;IF([.B16]=&quot;&quot;;&quot;não entregou&quot;;SUM([.$C$2:.$L$2])-SUM([.C16:.L1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38" table:formula="of:=IF([.N17]=&quot;&quot;;&quot;&quot;;[.C$3]*[.N17])">
            <text:p/>
          </table:table-cell>
          <table:table-cell table:style-name="ce138" table:formula="of:=IF([.O17]=&quot;&quot;;&quot;&quot;;[.D$3]*[.O17])">
            <text:p/>
          </table:table-cell>
          <table:table-cell table:style-name="ce138" table:formula="of:=IF([.P17]=&quot;&quot;;&quot;&quot;;[.E$3]*[.P17])">
            <text:p/>
          </table:table-cell>
          <table:table-cell table:style-name="ce138" table:formula="of:=IF([.Q17]=&quot;&quot;;&quot;&quot;;[.F$3]*[.Q17])">
            <text:p/>
          </table:table-cell>
          <table:table-cell table:style-name="ce138" table:formula="of:=IF([.R17]=&quot;&quot;;&quot;&quot;;[.G$3]*[.R17])">
            <text:p/>
          </table:table-cell>
          <table:table-cell table:style-name="ce138" table:formula="of:=IF([.S17]=&quot;&quot;;&quot;&quot;;[.H$3]*[.S17])">
            <text:p/>
          </table:table-cell>
          <table:table-cell table:style-name="ce138" table:formula="of:=IF([.T17]=&quot;&quot;;&quot;&quot;;[.I$3]*[.T17])">
            <text:p/>
          </table:table-cell>
          <table:table-cell table:style-name="ce138" table:formula="of:=IF([.U17]=&quot;&quot;;&quot;&quot;;[.J$3]*[.U17])">
            <text:p/>
          </table:table-cell>
          <table:table-cell table:style-name="ce138" table:formula="of:=IF([.V17]=&quot;&quot;;&quot;&quot;;[.K$3]*[.V17])">
            <text:p/>
          </table:table-cell>
          <table:table-cell table:style-name="ce138" table:formula="of:=IF([.W17]=&quot;&quot;;&quot;&quot;;[.L$3]*[.W17])">
            <text:p/>
          </table:table-cell>
          <table:table-cell table:style-name="ce144" table:formula="of:=IF([.A17]=&quot;&quot;;&quot;&quot;;IF([.B17]=&quot;&quot;;&quot;não entregou&quot;;SUM([.$C$2:.$L$2])-SUM([.C17:.L1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38" table:formula="of:=IF([.N18]=&quot;&quot;;&quot;&quot;;[.C$3]*[.N18])">
            <text:p/>
          </table:table-cell>
          <table:table-cell table:style-name="ce138" table:formula="of:=IF([.O18]=&quot;&quot;;&quot;&quot;;[.D$3]*[.O18])">
            <text:p/>
          </table:table-cell>
          <table:table-cell table:style-name="ce138" table:formula="of:=IF([.P18]=&quot;&quot;;&quot;&quot;;[.E$3]*[.P18])">
            <text:p/>
          </table:table-cell>
          <table:table-cell table:style-name="ce138" table:formula="of:=IF([.Q18]=&quot;&quot;;&quot;&quot;;[.F$3]*[.Q18])">
            <text:p/>
          </table:table-cell>
          <table:table-cell table:style-name="ce138" table:formula="of:=IF([.R18]=&quot;&quot;;&quot;&quot;;[.G$3]*[.R18])">
            <text:p/>
          </table:table-cell>
          <table:table-cell table:style-name="ce138" table:formula="of:=IF([.S18]=&quot;&quot;;&quot;&quot;;[.H$3]*[.S18])">
            <text:p/>
          </table:table-cell>
          <table:table-cell table:style-name="ce138" table:formula="of:=IF([.T18]=&quot;&quot;;&quot;&quot;;[.I$3]*[.T18])">
            <text:p/>
          </table:table-cell>
          <table:table-cell table:style-name="ce138" table:formula="of:=IF([.U18]=&quot;&quot;;&quot;&quot;;[.J$3]*[.U18])">
            <text:p/>
          </table:table-cell>
          <table:table-cell table:style-name="ce138" table:formula="of:=IF([.V18]=&quot;&quot;;&quot;&quot;;[.K$3]*[.V18])">
            <text:p/>
          </table:table-cell>
          <table:table-cell table:style-name="ce138" table:formula="of:=IF([.W18]=&quot;&quot;;&quot;&quot;;[.L$3]*[.W18])">
            <text:p/>
          </table:table-cell>
          <table:table-cell table:style-name="ce144" table:formula="of:=IF([.A18]=&quot;&quot;;&quot;&quot;;IF([.B18]=&quot;&quot;;&quot;não entregou&quot;;SUM([.$C$2:.$L$2])-SUM([.C18:.L1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38" table:formula="of:=IF([.N19]=&quot;&quot;;&quot;&quot;;[.C$3]*[.N19])">
            <text:p/>
          </table:table-cell>
          <table:table-cell table:style-name="ce138" table:formula="of:=IF([.O19]=&quot;&quot;;&quot;&quot;;[.D$3]*[.O19])">
            <text:p/>
          </table:table-cell>
          <table:table-cell table:style-name="ce138" table:formula="of:=IF([.P19]=&quot;&quot;;&quot;&quot;;[.E$3]*[.P19])">
            <text:p/>
          </table:table-cell>
          <table:table-cell table:style-name="ce138" table:formula="of:=IF([.Q19]=&quot;&quot;;&quot;&quot;;[.F$3]*[.Q19])">
            <text:p/>
          </table:table-cell>
          <table:table-cell table:style-name="ce138" table:formula="of:=IF([.R19]=&quot;&quot;;&quot;&quot;;[.G$3]*[.R19])">
            <text:p/>
          </table:table-cell>
          <table:table-cell table:style-name="ce138" table:formula="of:=IF([.S19]=&quot;&quot;;&quot;&quot;;[.H$3]*[.S19])">
            <text:p/>
          </table:table-cell>
          <table:table-cell table:style-name="ce138" table:formula="of:=IF([.T19]=&quot;&quot;;&quot;&quot;;[.I$3]*[.T19])">
            <text:p/>
          </table:table-cell>
          <table:table-cell table:style-name="ce138" table:formula="of:=IF([.U19]=&quot;&quot;;&quot;&quot;;[.J$3]*[.U19])">
            <text:p/>
          </table:table-cell>
          <table:table-cell table:style-name="ce138" table:formula="of:=IF([.V19]=&quot;&quot;;&quot;&quot;;[.K$3]*[.V19])">
            <text:p/>
          </table:table-cell>
          <table:table-cell table:style-name="ce138" table:formula="of:=IF([.W19]=&quot;&quot;;&quot;&quot;;[.L$3]*[.W19])">
            <text:p/>
          </table:table-cell>
          <table:table-cell table:style-name="ce144" table:formula="of:=IF([.A19]=&quot;&quot;;&quot;&quot;;IF([.B19]=&quot;&quot;;&quot;não entregou&quot;;SUM([.$C$2:.$L$2])-SUM([.C19:.L1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38" table:formula="of:=IF([.N20]=&quot;&quot;;&quot;&quot;;[.C$3]*[.N20])">
            <text:p/>
          </table:table-cell>
          <table:table-cell table:style-name="ce138" table:formula="of:=IF([.O20]=&quot;&quot;;&quot;&quot;;[.D$3]*[.O20])">
            <text:p/>
          </table:table-cell>
          <table:table-cell table:style-name="ce138" table:formula="of:=IF([.P20]=&quot;&quot;;&quot;&quot;;[.E$3]*[.P20])">
            <text:p/>
          </table:table-cell>
          <table:table-cell table:style-name="ce138" table:formula="of:=IF([.Q20]=&quot;&quot;;&quot;&quot;;[.F$3]*[.Q20])">
            <text:p/>
          </table:table-cell>
          <table:table-cell table:style-name="ce138" table:formula="of:=IF([.R20]=&quot;&quot;;&quot;&quot;;[.G$3]*[.R20])">
            <text:p/>
          </table:table-cell>
          <table:table-cell table:style-name="ce138" table:formula="of:=IF([.S20]=&quot;&quot;;&quot;&quot;;[.H$3]*[.S20])">
            <text:p/>
          </table:table-cell>
          <table:table-cell table:style-name="ce138" table:formula="of:=IF([.T20]=&quot;&quot;;&quot;&quot;;[.I$3]*[.T20])">
            <text:p/>
          </table:table-cell>
          <table:table-cell table:style-name="ce138" table:formula="of:=IF([.U20]=&quot;&quot;;&quot;&quot;;[.J$3]*[.U20])">
            <text:p/>
          </table:table-cell>
          <table:table-cell table:style-name="ce138" table:formula="of:=IF([.V20]=&quot;&quot;;&quot;&quot;;[.K$3]*[.V20])">
            <text:p/>
          </table:table-cell>
          <table:table-cell table:style-name="ce138" table:formula="of:=IF([.W20]=&quot;&quot;;&quot;&quot;;[.L$3]*[.W20])">
            <text:p/>
          </table:table-cell>
          <table:table-cell table:style-name="ce144" table:formula="of:=IF([.A20]=&quot;&quot;;&quot;&quot;;IF([.B20]=&quot;&quot;;&quot;não entregou&quot;;SUM([.$C$2:.$L$2])-SUM([.C20:.L2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38" table:formula="of:=IF([.N21]=&quot;&quot;;&quot;&quot;;[.C$3]*[.N21])">
            <text:p/>
          </table:table-cell>
          <table:table-cell table:style-name="ce138" table:formula="of:=IF([.O21]=&quot;&quot;;&quot;&quot;;[.D$3]*[.O21])">
            <text:p/>
          </table:table-cell>
          <table:table-cell table:style-name="ce138" table:formula="of:=IF([.P21]=&quot;&quot;;&quot;&quot;;[.E$3]*[.P21])">
            <text:p/>
          </table:table-cell>
          <table:table-cell table:style-name="ce138" table:formula="of:=IF([.Q21]=&quot;&quot;;&quot;&quot;;[.F$3]*[.Q21])">
            <text:p/>
          </table:table-cell>
          <table:table-cell table:style-name="ce138" table:formula="of:=IF([.R21]=&quot;&quot;;&quot;&quot;;[.G$3]*[.R21])">
            <text:p/>
          </table:table-cell>
          <table:table-cell table:style-name="ce138" table:formula="of:=IF([.S21]=&quot;&quot;;&quot;&quot;;[.H$3]*[.S21])">
            <text:p/>
          </table:table-cell>
          <table:table-cell table:style-name="ce138" table:formula="of:=IF([.T21]=&quot;&quot;;&quot;&quot;;[.I$3]*[.T21])">
            <text:p/>
          </table:table-cell>
          <table:table-cell table:style-name="ce138" table:formula="of:=IF([.U21]=&quot;&quot;;&quot;&quot;;[.J$3]*[.U21])">
            <text:p/>
          </table:table-cell>
          <table:table-cell table:style-name="ce138" table:formula="of:=IF([.V21]=&quot;&quot;;&quot;&quot;;[.K$3]*[.V21])">
            <text:p/>
          </table:table-cell>
          <table:table-cell table:style-name="ce138" table:formula="of:=IF([.W21]=&quot;&quot;;&quot;&quot;;[.L$3]*[.W21])">
            <text:p/>
          </table:table-cell>
          <table:table-cell table:style-name="ce144" table:formula="of:=IF([.A21]=&quot;&quot;;&quot;&quot;;IF([.B21]=&quot;&quot;;&quot;não entregou&quot;;SUM([.$C$2:.$L$2])-SUM([.C21:.L21])))" office:value-type="string" office:string-value="não entregou" calcext:value-type="string">
            <text:p>não entregou</text:p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38" table:formula="of:=IF([.N22]=&quot;&quot;;&quot;&quot;;[.C$3]*[.N22])">
            <text:p/>
          </table:table-cell>
          <table:table-cell table:style-name="ce138" table:formula="of:=IF([.O22]=&quot;&quot;;&quot;&quot;;[.D$3]*[.O22])">
            <text:p/>
          </table:table-cell>
          <table:table-cell table:style-name="ce138" table:formula="of:=IF([.P22]=&quot;&quot;;&quot;&quot;;[.E$3]*[.P22])">
            <text:p/>
          </table:table-cell>
          <table:table-cell table:style-name="ce138" table:formula="of:=IF([.Q22]=&quot;&quot;;&quot;&quot;;[.F$3]*[.Q22])">
            <text:p/>
          </table:table-cell>
          <table:table-cell table:style-name="ce138" table:formula="of:=IF([.R22]=&quot;&quot;;&quot;&quot;;[.G$3]*[.R22])">
            <text:p/>
          </table:table-cell>
          <table:table-cell table:style-name="ce138" table:formula="of:=IF([.S22]=&quot;&quot;;&quot;&quot;;[.H$3]*[.S22])">
            <text:p/>
          </table:table-cell>
          <table:table-cell table:style-name="ce138" table:formula="of:=IF([.T22]=&quot;&quot;;&quot;&quot;;[.I$3]*[.T22])">
            <text:p/>
          </table:table-cell>
          <table:table-cell table:style-name="ce138" table:formula="of:=IF([.U22]=&quot;&quot;;&quot;&quot;;[.J$3]*[.U22])">
            <text:p/>
          </table:table-cell>
          <table:table-cell table:style-name="ce138" table:formula="of:=IF([.V22]=&quot;&quot;;&quot;&quot;;[.K$3]*[.V22])">
            <text:p/>
          </table:table-cell>
          <table:table-cell table:style-name="ce138" table:formula="of:=IF([.W22]=&quot;&quot;;&quot;&quot;;[.L$3]*[.W22])">
            <text:p/>
          </table:table-cell>
          <table:table-cell table:style-name="ce144" table:formula="of:=IF([.A22]=&quot;&quot;;&quot;&quot;;IF([.B22]=&quot;&quot;;&quot;não entregou&quot;;SUM([.$C$2:.$L$2])-SUM([.C22:.L2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38" table:formula="of:=IF([.N23]=&quot;&quot;;&quot;&quot;;[.C$3]*[.N23])">
            <text:p/>
          </table:table-cell>
          <table:table-cell table:style-name="ce138" table:formula="of:=IF([.O23]=&quot;&quot;;&quot;&quot;;[.D$3]*[.O23])">
            <text:p/>
          </table:table-cell>
          <table:table-cell table:style-name="ce138" table:formula="of:=IF([.P23]=&quot;&quot;;&quot;&quot;;[.E$3]*[.P23])">
            <text:p/>
          </table:table-cell>
          <table:table-cell table:style-name="ce138" table:formula="of:=IF([.Q23]=&quot;&quot;;&quot;&quot;;[.F$3]*[.Q23])">
            <text:p/>
          </table:table-cell>
          <table:table-cell table:style-name="ce138" table:formula="of:=IF([.R23]=&quot;&quot;;&quot;&quot;;[.G$3]*[.R23])">
            <text:p/>
          </table:table-cell>
          <table:table-cell table:style-name="ce138" table:formula="of:=IF([.S23]=&quot;&quot;;&quot;&quot;;[.H$3]*[.S23])">
            <text:p/>
          </table:table-cell>
          <table:table-cell table:style-name="ce138" table:formula="of:=IF([.T23]=&quot;&quot;;&quot;&quot;;[.I$3]*[.T23])">
            <text:p/>
          </table:table-cell>
          <table:table-cell table:style-name="ce138" table:formula="of:=IF([.U23]=&quot;&quot;;&quot;&quot;;[.J$3]*[.U23])">
            <text:p/>
          </table:table-cell>
          <table:table-cell table:style-name="ce138" table:formula="of:=IF([.V23]=&quot;&quot;;&quot;&quot;;[.K$3]*[.V23])">
            <text:p/>
          </table:table-cell>
          <table:table-cell table:style-name="ce138" table:formula="of:=IF([.W23]=&quot;&quot;;&quot;&quot;;[.L$3]*[.W23])">
            <text:p/>
          </table:table-cell>
          <table:table-cell table:style-name="ce144" table:formula="of:=IF([.A23]=&quot;&quot;;&quot;&quot;;IF([.B23]=&quot;&quot;;&quot;não entregou&quot;;SUM([.$C$2:.$L$2])-SUM([.C23:.L2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38" table:formula="of:=IF([.N24]=&quot;&quot;;&quot;&quot;;[.C$3]*[.N24])">
            <text:p/>
          </table:table-cell>
          <table:table-cell table:style-name="ce138" table:formula="of:=IF([.O24]=&quot;&quot;;&quot;&quot;;[.D$3]*[.O24])">
            <text:p/>
          </table:table-cell>
          <table:table-cell table:style-name="ce138" table:formula="of:=IF([.P24]=&quot;&quot;;&quot;&quot;;[.E$3]*[.P24])">
            <text:p/>
          </table:table-cell>
          <table:table-cell table:style-name="ce138" table:formula="of:=IF([.Q24]=&quot;&quot;;&quot;&quot;;[.F$3]*[.Q24])">
            <text:p/>
          </table:table-cell>
          <table:table-cell table:style-name="ce138" table:formula="of:=IF([.R24]=&quot;&quot;;&quot;&quot;;[.G$3]*[.R24])">
            <text:p/>
          </table:table-cell>
          <table:table-cell table:style-name="ce138" table:formula="of:=IF([.S24]=&quot;&quot;;&quot;&quot;;[.H$3]*[.S24])">
            <text:p/>
          </table:table-cell>
          <table:table-cell table:style-name="ce138" table:formula="of:=IF([.T24]=&quot;&quot;;&quot;&quot;;[.I$3]*[.T24])">
            <text:p/>
          </table:table-cell>
          <table:table-cell table:style-name="ce138" table:formula="of:=IF([.U24]=&quot;&quot;;&quot;&quot;;[.J$3]*[.U24])">
            <text:p/>
          </table:table-cell>
          <table:table-cell table:style-name="ce138" table:formula="of:=IF([.V24]=&quot;&quot;;&quot;&quot;;[.K$3]*[.V24])">
            <text:p/>
          </table:table-cell>
          <table:table-cell table:style-name="ce138" table:formula="of:=IF([.W24]=&quot;&quot;;&quot;&quot;;[.L$3]*[.W24])">
            <text:p/>
          </table:table-cell>
          <table:table-cell table:style-name="ce144" table:formula="of:=IF([.A24]=&quot;&quot;;&quot;&quot;;IF([.B24]=&quot;&quot;;&quot;não entregou&quot;;SUM([.$C$2:.$L$2])-SUM([.C24:.L2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38" table:formula="of:=IF([.N25]=&quot;&quot;;&quot;&quot;;[.C$3]*[.N25])">
            <text:p/>
          </table:table-cell>
          <table:table-cell table:style-name="ce138" table:formula="of:=IF([.O25]=&quot;&quot;;&quot;&quot;;[.D$3]*[.O25])">
            <text:p/>
          </table:table-cell>
          <table:table-cell table:style-name="ce138" table:formula="of:=IF([.P25]=&quot;&quot;;&quot;&quot;;[.E$3]*[.P25])">
            <text:p/>
          </table:table-cell>
          <table:table-cell table:style-name="ce138" table:formula="of:=IF([.Q25]=&quot;&quot;;&quot;&quot;;[.F$3]*[.Q25])">
            <text:p/>
          </table:table-cell>
          <table:table-cell table:style-name="ce138" table:formula="of:=IF([.R25]=&quot;&quot;;&quot;&quot;;[.G$3]*[.R25])">
            <text:p/>
          </table:table-cell>
          <table:table-cell table:style-name="ce138" table:formula="of:=IF([.S25]=&quot;&quot;;&quot;&quot;;[.H$3]*[.S25])">
            <text:p/>
          </table:table-cell>
          <table:table-cell table:style-name="ce138" table:formula="of:=IF([.T25]=&quot;&quot;;&quot;&quot;;[.I$3]*[.T25])">
            <text:p/>
          </table:table-cell>
          <table:table-cell table:style-name="ce138" table:formula="of:=IF([.U25]=&quot;&quot;;&quot;&quot;;[.J$3]*[.U25])">
            <text:p/>
          </table:table-cell>
          <table:table-cell table:style-name="ce138" table:formula="of:=IF([.V25]=&quot;&quot;;&quot;&quot;;[.K$3]*[.V25])">
            <text:p/>
          </table:table-cell>
          <table:table-cell table:style-name="ce138" table:formula="of:=IF([.W25]=&quot;&quot;;&quot;&quot;;[.L$3]*[.W25])">
            <text:p/>
          </table:table-cell>
          <table:table-cell table:style-name="ce144" table:formula="of:=IF([.A25]=&quot;&quot;;&quot;&quot;;IF([.B25]=&quot;&quot;;&quot;não entregou&quot;;SUM([.$C$2:.$L$2])-SUM([.C25:.L2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38" table:formula="of:=IF([.N26]=&quot;&quot;;&quot;&quot;;[.C$3]*[.N26])">
            <text:p/>
          </table:table-cell>
          <table:table-cell table:style-name="ce138" table:formula="of:=IF([.O26]=&quot;&quot;;&quot;&quot;;[.D$3]*[.O26])">
            <text:p/>
          </table:table-cell>
          <table:table-cell table:style-name="ce138" table:formula="of:=IF([.P26]=&quot;&quot;;&quot;&quot;;[.E$3]*[.P26])">
            <text:p/>
          </table:table-cell>
          <table:table-cell table:style-name="ce138" table:formula="of:=IF([.Q26]=&quot;&quot;;&quot;&quot;;[.F$3]*[.Q26])">
            <text:p/>
          </table:table-cell>
          <table:table-cell table:style-name="ce138" table:formula="of:=IF([.R26]=&quot;&quot;;&quot;&quot;;[.G$3]*[.R26])">
            <text:p/>
          </table:table-cell>
          <table:table-cell table:style-name="ce138" table:formula="of:=IF([.S26]=&quot;&quot;;&quot;&quot;;[.H$3]*[.S26])">
            <text:p/>
          </table:table-cell>
          <table:table-cell table:style-name="ce138" table:formula="of:=IF([.T26]=&quot;&quot;;&quot;&quot;;[.I$3]*[.T26])">
            <text:p/>
          </table:table-cell>
          <table:table-cell table:style-name="ce138" table:formula="of:=IF([.U26]=&quot;&quot;;&quot;&quot;;[.J$3]*[.U26])">
            <text:p/>
          </table:table-cell>
          <table:table-cell table:style-name="ce138" table:formula="of:=IF([.V26]=&quot;&quot;;&quot;&quot;;[.K$3]*[.V26])">
            <text:p/>
          </table:table-cell>
          <table:table-cell table:style-name="ce138" table:formula="of:=IF([.W26]=&quot;&quot;;&quot;&quot;;[.L$3]*[.W26])">
            <text:p/>
          </table:table-cell>
          <table:table-cell table:style-name="ce144" table:formula="of:=IF([.A26]=&quot;&quot;;&quot;&quot;;IF([.B26]=&quot;&quot;;&quot;não entregou&quot;;SUM([.$C$2:.$L$2])-SUM([.C26:.L2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38" table:formula="of:=IF([.N27]=&quot;&quot;;&quot;&quot;;[.C$3]*[.N27])">
            <text:p/>
          </table:table-cell>
          <table:table-cell table:style-name="ce138" table:formula="of:=IF([.O27]=&quot;&quot;;&quot;&quot;;[.D$3]*[.O27])">
            <text:p/>
          </table:table-cell>
          <table:table-cell table:style-name="ce138" table:formula="of:=IF([.P27]=&quot;&quot;;&quot;&quot;;[.E$3]*[.P27])">
            <text:p/>
          </table:table-cell>
          <table:table-cell table:style-name="ce138" table:formula="of:=IF([.Q27]=&quot;&quot;;&quot;&quot;;[.F$3]*[.Q27])">
            <text:p/>
          </table:table-cell>
          <table:table-cell table:style-name="ce138" table:formula="of:=IF([.R27]=&quot;&quot;;&quot;&quot;;[.G$3]*[.R27])">
            <text:p/>
          </table:table-cell>
          <table:table-cell table:style-name="ce138" table:formula="of:=IF([.S27]=&quot;&quot;;&quot;&quot;;[.H$3]*[.S27])">
            <text:p/>
          </table:table-cell>
          <table:table-cell table:style-name="ce138" table:formula="of:=IF([.T27]=&quot;&quot;;&quot;&quot;;[.I$3]*[.T27])">
            <text:p/>
          </table:table-cell>
          <table:table-cell table:style-name="ce138" table:formula="of:=IF([.U27]=&quot;&quot;;&quot;&quot;;[.J$3]*[.U27])">
            <text:p/>
          </table:table-cell>
          <table:table-cell table:style-name="ce138" table:formula="of:=IF([.V27]=&quot;&quot;;&quot;&quot;;[.K$3]*[.V27])">
            <text:p/>
          </table:table-cell>
          <table:table-cell table:style-name="ce138" table:formula="of:=IF([.W27]=&quot;&quot;;&quot;&quot;;[.L$3]*[.W27])">
            <text:p/>
          </table:table-cell>
          <table:table-cell table:style-name="ce144" table:formula="of:=IF([.A27]=&quot;&quot;;&quot;&quot;;IF([.B27]=&quot;&quot;;&quot;não entregou&quot;;SUM([.$C$2:.$L$2])-SUM([.C27:.L2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38" table:formula="of:=IF([.N28]=&quot;&quot;;&quot;&quot;;[.C$3]*[.N28])">
            <text:p/>
          </table:table-cell>
          <table:table-cell table:style-name="ce138" table:formula="of:=IF([.O28]=&quot;&quot;;&quot;&quot;;[.D$3]*[.O28])">
            <text:p/>
          </table:table-cell>
          <table:table-cell table:style-name="ce138" table:formula="of:=IF([.P28]=&quot;&quot;;&quot;&quot;;[.E$3]*[.P28])">
            <text:p/>
          </table:table-cell>
          <table:table-cell table:style-name="ce138" table:formula="of:=IF([.Q28]=&quot;&quot;;&quot;&quot;;[.F$3]*[.Q28])">
            <text:p/>
          </table:table-cell>
          <table:table-cell table:style-name="ce138" table:formula="of:=IF([.R28]=&quot;&quot;;&quot;&quot;;[.G$3]*[.R28])">
            <text:p/>
          </table:table-cell>
          <table:table-cell table:style-name="ce138" table:formula="of:=IF([.S28]=&quot;&quot;;&quot;&quot;;[.H$3]*[.S28])">
            <text:p/>
          </table:table-cell>
          <table:table-cell table:style-name="ce138" table:formula="of:=IF([.T28]=&quot;&quot;;&quot;&quot;;[.I$3]*[.T28])">
            <text:p/>
          </table:table-cell>
          <table:table-cell table:style-name="ce138" table:formula="of:=IF([.U28]=&quot;&quot;;&quot;&quot;;[.J$3]*[.U28])">
            <text:p/>
          </table:table-cell>
          <table:table-cell table:style-name="ce138" table:formula="of:=IF([.V28]=&quot;&quot;;&quot;&quot;;[.K$3]*[.V28])">
            <text:p/>
          </table:table-cell>
          <table:table-cell table:style-name="ce138" table:formula="of:=IF([.W28]=&quot;&quot;;&quot;&quot;;[.L$3]*[.W28])">
            <text:p/>
          </table:table-cell>
          <table:table-cell table:style-name="ce144" table:formula="of:=IF([.A28]=&quot;&quot;;&quot;&quot;;IF([.B28]=&quot;&quot;;&quot;não entregou&quot;;SUM([.$C$2:.$L$2])-SUM([.C28:.L2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38" table:formula="of:=IF([.N29]=&quot;&quot;;&quot;&quot;;[.C$3]*[.N29])">
            <text:p/>
          </table:table-cell>
          <table:table-cell table:style-name="ce138" table:formula="of:=IF([.O29]=&quot;&quot;;&quot;&quot;;[.D$3]*[.O29])">
            <text:p/>
          </table:table-cell>
          <table:table-cell table:style-name="ce138" table:formula="of:=IF([.P29]=&quot;&quot;;&quot;&quot;;[.E$3]*[.P29])">
            <text:p/>
          </table:table-cell>
          <table:table-cell table:style-name="ce138" table:formula="of:=IF([.Q29]=&quot;&quot;;&quot;&quot;;[.F$3]*[.Q29])">
            <text:p/>
          </table:table-cell>
          <table:table-cell table:style-name="ce138" table:formula="of:=IF([.R29]=&quot;&quot;;&quot;&quot;;[.G$3]*[.R29])">
            <text:p/>
          </table:table-cell>
          <table:table-cell table:style-name="ce138" table:formula="of:=IF([.S29]=&quot;&quot;;&quot;&quot;;[.H$3]*[.S29])">
            <text:p/>
          </table:table-cell>
          <table:table-cell table:style-name="ce138" table:formula="of:=IF([.T29]=&quot;&quot;;&quot;&quot;;[.I$3]*[.T29])">
            <text:p/>
          </table:table-cell>
          <table:table-cell table:style-name="ce138" table:formula="of:=IF([.U29]=&quot;&quot;;&quot;&quot;;[.J$3]*[.U29])">
            <text:p/>
          </table:table-cell>
          <table:table-cell table:style-name="ce138" table:formula="of:=IF([.V29]=&quot;&quot;;&quot;&quot;;[.K$3]*[.V29])">
            <text:p/>
          </table:table-cell>
          <table:table-cell table:style-name="ce138" table:formula="of:=IF([.W29]=&quot;&quot;;&quot;&quot;;[.L$3]*[.W29])">
            <text:p/>
          </table:table-cell>
          <table:table-cell table:style-name="ce144" table:formula="of:=IF([.A29]=&quot;&quot;;&quot;&quot;;IF([.B29]=&quot;&quot;;&quot;não entregou&quot;;SUM([.$C$2:.$L$2])-SUM([.C29:.L2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38" table:formula="of:=IF([.N30]=&quot;&quot;;&quot;&quot;;[.C$3]*[.N30])">
            <text:p/>
          </table:table-cell>
          <table:table-cell table:style-name="ce138" table:formula="of:=IF([.O30]=&quot;&quot;;&quot;&quot;;[.D$3]*[.O30])">
            <text:p/>
          </table:table-cell>
          <table:table-cell table:style-name="ce138" table:formula="of:=IF([.P30]=&quot;&quot;;&quot;&quot;;[.E$3]*[.P30])">
            <text:p/>
          </table:table-cell>
          <table:table-cell table:style-name="ce138" table:formula="of:=IF([.Q30]=&quot;&quot;;&quot;&quot;;[.F$3]*[.Q30])">
            <text:p/>
          </table:table-cell>
          <table:table-cell table:style-name="ce138" table:formula="of:=IF([.R30]=&quot;&quot;;&quot;&quot;;[.G$3]*[.R30])">
            <text:p/>
          </table:table-cell>
          <table:table-cell table:style-name="ce138" table:formula="of:=IF([.S30]=&quot;&quot;;&quot;&quot;;[.H$3]*[.S30])">
            <text:p/>
          </table:table-cell>
          <table:table-cell table:style-name="ce138" table:formula="of:=IF([.T30]=&quot;&quot;;&quot;&quot;;[.I$3]*[.T30])">
            <text:p/>
          </table:table-cell>
          <table:table-cell table:style-name="ce138" table:formula="of:=IF([.U30]=&quot;&quot;;&quot;&quot;;[.J$3]*[.U30])">
            <text:p/>
          </table:table-cell>
          <table:table-cell table:style-name="ce138" table:formula="of:=IF([.V30]=&quot;&quot;;&quot;&quot;;[.K$3]*[.V30])">
            <text:p/>
          </table:table-cell>
          <table:table-cell table:style-name="ce138" table:formula="of:=IF([.W30]=&quot;&quot;;&quot;&quot;;[.L$3]*[.W30])">
            <text:p/>
          </table:table-cell>
          <table:table-cell table:style-name="ce144" table:formula="of:=IF([.A30]=&quot;&quot;;&quot;&quot;;IF([.B30]=&quot;&quot;;&quot;não entregou&quot;;SUM([.$C$2:.$L$2])-SUM([.C30:.L3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38" table:formula="of:=IF([.N31]=&quot;&quot;;&quot;&quot;;[.C$3]*[.N31])">
            <text:p/>
          </table:table-cell>
          <table:table-cell table:style-name="ce138" table:formula="of:=IF([.O31]=&quot;&quot;;&quot;&quot;;[.D$3]*[.O31])">
            <text:p/>
          </table:table-cell>
          <table:table-cell table:style-name="ce138" table:formula="of:=IF([.P31]=&quot;&quot;;&quot;&quot;;[.E$3]*[.P31])">
            <text:p/>
          </table:table-cell>
          <table:table-cell table:style-name="ce138" table:formula="of:=IF([.Q31]=&quot;&quot;;&quot;&quot;;[.F$3]*[.Q31])">
            <text:p/>
          </table:table-cell>
          <table:table-cell table:style-name="ce138" table:formula="of:=IF([.R31]=&quot;&quot;;&quot;&quot;;[.G$3]*[.R31])">
            <text:p/>
          </table:table-cell>
          <table:table-cell table:style-name="ce138" table:formula="of:=IF([.S31]=&quot;&quot;;&quot;&quot;;[.H$3]*[.S31])">
            <text:p/>
          </table:table-cell>
          <table:table-cell table:style-name="ce138" table:formula="of:=IF([.T31]=&quot;&quot;;&quot;&quot;;[.I$3]*[.T31])">
            <text:p/>
          </table:table-cell>
          <table:table-cell table:style-name="ce138" table:formula="of:=IF([.U31]=&quot;&quot;;&quot;&quot;;[.J$3]*[.U31])">
            <text:p/>
          </table:table-cell>
          <table:table-cell table:style-name="ce138" table:formula="of:=IF([.V31]=&quot;&quot;;&quot;&quot;;[.K$3]*[.V31])">
            <text:p/>
          </table:table-cell>
          <table:table-cell table:style-name="ce138" table:formula="of:=IF([.W31]=&quot;&quot;;&quot;&quot;;[.L$3]*[.W31])">
            <text:p/>
          </table:table-cell>
          <table:table-cell table:style-name="ce144" table:formula="of:=IF([.A31]=&quot;&quot;;&quot;&quot;;IF([.B31]=&quot;&quot;;&quot;não entregou&quot;;SUM([.$C$2:.$L$2])-SUM([.C31:.L3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38" table:formula="of:=IF([.N32]=&quot;&quot;;&quot;&quot;;[.C$3]*[.N32])">
            <text:p/>
          </table:table-cell>
          <table:table-cell table:style-name="ce138" table:formula="of:=IF([.O32]=&quot;&quot;;&quot;&quot;;[.D$3]*[.O32])">
            <text:p/>
          </table:table-cell>
          <table:table-cell table:style-name="ce138" table:formula="of:=IF([.P32]=&quot;&quot;;&quot;&quot;;[.E$3]*[.P32])">
            <text:p/>
          </table:table-cell>
          <table:table-cell table:style-name="ce138" table:formula="of:=IF([.Q32]=&quot;&quot;;&quot;&quot;;[.F$3]*[.Q32])">
            <text:p/>
          </table:table-cell>
          <table:table-cell table:style-name="ce138" table:formula="of:=IF([.R32]=&quot;&quot;;&quot;&quot;;[.G$3]*[.R32])">
            <text:p/>
          </table:table-cell>
          <table:table-cell table:style-name="ce138" table:formula="of:=IF([.S32]=&quot;&quot;;&quot;&quot;;[.H$3]*[.S32])">
            <text:p/>
          </table:table-cell>
          <table:table-cell table:style-name="ce138" table:formula="of:=IF([.T32]=&quot;&quot;;&quot;&quot;;[.I$3]*[.T32])">
            <text:p/>
          </table:table-cell>
          <table:table-cell table:style-name="ce138" table:formula="of:=IF([.U32]=&quot;&quot;;&quot;&quot;;[.J$3]*[.U32])">
            <text:p/>
          </table:table-cell>
          <table:table-cell table:style-name="ce138" table:formula="of:=IF([.V32]=&quot;&quot;;&quot;&quot;;[.K$3]*[.V32])">
            <text:p/>
          </table:table-cell>
          <table:table-cell table:style-name="ce138" table:formula="of:=IF([.W32]=&quot;&quot;;&quot;&quot;;[.L$3]*[.W32])">
            <text:p/>
          </table:table-cell>
          <table:table-cell table:style-name="ce144" table:formula="of:=IF([.A32]=&quot;&quot;;&quot;&quot;;IF([.B32]=&quot;&quot;;&quot;não entregou&quot;;SUM([.$C$2:.$L$2])-SUM([.C32:.L3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38" table:formula="of:=IF([.N33]=&quot;&quot;;&quot;&quot;;[.C$3]*[.N33])">
            <text:p/>
          </table:table-cell>
          <table:table-cell table:style-name="ce138" table:formula="of:=IF([.O33]=&quot;&quot;;&quot;&quot;;[.D$3]*[.O33])">
            <text:p/>
          </table:table-cell>
          <table:table-cell table:style-name="ce138" table:formula="of:=IF([.P33]=&quot;&quot;;&quot;&quot;;[.E$3]*[.P33])">
            <text:p/>
          </table:table-cell>
          <table:table-cell table:style-name="ce138" table:formula="of:=IF([.Q33]=&quot;&quot;;&quot;&quot;;[.F$3]*[.Q33])">
            <text:p/>
          </table:table-cell>
          <table:table-cell table:style-name="ce138" table:formula="of:=IF([.R33]=&quot;&quot;;&quot;&quot;;[.G$3]*[.R33])">
            <text:p/>
          </table:table-cell>
          <table:table-cell table:style-name="ce138" table:formula="of:=IF([.S33]=&quot;&quot;;&quot;&quot;;[.H$3]*[.S33])">
            <text:p/>
          </table:table-cell>
          <table:table-cell table:style-name="ce138" table:formula="of:=IF([.T33]=&quot;&quot;;&quot;&quot;;[.I$3]*[.T33])">
            <text:p/>
          </table:table-cell>
          <table:table-cell table:style-name="ce138" table:formula="of:=IF([.U33]=&quot;&quot;;&quot;&quot;;[.J$3]*[.U33])">
            <text:p/>
          </table:table-cell>
          <table:table-cell table:style-name="ce138" table:formula="of:=IF([.V33]=&quot;&quot;;&quot;&quot;;[.K$3]*[.V33])">
            <text:p/>
          </table:table-cell>
          <table:table-cell table:style-name="ce138" table:formula="of:=IF([.W33]=&quot;&quot;;&quot;&quot;;[.L$3]*[.W33])">
            <text:p/>
          </table:table-cell>
          <table:table-cell table:style-name="ce144" table:formula="of:=IF([.A33]=&quot;&quot;;&quot;&quot;;IF([.B33]=&quot;&quot;;&quot;não entregou&quot;;SUM([.$C$2:.$L$2])-SUM([.C33:.L3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38" table:formula="of:=IF([.N34]=&quot;&quot;;&quot;&quot;;[.C$3]*[.N34])">
            <text:p/>
          </table:table-cell>
          <table:table-cell table:style-name="ce138" table:formula="of:=IF([.O34]=&quot;&quot;;&quot;&quot;;[.D$3]*[.O34])">
            <text:p/>
          </table:table-cell>
          <table:table-cell table:style-name="ce138" table:formula="of:=IF([.P34]=&quot;&quot;;&quot;&quot;;[.E$3]*[.P34])">
            <text:p/>
          </table:table-cell>
          <table:table-cell table:style-name="ce138" table:formula="of:=IF([.Q34]=&quot;&quot;;&quot;&quot;;[.F$3]*[.Q34])">
            <text:p/>
          </table:table-cell>
          <table:table-cell table:style-name="ce138" table:formula="of:=IF([.R34]=&quot;&quot;;&quot;&quot;;[.G$3]*[.R34])">
            <text:p/>
          </table:table-cell>
          <table:table-cell table:style-name="ce138" table:formula="of:=IF([.S34]=&quot;&quot;;&quot;&quot;;[.H$3]*[.S34])">
            <text:p/>
          </table:table-cell>
          <table:table-cell table:style-name="ce138" table:formula="of:=IF([.T34]=&quot;&quot;;&quot;&quot;;[.I$3]*[.T34])">
            <text:p/>
          </table:table-cell>
          <table:table-cell table:style-name="ce138" table:formula="of:=IF([.U34]=&quot;&quot;;&quot;&quot;;[.J$3]*[.U34])">
            <text:p/>
          </table:table-cell>
          <table:table-cell table:style-name="ce138" table:formula="of:=IF([.V34]=&quot;&quot;;&quot;&quot;;[.K$3]*[.V34])">
            <text:p/>
          </table:table-cell>
          <table:table-cell table:style-name="ce138" table:formula="of:=IF([.W34]=&quot;&quot;;&quot;&quot;;[.L$3]*[.W34])">
            <text:p/>
          </table:table-cell>
          <table:table-cell table:style-name="ce144" table:formula="of:=IF([.A34]=&quot;&quot;;&quot;&quot;;IF([.B34]=&quot;&quot;;&quot;não entregou&quot;;SUM([.$C$2:.$L$2])-SUM([.C34:.L3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38" table:formula="of:=IF([.N35]=&quot;&quot;;&quot;&quot;;[.C$3]*[.N35])">
            <text:p/>
          </table:table-cell>
          <table:table-cell table:style-name="ce138" table:formula="of:=IF([.O35]=&quot;&quot;;&quot;&quot;;[.D$3]*[.O35])">
            <text:p/>
          </table:table-cell>
          <table:table-cell table:style-name="ce138" table:formula="of:=IF([.P35]=&quot;&quot;;&quot;&quot;;[.E$3]*[.P35])">
            <text:p/>
          </table:table-cell>
          <table:table-cell table:style-name="ce138" table:formula="of:=IF([.Q35]=&quot;&quot;;&quot;&quot;;[.F$3]*[.Q35])">
            <text:p/>
          </table:table-cell>
          <table:table-cell table:style-name="ce138" table:formula="of:=IF([.R35]=&quot;&quot;;&quot;&quot;;[.G$3]*[.R35])">
            <text:p/>
          </table:table-cell>
          <table:table-cell table:style-name="ce138" table:formula="of:=IF([.S35]=&quot;&quot;;&quot;&quot;;[.H$3]*[.S35])">
            <text:p/>
          </table:table-cell>
          <table:table-cell table:style-name="ce138" table:formula="of:=IF([.T35]=&quot;&quot;;&quot;&quot;;[.I$3]*[.T35])">
            <text:p/>
          </table:table-cell>
          <table:table-cell table:style-name="ce138" table:formula="of:=IF([.U35]=&quot;&quot;;&quot;&quot;;[.J$3]*[.U35])">
            <text:p/>
          </table:table-cell>
          <table:table-cell table:style-name="ce138" table:formula="of:=IF([.V35]=&quot;&quot;;&quot;&quot;;[.K$3]*[.V35])">
            <text:p/>
          </table:table-cell>
          <table:table-cell table:style-name="ce138" table:formula="of:=IF([.W35]=&quot;&quot;;&quot;&quot;;[.L$3]*[.W35])">
            <text:p/>
          </table:table-cell>
          <table:table-cell table:style-name="ce144" table:formula="of:=IF([.A35]=&quot;&quot;;&quot;&quot;;IF([.B35]=&quot;&quot;;&quot;não entregou&quot;;SUM([.$C$2:.$L$2])-SUM([.C35:.L3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38" table:formula="of:=IF([.N36]=&quot;&quot;;&quot;&quot;;[.C$3]*[.N36])">
            <text:p/>
          </table:table-cell>
          <table:table-cell table:style-name="ce138" table:formula="of:=IF([.O36]=&quot;&quot;;&quot;&quot;;[.D$3]*[.O36])">
            <text:p/>
          </table:table-cell>
          <table:table-cell table:style-name="ce138" table:formula="of:=IF([.P36]=&quot;&quot;;&quot;&quot;;[.E$3]*[.P36])">
            <text:p/>
          </table:table-cell>
          <table:table-cell table:style-name="ce138" table:formula="of:=IF([.Q36]=&quot;&quot;;&quot;&quot;;[.F$3]*[.Q36])">
            <text:p/>
          </table:table-cell>
          <table:table-cell table:style-name="ce138" table:formula="of:=IF([.R36]=&quot;&quot;;&quot;&quot;;[.G$3]*[.R36])">
            <text:p/>
          </table:table-cell>
          <table:table-cell table:style-name="ce138" table:formula="of:=IF([.S36]=&quot;&quot;;&quot;&quot;;[.H$3]*[.S36])">
            <text:p/>
          </table:table-cell>
          <table:table-cell table:style-name="ce138" table:formula="of:=IF([.T36]=&quot;&quot;;&quot;&quot;;[.I$3]*[.T36])">
            <text:p/>
          </table:table-cell>
          <table:table-cell table:style-name="ce138" table:formula="of:=IF([.U36]=&quot;&quot;;&quot;&quot;;[.J$3]*[.U36])">
            <text:p/>
          </table:table-cell>
          <table:table-cell table:style-name="ce138" table:formula="of:=IF([.V36]=&quot;&quot;;&quot;&quot;;[.K$3]*[.V36])">
            <text:p/>
          </table:table-cell>
          <table:table-cell table:style-name="ce138" table:formula="of:=IF([.W36]=&quot;&quot;;&quot;&quot;;[.L$3]*[.W36])">
            <text:p/>
          </table:table-cell>
          <table:table-cell table:style-name="ce144" table:formula="of:=IF([.A36]=&quot;&quot;;&quot;&quot;;IF([.B36]=&quot;&quot;;&quot;não entregou&quot;;SUM([.$C$2:.$L$2])-SUM([.C36:.L3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38" table:formula="of:=IF([.N37]=&quot;&quot;;&quot;&quot;;[.C$3]*[.N37])">
            <text:p/>
          </table:table-cell>
          <table:table-cell table:style-name="ce138" table:formula="of:=IF([.O37]=&quot;&quot;;&quot;&quot;;[.D$3]*[.O37])">
            <text:p/>
          </table:table-cell>
          <table:table-cell table:style-name="ce138" table:formula="of:=IF([.P37]=&quot;&quot;;&quot;&quot;;[.E$3]*[.P37])">
            <text:p/>
          </table:table-cell>
          <table:table-cell table:style-name="ce138" table:formula="of:=IF([.Q37]=&quot;&quot;;&quot;&quot;;[.F$3]*[.Q37])">
            <text:p/>
          </table:table-cell>
          <table:table-cell table:style-name="ce138" table:formula="of:=IF([.R37]=&quot;&quot;;&quot;&quot;;[.G$3]*[.R37])">
            <text:p/>
          </table:table-cell>
          <table:table-cell table:style-name="ce138" table:formula="of:=IF([.S37]=&quot;&quot;;&quot;&quot;;[.H$3]*[.S37])">
            <text:p/>
          </table:table-cell>
          <table:table-cell table:style-name="ce138" table:formula="of:=IF([.T37]=&quot;&quot;;&quot;&quot;;[.I$3]*[.T37])">
            <text:p/>
          </table:table-cell>
          <table:table-cell table:style-name="ce138" table:formula="of:=IF([.U37]=&quot;&quot;;&quot;&quot;;[.J$3]*[.U37])">
            <text:p/>
          </table:table-cell>
          <table:table-cell table:style-name="ce138" table:formula="of:=IF([.V37]=&quot;&quot;;&quot;&quot;;[.K$3]*[.V37])">
            <text:p/>
          </table:table-cell>
          <table:table-cell table:style-name="ce138" table:formula="of:=IF([.W37]=&quot;&quot;;&quot;&quot;;[.L$3]*[.W37])">
            <text:p/>
          </table:table-cell>
          <table:table-cell table:style-name="ce144" table:formula="of:=IF([.A37]=&quot;&quot;;&quot;&quot;;IF([.B37]=&quot;&quot;;&quot;não entregou&quot;;SUM([.$C$2:.$L$2])-SUM([.C37:.L3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38" table:formula="of:=IF([.N38]=&quot;&quot;;&quot;&quot;;[.C$3]*[.N38])">
            <text:p/>
          </table:table-cell>
          <table:table-cell table:style-name="ce138" table:formula="of:=IF([.O38]=&quot;&quot;;&quot;&quot;;[.D$3]*[.O38])">
            <text:p/>
          </table:table-cell>
          <table:table-cell table:style-name="ce138" table:formula="of:=IF([.P38]=&quot;&quot;;&quot;&quot;;[.E$3]*[.P38])">
            <text:p/>
          </table:table-cell>
          <table:table-cell table:style-name="ce138" table:formula="of:=IF([.Q38]=&quot;&quot;;&quot;&quot;;[.F$3]*[.Q38])">
            <text:p/>
          </table:table-cell>
          <table:table-cell table:style-name="ce138" table:formula="of:=IF([.R38]=&quot;&quot;;&quot;&quot;;[.G$3]*[.R38])">
            <text:p/>
          </table:table-cell>
          <table:table-cell table:style-name="ce138" table:formula="of:=IF([.S38]=&quot;&quot;;&quot;&quot;;[.H$3]*[.S38])">
            <text:p/>
          </table:table-cell>
          <table:table-cell table:style-name="ce138" table:formula="of:=IF([.T38]=&quot;&quot;;&quot;&quot;;[.I$3]*[.T38])">
            <text:p/>
          </table:table-cell>
          <table:table-cell table:style-name="ce138" table:formula="of:=IF([.U38]=&quot;&quot;;&quot;&quot;;[.J$3]*[.U38])">
            <text:p/>
          </table:table-cell>
          <table:table-cell table:style-name="ce138" table:formula="of:=IF([.V38]=&quot;&quot;;&quot;&quot;;[.K$3]*[.V38])">
            <text:p/>
          </table:table-cell>
          <table:table-cell table:style-name="ce138" table:formula="of:=IF([.W38]=&quot;&quot;;&quot;&quot;;[.L$3]*[.W38])">
            <text:p/>
          </table:table-cell>
          <table:table-cell table:style-name="ce144" table:formula="of:=IF([.A38]=&quot;&quot;;&quot;&quot;;IF([.B38]=&quot;&quot;;&quot;não entregou&quot;;SUM([.$C$2:.$L$2])-SUM([.C38:.L3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38" table:formula="of:=IF([.N39]=&quot;&quot;;&quot;&quot;;[.C$3]*[.N39])">
            <text:p/>
          </table:table-cell>
          <table:table-cell table:style-name="ce138" table:formula="of:=IF([.O39]=&quot;&quot;;&quot;&quot;;[.D$3]*[.O39])">
            <text:p/>
          </table:table-cell>
          <table:table-cell table:style-name="ce138" table:formula="of:=IF([.P39]=&quot;&quot;;&quot;&quot;;[.E$3]*[.P39])">
            <text:p/>
          </table:table-cell>
          <table:table-cell table:style-name="ce138" table:formula="of:=IF([.Q39]=&quot;&quot;;&quot;&quot;;[.F$3]*[.Q39])">
            <text:p/>
          </table:table-cell>
          <table:table-cell table:style-name="ce138" table:formula="of:=IF([.R39]=&quot;&quot;;&quot;&quot;;[.G$3]*[.R39])">
            <text:p/>
          </table:table-cell>
          <table:table-cell table:style-name="ce138" table:formula="of:=IF([.S39]=&quot;&quot;;&quot;&quot;;[.H$3]*[.S39])">
            <text:p/>
          </table:table-cell>
          <table:table-cell table:style-name="ce138" table:formula="of:=IF([.T39]=&quot;&quot;;&quot;&quot;;[.I$3]*[.T39])">
            <text:p/>
          </table:table-cell>
          <table:table-cell table:style-name="ce138" table:formula="of:=IF([.U39]=&quot;&quot;;&quot;&quot;;[.J$3]*[.U39])">
            <text:p/>
          </table:table-cell>
          <table:table-cell table:style-name="ce138" table:formula="of:=IF([.V39]=&quot;&quot;;&quot;&quot;;[.K$3]*[.V39])">
            <text:p/>
          </table:table-cell>
          <table:table-cell table:style-name="ce138" table:formula="of:=IF([.W39]=&quot;&quot;;&quot;&quot;;[.L$3]*[.W39])">
            <text:p/>
          </table:table-cell>
          <table:table-cell table:style-name="ce144" table:formula="of:=IF([.A39]=&quot;&quot;;&quot;&quot;;IF([.B39]=&quot;&quot;;&quot;não entregou&quot;;SUM([.$C$2:.$L$2])-SUM([.C39:.L39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38" table:formula="of:=IF([.N40]=&quot;&quot;;&quot;&quot;;[.C$3]*[.N40])">
            <text:p/>
          </table:table-cell>
          <table:table-cell table:style-name="ce138" table:formula="of:=IF([.O40]=&quot;&quot;;&quot;&quot;;[.D$3]*[.O40])">
            <text:p/>
          </table:table-cell>
          <table:table-cell table:style-name="ce138" table:formula="of:=IF([.P40]=&quot;&quot;;&quot;&quot;;[.E$3]*[.P40])">
            <text:p/>
          </table:table-cell>
          <table:table-cell table:style-name="ce138" table:formula="of:=IF([.Q40]=&quot;&quot;;&quot;&quot;;[.F$3]*[.Q40])">
            <text:p/>
          </table:table-cell>
          <table:table-cell table:style-name="ce138" table:formula="of:=IF([.R40]=&quot;&quot;;&quot;&quot;;[.G$3]*[.R40])">
            <text:p/>
          </table:table-cell>
          <table:table-cell table:style-name="ce138" table:formula="of:=IF([.S40]=&quot;&quot;;&quot;&quot;;[.H$3]*[.S40])">
            <text:p/>
          </table:table-cell>
          <table:table-cell table:style-name="ce138" table:formula="of:=IF([.T40]=&quot;&quot;;&quot;&quot;;[.I$3]*[.T40])">
            <text:p/>
          </table:table-cell>
          <table:table-cell table:style-name="ce138" table:formula="of:=IF([.U40]=&quot;&quot;;&quot;&quot;;[.J$3]*[.U40])">
            <text:p/>
          </table:table-cell>
          <table:table-cell table:style-name="ce138" table:formula="of:=IF([.V40]=&quot;&quot;;&quot;&quot;;[.K$3]*[.V40])">
            <text:p/>
          </table:table-cell>
          <table:table-cell table:style-name="ce138" table:formula="of:=IF([.W40]=&quot;&quot;;&quot;&quot;;[.L$3]*[.W40])">
            <text:p/>
          </table:table-cell>
          <table:table-cell table:style-name="ce144" table:formula="of:=IF([.A40]=&quot;&quot;;&quot;&quot;;IF([.B40]=&quot;&quot;;&quot;não entregou&quot;;SUM([.$C$2:.$L$2])-SUM([.C40:.L4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38" table:formula="of:=IF([.N41]=&quot;&quot;;&quot;&quot;;[.C$3]*[.N41])">
            <text:p/>
          </table:table-cell>
          <table:table-cell table:style-name="ce138" table:formula="of:=IF([.O41]=&quot;&quot;;&quot;&quot;;[.D$3]*[.O41])">
            <text:p/>
          </table:table-cell>
          <table:table-cell table:style-name="ce138" table:formula="of:=IF([.P41]=&quot;&quot;;&quot;&quot;;[.E$3]*[.P41])">
            <text:p/>
          </table:table-cell>
          <table:table-cell table:style-name="ce138" table:formula="of:=IF([.Q41]=&quot;&quot;;&quot;&quot;;[.F$3]*[.Q41])">
            <text:p/>
          </table:table-cell>
          <table:table-cell table:style-name="ce138" table:formula="of:=IF([.R41]=&quot;&quot;;&quot;&quot;;[.G$3]*[.R41])">
            <text:p/>
          </table:table-cell>
          <table:table-cell table:style-name="ce138" table:formula="of:=IF([.S41]=&quot;&quot;;&quot;&quot;;[.H$3]*[.S41])">
            <text:p/>
          </table:table-cell>
          <table:table-cell table:style-name="ce138" table:formula="of:=IF([.T41]=&quot;&quot;;&quot;&quot;;[.I$3]*[.T41])">
            <text:p/>
          </table:table-cell>
          <table:table-cell table:style-name="ce138" table:formula="of:=IF([.U41]=&quot;&quot;;&quot;&quot;;[.J$3]*[.U41])">
            <text:p/>
          </table:table-cell>
          <table:table-cell table:style-name="ce138" table:formula="of:=IF([.V41]=&quot;&quot;;&quot;&quot;;[.K$3]*[.V41])">
            <text:p/>
          </table:table-cell>
          <table:table-cell table:style-name="ce138" table:formula="of:=IF([.W41]=&quot;&quot;;&quot;&quot;;[.L$3]*[.W41])">
            <text:p/>
          </table:table-cell>
          <table:table-cell table:style-name="ce144" table:formula="of:=IF([.A41]=&quot;&quot;;&quot;&quot;;IF([.B41]=&quot;&quot;;&quot;não entregou&quot;;SUM([.$C$2:.$L$2])-SUM([.C41:.L41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38" table:formula="of:=IF([.N42]=&quot;&quot;;&quot;&quot;;[.C$3]*[.N42])">
            <text:p/>
          </table:table-cell>
          <table:table-cell table:style-name="ce138" table:formula="of:=IF([.O42]=&quot;&quot;;&quot;&quot;;[.D$3]*[.O42])">
            <text:p/>
          </table:table-cell>
          <table:table-cell table:style-name="ce138" table:formula="of:=IF([.P42]=&quot;&quot;;&quot;&quot;;[.E$3]*[.P42])">
            <text:p/>
          </table:table-cell>
          <table:table-cell table:style-name="ce138" table:formula="of:=IF([.Q42]=&quot;&quot;;&quot;&quot;;[.F$3]*[.Q42])">
            <text:p/>
          </table:table-cell>
          <table:table-cell table:style-name="ce138" table:formula="of:=IF([.R42]=&quot;&quot;;&quot;&quot;;[.G$3]*[.R42])">
            <text:p/>
          </table:table-cell>
          <table:table-cell table:style-name="ce138" table:formula="of:=IF([.S42]=&quot;&quot;;&quot;&quot;;[.H$3]*[.S42])">
            <text:p/>
          </table:table-cell>
          <table:table-cell table:style-name="ce138" table:formula="of:=IF([.T42]=&quot;&quot;;&quot;&quot;;[.I$3]*[.T42])">
            <text:p/>
          </table:table-cell>
          <table:table-cell table:style-name="ce138" table:formula="of:=IF([.U42]=&quot;&quot;;&quot;&quot;;[.J$3]*[.U42])">
            <text:p/>
          </table:table-cell>
          <table:table-cell table:style-name="ce138" table:formula="of:=IF([.V42]=&quot;&quot;;&quot;&quot;;[.K$3]*[.V42])">
            <text:p/>
          </table:table-cell>
          <table:table-cell table:style-name="ce138" table:formula="of:=IF([.W42]=&quot;&quot;;&quot;&quot;;[.L$3]*[.W42])">
            <text:p/>
          </table:table-cell>
          <table:table-cell table:style-name="ce144" table:formula="of:=IF([.A42]=&quot;&quot;;&quot;&quot;;IF([.B42]=&quot;&quot;;&quot;não entregou&quot;;SUM([.$C$2:.$L$2])-SUM([.C42:.L4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38" table:formula="of:=IF([.N43]=&quot;&quot;;&quot;&quot;;[.C$3]*[.N43])">
            <text:p/>
          </table:table-cell>
          <table:table-cell table:style-name="ce138" table:formula="of:=IF([.O43]=&quot;&quot;;&quot;&quot;;[.D$3]*[.O43])">
            <text:p/>
          </table:table-cell>
          <table:table-cell table:style-name="ce138" table:formula="of:=IF([.P43]=&quot;&quot;;&quot;&quot;;[.E$3]*[.P43])">
            <text:p/>
          </table:table-cell>
          <table:table-cell table:style-name="ce138" table:formula="of:=IF([.Q43]=&quot;&quot;;&quot;&quot;;[.F$3]*[.Q43])">
            <text:p/>
          </table:table-cell>
          <table:table-cell table:style-name="ce138" table:formula="of:=IF([.R43]=&quot;&quot;;&quot;&quot;;[.G$3]*[.R43])">
            <text:p/>
          </table:table-cell>
          <table:table-cell table:style-name="ce138" table:formula="of:=IF([.S43]=&quot;&quot;;&quot;&quot;;[.H$3]*[.S43])">
            <text:p/>
          </table:table-cell>
          <table:table-cell table:style-name="ce138" table:formula="of:=IF([.T43]=&quot;&quot;;&quot;&quot;;[.I$3]*[.T43])">
            <text:p/>
          </table:table-cell>
          <table:table-cell table:style-name="ce138" table:formula="of:=IF([.U43]=&quot;&quot;;&quot;&quot;;[.J$3]*[.U43])">
            <text:p/>
          </table:table-cell>
          <table:table-cell table:style-name="ce138" table:formula="of:=IF([.V43]=&quot;&quot;;&quot;&quot;;[.K$3]*[.V43])">
            <text:p/>
          </table:table-cell>
          <table:table-cell table:style-name="ce138" table:formula="of:=IF([.W43]=&quot;&quot;;&quot;&quot;;[.L$3]*[.W43])">
            <text:p/>
          </table:table-cell>
          <table:table-cell table:style-name="ce144" table:formula="of:=IF([.A43]=&quot;&quot;;&quot;&quot;;IF([.B43]=&quot;&quot;;&quot;não entregou&quot;;SUM([.$C$2:.$L$2])-SUM([.C43:.L4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38" table:formula="of:=IF([.N44]=&quot;&quot;;&quot;&quot;;[.C$3]*[.N44])">
            <text:p/>
          </table:table-cell>
          <table:table-cell table:style-name="ce138" table:formula="of:=IF([.O44]=&quot;&quot;;&quot;&quot;;[.D$3]*[.O44])">
            <text:p/>
          </table:table-cell>
          <table:table-cell table:style-name="ce138" table:formula="of:=IF([.P44]=&quot;&quot;;&quot;&quot;;[.E$3]*[.P44])">
            <text:p/>
          </table:table-cell>
          <table:table-cell table:style-name="ce138" table:formula="of:=IF([.Q44]=&quot;&quot;;&quot;&quot;;[.F$3]*[.Q44])">
            <text:p/>
          </table:table-cell>
          <table:table-cell table:style-name="ce138" table:formula="of:=IF([.R44]=&quot;&quot;;&quot;&quot;;[.G$3]*[.R44])">
            <text:p/>
          </table:table-cell>
          <table:table-cell table:style-name="ce138" table:formula="of:=IF([.S44]=&quot;&quot;;&quot;&quot;;[.H$3]*[.S44])">
            <text:p/>
          </table:table-cell>
          <table:table-cell table:style-name="ce138" table:formula="of:=IF([.T44]=&quot;&quot;;&quot;&quot;;[.I$3]*[.T44])">
            <text:p/>
          </table:table-cell>
          <table:table-cell table:style-name="ce138" table:formula="of:=IF([.U44]=&quot;&quot;;&quot;&quot;;[.J$3]*[.U44])">
            <text:p/>
          </table:table-cell>
          <table:table-cell table:style-name="ce138" table:formula="of:=IF([.V44]=&quot;&quot;;&quot;&quot;;[.K$3]*[.V44])">
            <text:p/>
          </table:table-cell>
          <table:table-cell table:style-name="ce138" table:formula="of:=IF([.W44]=&quot;&quot;;&quot;&quot;;[.L$3]*[.W44])">
            <text:p/>
          </table:table-cell>
          <table:table-cell table:style-name="ce144" table:formula="of:=IF([.A44]=&quot;&quot;;&quot;&quot;;IF([.B44]=&quot;&quot;;&quot;não entregou&quot;;SUM([.$C$2:.$L$2])-SUM([.C44:.L4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38" table:formula="of:=IF([.N45]=&quot;&quot;;&quot;&quot;;[.C$3]*[.N45])">
            <text:p/>
          </table:table-cell>
          <table:table-cell table:style-name="ce138" table:formula="of:=IF([.O45]=&quot;&quot;;&quot;&quot;;[.D$3]*[.O45])">
            <text:p/>
          </table:table-cell>
          <table:table-cell table:style-name="ce138" table:formula="of:=IF([.P45]=&quot;&quot;;&quot;&quot;;[.E$3]*[.P45])">
            <text:p/>
          </table:table-cell>
          <table:table-cell table:style-name="ce138" table:formula="of:=IF([.Q45]=&quot;&quot;;&quot;&quot;;[.F$3]*[.Q45])">
            <text:p/>
          </table:table-cell>
          <table:table-cell table:style-name="ce138" table:formula="of:=IF([.R45]=&quot;&quot;;&quot;&quot;;[.G$3]*[.R45])">
            <text:p/>
          </table:table-cell>
          <table:table-cell table:style-name="ce138" table:formula="of:=IF([.S45]=&quot;&quot;;&quot;&quot;;[.H$3]*[.S45])">
            <text:p/>
          </table:table-cell>
          <table:table-cell table:style-name="ce138" table:formula="of:=IF([.T45]=&quot;&quot;;&quot;&quot;;[.I$3]*[.T45])">
            <text:p/>
          </table:table-cell>
          <table:table-cell table:style-name="ce138" table:formula="of:=IF([.U45]=&quot;&quot;;&quot;&quot;;[.J$3]*[.U45])">
            <text:p/>
          </table:table-cell>
          <table:table-cell table:style-name="ce138" table:formula="of:=IF([.V45]=&quot;&quot;;&quot;&quot;;[.K$3]*[.V45])">
            <text:p/>
          </table:table-cell>
          <table:table-cell table:style-name="ce138" table:formula="of:=IF([.W45]=&quot;&quot;;&quot;&quot;;[.L$3]*[.W45])">
            <text:p/>
          </table:table-cell>
          <table:table-cell table:style-name="ce144" table:formula="of:=IF([.A45]=&quot;&quot;;&quot;&quot;;IF([.B45]=&quot;&quot;;&quot;não entregou&quot;;SUM([.$C$2:.$L$2])-SUM([.C45:.L4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38" table:formula="of:=IF([.N46]=&quot;&quot;;&quot;&quot;;[.C$3]*[.N46])">
            <text:p/>
          </table:table-cell>
          <table:table-cell table:style-name="ce138" table:formula="of:=IF([.O46]=&quot;&quot;;&quot;&quot;;[.D$3]*[.O46])">
            <text:p/>
          </table:table-cell>
          <table:table-cell table:style-name="ce138" table:formula="of:=IF([.P46]=&quot;&quot;;&quot;&quot;;[.E$3]*[.P46])">
            <text:p/>
          </table:table-cell>
          <table:table-cell table:style-name="ce138" table:formula="of:=IF([.Q46]=&quot;&quot;;&quot;&quot;;[.F$3]*[.Q46])">
            <text:p/>
          </table:table-cell>
          <table:table-cell table:style-name="ce138" table:formula="of:=IF([.R46]=&quot;&quot;;&quot;&quot;;[.G$3]*[.R46])">
            <text:p/>
          </table:table-cell>
          <table:table-cell table:style-name="ce138" table:formula="of:=IF([.S46]=&quot;&quot;;&quot;&quot;;[.H$3]*[.S46])">
            <text:p/>
          </table:table-cell>
          <table:table-cell table:style-name="ce138" table:formula="of:=IF([.T46]=&quot;&quot;;&quot;&quot;;[.I$3]*[.T46])">
            <text:p/>
          </table:table-cell>
          <table:table-cell table:style-name="ce138" table:formula="of:=IF([.U46]=&quot;&quot;;&quot;&quot;;[.J$3]*[.U46])">
            <text:p/>
          </table:table-cell>
          <table:table-cell table:style-name="ce138" table:formula="of:=IF([.V46]=&quot;&quot;;&quot;&quot;;[.K$3]*[.V46])">
            <text:p/>
          </table:table-cell>
          <table:table-cell table:style-name="ce138" table:formula="of:=IF([.W46]=&quot;&quot;;&quot;&quot;;[.L$3]*[.W46])">
            <text:p/>
          </table:table-cell>
          <table:table-cell table:style-name="ce144" table:formula="of:=IF([.A46]=&quot;&quot;;&quot;&quot;;IF([.B46]=&quot;&quot;;&quot;não entregou&quot;;SUM([.$C$2:.$L$2])-SUM([.C46:.L4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38" table:formula="of:=IF([.N47]=&quot;&quot;;&quot;&quot;;[.C$3]*[.N47])">
            <text:p/>
          </table:table-cell>
          <table:table-cell table:style-name="ce138" table:formula="of:=IF([.O47]=&quot;&quot;;&quot;&quot;;[.D$3]*[.O47])">
            <text:p/>
          </table:table-cell>
          <table:table-cell table:style-name="ce138" table:formula="of:=IF([.P47]=&quot;&quot;;&quot;&quot;;[.E$3]*[.P47])">
            <text:p/>
          </table:table-cell>
          <table:table-cell table:style-name="ce138" table:formula="of:=IF([.Q47]=&quot;&quot;;&quot;&quot;;[.F$3]*[.Q47])">
            <text:p/>
          </table:table-cell>
          <table:table-cell table:style-name="ce138" table:formula="of:=IF([.R47]=&quot;&quot;;&quot;&quot;;[.G$3]*[.R47])">
            <text:p/>
          </table:table-cell>
          <table:table-cell table:style-name="ce138" table:formula="of:=IF([.S47]=&quot;&quot;;&quot;&quot;;[.H$3]*[.S47])">
            <text:p/>
          </table:table-cell>
          <table:table-cell table:style-name="ce138" table:formula="of:=IF([.T47]=&quot;&quot;;&quot;&quot;;[.I$3]*[.T47])">
            <text:p/>
          </table:table-cell>
          <table:table-cell table:style-name="ce138" table:formula="of:=IF([.U47]=&quot;&quot;;&quot;&quot;;[.J$3]*[.U47])">
            <text:p/>
          </table:table-cell>
          <table:table-cell table:style-name="ce138" table:formula="of:=IF([.V47]=&quot;&quot;;&quot;&quot;;[.K$3]*[.V47])">
            <text:p/>
          </table:table-cell>
          <table:table-cell table:style-name="ce138" table:formula="of:=IF([.W47]=&quot;&quot;;&quot;&quot;;[.L$3]*[.W47])">
            <text:p/>
          </table:table-cell>
          <table:table-cell table:style-name="ce144" table:formula="of:=IF([.A47]=&quot;&quot;;&quot;&quot;;IF([.B47]=&quot;&quot;;&quot;não entregou&quot;;SUM([.$C$2:.$L$2])-SUM([.C47:.L4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38" table:formula="of:=IF([.N48]=&quot;&quot;;&quot;&quot;;[.C$3]*[.N48])">
            <text:p/>
          </table:table-cell>
          <table:table-cell table:style-name="ce138" table:formula="of:=IF([.O48]=&quot;&quot;;&quot;&quot;;[.D$3]*[.O48])">
            <text:p/>
          </table:table-cell>
          <table:table-cell table:style-name="ce138" table:formula="of:=IF([.P48]=&quot;&quot;;&quot;&quot;;[.E$3]*[.P48])">
            <text:p/>
          </table:table-cell>
          <table:table-cell table:style-name="ce138" table:formula="of:=IF([.Q48]=&quot;&quot;;&quot;&quot;;[.F$3]*[.Q48])">
            <text:p/>
          </table:table-cell>
          <table:table-cell table:style-name="ce138" table:formula="of:=IF([.R48]=&quot;&quot;;&quot;&quot;;[.G$3]*[.R48])">
            <text:p/>
          </table:table-cell>
          <table:table-cell table:style-name="ce138" table:formula="of:=IF([.S48]=&quot;&quot;;&quot;&quot;;[.H$3]*[.S48])">
            <text:p/>
          </table:table-cell>
          <table:table-cell table:style-name="ce138" table:formula="of:=IF([.T48]=&quot;&quot;;&quot;&quot;;[.I$3]*[.T48])">
            <text:p/>
          </table:table-cell>
          <table:table-cell table:style-name="ce138" table:formula="of:=IF([.U48]=&quot;&quot;;&quot;&quot;;[.J$3]*[.U48])">
            <text:p/>
          </table:table-cell>
          <table:table-cell table:style-name="ce138" table:formula="of:=IF([.V48]=&quot;&quot;;&quot;&quot;;[.K$3]*[.V48])">
            <text:p/>
          </table:table-cell>
          <table:table-cell table:style-name="ce138" table:formula="of:=IF([.W48]=&quot;&quot;;&quot;&quot;;[.L$3]*[.W48])">
            <text:p/>
          </table:table-cell>
          <table:table-cell table:style-name="ce144" table:formula="of:=IF([.A48]=&quot;&quot;;&quot;&quot;;IF([.B48]=&quot;&quot;;&quot;não entregou&quot;;SUM([.$C$2:.$L$2])-SUM([.C48:.L4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38" table:formula="of:=IF([.N49]=&quot;&quot;;&quot;&quot;;[.C$3]*[.N49])">
            <text:p/>
          </table:table-cell>
          <table:table-cell table:style-name="ce138" table:formula="of:=IF([.O49]=&quot;&quot;;&quot;&quot;;[.D$3]*[.O49])">
            <text:p/>
          </table:table-cell>
          <table:table-cell table:style-name="ce138" table:formula="of:=IF([.P49]=&quot;&quot;;&quot;&quot;;[.E$3]*[.P49])">
            <text:p/>
          </table:table-cell>
          <table:table-cell table:style-name="ce138" table:formula="of:=IF([.Q49]=&quot;&quot;;&quot;&quot;;[.F$3]*[.Q49])">
            <text:p/>
          </table:table-cell>
          <table:table-cell table:style-name="ce138" table:formula="of:=IF([.R49]=&quot;&quot;;&quot;&quot;;[.G$3]*[.R49])">
            <text:p/>
          </table:table-cell>
          <table:table-cell table:style-name="ce138" table:formula="of:=IF([.S49]=&quot;&quot;;&quot;&quot;;[.H$3]*[.S49])">
            <text:p/>
          </table:table-cell>
          <table:table-cell table:style-name="ce138" table:formula="of:=IF([.T49]=&quot;&quot;;&quot;&quot;;[.I$3]*[.T49])">
            <text:p/>
          </table:table-cell>
          <table:table-cell table:style-name="ce138" table:formula="of:=IF([.U49]=&quot;&quot;;&quot;&quot;;[.J$3]*[.U49])">
            <text:p/>
          </table:table-cell>
          <table:table-cell table:style-name="ce138" table:formula="of:=IF([.V49]=&quot;&quot;;&quot;&quot;;[.K$3]*[.V49])">
            <text:p/>
          </table:table-cell>
          <table:table-cell table:style-name="ce138" table:formula="of:=IF([.W49]=&quot;&quot;;&quot;&quot;;[.L$3]*[.W49])">
            <text:p/>
          </table:table-cell>
          <table:table-cell table:style-name="ce144" table:formula="of:=IF([.A49]=&quot;&quot;;&quot;&quot;;IF([.B49]=&quot;&quot;;&quot;não entregou&quot;;SUM([.$C$2:.$L$2])-SUM([.C49:.L4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38" table:formula="of:=IF([.N50]=&quot;&quot;;&quot;&quot;;[.C$3]*[.N50])">
            <text:p/>
          </table:table-cell>
          <table:table-cell table:style-name="ce138" table:formula="of:=IF([.O50]=&quot;&quot;;&quot;&quot;;[.D$3]*[.O50])">
            <text:p/>
          </table:table-cell>
          <table:table-cell table:style-name="ce138" table:formula="of:=IF([.P50]=&quot;&quot;;&quot;&quot;;[.E$3]*[.P50])">
            <text:p/>
          </table:table-cell>
          <table:table-cell table:style-name="ce138" table:formula="of:=IF([.Q50]=&quot;&quot;;&quot;&quot;;[.F$3]*[.Q50])">
            <text:p/>
          </table:table-cell>
          <table:table-cell table:style-name="ce138" table:formula="of:=IF([.R50]=&quot;&quot;;&quot;&quot;;[.G$3]*[.R50])">
            <text:p/>
          </table:table-cell>
          <table:table-cell table:style-name="ce138" table:formula="of:=IF([.S50]=&quot;&quot;;&quot;&quot;;[.H$3]*[.S50])">
            <text:p/>
          </table:table-cell>
          <table:table-cell table:style-name="ce138" table:formula="of:=IF([.T50]=&quot;&quot;;&quot;&quot;;[.I$3]*[.T50])">
            <text:p/>
          </table:table-cell>
          <table:table-cell table:style-name="ce138" table:formula="of:=IF([.U50]=&quot;&quot;;&quot;&quot;;[.J$3]*[.U50])">
            <text:p/>
          </table:table-cell>
          <table:table-cell table:style-name="ce138" table:formula="of:=IF([.V50]=&quot;&quot;;&quot;&quot;;[.K$3]*[.V50])">
            <text:p/>
          </table:table-cell>
          <table:table-cell table:style-name="ce138" table:formula="of:=IF([.W50]=&quot;&quot;;&quot;&quot;;[.L$3]*[.W50])">
            <text:p/>
          </table:table-cell>
          <table:table-cell table:style-name="ce144" table:formula="of:=IF([.A50]=&quot;&quot;;&quot;&quot;;IF([.B50]=&quot;&quot;;&quot;não entregou&quot;;SUM([.$C$2:.$L$2])-SUM([.C50:.L5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38" table:formula="of:=IF([.N51]=&quot;&quot;;&quot;&quot;;[.C$3]*[.N51])">
            <text:p/>
          </table:table-cell>
          <table:table-cell table:style-name="ce138" table:formula="of:=IF([.O51]=&quot;&quot;;&quot;&quot;;[.D$3]*[.O51])">
            <text:p/>
          </table:table-cell>
          <table:table-cell table:style-name="ce138" table:formula="of:=IF([.P51]=&quot;&quot;;&quot;&quot;;[.E$3]*[.P51])">
            <text:p/>
          </table:table-cell>
          <table:table-cell table:style-name="ce138" table:formula="of:=IF([.Q51]=&quot;&quot;;&quot;&quot;;[.F$3]*[.Q51])">
            <text:p/>
          </table:table-cell>
          <table:table-cell table:style-name="ce138" table:formula="of:=IF([.R51]=&quot;&quot;;&quot;&quot;;[.G$3]*[.R51])">
            <text:p/>
          </table:table-cell>
          <table:table-cell table:style-name="ce138" table:formula="of:=IF([.S51]=&quot;&quot;;&quot;&quot;;[.H$3]*[.S51])">
            <text:p/>
          </table:table-cell>
          <table:table-cell table:style-name="ce138" table:formula="of:=IF([.T51]=&quot;&quot;;&quot;&quot;;[.I$3]*[.T51])">
            <text:p/>
          </table:table-cell>
          <table:table-cell table:style-name="ce138" table:formula="of:=IF([.U51]=&quot;&quot;;&quot;&quot;;[.J$3]*[.U51])">
            <text:p/>
          </table:table-cell>
          <table:table-cell table:style-name="ce138" table:formula="of:=IF([.V51]=&quot;&quot;;&quot;&quot;;[.K$3]*[.V51])">
            <text:p/>
          </table:table-cell>
          <table:table-cell table:style-name="ce138" table:formula="of:=IF([.W51]=&quot;&quot;;&quot;&quot;;[.L$3]*[.W51])">
            <text:p/>
          </table:table-cell>
          <table:table-cell table:style-name="ce144" table:formula="of:=IF([.A51]=&quot;&quot;;&quot;&quot;;IF([.B51]=&quot;&quot;;&quot;não entregou&quot;;SUM([.$C$2:.$L$2])-SUM([.C51:.L5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desc erro" table:style-name="ta1">
        <table:table-column table:style-name="co10" table:default-cell-style-name="ce134"/>
        <table:table-column table:style-name="co24" table:default-cell-style-name="ce139"/>
        <table:table-column table:style-name="co11" table:number-columns-repeated="10" table:default-cell-style-name="ce139"/>
        <table:table-column table:style-name="co5" table:default-cell-style-name="ce145"/>
        <table:table-column table:style-name="co5" table:number-columns-repeated="101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uestão 1</text:p>
          </table:table-cell>
          <table:table-cell table:style-name="ce113" office:value-type="string" calcext:value-type="string">
            <text:p>Questão 2</text:p>
          </table:table-cell>
          <table:table-cell table:style-name="ce113" office:value-type="string" calcext:value-type="string">
            <text:p>Questão 3</text:p>
          </table:table-cell>
          <table:table-cell table:style-name="ce113" office:value-type="string" calcext:value-type="string">
            <text:p>Questão 4</text:p>
          </table:table-cell>
          <table:table-cell table:style-name="ce113" office:value-type="string" calcext:value-type="string">
            <text:p>Questão 5</text:p>
          </table:table-cell>
          <table:table-cell table:style-name="ce113" office:value-type="string" calcext:value-type="string">
            <text:p>Questão 6</text:p>
          </table:table-cell>
          <table:table-cell table:style-name="ce113" office:value-type="string" calcext:value-type="string">
            <text:p>Questão 7</text:p>
          </table:table-cell>
          <table:table-cell table:style-name="ce113" office:value-type="string" calcext:value-type="string">
            <text:p>Questão 8</text:p>
          </table:table-cell>
          <table:table-cell table:style-name="ce113" office:value-type="string" calcext:value-type="string">
            <text:p>Questão 9</text:p>
          </table:table-cell>
          <table:table-cell table:style-name="ce113" office:value-type="string" calcext:value-type="string">
            <text:p>Questão 10</text:p>
          </table:table-cell>
          <table:table-cell table:style-name="ce194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Valor questão:</text:p>
          </table:table-cell>
          <table:covered-table-cell table:style-name="ce172"/>
          <table:table-cell table:style-name="ce137" table:number-columns-repeated="10"/>
          <table:covered-table-cell table:style-name="ce194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Desconto p/erro:</text:p>
          </table:table-cell>
          <table:covered-table-cell table:style-name="ce172"/>
          <table:table-cell table:style-name="ce137" table:number-columns-repeated="10"/>
          <table:covered-table-cell table:style-name="ce176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54" office:value-type="string" calcext:value-type="string">
            <text:p>ESTUDANTES</text:p>
          </table:table-cell>
          <table:table-cell table:style-name="ce154" office:value-type="string" calcext:value-type="string">
            <text:p>Corrigido=X</text:p>
          </table:table-cell>
          <table:table-cell table:number-columns-repeated="10" table:style-name="ce113" office:value-type="string" calcext:value-type="string">
            <text:p>Quant. erros</text:p>
          </table:table-cell>
          <table:covered-table-cell table:style-name="ce194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5" table:visibility="collapse">
          <table:table-cell table:style-name="ce154" table:number-columns-repeated="2"/>
          <table:table-cell table:style-name="ce113" table:number-columns-repeated="10"/>
          <table:table-cell table:style-name="ce194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60" table:number-columns-repeated="10"/>
          <table:table-cell table:style-name="ce144" table:formula="of:=IF([.A6]=&quot;&quot;;&quot;&quot;;IF([.B6]=&quot;&quot;;&quot;não entregou&quot;;SUM([.$C$2:.$L$2])-SUMPRODUCT([.$C$3:.$L$3];[.C6:.L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60" table:number-columns-repeated="10"/>
          <table:table-cell table:style-name="ce144" table:formula="of:=IF([.A7]=&quot;&quot;;&quot;&quot;;IF([.B7]=&quot;&quot;;&quot;não entregou&quot;;SUM([.$C$2:.$L$2])-SUMPRODUCT([.$C$3:.$L$3];[.C7:.L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60" table:number-columns-repeated="10"/>
          <table:table-cell table:style-name="ce144" table:formula="of:=IF([.A8]=&quot;&quot;;&quot;&quot;;IF([.B8]=&quot;&quot;;&quot;não entregou&quot;;SUM([.$C$2:.$L$2])-SUMPRODUCT([.$C$3:.$L$3];[.C8:.L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60" table:number-columns-repeated="10"/>
          <table:table-cell table:style-name="ce144" table:formula="of:=IF([.A9]=&quot;&quot;;&quot;&quot;;IF([.B9]=&quot;&quot;;&quot;não entregou&quot;;SUM([.$C$2:.$L$2])-SUMPRODUCT([.$C$3:.$L$3];[.C9:.L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60" table:number-columns-repeated="10"/>
          <table:table-cell table:style-name="ce144" table:formula="of:=IF([.A10]=&quot;&quot;;&quot;&quot;;IF([.B10]=&quot;&quot;;&quot;não entregou&quot;;SUM([.$C$2:.$L$2])-SUMPRODUCT([.$C$3:.$L$3];[.C10:.L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60" table:number-columns-repeated="10"/>
          <table:table-cell table:style-name="ce144" table:formula="of:=IF([.A11]=&quot;&quot;;&quot;&quot;;IF([.B11]=&quot;&quot;;&quot;não entregou&quot;;SUM([.$C$2:.$L$2])-SUMPRODUCT([.$C$3:.$L$3];[.C11:.L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60" table:number-columns-repeated="10"/>
          <table:table-cell table:style-name="ce144" table:formula="of:=IF([.A12]=&quot;&quot;;&quot;&quot;;IF([.B12]=&quot;&quot;;&quot;não entregou&quot;;SUM([.$C$2:.$L$2])-SUMPRODUCT([.$C$3:.$L$3];[.C12:.L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60" table:number-columns-repeated="10"/>
          <table:table-cell table:style-name="ce144" table:formula="of:=IF([.A13]=&quot;&quot;;&quot;&quot;;IF([.B13]=&quot;&quot;;&quot;não entregou&quot;;SUM([.$C$2:.$L$2])-SUMPRODUCT([.$C$3:.$L$3];[.C13:.L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60" table:number-columns-repeated="10"/>
          <table:table-cell table:style-name="ce144" table:formula="of:=IF([.A14]=&quot;&quot;;&quot;&quot;;IF([.B14]=&quot;&quot;;&quot;não entregou&quot;;SUM([.$C$2:.$L$2])-SUMPRODUCT([.$C$3:.$L$3];[.C14:.L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15]=&quot;&quot;;&quot;&quot;;IF([.B15]=&quot;&quot;;&quot;não entregou&quot;;SUM([.$C$2:.$L$2])-SUMPRODUCT([.$C$3:.$L$3];[.C15:.L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16]=&quot;&quot;;&quot;&quot;;IF([.B16]=&quot;&quot;;&quot;não entregou&quot;;SUM([.$C$2:.$L$2])-SUMPRODUCT([.$C$3:.$L$3];[.C16:.L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60" table:number-columns-repeated="10"/>
          <table:table-cell table:style-name="ce144" table:formula="of:=IF([.A17]=&quot;&quot;;&quot;&quot;;IF([.B17]=&quot;&quot;;&quot;não entregou&quot;;SUM([.$C$2:.$L$2])-SUMPRODUCT([.$C$3:.$L$3];[.C17:.L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60" table:number-columns-repeated="10"/>
          <table:table-cell table:style-name="ce144" table:formula="of:=IF([.A18]=&quot;&quot;;&quot;&quot;;IF([.B18]=&quot;&quot;;&quot;não entregou&quot;;SUM([.$C$2:.$L$2])-SUMPRODUCT([.$C$3:.$L$3];[.C18:.L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60" table:number-columns-repeated="10"/>
          <table:table-cell table:style-name="ce144" table:formula="of:=IF([.A19]=&quot;&quot;;&quot;&quot;;IF([.B19]=&quot;&quot;;&quot;não entregou&quot;;SUM([.$C$2:.$L$2])-SUMPRODUCT([.$C$3:.$L$3];[.C19:.L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20]=&quot;&quot;;&quot;&quot;;IF([.B20]=&quot;&quot;;&quot;não entregou&quot;;SUM([.$C$2:.$L$2])-SUMPRODUCT([.$C$3:.$L$3];[.C20:.L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60" table:number-columns-repeated="10"/>
          <table:table-cell table:style-name="ce144" table:formula="of:=IF([.A21]=&quot;&quot;;&quot;&quot;;IF([.B21]=&quot;&quot;;&quot;não entregou&quot;;SUM([.$C$2:.$L$2])-SUMPRODUCT([.$C$3:.$L$3];[.C21:.L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60" table:number-columns-repeated="10"/>
          <table:table-cell table:style-name="ce144" table:formula="of:=IF([.A22]=&quot;&quot;;&quot;&quot;;IF([.B22]=&quot;&quot;;&quot;não entregou&quot;;SUM([.$C$2:.$L$2])-SUMPRODUCT([.$C$3:.$L$3];[.C22:.L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60" table:number-columns-repeated="10"/>
          <table:table-cell table:style-name="ce144" table:formula="of:=IF([.A23]=&quot;&quot;;&quot;&quot;;IF([.B23]=&quot;&quot;;&quot;não entregou&quot;;SUM([.$C$2:.$L$2])-SUMPRODUCT([.$C$3:.$L$3];[.C23:.L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60" table:number-columns-repeated="10"/>
          <table:table-cell table:style-name="ce144" table:formula="of:=IF([.A24]=&quot;&quot;;&quot;&quot;;IF([.B24]=&quot;&quot;;&quot;não entregou&quot;;SUM([.$C$2:.$L$2])-SUMPRODUCT([.$C$3:.$L$3];[.C24:.L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60" table:number-columns-repeated="10"/>
          <table:table-cell table:style-name="ce144" table:formula="of:=IF([.A25]=&quot;&quot;;&quot;&quot;;IF([.B25]=&quot;&quot;;&quot;não entregou&quot;;SUM([.$C$2:.$L$2])-SUMPRODUCT([.$C$3:.$L$3];[.C25:.L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26]=&quot;&quot;;&quot;&quot;;IF([.B26]=&quot;&quot;;&quot;não entregou&quot;;SUM([.$C$2:.$L$2])-SUMPRODUCT([.$C$3:.$L$3];[.C26:.L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60" table:number-columns-repeated="10"/>
          <table:table-cell table:style-name="ce144" table:formula="of:=IF([.A27]=&quot;&quot;;&quot;&quot;;IF([.B27]=&quot;&quot;;&quot;não entregou&quot;;SUM([.$C$2:.$L$2])-SUMPRODUCT([.$C$3:.$L$3];[.C27:.L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8]=&quot;&quot;;&quot;&quot;;IF([.B28]=&quot;&quot;;&quot;não entregou&quot;;SUM([.$C$2:.$L$2])-SUMPRODUCT([.$C$3:.$L$3];[.C28:.L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9]=&quot;&quot;;&quot;&quot;;IF([.B29]=&quot;&quot;;&quot;não entregou&quot;;SUM([.$C$2:.$L$2])-SUMPRODUCT([.$C$3:.$L$3];[.C29:.L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0]=&quot;&quot;;&quot;&quot;;IF([.B30]=&quot;&quot;;&quot;não entregou&quot;;SUM([.$C$2:.$L$2])-SUMPRODUCT([.$C$3:.$L$3];[.C30:.L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1]=&quot;&quot;;&quot;&quot;;IF([.B31]=&quot;&quot;;&quot;não entregou&quot;;SUM([.$C$2:.$L$2])-SUMPRODUCT([.$C$3:.$L$3];[.C31:.L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2]=&quot;&quot;;&quot;&quot;;IF([.B32]=&quot;&quot;;&quot;não entregou&quot;;SUM([.$C$2:.$L$2])-SUMPRODUCT([.$C$3:.$L$3];[.C32:.L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3]=&quot;&quot;;&quot;&quot;;IF([.B33]=&quot;&quot;;&quot;não entregou&quot;;SUM([.$C$2:.$L$2])-SUMPRODUCT([.$C$3:.$L$3];[.C33:.L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4]=&quot;&quot;;&quot;&quot;;IF([.B34]=&quot;&quot;;&quot;não entregou&quot;;SUM([.$C$2:.$L$2])-SUMPRODUCT([.$C$3:.$L$3];[.C34:.L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5]=&quot;&quot;;&quot;&quot;;IF([.B35]=&quot;&quot;;&quot;não entregou&quot;;SUM([.$C$2:.$L$2])-SUMPRODUCT([.$C$3:.$L$3];[.C35:.L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6]=&quot;&quot;;&quot;&quot;;IF([.B36]=&quot;&quot;;&quot;não entregou&quot;;SUM([.$C$2:.$L$2])-SUMPRODUCT([.$C$3:.$L$3];[.C36:.L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7]=&quot;&quot;;&quot;&quot;;IF([.B37]=&quot;&quot;;&quot;não entregou&quot;;SUM([.$C$2:.$L$2])-SUMPRODUCT([.$C$3:.$L$3];[.C37:.L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8]=&quot;&quot;;&quot;&quot;;IF([.B38]=&quot;&quot;;&quot;não entregou&quot;;SUM([.$C$2:.$L$2])-SUMPRODUCT([.$C$3:.$L$3];[.C38:.L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9]=&quot;&quot;;&quot;&quot;;IF([.B39]=&quot;&quot;;&quot;não entregou&quot;;SUM([.$C$2:.$L$2])-SUMPRODUCT([.$C$3:.$L$3];[.C39:.L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0]=&quot;&quot;;&quot;&quot;;IF([.B40]=&quot;&quot;;&quot;não entregou&quot;;SUM([.$C$2:.$L$2])-SUMPRODUCT([.$C$3:.$L$3];[.C40:.L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1]=&quot;&quot;;&quot;&quot;;IF([.B41]=&quot;&quot;;&quot;não entregou&quot;;SUM([.$C$2:.$L$2])-SUMPRODUCT([.$C$3:.$L$3];[.C41:.L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2]=&quot;&quot;;&quot;&quot;;IF([.B42]=&quot;&quot;;&quot;não entregou&quot;;SUM([.$C$2:.$L$2])-SUMPRODUCT([.$C$3:.$L$3];[.C42:.L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3]=&quot;&quot;;&quot;&quot;;IF([.B43]=&quot;&quot;;&quot;não entregou&quot;;SUM([.$C$2:.$L$2])-SUMPRODUCT([.$C$3:.$L$3];[.C43:.L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4]=&quot;&quot;;&quot;&quot;;IF([.B44]=&quot;&quot;;&quot;não entregou&quot;;SUM([.$C$2:.$L$2])-SUMPRODUCT([.$C$3:.$L$3];[.C44:.L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5]=&quot;&quot;;&quot;&quot;;IF([.B45]=&quot;&quot;;&quot;não entregou&quot;;SUM([.$C$2:.$L$2])-SUMPRODUCT([.$C$3:.$L$3];[.C45:.L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6]=&quot;&quot;;&quot;&quot;;IF([.B46]=&quot;&quot;;&quot;não entregou&quot;;SUM([.$C$2:.$L$2])-SUMPRODUCT([.$C$3:.$L$3];[.C46:.L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7]=&quot;&quot;;&quot;&quot;;IF([.B47]=&quot;&quot;;&quot;não entregou&quot;;SUM([.$C$2:.$L$2])-SUMPRODUCT([.$C$3:.$L$3];[.C47:.L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8]=&quot;&quot;;&quot;&quot;;IF([.B48]=&quot;&quot;;&quot;não entregou&quot;;SUM([.$C$2:.$L$2])-SUMPRODUCT([.$C$3:.$L$3];[.C48:.L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9]=&quot;&quot;;&quot;&quot;;IF([.B49]=&quot;&quot;;&quot;não entregou&quot;;SUM([.$C$2:.$L$2])-SUMPRODUCT([.$C$3:.$L$3];[.C49:.L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0]=&quot;&quot;;&quot;&quot;;IF([.B50]=&quot;&quot;;&quot;não entregou&quot;;SUM([.$C$2:.$L$2])-SUMPRODUCT([.$C$3:.$L$3];[.C50:.L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1]=&quot;&quot;;&quot;&quot;;IF([.B51]=&quot;&quot;;&quot;não entregou&quot;;SUM([.$C$2:.$L$2])-SUMPRODUCT([.$C$3:.$L$3];[.C51:.L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4"/>
    </number:number-style>
    <number:number-style style:name="N115">
      <number:number number:decimal-places="0" number:min-decimal-places="0" number:min-integer-digits="3"/>
    </number:number-style>
    <number:number-style style:name="N116" number:title="Definido pelo usuário">
      <number:number number:decimal-places="0" number:min-decimal-places="0" number:min-integer-digits="8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0" number:min-decimal-places="0" number:min-integer-digits="0"/>
    </number:number-style>
    <number:number-style style:name="N130">
      <number:number number:decimal-places="1" number:min-decimal-places="1" number:min-integer-digits="1" number:grouping="true"/>
    </number:number-style>
    <number:percentage-style style:name="N13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ee1212"/>
    </style:style>
    <style:style style:name="Sem_20_título2" style:display-name="Sem título2" style:family="table-cell" style:parent-style-name="Default">
      <style:table-cell-properties fo:background-color="#e67f7f"/>
    </style:style>
    <style:style style:name="Sem_20_título3" style:display-name="Sem título3" style:family="table-cell" style:parent-style-name="Default">
      <style:table-cell-properties fo:background-color="#e3779a"/>
    </style:style>
    <style:style style:name="Sem_20_título4" style:display-name="Sem título4" style:family="table-cell" style:parent-style-name="Default">
      <style:table-cell-properties fo:background-color="#f2cbf8"/>
    </style:style>
    <style:style style:name="Sem_20_título5" style:display-name="Sem título5" style:family="table-cell" style:parent-style-name="Default">
      <style:table-cell-properties fo:background-color="#f2cbf8"/>
    </style:style>
    <style:style style:name="Sem_20_título6" style:display-name="Sem título6" style:family="table-cell" style:parent-style-name="Default">
      <style:table-cell-properties fo:background-color="#f2cbf8"/>
    </style:style>
    <style:style style:name="Sem_20_título7" style:display-name="Sem título7" style:family="table-cell" style:parent-style-name="Default">
      <style:table-cell-properties fo:background-color="#c9211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07:41:46.620348952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5T12:52:38.742000000</meta:creation-date>
    <dc:date>2025-06-23T07:54:09.109617731</dc:date>
    <meta:editing-duration>P11DT15H25M28S</meta:editing-duration>
    <meta:editing-cycles>238</meta:editing-cycles>
    <meta:generator>LibreOffice/24.2.7.2$Linux_X86_64 LibreOffice_project/420$Build-2</meta:generator>
    <meta:document-statistic meta:table-count="11" meta:cell-count="4735" meta:object-count="0"/>
  </office:meta>
</office:document-meta>
</file>

<file path=Basic/Standard/MacrosMinhas.xml><?xml version="1.0" encoding="utf-8"?>
<!DOCTYPE module  PUBLIC '-//OpenOffice.org//DTD OfficeDocument 1.0//EN'  'module.dtd'>
<script:module xmlns:script="http://openoffice.org/2000/script" script:name="MacrosMinhas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Minha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